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4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783cm" fo:break-before="auto" style:use-optimal-row-height="true"/>
    </style:style>
    <style:style style:name="ro3" style:family="table-row">
      <style:table-row-properties style:row-height="10.444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4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start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direction="ltr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65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ackground-color="#99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74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3"/>
        <table:table-column table:style-name="co6" table:visibility="collapse" table:number-columns-repeated="19" table:default-cell-style-name="ce21"/>
        <table:table-column table:style-name="co7" table:visibility="collapse" table:number-columns-repeated="8" table:default-cell-style-name="ce33"/>
        <table:table-column table:style-name="co8" table:visibility="collapse" table:number-columns-repeated="4" table:default-cell-style-name="ce33"/>
        <table:table-column table:style-name="co7" table:visibility="collapse" table:default-cell-style-name="ce33"/>
        <table:table-column table:style-name="co8" table:visibility="collapse" table:default-cell-style-name="ce33"/>
        <table:table-column table:style-name="co7" table:visibility="collapse" table:number-columns-repeated="5" table:default-cell-style-name="ce33"/>
        <table:table-column table:style-name="co8" table:visibility="collapse" table:default-cell-style-name="ce33"/>
        <table:table-column table:style-name="co7" table:visibility="collapse" table:default-cell-style-name="ce33"/>
        <table:table-column table:style-name="co8" table:visibility="collapse" table:number-columns-repeated="2" table:default-cell-style-name="ce33"/>
        <table:table-column table:style-name="co6" table:visibility="collapse" table:number-columns-repeated="6" table:default-cell-style-name="ce46"/>
        <table:table-column table:style-name="co6" table:visibility="collapse" table:number-columns-repeated="10" table:default-cell-style-name="ce55"/>
        <table:table-column table:style-name="co6" table:number-columns-repeated="11" table:default-cell-style-name="ce21"/>
        <table:table-column table:style-name="co6" table:number-columns-repeated="7" table:default-cell-style-name="ce65"/>
        <table:table-column table:style-name="co6" table:number-columns-repeated="6" table:default-cell-style-name="ce74"/>
        <table:table-column table:style-name="co6" table:default-cell-style-name="ce83"/>
        <table:table-column table:style-name="co6" table:number-columns-repeated="2" table:default-cell-style-name="ce4"/>
        <table:table-column table:style-name="co9" table:default-cell-style-name="ce4"/>
        <table:table-column table:style-name="co6" table:number-columns-repeated="937" table:default-cell-style-name="ce4"/>
        <table:table-row table:style-name="ro2">
          <table:table-cell table:style-name="ce8"/>
          <table:table-cell table:style-name="ce14" office:value-type="string" table:number-columns-spanned="19" table:number-rows-spanned="1">
            <text:p>Technique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7" office:value-type="string" table:number-columns-spanned="23" table:number-rows-spanned="1">
            <text:p>Magic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40" office:value-type="string" table:number-columns-spanned="6" table:number-rows-spanned="1">
            <text:p>Cunning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9" office:value-type="string" table:number-columns-spanned="10" table:number-rows-spanned="1">
            <text:p>Wild Gifts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4" office:value-type="string" table:number-columns-spanned="11" table:number-rows-spanned="1">
            <text:p>Divine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8" office:value-type="string" table:number-columns-spanned="7" table:number-rows-spanned="1">
            <text:p>Corruption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67" office:value-type="string" table:number-columns-spanned="6" table:number-rows-spanned="1">
            <text:p>Afflicted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77"/>
          <table:table-cell table:style-name="ce84" table:number-columns-repeated="940"/>
        </table:table-row>
        <table:table-row table:style-name="ro3">
          <table:table-cell table:style-name="ce9" office:value-type="string">
            <text:p>Class</text:p>
          </table:table-cell>
          <table:table-cell table:style-name="ce15" office:value-type="string">
            <text:p>2H Weapon – Offense</text:p>
          </table:table-cell>
          <table:table-cell table:style-name="ce15" office:value-type="string">
            <text:p>2H Weapon – Cripple</text:p>
          </table:table-cell>
          <table:table-cell table:style-name="ce15" office:value-type="string">
            <text:p>Weapon&amp;Shield – Offence</text:p>
          </table:table-cell>
          <table:table-cell table:style-name="ce15" office:value-type="string">
            <text:p>Weapon&amp;Shield – Defence</text:p>
          </table:table-cell>
          <table:table-cell table:style-name="ce15" office:value-type="string">
            <text:p>Dual Wield – Attack</text:p>
          </table:table-cell>
          <table:table-cell table:style-name="ce15" office:value-type="string">
            <text:p>Dual Wield – Training</text:p>
          </table:table-cell>
          <table:table-cell table:style-name="ce15" office:value-type="string">
            <text:p>Combat Training – Active</text:p>
          </table:table-cell>
          <table:table-cell table:style-name="ce15" office:value-type="string">
            <text:p>Combat Training – Passive</text:p>
          </table:table-cell>
          <table:table-cell table:style-name="ce15" office:value-type="string">
            <text:p>Combat Training</text:p>
          </table:table-cell>
          <table:table-cell table:style-name="ce15" office:value-type="string">
            <text:p>Archery – Training</text:p>
          </table:table-cell>
          <table:table-cell table:style-name="ce15" office:value-type="string">
            <text:p>Archery – Cripple</text:p>
          </table:table-cell>
          <table:table-cell table:style-name="ce15" office:value-type="string">
            <text:p>Archery – Bow</text:p>
          </table:table-cell>
          <table:table-cell table:style-name="ce15" office:value-type="string">
            <text:p>Archery – Sling</text:p>
          </table:table-cell>
          <table:table-cell table:style-name="ce15" office:value-type="string">
            <text:p>Warcries</text:p>
          </table:table-cell>
          <table:table-cell table:style-name="ce15" office:value-type="string">
            <text:p>Superiority</text:p>
          </table:table-cell>
          <table:table-cell table:style-name="ce15" office:value-type="string">
            <text:p>Bloodthirst</text:p>
          </table:table-cell>
          <table:table-cell table:style-name="ce15" office:value-type="string">
            <text:p>Field Control</text:p>
          </table:table-cell>
          <table:table-cell table:style-name="ce15" office:value-type="string">
            <text:p>Battle Tactics</text:p>
          </table:table-cell>
          <table:table-cell table:style-name="ce15" office:value-type="string">
            <text:p>Arcane Combat</text:p>
          </table:table-cell>
          <table:table-cell table:style-name="ce28" office:value-type="string">
            <text:p>Arcane</text:p>
          </table:table-cell>
          <table:table-cell table:style-name="ce28" office:value-type="string">
            <text:p>Fire</text:p>
          </table:table-cell>
          <table:table-cell table:style-name="ce28" office:value-type="string">
            <text:p>Wildfire</text:p>
          </table:table-cell>
          <table:table-cell table:style-name="ce28" office:value-type="string">
            <text:p>Water</text:p>
          </table:table-cell>
          <table:table-cell table:style-name="ce28" office:value-type="string">
            <text:p>Ice</text:p>
          </table:table-cell>
          <table:table-cell table:style-name="ce28" office:value-type="string">
            <text:p>Earth</text:p>
          </table:table-cell>
          <table:table-cell table:style-name="ce28" office:value-type="string">
            <text:p>Stone</text:p>
          </table:table-cell>
          <table:table-cell table:style-name="ce28" office:value-type="string">
            <text:p>Air</text:p>
          </table:table-cell>
          <table:table-cell table:style-name="ce28" office:value-type="string">
            <text:p>Tempest</text:p>
          </table:table-cell>
          <table:table-cell table:style-name="ce28" office:value-type="string">
            <text:p>Conveyance</text:p>
          </table:table-cell>
          <table:table-cell table:style-name="ce28" office:value-type="string">
            <text:p>Divination</text:p>
          </table:table-cell>
          <table:table-cell table:style-name="ce28" office:value-type="string">
            <text:p>Meta</text:p>
          </table:table-cell>
          <table:table-cell table:style-name="ce28" office:value-type="string">
            <text:p>Nature</text:p>
          </table:table-cell>
          <table:table-cell table:style-name="ce28" office:value-type="string">
            <text:p>Temporal</text:p>
          </table:table-cell>
          <table:table-cell table:style-name="ce28" office:value-type="string">
            <text:p>Phantasm</text:p>
          </table:table-cell>
          <table:table-cell table:style-name="ce28" office:value-type="string">
            <text:p>Enhancement</text:p>
          </table:table-cell>
          <table:table-cell table:style-name="ce28" office:value-type="string">
            <text:p>Explosive Admixtures</text:p>
          </table:table-cell>
          <table:table-cell table:style-name="ce28" office:value-type="string">
            <text:p>Infuion</text:p>
          </table:table-cell>
          <table:table-cell table:style-name="ce28" office:value-type="string">
            <text:p>Fire Alchemy</text:p>
          </table:table-cell>
          <table:table-cell table:style-name="ce28" office:value-type="string">
            <text:p>Stone Alchemy</text:p>
          </table:table-cell>
          <table:table-cell table:style-name="ce28" office:value-type="string">
            <text:p>Golemancy</text:p>
          </table:table-cell>
          <table:table-cell table:style-name="ce28" office:value-type="string">
            <text:p>Advanced Golemancy</text:p>
          </table:table-cell>
          <table:table-cell table:style-name="ce28" office:value-type="string">
            <text:p>Staff Combat</text:p>
          </table:table-cell>
          <table:table-cell table:style-name="ce41" office:value-type="string">
            <text:p>Stealth</text:p>
          </table:table-cell>
          <table:table-cell table:style-name="ce41" office:value-type="string">
            <text:p>Trapping</text:p>
          </table:table-cell>
          <table:table-cell table:style-name="ce41" office:value-type="string">
            <text:p>Lethality</text:p>
          </table:table-cell>
          <table:table-cell table:style-name="ce41" office:value-type="string">
            <text:p>Survival</text:p>
          </table:table-cell>
          <table:table-cell table:style-name="ce41" office:value-type="string">
            <text:p>Dirty Fighting</text:p>
          </table:table-cell>
          <table:table-cell table:style-name="ce41" office:value-type="string">
            <text:p>Shadow Magic</text:p>
          </table:table-cell>
          <table:table-cell table:style-name="ce50" office:value-type="string">
            <text:p>Call of the Wilds</text:p>
          </table:table-cell>
          <table:table-cell table:style-name="ce50" office:value-type="string">
            <text:p>Sand Drake Aspect</text:p>
          </table:table-cell>
          <table:table-cell table:style-name="ce50" office:value-type="string">
            <text:p>Cold Drake Aspect</text:p>
          </table:table-cell>
          <table:table-cell table:style-name="ce50" office:value-type="string">
            <text:p>Fire Drake Aspect</text:p>
          </table:table-cell>
          <table:table-cell table:style-name="ce50" office:value-type="string">
            <text:p>Slime Aspect</text:p>
          </table:table-cell>
          <table:table-cell table:style-name="ce50" office:value-type="string">
            <text:p>Antimagic</text:p>
          </table:table-cell>
          <table:table-cell table:style-name="ce50" office:value-type="string">
            <text:p>Summon – Melee</text:p>
          </table:table-cell>
          <table:table-cell table:style-name="ce50" office:value-type="string">
            <text:p>Summon – Distance</text:p>
          </table:table-cell>
          <table:table-cell table:style-name="ce50" office:value-type="string">
            <text:p>Summon – Utility</text:p>
          </table:table-cell>
          <table:table-cell table:style-name="ce50" office:value-type="string">
            <text:p>Summon – Augmentation</text:p>
          </table:table-cell>
          <table:table-cell table:style-name="ce15" office:value-type="string">
            <text:p>Chants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Combat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Glyphs</text:p>
          </table:table-cell>
          <table:table-cell table:style-name="ce15" office:value-type="string">
            <text:p>Twilight</text:p>
          </table:table-cell>
          <table:table-cell table:style-name="ce15" office:value-type="string">
            <text:p>Star Fury</text:p>
          </table:table-cell>
          <table:table-cell table:style-name="ce15" office:value-type="string">
            <text:p>Guardian</text:p>
          </table:table-cell>
          <table:table-cell table:style-name="ce15" office:value-type="string">
            <text:p>Circles</text:p>
          </table:table-cell>
          <table:table-cell table:style-name="ce15" office:value-type="string">
            <text:p>Eclipse</text:p>
          </table:table-cell>
          <table:table-cell table:style-name="ce15" office:value-type="string">
            <text:p>Hymns</text:p>
          </table:table-cell>
          <table:table-cell table:style-name="ce59" office:value-type="string">
            <text:p>Sanguisuge</text:p>
          </table:table-cell>
          <table:table-cell table:style-name="ce59" office:value-type="string">
            <text:p>Bone</text:p>
          </table:table-cell>
          <table:table-cell table:style-name="ce59" office:value-type="string">
            <text:p>Hexes</text:p>
          </table:table-cell>
          <table:table-cell table:style-name="ce59" office:value-type="string">
            <text:p>Curses</text:p>
          </table:table-cell>
          <table:table-cell table:style-name="ce59" office:value-type="string">
            <text:p>Plague</text:p>
          </table:table-cell>
          <table:table-cell table:style-name="ce59" office:value-type="string">
            <text:p>Scourge</text:p>
          </table:table-cell>
          <table:table-cell table:style-name="ce59" office:value-type="string">
            <text:p>Reaving Combat</text:p>
          </table:table-cell>
          <table:table-cell table:style-name="ce68" office:value-type="string">
            <text:p>Cursed Form</text:p>
          </table:table-cell>
          <table:table-cell table:style-name="ce68" office:value-type="string">
            <text:p>Slaugther</text:p>
          </table:table-cell>
          <table:table-cell table:style-name="ce68" office:value-type="string">
            <text:p>Endless Hunt</text:p>
          </table:table-cell>
          <table:table-cell table:style-name="ce68" office:value-type="string">
            <text:p>Gloom</text:p>
          </table:table-cell>
          <table:table-cell table:style-name="ce68" office:value-type="string">
            <text:p>Rampage</text:p>
          </table:table-cell>
          <table:table-cell table:style-name="ce68" office:value-type="string">
            <text:p>Dark Figure</text:p>
          </table:table-cell>
          <table:table-cell table:style-name="ce78"/>
          <table:table-cell table:style-name="ce85" office:value-type="string">
            <text:p>Nb talents</text:p>
          </table:table-cell>
          <table:table-cell table:style-name="ce85" office:value-type="string">
            <text:p>Nb skills</text:p>
          </table:table-cell>
          <table:table-cell table:style-name="ce85" office:value-type="string">
            <text:p>Talent/Skill Ratio</text:p>
          </table:table-cell>
          <table:table-cell table:style-name="ce85"/>
          <table:table-cell table:style-name="ce85" office:value-type="string">
            <text:p>Total</text:p>
          </table:table-cell>
          <table:table-cell table:style-name="ce85" table:number-columns-repeated="935"/>
        </table:table-row>
        <table:table-row table:style-name="ro4">
          <table:table-cell table:style-name="ce9" office:value-type="string">
            <text:p>Talent/Skill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35">
            <text:p>-35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-20">
            <text:p>-2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0">
            <text:p>20</text:p>
          </table:table-cell>
          <table:table-cell table:style-name="ce51" office:value-type="float" office:value="-20">
            <text:p>-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-20">
            <text:p>-20</text:p>
          </table:table-cell>
          <table:table-cell table:style-name="ce51" office:value-type="float" office:value="-20">
            <text:p>-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60" office:value-type="float" office:value="-20">
            <text:p>-20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0">
            <text:p>20</text:p>
          </table:table-cell>
          <table:table-cell table:style-name="ce69" office:value-type="float" office:value="-20">
            <text:p>-20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-20">
            <text:p>-20</text:p>
          </table:table-cell>
          <table:table-cell table:style-name="ce78"/>
          <table:table-cell table:style-name="ce85" table:number-columns-repeated="940"/>
        </table:table-row>
        <table:table-row table:style-name="ro5">
          <table:table-cell table:style-name="ce10"/>
          <table:table-cell table:style-name="ce17" table:number-columns-repeated="19"/>
          <table:table-cell table:style-name="ce30" table:number-columns-repeated="23"/>
          <table:table-cell table:style-name="ce43" table:number-columns-repeated="6"/>
          <table:table-cell table:style-name="ce52" table:number-columns-repeated="10"/>
          <table:table-cell table:style-name="ce17" table:number-columns-repeated="11"/>
          <table:table-cell table:style-name="ce61" table:number-columns-repeated="7"/>
          <table:table-cell table:style-name="ce70" table:number-columns-repeated="6"/>
          <table:table-cell table:style-name="ce79"/>
          <table:table-cell table:style-name="ce86" table:number-columns-repeated="940"/>
        </table:table-row>
        <table:table-row table:style-name="ro5">
          <table:table-cell table:style-name="ce11"/>
          <table:table-cell table:style-name="ce18" table:number-columns-repeated="19"/>
          <table:table-cell table:style-name="ce31" table:number-columns-repeated="23"/>
          <table:table-cell table:style-name="ce44" table:number-columns-repeated="6"/>
          <table:table-cell table:style-name="ce53" table:number-columns-repeated="10"/>
          <table:table-cell table:style-name="ce18" table:number-columns-repeated="11"/>
          <table:table-cell table:style-name="ce62" table:number-columns-repeated="7"/>
          <table:table-cell table:style-name="ce71" table:number-columns-repeated="6"/>
          <table:table-cell table:style-name="ce80"/>
          <table:table-cell table:style-name="ce87" table:number-columns-repeated="940"/>
        </table:table-row>
        <table:table-row table:style-name="ro5">
          <table:table-cell table:style-name="ce12" office:value-type="string">
            <text:p>Archmag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8" office:value-type="float" office:value="-0.9">
            <text:p>-0,9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BR$3];&quot;&gt;0&quot;;[.$B7:.$BR7])" office:value-type="float" office:value="140">
            <text:p>140</text:p>
          </table:table-cell>
          <table:table-cell table:style-name="ce91" table:formula="of:=SUMIF([.$B$3:.$CE$3];&quot;&lt;0&quot;;[.$B7:.$CE7])" office:value-type="float" office:value="60">
            <text:p>60</text:p>
          </table:table-cell>
          <table:table-cell table:style-name="ce94" table:formula="of:=[.CG6]/[.CH6]" office:value-type="float" office:value="2.33333333333333">
            <text:p>2,33</text:p>
          </table:table-cell>
          <table:table-cell table:style-name="ce94"/>
          <table:table-cell table:style-name="ce94" table:number-matrix-columns-spanned="1" table:number-matrix-rows-spanned="1" table:formula="of:=SUM(ABS([.B6:.CE6]))" office:value-type="float" office:value="21.4">
            <text:p>21,4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6]);IF([.B6]&gt;0;ABS([.B$3]);&quot; &quot;);&quot; &quot;)" office:value-type="string" office:string-value=" ">
            <text:p><text:s/></text:p>
          </table:table-cell>
          <table:table-cell table:style-name="ce20" table:formula="of:=IF(ISNUMBER([.C6]);IF([.C6]&gt;0;ABS([.C$3]);&quot; &quot;);&quot; &quot;)" office:value-type="string" office:string-value=" ">
            <text:p><text:s/></text:p>
          </table:table-cell>
          <table:table-cell table:style-name="ce20" table:formula="of:=IF(ISNUMBER([.D6]);IF([.D6]&gt;0;ABS([.D$3]);&quot; &quot;);&quot; &quot;)" office:value-type="string" office:string-value=" ">
            <text:p><text:s/></text:p>
          </table:table-cell>
          <table:table-cell table:style-name="ce20" table:formula="of:=IF(ISNUMBER([.E6]);IF([.E6]&gt;0;ABS([.E$3]);&quot; &quot;);&quot; &quot;)" office:value-type="string" office:string-value=" ">
            <text:p><text:s/></text:p>
          </table:table-cell>
          <table:table-cell table:style-name="ce20" table:formula="of:=IF(ISNUMBER([.F6]);IF([.F6]&gt;0;ABS([.F$3]);&quot; &quot;);&quot; &quot;)" office:value-type="string" office:string-value=" ">
            <text:p><text:s/></text:p>
          </table:table-cell>
          <table:table-cell table:style-name="ce20" table:formula="of:=IF(ISNUMBER([.G6]);IF([.G6]&gt;0;ABS([.G$3]);&quot; &quot;);&quot; &quot;)" office:value-type="string" office:string-value=" ">
            <text:p><text:s/></text:p>
          </table:table-cell>
          <table:table-cell table:style-name="ce20" table:formula="of:=IF(ISNUMBER([.H6]);IF([.H6]&gt;0;ABS([.H$3]);&quot; &quot;);&quot; &quot;)" office:value-type="string" office:string-value=" ">
            <text:p><text:s/></text:p>
          </table:table-cell>
          <table:table-cell table:style-name="ce20" table:formula="of:=IF(ISNUMBER([.I6]);IF([.I6]&gt;0;ABS([.I$3]);&quot; &quot;);&quot; &quot;)" office:value-type="string" office:string-value=" ">
            <text:p><text:s/></text:p>
          </table:table-cell>
          <table:table-cell table:style-name="ce20" table:formula="of:=IF(ISNUMBER([.J6]);IF([.J6]&gt;0;ABS([.J$3]);&quot; &quot;);&quot; &quot;)" office:value-type="string" office:string-value=" ">
            <text:p><text:s/></text:p>
          </table:table-cell>
          <table:table-cell table:style-name="ce20" table:formula="of:=IF(ISNUMBER([.K6]);IF([.K6]&gt;0;ABS([.K$3]);&quot; &quot;);&quot; &quot;)" office:value-type="string" office:string-value=" ">
            <text:p><text:s/></text:p>
          </table:table-cell>
          <table:table-cell table:style-name="ce20" table:formula="of:=IF(ISNUMBER([.L6]);IF([.L6]&gt;0;ABS([.L$3]);&quot; &quot;);&quot; &quot;)" office:value-type="string" office:string-value=" ">
            <text:p><text:s/></text:p>
          </table:table-cell>
          <table:table-cell table:style-name="ce20" table:formula="of:=IF(ISNUMBER([.M6]);IF([.M6]&gt;0;ABS([.M$3]);&quot; &quot;);&quot; &quot;)" office:value-type="string" office:string-value=" ">
            <text:p><text:s/></text:p>
          </table:table-cell>
          <table:table-cell table:style-name="ce20" table:formula="of:=IF(ISNUMBER([.N6]);IF([.N6]&gt;0;ABS([.N$3]);&quot; &quot;);&quot; &quot;)" office:value-type="string" office:string-value=" ">
            <text:p><text:s/></text:p>
          </table:table-cell>
          <table:table-cell table:style-name="ce20" table:formula="of:=IF(ISNUMBER([.O6]);IF([.O6]&gt;0;ABS([.O$3]);&quot; &quot;);&quot; &quot;)" office:value-type="string" office:string-value=" ">
            <text:p><text:s/></text:p>
          </table:table-cell>
          <table:table-cell table:style-name="ce20" table:formula="of:=IF(ISNUMBER([.P6]);IF([.P6]&gt;0;ABS([.P$3]);&quot; &quot;);&quot; &quot;)" office:value-type="string" office:string-value=" ">
            <text:p><text:s/></text:p>
          </table:table-cell>
          <table:table-cell table:style-name="ce20" table:formula="of:=IF(ISNUMBER([.Q6]);IF([.Q6]&gt;0;ABS([.Q$3]);&quot; &quot;);&quot; &quot;)" office:value-type="string" office:string-value=" ">
            <text:p><text:s/></text:p>
          </table:table-cell>
          <table:table-cell table:style-name="ce20" table:formula="of:=IF(ISNUMBER([.R6]);IF([.R6]&gt;0;ABS([.R$3]);&quot; &quot;);&quot; &quot;)" office:value-type="string" office:string-value=" ">
            <text:p><text:s/></text:p>
          </table:table-cell>
          <table:table-cell table:style-name="ce20" table:formula="of:=IF(ISNUMBER([.S6]);IF([.S6]&gt;0;ABS([.S$3]);&quot; &quot;);&quot; &quot;)" office:value-type="string" office:string-value=" ">
            <text:p><text:s/></text:p>
          </table:table-cell>
          <table:table-cell table:style-name="ce20" table:formula="of:=IF(ISNUMBER([.T6]);IF([.T6]&gt;0;ABS([.T$3]);&quot; &quot;);&quot; &quot;)" office:value-type="string" office:string-value=" ">
            <text:p><text:s/></text:p>
          </table:table-cell>
          <table:table-cell table:style-name="ce20" table:formula="of:=IF(ISNUMBER([.U6]);IF([.U6]&gt;0;ABS([.U$3]);&quot; &quot;);&quot; &quot;)" office:value-type="float" office:value="20">
            <text:p>20</text:p>
          </table:table-cell>
          <table:table-cell table:style-name="ce20" table:formula="of:=IF(ISNUMBER([.V6]);IF([.V6]&gt;0;ABS([.V$3]);&quot; &quot;);&quot; &quot;)" office:value-type="float" office:value="20">
            <text:p>20</text:p>
          </table:table-cell>
          <table:table-cell table:style-name="ce20" table:formula="of:=IF(ISNUMBER([.W6]);IF([.W6]&gt;0;ABS([.W$3]);&quot; &quot;);&quot; &quot;)" office:value-type="string" office:string-value=" ">
            <text:p><text:s/></text:p>
          </table:table-cell>
          <table:table-cell table:style-name="ce20" table:formula="of:=IF(ISNUMBER([.X6]);IF([.X6]&gt;0;ABS([.X$3]);&quot; &quot;);&quot; &quot;)" office:value-type="float" office:value="20">
            <text:p>20</text:p>
          </table:table-cell>
          <table:table-cell table:style-name="ce20" table:formula="of:=IF(ISNUMBER([.Y6]);IF([.Y6]&gt;0;ABS([.Y$3]);&quot; &quot;);&quot; &quot;)" office:value-type="string" office:string-value=" ">
            <text:p><text:s/></text:p>
          </table:table-cell>
          <table:table-cell table:style-name="ce20" table:formula="of:=IF(ISNUMBER([.Z6]);IF([.Z6]&gt;0;ABS([.Z$3]);&quot; &quot;);&quot; &quot;)" office:value-type="float" office:value="20">
            <text:p>20</text:p>
          </table:table-cell>
          <table:table-cell table:style-name="ce20" table:formula="of:=IF(ISNUMBER([.AA6]);IF([.AA6]&gt;0;ABS([.AA$3]);&quot; &quot;);&quot; &quot;)" office:value-type="string" office:string-value=" ">
            <text:p><text:s/></text:p>
          </table:table-cell>
          <table:table-cell table:style-name="ce20" table:formula="of:=IF(ISNUMBER([.AB6]);IF([.AB6]&gt;0;ABS([.AB$3]);&quot; &quot;);&quot; &quot;)" office:value-type="float" office:value="20">
            <text:p>20</text:p>
          </table:table-cell>
          <table:table-cell table:style-name="ce20" table:formula="of:=IF(ISNUMBER([.AC6]);IF([.AC6]&gt;0;ABS([.AC$3]);&quot; &quot;);&quot; &quot;)" office:value-type="string" office:string-value=" ">
            <text:p><text:s/></text:p>
          </table:table-cell>
          <table:table-cell table:style-name="ce20" table:formula="of:=IF(ISNUMBER([.AD6]);IF([.AD6]&gt;0;ABS([.AD$3]);&quot; &quot;);&quot; &quot;)" office:value-type="float" office:value="20">
            <text:p>20</text:p>
          </table:table-cell>
          <table:table-cell table:style-name="ce20" table:formula="of:=IF(ISNUMBER([.AE6]);IF([.AE6]&gt;0;ABS([.AE$3]);&quot; &quot;);&quot; &quot;)" office:value-type="float" office:value="20">
            <text:p>20</text:p>
          </table:table-cell>
          <table:table-cell table:style-name="ce20" table:formula="of:=IF(ISNUMBER([.AF6]);IF([.AF6]&gt;0;ABS([.AF$3]);&quot; &quot;);&quot; &quot;)" office:value-type="string" office:string-value=" ">
            <text:p><text:s/></text:p>
          </table:table-cell>
          <table:table-cell table:style-name="ce20" table:formula="of:=IF(ISNUMBER([.AG6]);IF([.AG6]&gt;0;ABS([.AG$3]);&quot; &quot;);&quot; &quot;)" office:value-type="float" office:value="20">
            <text:p>20</text:p>
          </table:table-cell>
          <table:table-cell table:style-name="ce20" table:formula="of:=IF(ISNUMBER([.AH6]);IF([.AH6]&gt;0;ABS([.AH$3]);&quot; &quot;);&quot; &quot;)" office:value-type="string" office:string-value=" ">
            <text:p><text:s/></text:p>
          </table:table-cell>
          <table:table-cell table:style-name="ce20" table:formula="of:=IF(ISNUMBER([.AI6]);IF([.AI6]&gt;0;ABS([.AI$3]);&quot; &quot;);&quot; &quot;)" office:value-type="float" office:value="20">
            <text:p>20</text:p>
          </table:table-cell>
          <table:table-cell table:style-name="ce20" table:formula="of:=IF(ISNUMBER([.AJ6]);IF([.AJ6]&gt;0;ABS([.AJ$3]);&quot; &quot;);&quot; &quot;)" office:value-type="float" office:value="20">
            <text:p>20</text:p>
          </table:table-cell>
          <table:table-cell table:style-name="ce20" table:formula="of:=IF(ISNUMBER([.AK6]);IF([.AK6]&gt;0;ABS([.AK$3]);&quot; &quot;);&quot; &quot;)" office:value-type="string" office:string-value=" ">
            <text:p><text:s/></text:p>
          </table:table-cell>
          <table:table-cell table:style-name="ce20" table:formula="of:=IF(ISNUMBER([.AL6]);IF([.AL6]&gt;0;ABS([.AL$3]);&quot; &quot;);&quot; &quot;)" office:value-type="string" office:string-value=" ">
            <text:p><text:s/></text:p>
          </table:table-cell>
          <table:table-cell table:style-name="ce20" table:formula="of:=IF(ISNUMBER([.AM6]);IF([.AM6]&gt;0;ABS([.AM$3]);&quot; &quot;);&quot; &quot;)" office:value-type="string" office:string-value=" ">
            <text:p><text:s/></text:p>
          </table:table-cell>
          <table:table-cell table:style-name="ce20" table:formula="of:=IF(ISNUMBER([.AN6]);IF([.AN6]&gt;0;ABS([.AN$3]);&quot; &quot;);&quot; &quot;)" office:value-type="string" office:string-value=" ">
            <text:p><text:s/></text:p>
          </table:table-cell>
          <table:table-cell table:style-name="ce20" table:formula="of:=IF(ISNUMBER([.AO6]);IF([.AO6]&gt;0;ABS([.AO$3]);&quot; &quot;);&quot; &quot;)" office:value-type="string" office:string-value=" ">
            <text:p><text:s/></text:p>
          </table:table-cell>
          <table:table-cell table:style-name="ce20" table:formula="of:=IF(ISNUMBER([.AP6]);IF([.AP6]&gt;0;ABS([.AP$3]);&quot; &quot;);&quot; &quot;)" office:value-type="string" office:string-value=" ">
            <text:p><text:s/></text:p>
          </table:table-cell>
          <table:table-cell table:style-name="ce20" table:formula="of:=IF(ISNUMBER([.AQ6]);IF([.AQ6]&gt;0;ABS([.AQ$3]);&quot; &quot;);&quot; &quot;)" office:value-type="string" office:string-value=" ">
            <text:p><text:s/></text:p>
          </table:table-cell>
          <table:table-cell table:style-name="ce20" table:formula="of:=IF(ISNUMBER([.AR6]);IF([.AR6]&gt;0;ABS([.AR$3]);&quot; &quot;);&quot; &quot;)" office:value-type="string" office:string-value=" ">
            <text:p><text:s/></text:p>
          </table:table-cell>
          <table:table-cell table:style-name="ce20" table:formula="of:=IF(ISNUMBER([.AS6]);IF([.AS6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]);IF([.AU6]&gt;0;ABS([.AU$3]);&quot; &quot;);&quot; &quot;)" office:value-type="string" office:string-value=" ">
            <text:p><text:s/></text:p>
          </table:table-cell>
          <table:table-cell table:style-name="ce20" table:formula="of:=IF(ISNUMBER([.AV6]);IF([.AV6]&gt;0;ABS([.AV$3]);&quot; &quot;);&quot; &quot;)" office:value-type="string" office:string-value=" ">
            <text:p><text:s/></text:p>
          </table:table-cell>
          <table:table-cell table:style-name="ce20" table:formula="of:=IF(ISNUMBER([.AW6]);IF([.AW6]&gt;0;ABS([.AW$3]);&quot; &quot;);&quot; &quot;)" office:value-type="string" office:string-value=" ">
            <text:p><text:s/></text:p>
          </table:table-cell>
          <table:table-cell table:style-name="ce20" table:formula="of:=IF(ISNUMBER([.AX6]);IF([.AX6]&gt;0;ABS([.AX$3]);&quot; &quot;);&quot; &quot;)" office:value-type="string" office:string-value=" ">
            <text:p><text:s/></text:p>
          </table:table-cell>
          <table:table-cell table:style-name="ce20" table:formula="of:=IF(ISNUMBER([.AY6]);IF([.AY6]&gt;0;ABS([.AY$3]);&quot; &quot;);&quot; &quot;)" office:value-type="string" office:string-value=" ">
            <text:p><text:s/></text:p>
          </table:table-cell>
          <table:table-cell table:style-name="ce20" table:formula="of:=IF(ISNUMBER([.AZ6]);IF([.AZ6]&gt;0;ABS([.AZ$3]);&quot; &quot;);&quot; &quot;)" office:value-type="string" office:string-value=" ">
            <text:p><text:s/></text:p>
          </table:table-cell>
          <table:table-cell table:style-name="ce20" table:formula="of:=IF(ISNUMBER([.BA6]);IF([.BA6]&gt;0;ABS([.BA$3]);&quot; &quot;);&quot; &quot;)" office:value-type="string" office:string-value=" ">
            <text:p><text:s/></text:p>
          </table:table-cell>
          <table:table-cell table:style-name="ce20" table:formula="of:=IF(ISNUMBER([.BB6]);IF([.BB6]&gt;0;ABS([.BB$3]);&quot; &quot;);&quot; &quot;)" office:value-type="string" office:string-value=" ">
            <text:p><text:s/></text:p>
          </table:table-cell>
          <table:table-cell table:style-name="ce20" table:formula="of:=IF(ISNUMBER([.BC6]);IF([.BC6]&gt;0;ABS([.BC$3]);&quot; &quot;);&quot; &quot;)" office:value-type="string" office:string-value=" ">
            <text:p><text:s/></text:p>
          </table:table-cell>
          <table:table-cell table:style-name="ce20" table:formula="of:=IF(ISNUMBER([.BD6]);IF([.BD6]&gt;0;ABS([.BD$3]);&quot; &quot;);&quot; &quot;)" office:value-type="string" office:string-value=" ">
            <text:p><text:s/></text:p>
          </table:table-cell>
          <table:table-cell table:style-name="ce20" table:formula="of:=IF(ISNUMBER([.BE6]);IF([.BE6]&gt;0;ABS([.BE$3]);&quot; &quot;);&quot; &quot;)" office:value-type="string" office:string-value=" ">
            <text:p><text:s/></text:p>
          </table:table-cell>
          <table:table-cell table:style-name="ce20" table:formula="of:=IF(ISNUMBER([.BF6]);IF([.BF6]&gt;0;ABS([.BF$3]);&quot; &quot;);&quot; &quot;)" office:value-type="string" office:string-value=" ">
            <text:p><text:s/></text:p>
          </table:table-cell>
          <table:table-cell table:style-name="ce20" table:formula="of:=IF(ISNUMBER([.BG6]);IF([.BG6]&gt;0;ABS([.BG$3]);&quot; &quot;);&quot; &quot;)" office:value-type="string" office:string-value=" ">
            <text:p><text:s/></text:p>
          </table:table-cell>
          <table:table-cell table:style-name="ce20" table:formula="of:=IF(ISNUMBER([.BH6]);IF([.BH6]&gt;0;ABS([.BH$3]);&quot; &quot;);&quot; &quot;)" office:value-type="string" office:string-value=" ">
            <text:p><text:s/></text:p>
          </table:table-cell>
          <table:table-cell table:style-name="ce20" table:formula="of:=IF(ISNUMBER([.BI6]);IF([.BI6]&gt;0;ABS([.BI$3]);&quot; &quot;);&quot; &quot;)" office:value-type="string" office:string-value=" ">
            <text:p><text:s/></text:p>
          </table:table-cell>
          <table:table-cell table:style-name="ce20" table:formula="of:=IF(ISNUMBER([.BJ6]);IF([.BJ6]&gt;0;ABS([.BJ$3]);&quot; &quot;);&quot; &quot;)" office:value-type="string" office:string-value=" ">
            <text:p><text:s/></text:p>
          </table:table-cell>
          <table:table-cell table:style-name="ce20" table:formula="of:=IF(ISNUMBER([.BK6]);IF([.BK6]&gt;0;ABS([.BK$3]);&quot; &quot;);&quot; &quot;)" office:value-type="string" office:string-value=" ">
            <text:p><text:s/></text:p>
          </table:table-cell>
          <table:table-cell table:style-name="ce20" table:formula="of:=IF(ISNUMBER([.BL6]);IF([.BL6]&gt;0;ABS([.BL$3]);&quot; &quot;);&quot; &quot;)" office:value-type="string" office:string-value=" ">
            <text:p><text:s/></text:p>
          </table:table-cell>
          <table:table-cell table:style-name="ce20" table:formula="of:=IF(ISNUMBER([.BM6]);IF([.BM6]&gt;0;ABS([.BM$3]);&quot; &quot;);&quot; &quot;)" office:value-type="string" office:string-value=" ">
            <text:p><text:s/></text:p>
          </table:table-cell>
          <table:table-cell table:style-name="ce20" table:formula="of:=IF(ISNUMBER([.BN6]);IF([.BN6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]);IF([.BR6]&gt;0;ABS([.BR$3]);&quot; &quot;);&quot; &quot;)" office:value-type="string" office:string-value=" ">
            <text:p><text:s/></text:p>
          </table:table-cell>
          <table:table-cell table:style-name="ce64" table:formula="of:=IF(ISNUMBER([.BS6]);IF([.BS6]&gt;0;ABS([.BS$3]);&quot; &quot;);&quot; &quot;)" office:value-type="string" office:string-value=" ">
            <text:p><text:s/></text:p>
          </table:table-cell>
          <table:table-cell table:style-name="ce64" table:formula="of:=IF(ISNUMBER([.BT6]);IF([.BT6]&gt;0;ABS([.BT$3]);&quot; &quot;);&quot; &quot;)" office:value-type="string" office:string-value=" ">
            <text:p><text:s/></text:p>
          </table:table-cell>
          <table:table-cell table:style-name="ce64" table:formula="of:=IF(ISNUMBER([.BU6]);IF([.BU6]&gt;0;ABS([.BU$3]);&quot; &quot;);&quot; &quot;)" office:value-type="string" office:string-value=" ">
            <text:p><text:s/></text:p>
          </table:table-cell>
          <table:table-cell table:style-name="ce64" table:formula="of:=IF(ISNUMBER([.BV6]);IF([.BV6]&gt;0;ABS([.BV$3]);&quot; &quot;);&quot; &quot;)" office:value-type="string" office:string-value=" ">
            <text:p><text:s/></text:p>
          </table:table-cell>
          <table:table-cell table:style-name="ce64" table:formula="of:=IF(ISNUMBER([.BW6]);IF([.BW6]&gt;0;ABS([.BW$3]);&quot; &quot;);&quot; &quot;)" office:value-type="string" office:string-value=" ">
            <text:p><text:s/></text:p>
          </table:table-cell>
          <table:table-cell table:style-name="ce64" table:formula="of:=IF(ISNUMBER([.BX6]);IF([.BX6]&gt;0;ABS([.BX$3]);&quot; &quot;);&quot; &quot;)" office:value-type="string" office:string-value=" ">
            <text:p><text:s/></text:p>
          </table:table-cell>
          <table:table-cell table:style-name="ce64" table:formula="of:=IF(ISNUMBER([.BY6]);IF([.BY6]&gt;0;ABS([.BY$3]);&quot; &quot;);&quot; &quot;)" office:value-type="string" office:string-value=" ">
            <text:p><text:s/></text:p>
          </table:table-cell>
          <table:table-cell table:style-name="ce73" table:formula="of:=IF(ISNUMBER([.BZ6]);IF([.BZ6]&gt;0;ABS([.BZ$3]);&quot; &quot;);&quot; &quot;)" office:value-type="string" office:string-value=" ">
            <text:p><text:s/></text:p>
          </table:table-cell>
          <table:table-cell table:style-name="ce73" table:formula="of:=IF(ISNUMBER([.CA6]);IF([.CA6]&gt;0;ABS([.CA$3]);&quot; &quot;);&quot; &quot;)" office:value-type="string" office:string-value=" ">
            <text:p><text:s/></text:p>
          </table:table-cell>
          <table:table-cell table:style-name="ce73" table:formula="of:=IF(ISNUMBER([.CB6]);IF([.CB6]&gt;0;ABS([.CB$3]);&quot; &quot;);&quot; &quot;)" office:value-type="string" office:string-value=" ">
            <text:p><text:s/></text:p>
          </table:table-cell>
          <table:table-cell table:style-name="ce73" table:formula="of:=IF(ISNUMBER([.CC6]);IF([.CC6]&gt;0;ABS([.CC$3]);&quot; &quot;);&quot; &quot;)" office:value-type="string" office:string-value=" ">
            <text:p><text:s/></text:p>
          </table:table-cell>
          <table:table-cell table:style-name="ce73" table:formula="of:=IF(ISNUMBER([.CD6]);IF([.CD6]&gt;0;ABS([.CD$3]);&quot; &quot;);&quot; &quot;)" office:value-type="string" office:string-value=" ">
            <text:p><text:s/></text:p>
          </table:table-cell>
          <table:table-cell table:style-name="ce73" table:formula="of:=IF(ISNUMBER([.CE6]);IF([.CE6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R$3];&quot;&gt;0&quot;;[.$B8:.$BR8])" office:value-type="float" office:value="120">
            <text:p>120</text:p>
          </table:table-cell>
          <table:table-cell table:style-name="ce91" table:formula="of:=SUMIF([.$B$3:.$CE$3];&quot;&lt;0&quot;;[.$B8:.$CE8])" office:value-type="float" office:value="20">
            <text:p>20</text:p>
          </table:table-cell>
          <table:table-cell table:style-name="ce95" table:formula="of:=[.CG7]/[.CH7]" office:value-type="float" office:value="6">
            <text:p>6</text:p>
          </table:table-cell>
          <table:table-cell table:style-name="ce95" table:number-columns-repeated="937"/>
        </table:table-row>
        <table:table-row table:style-name="ro5">
          <table:table-cell/>
          <table:table-cell table:style-name="ce20" table:formula="of:=IF(ISNUMBER([.B6]);IF([.B6]&gt;0;&quot; &quot;;ABS([.B$3]));&quot; &quot;)" office:value-type="string" office:string-value=" ">
            <text:p><text:s/></text:p>
          </table:table-cell>
          <table:table-cell table:style-name="ce20" table:formula="of:=IF(ISNUMBER([.C6]);IF([.C6]&gt;0;&quot; &quot;;ABS([.C$3]));&quot; &quot;)" office:value-type="string" office:string-value=" ">
            <text:p><text:s/></text:p>
          </table:table-cell>
          <table:table-cell table:style-name="ce20" table:formula="of:=IF(ISNUMBER([.D6]);IF([.D6]&gt;0;&quot; &quot;;ABS([.D$3]));&quot; &quot;)" office:value-type="string" office:string-value=" ">
            <text:p><text:s/></text:p>
          </table:table-cell>
          <table:table-cell table:style-name="ce20" table:formula="of:=IF(ISNUMBER([.E6]);IF([.E6]&gt;0;&quot; &quot;;ABS([.E$3]));&quot; &quot;)" office:value-type="string" office:string-value=" ">
            <text:p><text:s/></text:p>
          </table:table-cell>
          <table:table-cell table:style-name="ce20" table:formula="of:=IF(ISNUMBER([.F6]);IF([.F6]&gt;0;&quot; &quot;;ABS([.F$3]));&quot; &quot;)" office:value-type="string" office:string-value=" ">
            <text:p><text:s/></text:p>
          </table:table-cell>
          <table:table-cell table:style-name="ce20" table:formula="of:=IF(ISNUMBER([.G6]);IF([.G6]&gt;0;&quot; &quot;;ABS([.G$3]));&quot; &quot;)" office:value-type="string" office:string-value=" ">
            <text:p><text:s/></text:p>
          </table:table-cell>
          <table:table-cell table:style-name="ce20" table:formula="of:=IF(ISNUMBER([.H6]);IF([.H6]&gt;0;&quot; &quot;;ABS([.H$3]));&quot; &quot;)" office:value-type="string" office:string-value=" ">
            <text:p><text:s/></text:p>
          </table:table-cell>
          <table:table-cell table:style-name="ce20" table:formula="of:=IF(ISNUMBER([.I6]);IF([.I6]&gt;0;&quot; &quot;;ABS([.I$3]));&quot; &quot;)" office:value-type="string" office:string-value=" ">
            <text:p><text:s/></text:p>
          </table:table-cell>
          <table:table-cell table:style-name="ce20" table:formula="of:=IF(ISNUMBER([.J6]);IF([.J6]&gt;0;&quot; &quot;;ABS([.J$3]));&quot; &quot;)" office:value-type="string" office:string-value=" ">
            <text:p><text:s/></text:p>
          </table:table-cell>
          <table:table-cell table:style-name="ce20" table:formula="of:=IF(ISNUMBER([.K6]);IF([.K6]&gt;0;&quot; &quot;;ABS([.K$3]));&quot; &quot;)" office:value-type="string" office:string-value=" ">
            <text:p><text:s/></text:p>
          </table:table-cell>
          <table:table-cell table:style-name="ce20" table:formula="of:=IF(ISNUMBER([.L6]);IF([.L6]&gt;0;&quot; &quot;;ABS([.L$3]));&quot; &quot;)" office:value-type="string" office:string-value=" ">
            <text:p><text:s/></text:p>
          </table:table-cell>
          <table:table-cell table:style-name="ce20" table:formula="of:=IF(ISNUMBER([.M6]);IF([.M6]&gt;0;&quot; &quot;;ABS([.M$3]));&quot; &quot;)" office:value-type="string" office:string-value=" ">
            <text:p><text:s/></text:p>
          </table:table-cell>
          <table:table-cell table:style-name="ce20" table:formula="of:=IF(ISNUMBER([.N6]);IF([.N6]&gt;0;&quot; &quot;;ABS([.N$3]));&quot; &quot;)" office:value-type="string" office:string-value=" ">
            <text:p><text:s/></text:p>
          </table:table-cell>
          <table:table-cell table:style-name="ce20" table:formula="of:=IF(ISNUMBER([.O6]);IF([.O6]&gt;0;&quot; &quot;;ABS([.O$3]));&quot; &quot;)" office:value-type="string" office:string-value=" ">
            <text:p><text:s/></text:p>
          </table:table-cell>
          <table:table-cell table:style-name="ce20" table:formula="of:=IF(ISNUMBER([.P6]);IF([.P6]&gt;0;&quot; &quot;;ABS([.P$3]));&quot; &quot;)" office:value-type="string" office:string-value=" ">
            <text:p><text:s/></text:p>
          </table:table-cell>
          <table:table-cell table:style-name="ce20" table:formula="of:=IF(ISNUMBER([.Q6]);IF([.Q6]&gt;0;&quot; &quot;;ABS([.Q$3]));&quot; &quot;)" office:value-type="string" office:string-value=" ">
            <text:p><text:s/></text:p>
          </table:table-cell>
          <table:table-cell table:style-name="ce20" table:formula="of:=IF(ISNUMBER([.R6]);IF([.R6]&gt;0;&quot; &quot;;ABS([.R$3]));&quot; &quot;)" office:value-type="string" office:string-value=" ">
            <text:p><text:s/></text:p>
          </table:table-cell>
          <table:table-cell table:style-name="ce20" table:formula="of:=IF(ISNUMBER([.S6]);IF([.S6]&gt;0;&quot; &quot;;ABS([.S$3]));&quot; &quot;)" office:value-type="string" office:string-value=" ">
            <text:p><text:s/></text:p>
          </table:table-cell>
          <table:table-cell table:style-name="ce20" table:formula="of:=IF(ISNUMBER([.T6]);IF([.T6]&gt;0;&quot; &quot;;ABS([.T$3]));&quot; &quot;)" office:value-type="string" office:string-value=" ">
            <text:p><text:s/></text:p>
          </table:table-cell>
          <table:table-cell table:style-name="ce20" table:formula="of:=IF(ISNUMBER([.U6]);IF([.U6]&gt;0;&quot; &quot;;ABS([.U$3]));&quot; &quot;)" office:value-type="string" office:string-value=" ">
            <text:p><text:s/></text:p>
          </table:table-cell>
          <table:table-cell table:style-name="ce20" table:formula="of:=IF(ISNUMBER([.V6]);IF([.V6]&gt;0;&quot; &quot;;ABS([.V$3]));&quot; &quot;)" office:value-type="string" office:string-value=" ">
            <text:p><text:s/></text:p>
          </table:table-cell>
          <table:table-cell table:style-name="ce20" table:formula="of:=IF(ISNUMBER([.W6]);IF([.W6]&gt;0;&quot; &quot;;ABS([.W$3]));&quot; &quot;)" office:value-type="float" office:value="20">
            <text:p>20</text:p>
          </table:table-cell>
          <table:table-cell table:style-name="ce20" table:formula="of:=IF(ISNUMBER([.X6]);IF([.X6]&gt;0;&quot; &quot;;ABS([.X$3]));&quot; &quot;)" office:value-type="string" office:string-value=" ">
            <text:p><text:s/></text:p>
          </table:table-cell>
          <table:table-cell table:style-name="ce20" table:formula="of:=IF(ISNUMBER([.Y6]);IF([.Y6]&gt;0;&quot; &quot;;ABS([.Y$3]));&quot; &quot;)" office:value-type="float" office:value="20">
            <text:p>20</text:p>
          </table:table-cell>
          <table:table-cell table:style-name="ce20" table:formula="of:=IF(ISNUMBER([.Z6]);IF([.Z6]&gt;0;&quot; &quot;;ABS([.Z$3]));&quot; &quot;)" office:value-type="string" office:string-value=" ">
            <text:p><text:s/></text:p>
          </table:table-cell>
          <table:table-cell table:style-name="ce20" table:formula="of:=IF(ISNUMBER([.AA6]);IF([.AA6]&gt;0;&quot; &quot;;ABS([.AA$3]));&quot; &quot;)" office:value-type="float" office:value="20">
            <text:p>20</text:p>
          </table:table-cell>
          <table:table-cell table:style-name="ce20" table:formula="of:=IF(ISNUMBER([.AB6]);IF([.AB6]&gt;0;&quot; &quot;;ABS([.AB$3]));&quot; &quot;)" office:value-type="string" office:string-value=" ">
            <text:p><text:s/></text:p>
          </table:table-cell>
          <table:table-cell table:style-name="ce20" table:formula="of:=IF(ISNUMBER([.AC6]);IF([.AC6]&gt;0;&quot; &quot;;ABS([.AC$3]));&quot; &quot;)" office:value-type="float" office:value="20">
            <text:p>20</text:p>
          </table:table-cell>
          <table:table-cell table:style-name="ce20" table:formula="of:=IF(ISNUMBER([.AD6]);IF([.AD6]&gt;0;&quot; &quot;;ABS([.AD$3]));&quot; &quot;)" office:value-type="string" office:string-value=" ">
            <text:p><text:s/></text:p>
          </table:table-cell>
          <table:table-cell table:style-name="ce20" table:formula="of:=IF(ISNUMBER([.AE6]);IF([.AE6]&gt;0;&quot; &quot;;ABS([.AE$3]));&quot; &quot;)" office:value-type="string" office:string-value=" ">
            <text:p><text:s/></text:p>
          </table:table-cell>
          <table:table-cell table:style-name="ce20" table:formula="of:=IF(ISNUMBER([.AF6]);IF([.AF6]&gt;0;&quot; &quot;;ABS([.AF$3]));&quot; &quot;)" office:value-type="float" office:value="20">
            <text:p>20</text:p>
          </table:table-cell>
          <table:table-cell table:style-name="ce20" table:formula="of:=IF(ISNUMBER([.AG6]);IF([.AG6]&gt;0;&quot; &quot;;ABS([.AG$3]));&quot; &quot;)" office:value-type="string" office:string-value=" ">
            <text:p><text:s/></text:p>
          </table:table-cell>
          <table:table-cell table:style-name="ce20" table:formula="of:=IF(ISNUMBER([.AH6]);IF([.AH6]&gt;0;&quot; &quot;;ABS([.AH$3]));&quot; &quot;)" office:value-type="float" office:value="20">
            <text:p>20</text:p>
          </table:table-cell>
          <table:table-cell table:style-name="ce20" table:formula="of:=IF(ISNUMBER([.AI6]);IF([.AI6]&gt;0;&quot; &quot;;ABS([.AI$3]));&quot; &quot;)" office:value-type="string" office:string-value=" ">
            <text:p><text:s/></text:p>
          </table:table-cell>
          <table:table-cell table:style-name="ce20" table:formula="of:=IF(ISNUMBER([.AJ6]);IF([.AJ6]&gt;0;&quot; &quot;;ABS([.AJ$3]));&quot; &quot;)" office:value-type="string" office:string-value=" ">
            <text:p><text:s/></text:p>
          </table:table-cell>
          <table:table-cell table:style-name="ce20" table:formula="of:=IF(ISNUMBER([.AK6]);IF([.AK6]&gt;0;&quot; &quot;;ABS([.AK$3]));&quot; &quot;)" office:value-type="string" office:string-value=" ">
            <text:p><text:s/></text:p>
          </table:table-cell>
          <table:table-cell table:style-name="ce20" table:formula="of:=IF(ISNUMBER([.AL6]);IF([.AL6]&gt;0;&quot; &quot;;ABS([.AL$3]));&quot; &quot;)" office:value-type="string" office:string-value=" ">
            <text:p><text:s/></text:p>
          </table:table-cell>
          <table:table-cell table:style-name="ce20" table:formula="of:=IF(ISNUMBER([.AM6]);IF([.AM6]&gt;0;&quot; &quot;;ABS([.AM$3]));&quot; &quot;)" office:value-type="string" office:string-value=" ">
            <text:p><text:s/></text:p>
          </table:table-cell>
          <table:table-cell table:style-name="ce20" table:formula="of:=IF(ISNUMBER([.AN6]);IF([.AN6]&gt;0;&quot; &quot;;ABS([.AN$3]));&quot; &quot;)" office:value-type="string" office:string-value=" ">
            <text:p><text:s/></text:p>
          </table:table-cell>
          <table:table-cell table:style-name="ce20" table:formula="of:=IF(ISNUMBER([.AO6]);IF([.AO6]&gt;0;&quot; &quot;;ABS([.AO$3]));&quot; &quot;)" office:value-type="string" office:string-value=" ">
            <text:p><text:s/></text:p>
          </table:table-cell>
          <table:table-cell table:style-name="ce20" table:formula="of:=IF(ISNUMBER([.AP6]);IF([.AP6]&gt;0;&quot; &quot;;ABS([.AP$3]));&quot; &quot;)" office:value-type="string" office:string-value=" ">
            <text:p><text:s/></text:p>
          </table:table-cell>
          <table:table-cell table:style-name="ce20" table:formula="of:=IF(ISNUMBER([.AQ6]);IF([.AQ6]&gt;0;&quot; &quot;;ABS([.AQ$3]));&quot; &quot;)" office:value-type="string" office:string-value=" ">
            <text:p><text:s/></text:p>
          </table:table-cell>
          <table:table-cell table:style-name="ce20" table:formula="of:=IF(ISNUMBER([.AR6]);IF([.AR6]&gt;0;&quot; &quot;;ABS([.AR$3]));&quot; &quot;)" office:value-type="string" office:string-value=" ">
            <text:p><text:s/></text:p>
          </table:table-cell>
          <table:table-cell table:style-name="ce20" table:formula="of:=IF(ISNUMBER([.AS6]);IF([.AS6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]);IF([.AU6]&gt;0;&quot; &quot;;ABS([.AU$3]));&quot; &quot;)" office:value-type="float" office:value="20">
            <text:p>20</text:p>
          </table:table-cell>
          <table:table-cell table:style-name="ce20" table:formula="of:=IF(ISNUMBER([.AV6]);IF([.AV6]&gt;0;&quot; &quot;;ABS([.AV$3]));&quot; &quot;)" office:value-type="string" office:string-value=" ">
            <text:p><text:s/></text:p>
          </table:table-cell>
          <table:table-cell table:style-name="ce20" table:formula="of:=IF(ISNUMBER([.AW6]);IF([.AW6]&gt;0;&quot; &quot;;ABS([.AW$3]));&quot; &quot;)" office:value-type="string" office:string-value=" ">
            <text:p><text:s/></text:p>
          </table:table-cell>
          <table:table-cell table:style-name="ce20" table:formula="of:=IF(ISNUMBER([.AX6]);IF([.AX6]&gt;0;&quot; &quot;;ABS([.AX$3]));&quot; &quot;)" office:value-type="string" office:string-value=" ">
            <text:p><text:s/></text:p>
          </table:table-cell>
          <table:table-cell table:style-name="ce20" table:formula="of:=IF(ISNUMBER([.AY6]);IF([.AY6]&gt;0;&quot; &quot;;ABS([.AY$3]));&quot; &quot;)" office:value-type="string" office:string-value=" ">
            <text:p><text:s/></text:p>
          </table:table-cell>
          <table:table-cell table:style-name="ce20" table:formula="of:=IF(ISNUMBER([.AZ6]);IF([.AZ6]&gt;0;&quot; &quot;;ABS([.AZ$3]));&quot; &quot;)" office:value-type="string" office:string-value=" ">
            <text:p><text:s/></text:p>
          </table:table-cell>
          <table:table-cell table:style-name="ce20" table:formula="of:=IF(ISNUMBER([.BA6]);IF([.BA6]&gt;0;&quot; &quot;;ABS([.BA$3]));&quot; &quot;)" office:value-type="string" office:string-value=" ">
            <text:p><text:s/></text:p>
          </table:table-cell>
          <table:table-cell table:style-name="ce20" table:formula="of:=IF(ISNUMBER([.BB6]);IF([.BB6]&gt;0;&quot; &quot;;ABS([.BB$3]));&quot; &quot;)" office:value-type="string" office:string-value=" ">
            <text:p><text:s/></text:p>
          </table:table-cell>
          <table:table-cell table:style-name="ce20" table:formula="of:=IF(ISNUMBER([.BC6]);IF([.BC6]&gt;0;&quot; &quot;;ABS([.BC$3]));&quot; &quot;)" office:value-type="string" office:string-value=" ">
            <text:p><text:s/></text:p>
          </table:table-cell>
          <table:table-cell table:style-name="ce20" table:formula="of:=IF(ISNUMBER([.BD6]);IF([.BD6]&gt;0;&quot; &quot;;ABS([.BD$3]));&quot; &quot;)" office:value-type="string" office:string-value=" ">
            <text:p><text:s/></text:p>
          </table:table-cell>
          <table:table-cell table:style-name="ce20" table:formula="of:=IF(ISNUMBER([.BE6]);IF([.BE6]&gt;0;&quot; &quot;;ABS([.BE$3]));&quot; &quot;)" office:value-type="string" office:string-value=" ">
            <text:p><text:s/></text:p>
          </table:table-cell>
          <table:table-cell table:style-name="ce20" table:formula="of:=IF(ISNUMBER([.BF6]);IF([.BF6]&gt;0;&quot; &quot;;ABS([.BF$3]));&quot; &quot;)" office:value-type="string" office:string-value=" ">
            <text:p><text:s/></text:p>
          </table:table-cell>
          <table:table-cell table:style-name="ce20" table:formula="of:=IF(ISNUMBER([.BG6]);IF([.BG6]&gt;0;&quot; &quot;;ABS([.BG$3]));&quot; &quot;)" office:value-type="string" office:string-value=" ">
            <text:p><text:s/></text:p>
          </table:table-cell>
          <table:table-cell table:style-name="ce20" table:formula="of:=IF(ISNUMBER([.BH6]);IF([.BH6]&gt;0;&quot; &quot;;ABS([.BH$3]));&quot; &quot;)" office:value-type="string" office:string-value=" ">
            <text:p><text:s/></text:p>
          </table:table-cell>
          <table:table-cell table:style-name="ce20" table:formula="of:=IF(ISNUMBER([.BI6]);IF([.BI6]&gt;0;&quot; &quot;;ABS([.BI$3]));&quot; &quot;)" office:value-type="string" office:string-value=" ">
            <text:p><text:s/></text:p>
          </table:table-cell>
          <table:table-cell table:style-name="ce20" table:formula="of:=IF(ISNUMBER([.BJ6]);IF([.BJ6]&gt;0;&quot; &quot;;ABS([.BJ$3]));&quot; &quot;)" office:value-type="string" office:string-value=" ">
            <text:p><text:s/></text:p>
          </table:table-cell>
          <table:table-cell table:style-name="ce20" table:formula="of:=IF(ISNUMBER([.BK6]);IF([.BK6]&gt;0;&quot; &quot;;ABS([.BK$3]));&quot; &quot;)" office:value-type="string" office:string-value=" ">
            <text:p><text:s/></text:p>
          </table:table-cell>
          <table:table-cell table:style-name="ce20" table:formula="of:=IF(ISNUMBER([.BL6]);IF([.BL6]&gt;0;&quot; &quot;;ABS([.BL$3]));&quot; &quot;)" office:value-type="string" office:string-value=" ">
            <text:p><text:s/></text:p>
          </table:table-cell>
          <table:table-cell table:style-name="ce20" table:formula="of:=IF(ISNUMBER([.BM6]);IF([.BM6]&gt;0;&quot; &quot;;ABS([.BM$3]));&quot; &quot;)" office:value-type="string" office:string-value=" ">
            <text:p><text:s/></text:p>
          </table:table-cell>
          <table:table-cell table:style-name="ce20" table:formula="of:=IF(ISNUMBER([.BN6]);IF([.BN6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]);IF([.BR6]&gt;0;&quot; &quot;;ABS([.BR$3]));&quot; &quot;)" office:value-type="string" office:string-value=" ">
            <text:p><text:s/></text:p>
          </table:table-cell>
          <table:table-cell table:style-name="ce64" table:formula="of:=IF(ISNUMBER([.BS6]);IF([.BS6]&gt;0;&quot; &quot;;ABS([.BS$3]));&quot; &quot;)" office:value-type="string" office:string-value=" ">
            <text:p><text:s/></text:p>
          </table:table-cell>
          <table:table-cell table:style-name="ce64" table:formula="of:=IF(ISNUMBER([.BT6]);IF([.BT6]&gt;0;&quot; &quot;;ABS([.BT$3]));&quot; &quot;)" office:value-type="string" office:string-value=" ">
            <text:p><text:s/></text:p>
          </table:table-cell>
          <table:table-cell table:style-name="ce64" table:formula="of:=IF(ISNUMBER([.BU6]);IF([.BU6]&gt;0;&quot; &quot;;ABS([.BU$3]));&quot; &quot;)" office:value-type="string" office:string-value=" ">
            <text:p><text:s/></text:p>
          </table:table-cell>
          <table:table-cell table:style-name="ce64" table:formula="of:=IF(ISNUMBER([.BV6]);IF([.BV6]&gt;0;&quot; &quot;;ABS([.BV$3]));&quot; &quot;)" office:value-type="string" office:string-value=" ">
            <text:p><text:s/></text:p>
          </table:table-cell>
          <table:table-cell table:style-name="ce64" table:formula="of:=IF(ISNUMBER([.BW6]);IF([.BW6]&gt;0;&quot; &quot;;ABS([.BW$3]));&quot; &quot;)" office:value-type="string" office:string-value=" ">
            <text:p><text:s/></text:p>
          </table:table-cell>
          <table:table-cell table:style-name="ce64" table:formula="of:=IF(ISNUMBER([.BX6]);IF([.BX6]&gt;0;&quot; &quot;;ABS([.BX$3]));&quot; &quot;)" office:value-type="string" office:string-value=" ">
            <text:p><text:s/></text:p>
          </table:table-cell>
          <table:table-cell table:style-name="ce64" table:formula="of:=IF(ISNUMBER([.BY6]);IF([.BY6]&gt;0;&quot; &quot;;ABS([.BY$3]));&quot; &quot;)" office:value-type="string" office:string-value=" ">
            <text:p><text:s/></text:p>
          </table:table-cell>
          <table:table-cell table:style-name="ce73" table:formula="of:=IF(ISNUMBER([.BZ6]);IF([.BZ6]&gt;0;&quot; &quot;;ABS([.BZ$3]));&quot; &quot;)" office:value-type="string" office:string-value=" ">
            <text:p><text:s/></text:p>
          </table:table-cell>
          <table:table-cell table:style-name="ce73" table:formula="of:=IF(ISNUMBER([.CA6]);IF([.CA6]&gt;0;&quot; &quot;;ABS([.CA$3]));&quot; &quot;)" office:value-type="string" office:string-value=" ">
            <text:p><text:s/></text:p>
          </table:table-cell>
          <table:table-cell table:style-name="ce73" table:formula="of:=IF(ISNUMBER([.CB6]);IF([.CB6]&gt;0;&quot; &quot;;ABS([.CB$3]));&quot; &quot;)" office:value-type="string" office:string-value=" ">
            <text:p><text:s/></text:p>
          </table:table-cell>
          <table:table-cell table:style-name="ce73" table:formula="of:=IF(ISNUMBER([.CC6]);IF([.CC6]&gt;0;&quot; &quot;;ABS([.CC$3]));&quot; &quot;)" office:value-type="string" office:string-value=" ">
            <text:p><text:s/></text:p>
          </table:table-cell>
          <table:table-cell table:style-name="ce73" table:formula="of:=IF(ISNUMBER([.CD6]);IF([.CD6]&gt;0;&quot; &quot;;ABS([.CD$3]));&quot; &quot;)" office:value-type="string" office:string-value=" ">
            <text:p><text:s/></text:p>
          </table:table-cell>
          <table:table-cell table:style-name="ce73" table:formula="of:=IF(ISNUMBER([.CE6]);IF([.CE6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6]+[.CG7]" office:value-type="float" office:value="260">
            <text:p>260</text:p>
          </table:table-cell>
          <table:table-cell table:style-name="ce92" table:formula="of:=[.CH6]+[.CH7]" office:value-type="float" office:value="80">
            <text:p>80</text:p>
          </table:table-cell>
          <table:table-cell table:style-name="ce95" table:formula="of:=[.CG8]/[.CH8]" office:value-type="float" office:value="3.25">
            <text:p>3,25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Alchemist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1">
            <text:p>-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8"/>
          <table:table-cell table:style-name="ce32"/>
          <table:table-cell table:style-name="ce38"/>
          <table:table-cell table:style-name="ce32"/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45"/>
          <table:table-cell table:style-name="ce45"/>
          <table:table-cell table:style-name="ce45"/>
          <table:table-cell table:style-name="ce48" office:value-type="float" office:value="-1.1">
            <text:p>-1,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BR$3];&quot;&gt;0&quot;;[.$B10:.$BR10])" office:value-type="float" office:value="60">
            <text:p>60</text:p>
          </table:table-cell>
          <table:table-cell table:style-name="ce91" table:formula="of:=SUMIF([.$B$3:.$CE$3];&quot;&lt;0&quot;;[.$B10:.$CE10])" office:value-type="float" office:value="40">
            <text:p>40</text:p>
          </table:table-cell>
          <table:table-cell table:style-name="ce94" table:formula="of:=[.CG9]/[.CH9]" office:value-type="float" office:value="1.5">
            <text:p>1,5</text:p>
          </table:table-cell>
          <table:table-cell table:style-name="ce94"/>
          <table:table-cell table:style-name="ce94" table:number-matrix-columns-spanned="1" table:number-matrix-rows-spanned="1" table:formula="of:=SUM(ABS([.B9:.CE9]))" office:value-type="float" office:value="11.2">
            <text:p>11,2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9]);IF([.B9]&gt;0;ABS([.B$3]);&quot; &quot;);&quot; &quot;)" office:value-type="string" office:string-value=" ">
            <text:p><text:s/></text:p>
          </table:table-cell>
          <table:table-cell table:style-name="ce20" table:formula="of:=IF(ISNUMBER([.C9]);IF([.C9]&gt;0;ABS([.C$3]);&quot; &quot;);&quot; &quot;)" office:value-type="string" office:string-value=" ">
            <text:p><text:s/></text:p>
          </table:table-cell>
          <table:table-cell table:style-name="ce20" table:formula="of:=IF(ISNUMBER([.D9]);IF([.D9]&gt;0;ABS([.D$3]);&quot; &quot;);&quot; &quot;)" office:value-type="string" office:string-value=" ">
            <text:p><text:s/></text:p>
          </table:table-cell>
          <table:table-cell table:style-name="ce20" table:formula="of:=IF(ISNUMBER([.E9]);IF([.E9]&gt;0;ABS([.E$3]);&quot; &quot;);&quot; &quot;)" office:value-type="string" office:string-value=" ">
            <text:p><text:s/></text:p>
          </table:table-cell>
          <table:table-cell table:style-name="ce20" table:formula="of:=IF(ISNUMBER([.F9]);IF([.F9]&gt;0;ABS([.F$3]);&quot; &quot;);&quot; &quot;)" office:value-type="string" office:string-value=" ">
            <text:p><text:s/></text:p>
          </table:table-cell>
          <table:table-cell table:style-name="ce20" table:formula="of:=IF(ISNUMBER([.G9]);IF([.G9]&gt;0;ABS([.G$3]);&quot; &quot;);&quot; &quot;)" office:value-type="string" office:string-value=" ">
            <text:p><text:s/></text:p>
          </table:table-cell>
          <table:table-cell table:style-name="ce20" table:formula="of:=IF(ISNUMBER([.H9]);IF([.H9]&gt;0;ABS([.H$3]);&quot; &quot;);&quot; &quot;)" office:value-type="string" office:string-value=" ">
            <text:p><text:s/></text:p>
          </table:table-cell>
          <table:table-cell table:style-name="ce20" table:formula="of:=IF(ISNUMBER([.I9]);IF([.I9]&gt;0;ABS([.I$3]);&quot; &quot;);&quot; &quot;)" office:value-type="string" office:string-value=" ">
            <text:p><text:s/></text:p>
          </table:table-cell>
          <table:table-cell table:style-name="ce20" table:formula="of:=IF(ISNUMBER([.J9]);IF([.J9]&gt;0;ABS([.J$3]);&quot; &quot;);&quot; &quot;)" office:value-type="string" office:string-value=" ">
            <text:p><text:s/></text:p>
          </table:table-cell>
          <table:table-cell table:style-name="ce20" table:formula="of:=IF(ISNUMBER([.K9]);IF([.K9]&gt;0;ABS([.K$3]);&quot; &quot;);&quot; &quot;)" office:value-type="string" office:string-value=" ">
            <text:p><text:s/></text:p>
          </table:table-cell>
          <table:table-cell table:style-name="ce20" table:formula="of:=IF(ISNUMBER([.L9]);IF([.L9]&gt;0;ABS([.L$3]);&quot; &quot;);&quot; &quot;)" office:value-type="string" office:string-value=" ">
            <text:p><text:s/></text:p>
          </table:table-cell>
          <table:table-cell table:style-name="ce20" table:formula="of:=IF(ISNUMBER([.M9]);IF([.M9]&gt;0;ABS([.M$3]);&quot; &quot;);&quot; &quot;)" office:value-type="string" office:string-value=" ">
            <text:p><text:s/></text:p>
          </table:table-cell>
          <table:table-cell table:style-name="ce20" table:formula="of:=IF(ISNUMBER([.N9]);IF([.N9]&gt;0;ABS([.N$3]);&quot; &quot;);&quot; &quot;)" office:value-type="string" office:string-value=" ">
            <text:p><text:s/></text:p>
          </table:table-cell>
          <table:table-cell table:style-name="ce20" table:formula="of:=IF(ISNUMBER([.O9]);IF([.O9]&gt;0;ABS([.O$3]);&quot; &quot;);&quot; &quot;)" office:value-type="string" office:string-value=" ">
            <text:p><text:s/></text:p>
          </table:table-cell>
          <table:table-cell table:style-name="ce20" table:formula="of:=IF(ISNUMBER([.P9]);IF([.P9]&gt;0;ABS([.P$3]);&quot; &quot;);&quot; &quot;)" office:value-type="string" office:string-value=" ">
            <text:p><text:s/></text:p>
          </table:table-cell>
          <table:table-cell table:style-name="ce20" table:formula="of:=IF(ISNUMBER([.Q9]);IF([.Q9]&gt;0;ABS([.Q$3]);&quot; &quot;);&quot; &quot;)" office:value-type="string" office:string-value=" ">
            <text:p><text:s/></text:p>
          </table:table-cell>
          <table:table-cell table:style-name="ce20" table:formula="of:=IF(ISNUMBER([.R9]);IF([.R9]&gt;0;ABS([.R$3]);&quot; &quot;);&quot; &quot;)" office:value-type="string" office:string-value=" ">
            <text:p><text:s/></text:p>
          </table:table-cell>
          <table:table-cell table:style-name="ce20" table:formula="of:=IF(ISNUMBER([.S9]);IF([.S9]&gt;0;ABS([.S$3]);&quot; &quot;);&quot; &quot;)" office:value-type="string" office:string-value=" ">
            <text:p><text:s/></text:p>
          </table:table-cell>
          <table:table-cell table:style-name="ce20" table:formula="of:=IF(ISNUMBER([.T9]);IF([.T9]&gt;0;ABS([.T$3]);&quot; &quot;);&quot; &quot;)" office:value-type="string" office:string-value=" ">
            <text:p><text:s/></text:p>
          </table:table-cell>
          <table:table-cell table:style-name="ce20" table:formula="of:=IF(ISNUMBER([.U9]);IF([.U9]&gt;0;ABS([.U$3]);&quot; &quot;);&quot; &quot;)" office:value-type="string" office:string-value=" ">
            <text:p><text:s/></text:p>
          </table:table-cell>
          <table:table-cell table:style-name="ce20" table:formula="of:=IF(ISNUMBER([.V9]);IF([.V9]&gt;0;ABS([.V$3]);&quot; &quot;);&quot; &quot;)" office:value-type="string" office:string-value=" ">
            <text:p><text:s/></text:p>
          </table:table-cell>
          <table:table-cell table:style-name="ce20" table:formula="of:=IF(ISNUMBER([.W9]);IF([.W9]&gt;0;ABS([.W$3]);&quot; &quot;);&quot; &quot;)" office:value-type="string" office:string-value=" ">
            <text:p><text:s/></text:p>
          </table:table-cell>
          <table:table-cell table:style-name="ce20" table:formula="of:=IF(ISNUMBER([.X9]);IF([.X9]&gt;0;ABS([.X$3]);&quot; &quot;);&quot; &quot;)" office:value-type="string" office:string-value=" ">
            <text:p><text:s/></text:p>
          </table:table-cell>
          <table:table-cell table:style-name="ce20" table:formula="of:=IF(ISNUMBER([.Y9]);IF([.Y9]&gt;0;ABS([.Y$3]);&quot; &quot;);&quot; &quot;)" office:value-type="string" office:string-value=" ">
            <text:p><text:s/></text:p>
          </table:table-cell>
          <table:table-cell table:style-name="ce20" table:formula="of:=IF(ISNUMBER([.Z9]);IF([.Z9]&gt;0;ABS([.Z$3]);&quot; &quot;);&quot; &quot;)" office:value-type="string" office:string-value=" ">
            <text:p><text:s/></text:p>
          </table:table-cell>
          <table:table-cell table:style-name="ce20" table:formula="of:=IF(ISNUMBER([.AA9]);IF([.AA9]&gt;0;ABS([.AA$3]);&quot; &quot;);&quot; &quot;)" office:value-type="string" office:string-value=" ">
            <text:p><text:s/></text:p>
          </table:table-cell>
          <table:table-cell table:style-name="ce20" table:formula="of:=IF(ISNUMBER([.AB9]);IF([.AB9]&gt;0;ABS([.AB$3]);&quot; &quot;);&quot; &quot;)" office:value-type="string" office:string-value=" ">
            <text:p><text:s/></text:p>
          </table:table-cell>
          <table:table-cell table:style-name="ce20" table:formula="of:=IF(ISNUMBER([.AC9]);IF([.AC9]&gt;0;ABS([.AC$3]);&quot; &quot;);&quot; &quot;)" office:value-type="string" office:string-value=" ">
            <text:p><text:s/></text:p>
          </table:table-cell>
          <table:table-cell table:style-name="ce20" table:formula="of:=IF(ISNUMBER([.AD9]);IF([.AD9]&gt;0;ABS([.AD$3]);&quot; &quot;);&quot; &quot;)" office:value-type="string" office:string-value=" ">
            <text:p><text:s/></text:p>
          </table:table-cell>
          <table:table-cell table:style-name="ce20" table:formula="of:=IF(ISNUMBER([.AE9]);IF([.AE9]&gt;0;ABS([.AE$3]);&quot; &quot;);&quot; &quot;)" office:value-type="string" office:string-value=" ">
            <text:p><text:s/></text:p>
          </table:table-cell>
          <table:table-cell table:style-name="ce20" table:formula="of:=IF(ISNUMBER([.AF9]);IF([.AF9]&gt;0;ABS([.AF$3]);&quot; &quot;);&quot; &quot;)" office:value-type="string" office:string-value=" ">
            <text:p><text:s/></text:p>
          </table:table-cell>
          <table:table-cell table:style-name="ce20" table:formula="of:=IF(ISNUMBER([.AG9]);IF([.AG9]&gt;0;ABS([.AG$3]);&quot; &quot;);&quot; &quot;)" office:value-type="string" office:string-value=" ">
            <text:p><text:s/></text:p>
          </table:table-cell>
          <table:table-cell table:style-name="ce20" table:formula="of:=IF(ISNUMBER([.AH9]);IF([.AH9]&gt;0;ABS([.AH$3]);&quot; &quot;);&quot; &quot;)" office:value-type="string" office:string-value=" ">
            <text:p><text:s/></text:p>
          </table:table-cell>
          <table:table-cell table:style-name="ce20" table:formula="of:=IF(ISNUMBER([.AI9]);IF([.AI9]&gt;0;ABS([.AI$3]);&quot; &quot;);&quot; &quot;)" office:value-type="string" office:string-value=" ">
            <text:p><text:s/></text:p>
          </table:table-cell>
          <table:table-cell table:style-name="ce20" table:formula="of:=IF(ISNUMBER([.AJ9]);IF([.AJ9]&gt;0;ABS([.AJ$3]);&quot; &quot;);&quot; &quot;)" office:value-type="string" office:string-value=" ">
            <text:p><text:s/></text:p>
          </table:table-cell>
          <table:table-cell table:style-name="ce20" table:formula="of:=IF(ISNUMBER([.AK9]);IF([.AK9]&gt;0;ABS([.AK$3]);&quot; &quot;);&quot; &quot;)" office:value-type="float" office:value="20">
            <text:p>20</text:p>
          </table:table-cell>
          <table:table-cell table:style-name="ce20" table:formula="of:=IF(ISNUMBER([.AL9]);IF([.AL9]&gt;0;ABS([.AL$3]);&quot; &quot;);&quot; &quot;)" office:value-type="float" office:value="20">
            <text:p>20</text:p>
          </table:table-cell>
          <table:table-cell table:style-name="ce20" table:formula="of:=IF(ISNUMBER([.AM9]);IF([.AM9]&gt;0;ABS([.AM$3]);&quot; &quot;);&quot; &quot;)" office:value-type="string" office:string-value=" ">
            <text:p><text:s/></text:p>
          </table:table-cell>
          <table:table-cell table:style-name="ce20" table:formula="of:=IF(ISNUMBER([.AN9]);IF([.AN9]&gt;0;ABS([.AN$3]);&quot; &quot;);&quot; &quot;)" office:value-type="float" office:value="20">
            <text:p>20</text:p>
          </table:table-cell>
          <table:table-cell table:style-name="ce20" table:formula="of:=IF(ISNUMBER([.AO9]);IF([.AO9]&gt;0;ABS([.AO$3]);&quot; &quot;);&quot; &quot;)" office:value-type="float" office:value="20">
            <text:p>20</text:p>
          </table:table-cell>
          <table:table-cell table:style-name="ce20" table:formula="of:=IF(ISNUMBER([.AP9]);IF([.AP9]&gt;0;ABS([.AP$3]);&quot; &quot;);&quot; &quot;)" office:value-type="string" office:string-value=" ">
            <text:p><text:s/></text:p>
          </table:table-cell>
          <table:table-cell table:style-name="ce20" table:formula="of:=IF(ISNUMBER([.AQ9]);IF([.AQ9]&gt;0;ABS([.AQ$3]);&quot; &quot;);&quot; &quot;)" office:value-type="float" office:value="20">
            <text:p>20</text:p>
          </table:table-cell>
          <table:table-cell table:style-name="ce20" table:formula="of:=IF(ISNUMBER([.AR9]);IF([.AR9]&gt;0;ABS([.AR$3]);&quot; &quot;);&quot; &quot;)" office:value-type="string" office:string-value=" ">
            <text:p><text:s/></text:p>
          </table:table-cell>
          <table:table-cell table:style-name="ce20" table:formula="of:=IF(ISNUMBER([.AS9]);IF([.AS9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9]);IF([.AU9]&gt;0;ABS([.AU$3]);&quot; &quot;);&quot; &quot;)" office:value-type="string" office:string-value=" ">
            <text:p><text:s/></text:p>
          </table:table-cell>
          <table:table-cell table:style-name="ce20" table:formula="of:=IF(ISNUMBER([.AV9]);IF([.AV9]&gt;0;ABS([.AV$3]);&quot; &quot;);&quot; &quot;)" office:value-type="string" office:string-value=" ">
            <text:p><text:s/></text:p>
          </table:table-cell>
          <table:table-cell table:style-name="ce20" table:formula="of:=IF(ISNUMBER([.AW9]);IF([.AW9]&gt;0;ABS([.AW$3]);&quot; &quot;);&quot; &quot;)" office:value-type="string" office:string-value=" ">
            <text:p><text:s/></text:p>
          </table:table-cell>
          <table:table-cell table:style-name="ce20" table:formula="of:=IF(ISNUMBER([.AX9]);IF([.AX9]&gt;0;ABS([.AX$3]);&quot; &quot;);&quot; &quot;)" office:value-type="string" office:string-value=" ">
            <text:p><text:s/></text:p>
          </table:table-cell>
          <table:table-cell table:style-name="ce20" table:formula="of:=IF(ISNUMBER([.AY9]);IF([.AY9]&gt;0;ABS([.AY$3]);&quot; &quot;);&quot; &quot;)" office:value-type="string" office:string-value=" ">
            <text:p><text:s/></text:p>
          </table:table-cell>
          <table:table-cell table:style-name="ce20" table:formula="of:=IF(ISNUMBER([.AZ9]);IF([.AZ9]&gt;0;ABS([.AZ$3]);&quot; &quot;);&quot; &quot;)" office:value-type="string" office:string-value=" ">
            <text:p><text:s/></text:p>
          </table:table-cell>
          <table:table-cell table:style-name="ce20" table:formula="of:=IF(ISNUMBER([.BA9]);IF([.BA9]&gt;0;ABS([.BA$3]);&quot; &quot;);&quot; &quot;)" office:value-type="string" office:string-value=" ">
            <text:p><text:s/></text:p>
          </table:table-cell>
          <table:table-cell table:style-name="ce20" table:formula="of:=IF(ISNUMBER([.BB9]);IF([.BB9]&gt;0;ABS([.BB$3]);&quot; &quot;);&quot; &quot;)" office:value-type="string" office:string-value=" ">
            <text:p><text:s/></text:p>
          </table:table-cell>
          <table:table-cell table:style-name="ce20" table:formula="of:=IF(ISNUMBER([.BC9]);IF([.BC9]&gt;0;ABS([.BC$3]);&quot; &quot;);&quot; &quot;)" office:value-type="string" office:string-value=" ">
            <text:p><text:s/></text:p>
          </table:table-cell>
          <table:table-cell table:style-name="ce20" table:formula="of:=IF(ISNUMBER([.BD9]);IF([.BD9]&gt;0;ABS([.BD$3]);&quot; &quot;);&quot; &quot;)" office:value-type="string" office:string-value=" ">
            <text:p><text:s/></text:p>
          </table:table-cell>
          <table:table-cell table:style-name="ce20" table:formula="of:=IF(ISNUMBER([.BE9]);IF([.BE9]&gt;0;ABS([.BE$3]);&quot; &quot;);&quot; &quot;)" office:value-type="string" office:string-value=" ">
            <text:p><text:s/></text:p>
          </table:table-cell>
          <table:table-cell table:style-name="ce20" table:formula="of:=IF(ISNUMBER([.BF9]);IF([.BF9]&gt;0;ABS([.BF$3]);&quot; &quot;);&quot; &quot;)" office:value-type="string" office:string-value=" ">
            <text:p><text:s/></text:p>
          </table:table-cell>
          <table:table-cell table:style-name="ce20" table:formula="of:=IF(ISNUMBER([.BG9]);IF([.BG9]&gt;0;ABS([.BG$3]);&quot; &quot;);&quot; &quot;)" office:value-type="string" office:string-value=" ">
            <text:p><text:s/></text:p>
          </table:table-cell>
          <table:table-cell table:style-name="ce20" table:formula="of:=IF(ISNUMBER([.BH9]);IF([.BH9]&gt;0;ABS([.BH$3]);&quot; &quot;);&quot; &quot;)" office:value-type="string" office:string-value=" ">
            <text:p><text:s/></text:p>
          </table:table-cell>
          <table:table-cell table:style-name="ce20" table:formula="of:=IF(ISNUMBER([.BI9]);IF([.BI9]&gt;0;ABS([.BI$3]);&quot; &quot;);&quot; &quot;)" office:value-type="string" office:string-value=" ">
            <text:p><text:s/></text:p>
          </table:table-cell>
          <table:table-cell table:style-name="ce20" table:formula="of:=IF(ISNUMBER([.BJ9]);IF([.BJ9]&gt;0;ABS([.BJ$3]);&quot; &quot;);&quot; &quot;)" office:value-type="string" office:string-value=" ">
            <text:p><text:s/></text:p>
          </table:table-cell>
          <table:table-cell table:style-name="ce20" table:formula="of:=IF(ISNUMBER([.BK9]);IF([.BK9]&gt;0;ABS([.BK$3]);&quot; &quot;);&quot; &quot;)" office:value-type="string" office:string-value=" ">
            <text:p><text:s/></text:p>
          </table:table-cell>
          <table:table-cell table:style-name="ce20" table:formula="of:=IF(ISNUMBER([.BL9]);IF([.BL9]&gt;0;ABS([.BL$3]);&quot; &quot;);&quot; &quot;)" office:value-type="string" office:string-value=" ">
            <text:p><text:s/></text:p>
          </table:table-cell>
          <table:table-cell table:style-name="ce20" table:formula="of:=IF(ISNUMBER([.BM9]);IF([.BM9]&gt;0;ABS([.BM$3]);&quot; &quot;);&quot; &quot;)" office:value-type="string" office:string-value=" ">
            <text:p><text:s/></text:p>
          </table:table-cell>
          <table:table-cell table:style-name="ce20" table:formula="of:=IF(ISNUMBER([.BN9]);IF([.BN9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9]);IF([.BR9]&gt;0;ABS([.BR$3]);&quot; &quot;);&quot; &quot;)" office:value-type="string" office:string-value=" ">
            <text:p><text:s/></text:p>
          </table:table-cell>
          <table:table-cell table:style-name="ce64" table:formula="of:=IF(ISNUMBER([.BS9]);IF([.BS9]&gt;0;ABS([.BS$3]);&quot; &quot;);&quot; &quot;)" office:value-type="string" office:string-value=" ">
            <text:p><text:s/></text:p>
          </table:table-cell>
          <table:table-cell table:style-name="ce64" table:formula="of:=IF(ISNUMBER([.BT9]);IF([.BT9]&gt;0;ABS([.BT$3]);&quot; &quot;);&quot; &quot;)" office:value-type="string" office:string-value=" ">
            <text:p><text:s/></text:p>
          </table:table-cell>
          <table:table-cell table:style-name="ce64" table:formula="of:=IF(ISNUMBER([.BU9]);IF([.BU9]&gt;0;ABS([.BU$3]);&quot; &quot;);&quot; &quot;)" office:value-type="string" office:string-value=" ">
            <text:p><text:s/></text:p>
          </table:table-cell>
          <table:table-cell table:style-name="ce64" table:formula="of:=IF(ISNUMBER([.BV9]);IF([.BV9]&gt;0;ABS([.BV$3]);&quot; &quot;);&quot; &quot;)" office:value-type="string" office:string-value=" ">
            <text:p><text:s/></text:p>
          </table:table-cell>
          <table:table-cell table:style-name="ce64" table:formula="of:=IF(ISNUMBER([.BW9]);IF([.BW9]&gt;0;ABS([.BW$3]);&quot; &quot;);&quot; &quot;)" office:value-type="string" office:string-value=" ">
            <text:p><text:s/></text:p>
          </table:table-cell>
          <table:table-cell table:style-name="ce64" table:formula="of:=IF(ISNUMBER([.BX9]);IF([.BX9]&gt;0;ABS([.BX$3]);&quot; &quot;);&quot; &quot;)" office:value-type="string" office:string-value=" ">
            <text:p><text:s/></text:p>
          </table:table-cell>
          <table:table-cell table:style-name="ce64" table:formula="of:=IF(ISNUMBER([.BY9]);IF([.BY9]&gt;0;ABS([.BY$3]);&quot; &quot;);&quot; &quot;)" office:value-type="string" office:string-value=" ">
            <text:p><text:s/></text:p>
          </table:table-cell>
          <table:table-cell table:style-name="ce73" table:formula="of:=IF(ISNUMBER([.BZ9]);IF([.BZ9]&gt;0;ABS([.BZ$3]);&quot; &quot;);&quot; &quot;)" office:value-type="string" office:string-value=" ">
            <text:p><text:s/></text:p>
          </table:table-cell>
          <table:table-cell table:style-name="ce73" table:formula="of:=IF(ISNUMBER([.CA9]);IF([.CA9]&gt;0;ABS([.CA$3]);&quot; &quot;);&quot; &quot;)" office:value-type="string" office:string-value=" ">
            <text:p><text:s/></text:p>
          </table:table-cell>
          <table:table-cell table:style-name="ce73" table:formula="of:=IF(ISNUMBER([.CB9]);IF([.CB9]&gt;0;ABS([.CB$3]);&quot; &quot;);&quot; &quot;)" office:value-type="string" office:string-value=" ">
            <text:p><text:s/></text:p>
          </table:table-cell>
          <table:table-cell table:style-name="ce73" table:formula="of:=IF(ISNUMBER([.CC9]);IF([.CC9]&gt;0;ABS([.CC$3]);&quot; &quot;);&quot; &quot;)" office:value-type="string" office:string-value=" ">
            <text:p><text:s/></text:p>
          </table:table-cell>
          <table:table-cell table:style-name="ce73" table:formula="of:=IF(ISNUMBER([.CD9]);IF([.CD9]&gt;0;ABS([.CD$3]);&quot; &quot;);&quot; &quot;)" office:value-type="string" office:string-value=" ">
            <text:p><text:s/></text:p>
          </table:table-cell>
          <table:table-cell table:style-name="ce73" table:formula="of:=IF(ISNUMBER([.CE9]);IF([.CE9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R$3];&quot;&gt;0&quot;;[.$B11:.$BR11])" office:value-type="float" office:value="40">
            <text:p>40</text:p>
          </table:table-cell>
          <table:table-cell table:style-name="ce91" table:formula="of:=SUMIF([.$B$3:.$CE$3];&quot;&lt;0&quot;;[.$B11:.$CE11])" office:value-type="float" office:value="55">
            <text:p>55</text:p>
          </table:table-cell>
          <table:table-cell table:style-name="ce95" table:formula="of:=[.CG10]/[.CH10]" office:value-type="float" office:value="0.727272727272727">
            <text:p>0,73</text:p>
          </table:table-cell>
          <table:table-cell table:style-name="ce95" table:number-columns-repeated="937"/>
        </table:table-row>
        <table:table-row table:style-name="ro5">
          <table:table-cell/>
          <table:table-cell table:style-name="ce20" table:formula="of:=IF(ISNUMBER([.B9]);IF([.B9]&gt;0;&quot; &quot;;ABS([.B$3]));&quot; &quot;)" office:value-type="string" office:string-value=" ">
            <text:p><text:s/></text:p>
          </table:table-cell>
          <table:table-cell table:style-name="ce20" table:formula="of:=IF(ISNUMBER([.C9]);IF([.C9]&gt;0;&quot; &quot;;ABS([.C$3]));&quot; &quot;)" office:value-type="string" office:string-value=" ">
            <text:p><text:s/></text:p>
          </table:table-cell>
          <table:table-cell table:style-name="ce20" table:formula="of:=IF(ISNUMBER([.D9]);IF([.D9]&gt;0;&quot; &quot;;ABS([.D$3]));&quot; &quot;)" office:value-type="string" office:string-value=" ">
            <text:p><text:s/></text:p>
          </table:table-cell>
          <table:table-cell table:style-name="ce20" table:formula="of:=IF(ISNUMBER([.E9]);IF([.E9]&gt;0;&quot; &quot;;ABS([.E$3]));&quot; &quot;)" office:value-type="string" office:string-value=" ">
            <text:p><text:s/></text:p>
          </table:table-cell>
          <table:table-cell table:style-name="ce20" table:formula="of:=IF(ISNUMBER([.F9]);IF([.F9]&gt;0;&quot; &quot;;ABS([.F$3]));&quot; &quot;)" office:value-type="string" office:string-value=" ">
            <text:p><text:s/></text:p>
          </table:table-cell>
          <table:table-cell table:style-name="ce20" table:formula="of:=IF(ISNUMBER([.G9]);IF([.G9]&gt;0;&quot; &quot;;ABS([.G$3]));&quot; &quot;)" office:value-type="string" office:string-value=" ">
            <text:p><text:s/></text:p>
          </table:table-cell>
          <table:table-cell table:style-name="ce20" table:formula="of:=IF(ISNUMBER([.H9]);IF([.H9]&gt;0;&quot; &quot;;ABS([.H$3]));&quot; &quot;)" office:value-type="string" office:string-value=" ">
            <text:p><text:s/></text:p>
          </table:table-cell>
          <table:table-cell table:style-name="ce20" table:formula="of:=IF(ISNUMBER([.I9]);IF([.I9]&gt;0;&quot; &quot;;ABS([.I$3]));&quot; &quot;)" office:value-type="string" office:string-value=" ">
            <text:p><text:s/></text:p>
          </table:table-cell>
          <table:table-cell table:style-name="ce20" table:formula="of:=IF(ISNUMBER([.J9]);IF([.J9]&gt;0;&quot; &quot;;ABS([.J$3]));&quot; &quot;)" office:value-type="float" office:value="35">
            <text:p>35</text:p>
          </table:table-cell>
          <table:table-cell table:style-name="ce20" table:formula="of:=IF(ISNUMBER([.K9]);IF([.K9]&gt;0;&quot; &quot;;ABS([.K$3]));&quot; &quot;)" office:value-type="string" office:string-value=" ">
            <text:p><text:s/></text:p>
          </table:table-cell>
          <table:table-cell table:style-name="ce20" table:formula="of:=IF(ISNUMBER([.L9]);IF([.L9]&gt;0;&quot; &quot;;ABS([.L$3]));&quot; &quot;)" office:value-type="string" office:string-value=" ">
            <text:p><text:s/></text:p>
          </table:table-cell>
          <table:table-cell table:style-name="ce20" table:formula="of:=IF(ISNUMBER([.M9]);IF([.M9]&gt;0;&quot; &quot;;ABS([.M$3]));&quot; &quot;)" office:value-type="string" office:string-value=" ">
            <text:p><text:s/></text:p>
          </table:table-cell>
          <table:table-cell table:style-name="ce20" table:formula="of:=IF(ISNUMBER([.N9]);IF([.N9]&gt;0;&quot; &quot;;ABS([.N$3]));&quot; &quot;)" office:value-type="string" office:string-value=" ">
            <text:p><text:s/></text:p>
          </table:table-cell>
          <table:table-cell table:style-name="ce20" table:formula="of:=IF(ISNUMBER([.O9]);IF([.O9]&gt;0;&quot; &quot;;ABS([.O$3]));&quot; &quot;)" office:value-type="string" office:string-value=" ">
            <text:p><text:s/></text:p>
          </table:table-cell>
          <table:table-cell table:style-name="ce20" table:formula="of:=IF(ISNUMBER([.P9]);IF([.P9]&gt;0;&quot; &quot;;ABS([.P$3]));&quot; &quot;)" office:value-type="string" office:string-value=" ">
            <text:p><text:s/></text:p>
          </table:table-cell>
          <table:table-cell table:style-name="ce20" table:formula="of:=IF(ISNUMBER([.Q9]);IF([.Q9]&gt;0;&quot; &quot;;ABS([.Q$3]));&quot; &quot;)" office:value-type="string" office:string-value=" ">
            <text:p><text:s/></text:p>
          </table:table-cell>
          <table:table-cell table:style-name="ce20" table:formula="of:=IF(ISNUMBER([.R9]);IF([.R9]&gt;0;&quot; &quot;;ABS([.R$3]));&quot; &quot;)" office:value-type="string" office:string-value=" ">
            <text:p><text:s/></text:p>
          </table:table-cell>
          <table:table-cell table:style-name="ce20" table:formula="of:=IF(ISNUMBER([.S9]);IF([.S9]&gt;0;&quot; &quot;;ABS([.S$3]));&quot; &quot;)" office:value-type="string" office:string-value=" ">
            <text:p><text:s/></text:p>
          </table:table-cell>
          <table:table-cell table:style-name="ce20" table:formula="of:=IF(ISNUMBER([.T9]);IF([.T9]&gt;0;&quot; &quot;;ABS([.T$3]));&quot; &quot;)" office:value-type="string" office:string-value=" ">
            <text:p><text:s/></text:p>
          </table:table-cell>
          <table:table-cell table:style-name="ce20" table:formula="of:=IF(ISNUMBER([.U9]);IF([.U9]&gt;0;&quot; &quot;;ABS([.U$3]));&quot; &quot;)" office:value-type="string" office:string-value=" ">
            <text:p><text:s/></text:p>
          </table:table-cell>
          <table:table-cell table:style-name="ce20" table:formula="of:=IF(ISNUMBER([.V9]);IF([.V9]&gt;0;&quot; &quot;;ABS([.V$3]));&quot; &quot;)" office:value-type="string" office:string-value=" ">
            <text:p><text:s/></text:p>
          </table:table-cell>
          <table:table-cell table:style-name="ce20" table:formula="of:=IF(ISNUMBER([.W9]);IF([.W9]&gt;0;&quot; &quot;;ABS([.W$3]));&quot; &quot;)" office:value-type="string" office:string-value=" ">
            <text:p><text:s/></text:p>
          </table:table-cell>
          <table:table-cell table:style-name="ce20" table:formula="of:=IF(ISNUMBER([.X9]);IF([.X9]&gt;0;&quot; &quot;;ABS([.X$3]));&quot; &quot;)" office:value-type="string" office:string-value=" ">
            <text:p><text:s/></text:p>
          </table:table-cell>
          <table:table-cell table:style-name="ce20" table:formula="of:=IF(ISNUMBER([.Y9]);IF([.Y9]&gt;0;&quot; &quot;;ABS([.Y$3]));&quot; &quot;)" office:value-type="string" office:string-value=" ">
            <text:p><text:s/></text:p>
          </table:table-cell>
          <table:table-cell table:style-name="ce20" table:formula="of:=IF(ISNUMBER([.Z9]);IF([.Z9]&gt;0;&quot; &quot;;ABS([.Z$3]));&quot; &quot;)" office:value-type="string" office:string-value=" ">
            <text:p><text:s/></text:p>
          </table:table-cell>
          <table:table-cell table:style-name="ce20" table:formula="of:=IF(ISNUMBER([.AA9]);IF([.AA9]&gt;0;&quot; &quot;;ABS([.AA$3]));&quot; &quot;)" office:value-type="string" office:string-value=" ">
            <text:p><text:s/></text:p>
          </table:table-cell>
          <table:table-cell table:style-name="ce20" table:formula="of:=IF(ISNUMBER([.AB9]);IF([.AB9]&gt;0;&quot; &quot;;ABS([.AB$3]));&quot; &quot;)" office:value-type="string" office:string-value=" ">
            <text:p><text:s/></text:p>
          </table:table-cell>
          <table:table-cell table:style-name="ce20" table:formula="of:=IF(ISNUMBER([.AC9]);IF([.AC9]&gt;0;&quot; &quot;;ABS([.AC$3]));&quot; &quot;)" office:value-type="string" office:string-value=" ">
            <text:p><text:s/></text:p>
          </table:table-cell>
          <table:table-cell table:style-name="ce20" table:formula="of:=IF(ISNUMBER([.AD9]);IF([.AD9]&gt;0;&quot; &quot;;ABS([.AD$3]));&quot; &quot;)" office:value-type="string" office:string-value=" ">
            <text:p><text:s/></text:p>
          </table:table-cell>
          <table:table-cell table:style-name="ce20" table:formula="of:=IF(ISNUMBER([.AE9]);IF([.AE9]&gt;0;&quot; &quot;;ABS([.AE$3]));&quot; &quot;)" office:value-type="string" office:string-value=" ">
            <text:p><text:s/></text:p>
          </table:table-cell>
          <table:table-cell table:style-name="ce20" table:formula="of:=IF(ISNUMBER([.AF9]);IF([.AF9]&gt;0;&quot; &quot;;ABS([.AF$3]));&quot; &quot;)" office:value-type="string" office:string-value=" ">
            <text:p><text:s/></text:p>
          </table:table-cell>
          <table:table-cell table:style-name="ce20" table:formula="of:=IF(ISNUMBER([.AG9]);IF([.AG9]&gt;0;&quot; &quot;;ABS([.AG$3]));&quot; &quot;)" office:value-type="string" office:string-value=" ">
            <text:p><text:s/></text:p>
          </table:table-cell>
          <table:table-cell table:style-name="ce20" table:formula="of:=IF(ISNUMBER([.AH9]);IF([.AH9]&gt;0;&quot; &quot;;ABS([.AH$3]));&quot; &quot;)" office:value-type="string" office:string-value=" ">
            <text:p><text:s/></text:p>
          </table:table-cell>
          <table:table-cell table:style-name="ce20" table:formula="of:=IF(ISNUMBER([.AI9]);IF([.AI9]&gt;0;&quot; &quot;;ABS([.AI$3]));&quot; &quot;)" office:value-type="string" office:string-value=" ">
            <text:p><text:s/></text:p>
          </table:table-cell>
          <table:table-cell table:style-name="ce20" table:formula="of:=IF(ISNUMBER([.AJ9]);IF([.AJ9]&gt;0;&quot; &quot;;ABS([.AJ$3]));&quot; &quot;)" office:value-type="string" office:string-value=" ">
            <text:p><text:s/></text:p>
          </table:table-cell>
          <table:table-cell table:style-name="ce20" table:formula="of:=IF(ISNUMBER([.AK9]);IF([.AK9]&gt;0;&quot; &quot;;ABS([.AK$3]));&quot; &quot;)" office:value-type="string" office:string-value=" ">
            <text:p><text:s/></text:p>
          </table:table-cell>
          <table:table-cell table:style-name="ce20" table:formula="of:=IF(ISNUMBER([.AL9]);IF([.AL9]&gt;0;&quot; &quot;;ABS([.AL$3]));&quot; &quot;)" office:value-type="string" office:string-value=" ">
            <text:p><text:s/></text:p>
          </table:table-cell>
          <table:table-cell table:style-name="ce20" table:formula="of:=IF(ISNUMBER([.AM9]);IF([.AM9]&gt;0;&quot; &quot;;ABS([.AM$3]));&quot; &quot;)" office:value-type="float" office:value="20">
            <text:p>20</text:p>
          </table:table-cell>
          <table:table-cell table:style-name="ce20" table:formula="of:=IF(ISNUMBER([.AN9]);IF([.AN9]&gt;0;&quot; &quot;;ABS([.AN$3]));&quot; &quot;)" office:value-type="string" office:string-value=" ">
            <text:p><text:s/></text:p>
          </table:table-cell>
          <table:table-cell table:style-name="ce20" table:formula="of:=IF(ISNUMBER([.AO9]);IF([.AO9]&gt;0;&quot; &quot;;ABS([.AO$3]));&quot; &quot;)" office:value-type="string" office:string-value=" ">
            <text:p><text:s/></text:p>
          </table:table-cell>
          <table:table-cell table:style-name="ce20" table:formula="of:=IF(ISNUMBER([.AP9]);IF([.AP9]&gt;0;&quot; &quot;;ABS([.AP$3]));&quot; &quot;)" office:value-type="float" office:value="20">
            <text:p>20</text:p>
          </table:table-cell>
          <table:table-cell table:style-name="ce20" table:formula="of:=IF(ISNUMBER([.AQ9]);IF([.AQ9]&gt;0;&quot; &quot;;ABS([.AQ$3]));&quot; &quot;)" office:value-type="string" office:string-value=" ">
            <text:p><text:s/></text:p>
          </table:table-cell>
          <table:table-cell table:style-name="ce20" table:formula="of:=IF(ISNUMBER([.AR9]);IF([.AR9]&gt;0;&quot; &quot;;ABS([.AR$3]));&quot; &quot;)" office:value-type="string" office:string-value=" ">
            <text:p><text:s/></text:p>
          </table:table-cell>
          <table:table-cell table:style-name="ce20" table:formula="of:=IF(ISNUMBER([.AS9]);IF([.AS9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9]);IF([.AU9]&gt;0;&quot; &quot;;ABS([.AU$3]));&quot; &quot;)" office:value-type="float" office:value="20">
            <text:p>20</text:p>
          </table:table-cell>
          <table:table-cell table:style-name="ce20" table:formula="of:=IF(ISNUMBER([.AV9]);IF([.AV9]&gt;0;&quot; &quot;;ABS([.AV$3]));&quot; &quot;)" office:value-type="string" office:string-value=" ">
            <text:p><text:s/></text:p>
          </table:table-cell>
          <table:table-cell table:style-name="ce20" table:formula="of:=IF(ISNUMBER([.AW9]);IF([.AW9]&gt;0;&quot; &quot;;ABS([.AW$3]));&quot; &quot;)" office:value-type="string" office:string-value=" ">
            <text:p><text:s/></text:p>
          </table:table-cell>
          <table:table-cell table:style-name="ce20" table:formula="of:=IF(ISNUMBER([.AX9]);IF([.AX9]&gt;0;&quot; &quot;;ABS([.AX$3]));&quot; &quot;)" office:value-type="string" office:string-value=" ">
            <text:p><text:s/></text:p>
          </table:table-cell>
          <table:table-cell table:style-name="ce20" table:formula="of:=IF(ISNUMBER([.AY9]);IF([.AY9]&gt;0;&quot; &quot;;ABS([.AY$3]));&quot; &quot;)" office:value-type="string" office:string-value=" ">
            <text:p><text:s/></text:p>
          </table:table-cell>
          <table:table-cell table:style-name="ce20" table:formula="of:=IF(ISNUMBER([.AZ9]);IF([.AZ9]&gt;0;&quot; &quot;;ABS([.AZ$3]));&quot; &quot;)" office:value-type="string" office:string-value=" ">
            <text:p><text:s/></text:p>
          </table:table-cell>
          <table:table-cell table:style-name="ce20" table:formula="of:=IF(ISNUMBER([.BA9]);IF([.BA9]&gt;0;&quot; &quot;;ABS([.BA$3]));&quot; &quot;)" office:value-type="string" office:string-value=" ">
            <text:p><text:s/></text:p>
          </table:table-cell>
          <table:table-cell table:style-name="ce20" table:formula="of:=IF(ISNUMBER([.BB9]);IF([.BB9]&gt;0;&quot; &quot;;ABS([.BB$3]));&quot; &quot;)" office:value-type="string" office:string-value=" ">
            <text:p><text:s/></text:p>
          </table:table-cell>
          <table:table-cell table:style-name="ce20" table:formula="of:=IF(ISNUMBER([.BC9]);IF([.BC9]&gt;0;&quot; &quot;;ABS([.BC$3]));&quot; &quot;)" office:value-type="string" office:string-value=" ">
            <text:p><text:s/></text:p>
          </table:table-cell>
          <table:table-cell table:style-name="ce20" table:formula="of:=IF(ISNUMBER([.BD9]);IF([.BD9]&gt;0;&quot; &quot;;ABS([.BD$3]));&quot; &quot;)" office:value-type="string" office:string-value=" ">
            <text:p><text:s/></text:p>
          </table:table-cell>
          <table:table-cell table:style-name="ce20" table:formula="of:=IF(ISNUMBER([.BE9]);IF([.BE9]&gt;0;&quot; &quot;;ABS([.BE$3]));&quot; &quot;)" office:value-type="string" office:string-value=" ">
            <text:p><text:s/></text:p>
          </table:table-cell>
          <table:table-cell table:style-name="ce20" table:formula="of:=IF(ISNUMBER([.BF9]);IF([.BF9]&gt;0;&quot; &quot;;ABS([.BF$3]));&quot; &quot;)" office:value-type="string" office:string-value=" ">
            <text:p><text:s/></text:p>
          </table:table-cell>
          <table:table-cell table:style-name="ce20" table:formula="of:=IF(ISNUMBER([.BG9]);IF([.BG9]&gt;0;&quot; &quot;;ABS([.BG$3]));&quot; &quot;)" office:value-type="string" office:string-value=" ">
            <text:p><text:s/></text:p>
          </table:table-cell>
          <table:table-cell table:style-name="ce20" table:formula="of:=IF(ISNUMBER([.BH9]);IF([.BH9]&gt;0;&quot; &quot;;ABS([.BH$3]));&quot; &quot;)" office:value-type="string" office:string-value=" ">
            <text:p><text:s/></text:p>
          </table:table-cell>
          <table:table-cell table:style-name="ce20" table:formula="of:=IF(ISNUMBER([.BI9]);IF([.BI9]&gt;0;&quot; &quot;;ABS([.BI$3]));&quot; &quot;)" office:value-type="string" office:string-value=" ">
            <text:p><text:s/></text:p>
          </table:table-cell>
          <table:table-cell table:style-name="ce20" table:formula="of:=IF(ISNUMBER([.BJ9]);IF([.BJ9]&gt;0;&quot; &quot;;ABS([.BJ$3]));&quot; &quot;)" office:value-type="string" office:string-value=" ">
            <text:p><text:s/></text:p>
          </table:table-cell>
          <table:table-cell table:style-name="ce20" table:formula="of:=IF(ISNUMBER([.BK9]);IF([.BK9]&gt;0;&quot; &quot;;ABS([.BK$3]));&quot; &quot;)" office:value-type="string" office:string-value=" ">
            <text:p><text:s/></text:p>
          </table:table-cell>
          <table:table-cell table:style-name="ce20" table:formula="of:=IF(ISNUMBER([.BL9]);IF([.BL9]&gt;0;&quot; &quot;;ABS([.BL$3]));&quot; &quot;)" office:value-type="string" office:string-value=" ">
            <text:p><text:s/></text:p>
          </table:table-cell>
          <table:table-cell table:style-name="ce20" table:formula="of:=IF(ISNUMBER([.BM9]);IF([.BM9]&gt;0;&quot; &quot;;ABS([.BM$3]));&quot; &quot;)" office:value-type="string" office:string-value=" ">
            <text:p><text:s/></text:p>
          </table:table-cell>
          <table:table-cell table:style-name="ce20" table:formula="of:=IF(ISNUMBER([.BN9]);IF([.BN9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9]);IF([.BR9]&gt;0;&quot; &quot;;ABS([.BR$3]));&quot; &quot;)" office:value-type="string" office:string-value=" ">
            <text:p><text:s/></text:p>
          </table:table-cell>
          <table:table-cell table:style-name="ce64" table:formula="of:=IF(ISNUMBER([.BS9]);IF([.BS9]&gt;0;&quot; &quot;;ABS([.BS$3]));&quot; &quot;)" office:value-type="string" office:string-value=" ">
            <text:p><text:s/></text:p>
          </table:table-cell>
          <table:table-cell table:style-name="ce64" table:formula="of:=IF(ISNUMBER([.BT9]);IF([.BT9]&gt;0;&quot; &quot;;ABS([.BT$3]));&quot; &quot;)" office:value-type="string" office:string-value=" ">
            <text:p><text:s/></text:p>
          </table:table-cell>
          <table:table-cell table:style-name="ce64" table:formula="of:=IF(ISNUMBER([.BU9]);IF([.BU9]&gt;0;&quot; &quot;;ABS([.BU$3]));&quot; &quot;)" office:value-type="string" office:string-value=" ">
            <text:p><text:s/></text:p>
          </table:table-cell>
          <table:table-cell table:style-name="ce64" table:formula="of:=IF(ISNUMBER([.BV9]);IF([.BV9]&gt;0;&quot; &quot;;ABS([.BV$3]));&quot; &quot;)" office:value-type="string" office:string-value=" ">
            <text:p><text:s/></text:p>
          </table:table-cell>
          <table:table-cell table:style-name="ce64" table:formula="of:=IF(ISNUMBER([.BW9]);IF([.BW9]&gt;0;&quot; &quot;;ABS([.BW$3]));&quot; &quot;)" office:value-type="string" office:string-value=" ">
            <text:p><text:s/></text:p>
          </table:table-cell>
          <table:table-cell table:style-name="ce64" table:formula="of:=IF(ISNUMBER([.BX9]);IF([.BX9]&gt;0;&quot; &quot;;ABS([.BX$3]));&quot; &quot;)" office:value-type="string" office:string-value=" ">
            <text:p><text:s/></text:p>
          </table:table-cell>
          <table:table-cell table:style-name="ce64" table:formula="of:=IF(ISNUMBER([.BY9]);IF([.BY9]&gt;0;&quot; &quot;;ABS([.BY$3]));&quot; &quot;)" office:value-type="string" office:string-value=" ">
            <text:p><text:s/></text:p>
          </table:table-cell>
          <table:table-cell table:style-name="ce73" table:formula="of:=IF(ISNUMBER([.BZ9]);IF([.BZ9]&gt;0;&quot; &quot;;ABS([.BZ$3]));&quot; &quot;)" office:value-type="string" office:string-value=" ">
            <text:p><text:s/></text:p>
          </table:table-cell>
          <table:table-cell table:style-name="ce73" table:formula="of:=IF(ISNUMBER([.CA9]);IF([.CA9]&gt;0;&quot; &quot;;ABS([.CA$3]));&quot; &quot;)" office:value-type="string" office:string-value=" ">
            <text:p><text:s/></text:p>
          </table:table-cell>
          <table:table-cell table:style-name="ce73" table:formula="of:=IF(ISNUMBER([.CB9]);IF([.CB9]&gt;0;&quot; &quot;;ABS([.CB$3]));&quot; &quot;)" office:value-type="string" office:string-value=" ">
            <text:p><text:s/></text:p>
          </table:table-cell>
          <table:table-cell table:style-name="ce73" table:formula="of:=IF(ISNUMBER([.CC9]);IF([.CC9]&gt;0;&quot; &quot;;ABS([.CC$3]));&quot; &quot;)" office:value-type="string" office:string-value=" ">
            <text:p><text:s/></text:p>
          </table:table-cell>
          <table:table-cell table:style-name="ce73" table:formula="of:=IF(ISNUMBER([.CD9]);IF([.CD9]&gt;0;&quot; &quot;;ABS([.CD$3]));&quot; &quot;)" office:value-type="string" office:string-value=" ">
            <text:p><text:s/></text:p>
          </table:table-cell>
          <table:table-cell table:style-name="ce73" table:formula="of:=IF(ISNUMBER([.CE9]);IF([.CE9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9]+[.CG10]" office:value-type="float" office:value="100">
            <text:p>100</text:p>
          </table:table-cell>
          <table:table-cell table:style-name="ce92" table:formula="of:=[.CH9]+[.CH10]" office:value-type="float" office:value="95">
            <text:p>95</text:p>
          </table:table-cell>
          <table:table-cell table:style-name="ce95" table:formula="of:=[.CG11]/[.CH11]" office:value-type="float" office:value="1.05263157894737">
            <text:p>1,05</text:p>
          </table:table-cell>
          <table:table-cell table:style-name="ce95" table:number-columns-repeated="937"/>
        </table:table-row>
        <table:table-row table:style-name="ro6">
          <table:table-cell table:number-columns-repeated="7"/>
          <table:table-cell table:style-name="ce26" table:number-columns-repeated="2"/>
          <table:table-cell table:number-columns-repeated="12"/>
          <table:table-cell table:style-name="ce37" table:number-columns-repeated="2"/>
          <table:table-cell table:number-columns-repeated="11"/>
          <table:table-cell table:style-name="ce37" table:number-columns-repeated="9"/>
          <table:table-cell table:number-columns-repeated="40"/>
          <table:table-cell table:style-name="ce82"/>
          <table:table-cell table:style-name="ce89"/>
          <table:table-cell table:style-name="ce92"/>
          <table:table-cell table:style-name="ce95" table:number-columns-repeated="938"/>
        </table:table-row>
        <table:table-row table:style-name="ro5">
          <table:table-cell table:number-columns-repeated="84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5"/>
        </table:table-row>
        <table:table-row table:style-name="ro5">
          <table:table-cell table:style-name="ce12" office:value-type="string">
            <text:p>Fighter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style-name="ce25" office:value-type="float" office:value="1.3">
            <text:p>1,3</text:p>
          </table:table-cell>
          <table:table-cell table:style-name="ce25" office:value-type="float" office:value="1.3">
            <text:p>1,3</text:p>
          </table:table-cell>
          <table:table-cell table:style-name="ce22"/>
          <table:table-cell table:style-name="ce22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style-name="ce23"/>
          <table:table-cell table:style-name="ce23"/>
          <table:table-cell table:style-name="ce23"/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3"/>
          <table:table-cell table:style-name="ce24" office:value-type="float" office:value="-1">
            <text:p>-1</text:p>
          </table:table-cell>
          <table:table-cell table:style-name="ce24" office:value-type="float" office:value="-1.3">
            <text:p>-1,3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47"/>
          <table:table-cell table:style-name="ce47"/>
          <table:table-cell table:style-name="ce47"/>
          <table:table-cell table:style-name="ce45" office:value-type="float" office:value="1">
            <text:p>1</text:p>
          </table:table-cell>
          <table:table-cell table:style-name="ce47" office:value-type="float" office:value="-1">
            <text:p>-1</text:p>
          </table:table-cell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15:.$CE15])" office:value-type="float" office:value="80">
            <text:p>80</text:p>
          </table:table-cell>
          <table:table-cell table:style-name="ce91" table:formula="of:=SUMIF([.$B$3:.$CE$3];&quot;&lt;0&quot;;[.$B15:.$CE15])" office:value-type="float" office:value="55">
            <text:p>55</text:p>
          </table:table-cell>
          <table:table-cell table:style-name="ce94" table:formula="of:=[.CG14]/[.CH14]" office:value-type="float" office:value="1.45454545454545">
            <text:p>1,45</text:p>
          </table:table-cell>
          <table:table-cell table:style-name="ce94"/>
          <table:table-cell table:style-name="ce94" table:number-matrix-columns-spanned="1" table:number-matrix-rows-spanned="1" table:formula="of:=SUM(ABS([.B14:.CE14]))" office:value-type="float" office:value="15.4">
            <text:p>15,4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14]);IF([.B14]&gt;0;ABS([.B$3]);&quot; &quot;);&quot; &quot;)" office:value-type="string" office:string-value=" ">
            <text:p><text:s/></text:p>
          </table:table-cell>
          <table:table-cell table:style-name="ce20" table:formula="of:=IF(ISNUMBER([.C14]);IF([.C14]&gt;0;ABS([.C$3]);&quot; &quot;);&quot; &quot;)" office:value-type="string" office:string-value=" ">
            <text:p><text:s/></text:p>
          </table:table-cell>
          <table:table-cell table:style-name="ce20" table:formula="of:=IF(ISNUMBER([.D14]);IF([.D14]&gt;0;ABS([.D$3]);&quot; &quot;);&quot; &quot;)" office:value-type="float" office:value="20">
            <text:p>20</text:p>
          </table:table-cell>
          <table:table-cell table:style-name="ce20" table:formula="of:=IF(ISNUMBER([.E14]);IF([.E14]&gt;0;ABS([.E$3]);&quot; &quot;);&quot; &quot;)" office:value-type="float" office:value="20">
            <text:p>20</text:p>
          </table:table-cell>
          <table:table-cell table:style-name="ce20" table:formula="of:=IF(ISNUMBER([.F14]);IF([.F14]&gt;0;ABS([.F$3]);&quot; &quot;);&quot; &quot;)" office:value-type="string" office:string-value=" ">
            <text:p><text:s/></text:p>
          </table:table-cell>
          <table:table-cell table:style-name="ce20" table:formula="of:=IF(ISNUMBER([.G14]);IF([.G14]&gt;0;ABS([.G$3]);&quot; &quot;);&quot; &quot;)" office:value-type="string" office:string-value=" ">
            <text:p><text:s/></text:p>
          </table:table-cell>
          <table:table-cell table:style-name="ce20" table:formula="of:=IF(ISNUMBER([.H14]);IF([.H14]&gt;0;ABS([.H$3]);&quot; &quot;);&quot; &quot;)" office:value-type="float" office:value="20">
            <text:p>20</text:p>
          </table:table-cell>
          <table:table-cell table:style-name="ce20" table:formula="of:=IF(ISNUMBER([.I14]);IF([.I14]&gt;0;ABS([.I$3]);&quot; &quot;);&quot; &quot;)" office:value-type="float" office:value="20">
            <text:p>20</text:p>
          </table:table-cell>
          <table:table-cell table:style-name="ce20" table:formula="of:=IF(ISNUMBER([.J14]);IF([.J14]&gt;0;ABS([.J$3]);&quot; &quot;);&quot; &quot;)" office:value-type="float" office:value="35">
            <text:p>35</text:p>
          </table:table-cell>
          <table:table-cell table:style-name="ce20" table:formula="of:=IF(ISNUMBER([.K14]);IF([.K14]&gt;0;ABS([.K$3]);&quot; &quot;);&quot; &quot;)" office:value-type="string" office:string-value=" ">
            <text:p><text:s/></text:p>
          </table:table-cell>
          <table:table-cell table:style-name="ce20" table:formula="of:=IF(ISNUMBER([.L14]);IF([.L14]&gt;0;ABS([.L$3]);&quot; &quot;);&quot; &quot;)" office:value-type="string" office:string-value=" ">
            <text:p><text:s/></text:p>
          </table:table-cell>
          <table:table-cell table:style-name="ce20" table:formula="of:=IF(ISNUMBER([.M14]);IF([.M14]&gt;0;ABS([.M$3]);&quot; &quot;);&quot; &quot;)" office:value-type="string" office:string-value=" ">
            <text:p><text:s/></text:p>
          </table:table-cell>
          <table:table-cell table:style-name="ce20" table:formula="of:=IF(ISNUMBER([.N14]);IF([.N14]&gt;0;ABS([.N$3]);&quot; &quot;);&quot; &quot;)" office:value-type="string" office:string-value=" ">
            <text:p><text:s/></text:p>
          </table:table-cell>
          <table:table-cell table:style-name="ce20" table:formula="of:=IF(ISNUMBER([.O14]);IF([.O14]&gt;0;ABS([.O$3]);&quot; &quot;);&quot; &quot;)" office:value-type="string" office:string-value=" ">
            <text:p><text:s/></text:p>
          </table:table-cell>
          <table:table-cell table:style-name="ce20" table:formula="of:=IF(ISNUMBER([.P14]);IF([.P14]&gt;0;ABS([.P$3]);&quot; &quot;);&quot; &quot;)" office:value-type="string" office:string-value=" ">
            <text:p><text:s/></text:p>
          </table:table-cell>
          <table:table-cell table:style-name="ce20" table:formula="of:=IF(ISNUMBER([.Q14]);IF([.Q14]&gt;0;ABS([.Q$3]);&quot; &quot;);&quot; &quot;)" office:value-type="string" office:string-value=" ">
            <text:p><text:s/></text:p>
          </table:table-cell>
          <table:table-cell table:style-name="ce20" table:formula="of:=IF(ISNUMBER([.R14]);IF([.R14]&gt;0;ABS([.R$3]);&quot; &quot;);&quot; &quot;)" office:value-type="string" office:string-value=" ">
            <text:p><text:s/></text:p>
          </table:table-cell>
          <table:table-cell table:style-name="ce20" table:formula="of:=IF(ISNUMBER([.S14]);IF([.S14]&gt;0;ABS([.S$3]);&quot; &quot;);&quot; &quot;)" office:value-type="string" office:string-value=" ">
            <text:p><text:s/></text:p>
          </table:table-cell>
          <table:table-cell table:style-name="ce20" table:formula="of:=IF(ISNUMBER([.T14]);IF([.T14]&gt;0;ABS([.T$3]);&quot; &quot;);&quot; &quot;)" office:value-type="string" office:string-value=" ">
            <text:p><text:s/></text:p>
          </table:table-cell>
          <table:table-cell table:style-name="ce20" table:formula="of:=IF(ISNUMBER([.U14]);IF([.U14]&gt;0;ABS([.U$3]);&quot; &quot;);&quot; &quot;)" office:value-type="string" office:string-value=" ">
            <text:p><text:s/></text:p>
          </table:table-cell>
          <table:table-cell table:style-name="ce20" table:formula="of:=IF(ISNUMBER([.V14]);IF([.V14]&gt;0;ABS([.V$3]);&quot; &quot;);&quot; &quot;)" office:value-type="string" office:string-value=" ">
            <text:p><text:s/></text:p>
          </table:table-cell>
          <table:table-cell table:style-name="ce20" table:formula="of:=IF(ISNUMBER([.W14]);IF([.W14]&gt;0;ABS([.W$3]);&quot; &quot;);&quot; &quot;)" office:value-type="string" office:string-value=" ">
            <text:p><text:s/></text:p>
          </table:table-cell>
          <table:table-cell table:style-name="ce20" table:formula="of:=IF(ISNUMBER([.X14]);IF([.X14]&gt;0;ABS([.X$3]);&quot; &quot;);&quot; &quot;)" office:value-type="string" office:string-value=" ">
            <text:p><text:s/></text:p>
          </table:table-cell>
          <table:table-cell table:style-name="ce20" table:formula="of:=IF(ISNUMBER([.Y14]);IF([.Y14]&gt;0;ABS([.Y$3]);&quot; &quot;);&quot; &quot;)" office:value-type="string" office:string-value=" ">
            <text:p><text:s/></text:p>
          </table:table-cell>
          <table:table-cell table:style-name="ce20" table:formula="of:=IF(ISNUMBER([.Z14]);IF([.Z14]&gt;0;ABS([.Z$3]);&quot; &quot;);&quot; &quot;)" office:value-type="string" office:string-value=" ">
            <text:p><text:s/></text:p>
          </table:table-cell>
          <table:table-cell table:style-name="ce20" table:formula="of:=IF(ISNUMBER([.AA14]);IF([.AA14]&gt;0;ABS([.AA$3]);&quot; &quot;);&quot; &quot;)" office:value-type="string" office:string-value=" ">
            <text:p><text:s/></text:p>
          </table:table-cell>
          <table:table-cell table:style-name="ce20" table:formula="of:=IF(ISNUMBER([.AB14]);IF([.AB14]&gt;0;ABS([.AB$3]);&quot; &quot;);&quot; &quot;)" office:value-type="string" office:string-value=" ">
            <text:p><text:s/></text:p>
          </table:table-cell>
          <table:table-cell table:style-name="ce20" table:formula="of:=IF(ISNUMBER([.AC14]);IF([.AC14]&gt;0;ABS([.AC$3]);&quot; &quot;);&quot; &quot;)" office:value-type="string" office:string-value=" ">
            <text:p><text:s/></text:p>
          </table:table-cell>
          <table:table-cell table:style-name="ce20" table:formula="of:=IF(ISNUMBER([.AD14]);IF([.AD14]&gt;0;ABS([.AD$3]);&quot; &quot;);&quot; &quot;)" office:value-type="string" office:string-value=" ">
            <text:p><text:s/></text:p>
          </table:table-cell>
          <table:table-cell table:style-name="ce20" table:formula="of:=IF(ISNUMBER([.AE14]);IF([.AE14]&gt;0;ABS([.AE$3]);&quot; &quot;);&quot; &quot;)" office:value-type="string" office:string-value=" ">
            <text:p><text:s/></text:p>
          </table:table-cell>
          <table:table-cell table:style-name="ce20" table:formula="of:=IF(ISNUMBER([.AF14]);IF([.AF14]&gt;0;ABS([.AF$3]);&quot; &quot;);&quot; &quot;)" office:value-type="string" office:string-value=" ">
            <text:p><text:s/></text:p>
          </table:table-cell>
          <table:table-cell table:style-name="ce20" table:formula="of:=IF(ISNUMBER([.AG14]);IF([.AG14]&gt;0;ABS([.AG$3]);&quot; &quot;);&quot; &quot;)" office:value-type="string" office:string-value=" ">
            <text:p><text:s/></text:p>
          </table:table-cell>
          <table:table-cell table:style-name="ce20" table:formula="of:=IF(ISNUMBER([.AH14]);IF([.AH14]&gt;0;ABS([.AH$3]);&quot; &quot;);&quot; &quot;)" office:value-type="string" office:string-value=" ">
            <text:p><text:s/></text:p>
          </table:table-cell>
          <table:table-cell table:style-name="ce20" table:formula="of:=IF(ISNUMBER([.AI14]);IF([.AI14]&gt;0;ABS([.AI$3]);&quot; &quot;);&quot; &quot;)" office:value-type="string" office:string-value=" ">
            <text:p><text:s/></text:p>
          </table:table-cell>
          <table:table-cell table:style-name="ce20" table:formula="of:=IF(ISNUMBER([.AJ14]);IF([.AJ14]&gt;0;ABS([.AJ$3]);&quot; &quot;);&quot; &quot;)" office:value-type="string" office:string-value=" ">
            <text:p><text:s/></text:p>
          </table:table-cell>
          <table:table-cell table:style-name="ce20" table:formula="of:=IF(ISNUMBER([.AK14]);IF([.AK14]&gt;0;ABS([.AK$3]);&quot; &quot;);&quot; &quot;)" office:value-type="string" office:string-value=" ">
            <text:p><text:s/></text:p>
          </table:table-cell>
          <table:table-cell table:style-name="ce20" table:formula="of:=IF(ISNUMBER([.AL14]);IF([.AL14]&gt;0;ABS([.AL$3]);&quot; &quot;);&quot; &quot;)" office:value-type="string" office:string-value=" ">
            <text:p><text:s/></text:p>
          </table:table-cell>
          <table:table-cell table:style-name="ce20" table:formula="of:=IF(ISNUMBER([.AM14]);IF([.AM14]&gt;0;ABS([.AM$3]);&quot; &quot;);&quot; &quot;)" office:value-type="string" office:string-value=" ">
            <text:p><text:s/></text:p>
          </table:table-cell>
          <table:table-cell table:style-name="ce20" table:formula="of:=IF(ISNUMBER([.AN14]);IF([.AN14]&gt;0;ABS([.AN$3]);&quot; &quot;);&quot; &quot;)" office:value-type="string" office:string-value=" ">
            <text:p><text:s/></text:p>
          </table:table-cell>
          <table:table-cell table:style-name="ce20" table:formula="of:=IF(ISNUMBER([.AO14]);IF([.AO14]&gt;0;ABS([.AO$3]);&quot; &quot;);&quot; &quot;)" office:value-type="string" office:string-value=" ">
            <text:p><text:s/></text:p>
          </table:table-cell>
          <table:table-cell table:style-name="ce20" table:formula="of:=IF(ISNUMBER([.AP14]);IF([.AP14]&gt;0;ABS([.AP$3]);&quot; &quot;);&quot; &quot;)" office:value-type="string" office:string-value=" ">
            <text:p><text:s/></text:p>
          </table:table-cell>
          <table:table-cell table:style-name="ce20" table:formula="of:=IF(ISNUMBER([.AQ14]);IF([.AQ14]&gt;0;ABS([.AQ$3]);&quot; &quot;);&quot; &quot;)" office:value-type="string" office:string-value=" ">
            <text:p><text:s/></text:p>
          </table:table-cell>
          <table:table-cell table:style-name="ce20" table:formula="of:=IF(ISNUMBER([.AR14]);IF([.AR14]&gt;0;ABS([.AR$3]);&quot; &quot;);&quot; &quot;)" office:value-type="string" office:string-value=" ">
            <text:p><text:s/></text:p>
          </table:table-cell>
          <table:table-cell table:style-name="ce20" table:formula="of:=IF(ISNUMBER([.AS14]);IF([.AS14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4]);IF([.AU14]&gt;0;ABS([.AU$3]);&quot; &quot;);&quot; &quot;)" office:value-type="float" office:value="20">
            <text:p>20</text:p>
          </table:table-cell>
          <table:table-cell table:style-name="ce20" table:formula="of:=IF(ISNUMBER([.AV14]);IF([.AV14]&gt;0;ABS([.AV$3]);&quot; &quot;);&quot; &quot;)" office:value-type="string" office:string-value=" ">
            <text:p><text:s/></text:p>
          </table:table-cell>
          <table:table-cell table:style-name="ce20" table:formula="of:=IF(ISNUMBER([.AW14]);IF([.AW14]&gt;0;ABS([.AW$3]);&quot; &quot;);&quot; &quot;)" office:value-type="string" office:string-value=" ">
            <text:p><text:s/></text:p>
          </table:table-cell>
          <table:table-cell table:style-name="ce20" table:formula="of:=IF(ISNUMBER([.AX14]);IF([.AX14]&gt;0;ABS([.AX$3]);&quot; &quot;);&quot; &quot;)" office:value-type="string" office:string-value=" ">
            <text:p><text:s/></text:p>
          </table:table-cell>
          <table:table-cell table:style-name="ce20" table:formula="of:=IF(ISNUMBER([.AY14]);IF([.AY14]&gt;0;ABS([.AY$3]);&quot; &quot;);&quot; &quot;)" office:value-type="string" office:string-value=" ">
            <text:p><text:s/></text:p>
          </table:table-cell>
          <table:table-cell table:style-name="ce20" table:formula="of:=IF(ISNUMBER([.AZ14]);IF([.AZ14]&gt;0;ABS([.AZ$3]);&quot; &quot;);&quot; &quot;)" office:value-type="string" office:string-value=" ">
            <text:p><text:s/></text:p>
          </table:table-cell>
          <table:table-cell table:style-name="ce20" table:formula="of:=IF(ISNUMBER([.BA14]);IF([.BA14]&gt;0;ABS([.BA$3]);&quot; &quot;);&quot; &quot;)" office:value-type="string" office:string-value=" ">
            <text:p><text:s/></text:p>
          </table:table-cell>
          <table:table-cell table:style-name="ce20" table:formula="of:=IF(ISNUMBER([.BB14]);IF([.BB14]&gt;0;ABS([.BB$3]);&quot; &quot;);&quot; &quot;)" office:value-type="string" office:string-value=" ">
            <text:p><text:s/></text:p>
          </table:table-cell>
          <table:table-cell table:style-name="ce20" table:formula="of:=IF(ISNUMBER([.BC14]);IF([.BC14]&gt;0;ABS([.BC$3]);&quot; &quot;);&quot; &quot;)" office:value-type="string" office:string-value=" ">
            <text:p><text:s/></text:p>
          </table:table-cell>
          <table:table-cell table:style-name="ce20" table:formula="of:=IF(ISNUMBER([.BD14]);IF([.BD14]&gt;0;ABS([.BD$3]);&quot; &quot;);&quot; &quot;)" office:value-type="string" office:string-value=" ">
            <text:p><text:s/></text:p>
          </table:table-cell>
          <table:table-cell table:style-name="ce20" table:formula="of:=IF(ISNUMBER([.BE14]);IF([.BE14]&gt;0;ABS([.BE$3]);&quot; &quot;);&quot; &quot;)" office:value-type="string" office:string-value=" ">
            <text:p><text:s/></text:p>
          </table:table-cell>
          <table:table-cell table:style-name="ce20" table:formula="of:=IF(ISNUMBER([.BF14]);IF([.BF14]&gt;0;ABS([.BF$3]);&quot; &quot;);&quot; &quot;)" office:value-type="string" office:string-value=" ">
            <text:p><text:s/></text:p>
          </table:table-cell>
          <table:table-cell table:style-name="ce20" table:formula="of:=IF(ISNUMBER([.BG14]);IF([.BG14]&gt;0;ABS([.BG$3]);&quot; &quot;);&quot; &quot;)" office:value-type="string" office:string-value=" ">
            <text:p><text:s/></text:p>
          </table:table-cell>
          <table:table-cell table:style-name="ce20" table:formula="of:=IF(ISNUMBER([.BH14]);IF([.BH14]&gt;0;ABS([.BH$3]);&quot; &quot;);&quot; &quot;)" office:value-type="string" office:string-value=" ">
            <text:p><text:s/></text:p>
          </table:table-cell>
          <table:table-cell table:style-name="ce20" table:formula="of:=IF(ISNUMBER([.BI14]);IF([.BI14]&gt;0;ABS([.BI$3]);&quot; &quot;);&quot; &quot;)" office:value-type="string" office:string-value=" ">
            <text:p><text:s/></text:p>
          </table:table-cell>
          <table:table-cell table:style-name="ce20" table:formula="of:=IF(ISNUMBER([.BJ14]);IF([.BJ14]&gt;0;ABS([.BJ$3]);&quot; &quot;);&quot; &quot;)" office:value-type="string" office:string-value=" ">
            <text:p><text:s/></text:p>
          </table:table-cell>
          <table:table-cell table:style-name="ce20" table:formula="of:=IF(ISNUMBER([.BK14]);IF([.BK14]&gt;0;ABS([.BK$3]);&quot; &quot;);&quot; &quot;)" office:value-type="string" office:string-value=" ">
            <text:p><text:s/></text:p>
          </table:table-cell>
          <table:table-cell table:style-name="ce20" table:formula="of:=IF(ISNUMBER([.BL14]);IF([.BL14]&gt;0;ABS([.BL$3]);&quot; &quot;);&quot; &quot;)" office:value-type="string" office:string-value=" ">
            <text:p><text:s/></text:p>
          </table:table-cell>
          <table:table-cell table:style-name="ce20" table:formula="of:=IF(ISNUMBER([.BM14]);IF([.BM14]&gt;0;ABS([.BM$3]);&quot; &quot;);&quot; &quot;)" office:value-type="string" office:string-value=" ">
            <text:p><text:s/></text:p>
          </table:table-cell>
          <table:table-cell table:style-name="ce20" table:formula="of:=IF(ISNUMBER([.BN14]);IF([.BN14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14]);IF([.BR14]&gt;0;ABS([.BR$3]);&quot; &quot;);&quot; &quot;)" office:value-type="string" office:string-value=" ">
            <text:p><text:s/></text:p>
          </table:table-cell>
          <table:table-cell table:style-name="ce64" table:formula="of:=IF(ISNUMBER([.BS14]);IF([.BS14]&gt;0;ABS([.BS$3]);&quot; &quot;);&quot; &quot;)" office:value-type="string" office:string-value=" ">
            <text:p><text:s/></text:p>
          </table:table-cell>
          <table:table-cell table:style-name="ce64" table:formula="of:=IF(ISNUMBER([.BT14]);IF([.BT14]&gt;0;ABS([.BT$3]);&quot; &quot;);&quot; &quot;)" office:value-type="string" office:string-value=" ">
            <text:p><text:s/></text:p>
          </table:table-cell>
          <table:table-cell table:style-name="ce64" table:formula="of:=IF(ISNUMBER([.BU14]);IF([.BU14]&gt;0;ABS([.BU$3]);&quot; &quot;);&quot; &quot;)" office:value-type="string" office:string-value=" ">
            <text:p><text:s/></text:p>
          </table:table-cell>
          <table:table-cell table:style-name="ce64" table:formula="of:=IF(ISNUMBER([.BV14]);IF([.BV14]&gt;0;ABS([.BV$3]);&quot; &quot;);&quot; &quot;)" office:value-type="string" office:string-value=" ">
            <text:p><text:s/></text:p>
          </table:table-cell>
          <table:table-cell table:style-name="ce64" table:formula="of:=IF(ISNUMBER([.BW14]);IF([.BW14]&gt;0;ABS([.BW$3]);&quot; &quot;);&quot; &quot;)" office:value-type="string" office:string-value=" ">
            <text:p><text:s/></text:p>
          </table:table-cell>
          <table:table-cell table:style-name="ce64" table:formula="of:=IF(ISNUMBER([.BX14]);IF([.BX14]&gt;0;ABS([.BX$3]);&quot; &quot;);&quot; &quot;)" office:value-type="string" office:string-value=" ">
            <text:p><text:s/></text:p>
          </table:table-cell>
          <table:table-cell table:style-name="ce64" table:formula="of:=IF(ISNUMBER([.BY14]);IF([.BY14]&gt;0;ABS([.BY$3]);&quot; &quot;);&quot; &quot;)" office:value-type="string" office:string-value=" ">
            <text:p><text:s/></text:p>
          </table:table-cell>
          <table:table-cell table:style-name="ce73" table:formula="of:=IF(ISNUMBER([.BZ14]);IF([.BZ14]&gt;0;ABS([.BZ$3]);&quot; &quot;);&quot; &quot;)" office:value-type="string" office:string-value=" ">
            <text:p><text:s/></text:p>
          </table:table-cell>
          <table:table-cell table:style-name="ce73" table:formula="of:=IF(ISNUMBER([.CA14]);IF([.CA14]&gt;0;ABS([.CA$3]);&quot; &quot;);&quot; &quot;)" office:value-type="string" office:string-value=" ">
            <text:p><text:s/></text:p>
          </table:table-cell>
          <table:table-cell table:style-name="ce73" table:formula="of:=IF(ISNUMBER([.CB14]);IF([.CB14]&gt;0;ABS([.CB$3]);&quot; &quot;);&quot; &quot;)" office:value-type="string" office:string-value=" ">
            <text:p><text:s/></text:p>
          </table:table-cell>
          <table:table-cell table:style-name="ce73" table:formula="of:=IF(ISNUMBER([.CC14]);IF([.CC14]&gt;0;ABS([.CC$3]);&quot; &quot;);&quot; &quot;)" office:value-type="string" office:string-value=" ">
            <text:p><text:s/></text:p>
          </table:table-cell>
          <table:table-cell table:style-name="ce73" table:formula="of:=IF(ISNUMBER([.CD14]);IF([.CD14]&gt;0;ABS([.CD$3]);&quot; &quot;);&quot; &quot;)" office:value-type="string" office:string-value=" ">
            <text:p><text:s/></text:p>
          </table:table-cell>
          <table:table-cell table:style-name="ce73" table:formula="of:=IF(ISNUMBER([.CE14]);IF([.CE14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R$3];&quot;&gt;0&quot;;[.$B16:.$BR16])" office:value-type="float" office:value="120">
            <text:p>120</text:p>
          </table:table-cell>
          <table:table-cell table:style-name="ce91" table:formula="of:=SUMIF([.$B$3:.$CE$3];&quot;&lt;0&quot;;[.$B16:.$CE16])" office:value-type="float" office:value="20">
            <text:p>20</text:p>
          </table:table-cell>
          <table:table-cell table:style-name="ce95" table:formula="of:=[.CG15]/[.CH15]" office:value-type="float" office:value="6">
            <text:p>6</text:p>
          </table:table-cell>
          <table:table-cell table:style-name="ce95" table:number-columns-repeated="937"/>
        </table:table-row>
        <table:table-row table:style-name="ro5">
          <table:table-cell/>
          <table:table-cell table:style-name="ce20" table:formula="of:=IF(ISNUMBER([.B14]);IF([.B14]&gt;0;&quot; &quot;;ABS([.B$3]));&quot; &quot;)" office:value-type="float" office:value="20">
            <text:p>20</text:p>
          </table:table-cell>
          <table:table-cell table:style-name="ce20" table:formula="of:=IF(ISNUMBER([.C14]);IF([.C14]&gt;0;&quot; &quot;;ABS([.C$3]));&quot; &quot;)" office:value-type="string" office:string-value=" ">
            <text:p><text:s/></text:p>
          </table:table-cell>
          <table:table-cell table:style-name="ce20" table:formula="of:=IF(ISNUMBER([.D14]);IF([.D14]&gt;0;&quot; &quot;;ABS([.D$3]));&quot; &quot;)" office:value-type="string" office:string-value=" ">
            <text:p><text:s/></text:p>
          </table:table-cell>
          <table:table-cell table:style-name="ce20" table:formula="of:=IF(ISNUMBER([.E14]);IF([.E14]&gt;0;&quot; &quot;;ABS([.E$3]));&quot; &quot;)" office:value-type="string" office:string-value=" ">
            <text:p><text:s/></text:p>
          </table:table-cell>
          <table:table-cell table:style-name="ce20" table:formula="of:=IF(ISNUMBER([.F14]);IF([.F14]&gt;0;&quot; &quot;;ABS([.F$3]));&quot; &quot;)" office:value-type="string" office:string-value=" ">
            <text:p><text:s/></text:p>
          </table:table-cell>
          <table:table-cell table:style-name="ce20" table:formula="of:=IF(ISNUMBER([.G14]);IF([.G14]&gt;0;&quot; &quot;;ABS([.G$3]));&quot; &quot;)" office:value-type="string" office:string-value=" ">
            <text:p><text:s/></text:p>
          </table:table-cell>
          <table:table-cell table:style-name="ce20" table:formula="of:=IF(ISNUMBER([.H14]);IF([.H14]&gt;0;&quot; &quot;;ABS([.H$3]));&quot; &quot;)" office:value-type="string" office:string-value=" ">
            <text:p><text:s/></text:p>
          </table:table-cell>
          <table:table-cell table:style-name="ce20" table:formula="of:=IF(ISNUMBER([.I14]);IF([.I14]&gt;0;&quot; &quot;;ABS([.I$3]));&quot; &quot;)" office:value-type="string" office:string-value=" ">
            <text:p><text:s/></text:p>
          </table:table-cell>
          <table:table-cell table:style-name="ce20" table:formula="of:=IF(ISNUMBER([.J14]);IF([.J14]&gt;0;&quot; &quot;;ABS([.J$3]));&quot; &quot;)" office:value-type="string" office:string-value=" ">
            <text:p><text:s/></text:p>
          </table:table-cell>
          <table:table-cell table:style-name="ce20" table:formula="of:=IF(ISNUMBER([.K14]);IF([.K14]&gt;0;&quot; &quot;;ABS([.K$3]));&quot; &quot;)" office:value-type="float" office:value="20">
            <text:p>20</text:p>
          </table:table-cell>
          <table:table-cell table:style-name="ce20" table:formula="of:=IF(ISNUMBER([.L14]);IF([.L14]&gt;0;&quot; &quot;;ABS([.L$3]));&quot; &quot;)" office:value-type="string" office:string-value=" ">
            <text:p><text:s/></text:p>
          </table:table-cell>
          <table:table-cell table:style-name="ce20" table:formula="of:=IF(ISNUMBER([.M14]);IF([.M14]&gt;0;&quot; &quot;;ABS([.M$3]));&quot; &quot;)" office:value-type="string" office:string-value=" ">
            <text:p><text:s/></text:p>
          </table:table-cell>
          <table:table-cell table:style-name="ce20" table:formula="of:=IF(ISNUMBER([.N14]);IF([.N14]&gt;0;&quot; &quot;;ABS([.N$3]));&quot; &quot;)" office:value-type="string" office:string-value=" ">
            <text:p><text:s/></text:p>
          </table:table-cell>
          <table:table-cell table:style-name="ce20" table:formula="of:=IF(ISNUMBER([.O14]);IF([.O14]&gt;0;&quot; &quot;;ABS([.O$3]));&quot; &quot;)" office:value-type="float" office:value="20">
            <text:p>20</text:p>
          </table:table-cell>
          <table:table-cell table:style-name="ce20" table:formula="of:=IF(ISNUMBER([.P14]);IF([.P14]&gt;0;&quot; &quot;;ABS([.P$3]));&quot; &quot;)" office:value-type="float" office:value="20">
            <text:p>20</text:p>
          </table:table-cell>
          <table:table-cell table:style-name="ce20" table:formula="of:=IF(ISNUMBER([.Q14]);IF([.Q14]&gt;0;&quot; &quot;;ABS([.Q$3]));&quot; &quot;)" office:value-type="string" office:string-value=" ">
            <text:p><text:s/></text:p>
          </table:table-cell>
          <table:table-cell table:style-name="ce20" table:formula="of:=IF(ISNUMBER([.R14]);IF([.R14]&gt;0;&quot; &quot;;ABS([.R$3]));&quot; &quot;)" office:value-type="float" office:value="20">
            <text:p>20</text:p>
          </table:table-cell>
          <table:table-cell table:style-name="ce20" table:formula="of:=IF(ISNUMBER([.S14]);IF([.S14]&gt;0;&quot; &quot;;ABS([.S$3]));&quot; &quot;)" office:value-type="float" office:value="20">
            <text:p>20</text:p>
          </table:table-cell>
          <table:table-cell table:style-name="ce20" table:formula="of:=IF(ISNUMBER([.T14]);IF([.T14]&gt;0;&quot; &quot;;ABS([.T$3]));&quot; &quot;)" office:value-type="string" office:string-value=" ">
            <text:p><text:s/></text:p>
          </table:table-cell>
          <table:table-cell table:style-name="ce20" table:formula="of:=IF(ISNUMBER([.U14]);IF([.U14]&gt;0;&quot; &quot;;ABS([.U$3]));&quot; &quot;)" office:value-type="string" office:string-value=" ">
            <text:p><text:s/></text:p>
          </table:table-cell>
          <table:table-cell table:style-name="ce20" table:formula="of:=IF(ISNUMBER([.V14]);IF([.V14]&gt;0;&quot; &quot;;ABS([.V$3]));&quot; &quot;)" office:value-type="string" office:string-value=" ">
            <text:p><text:s/></text:p>
          </table:table-cell>
          <table:table-cell table:style-name="ce20" table:formula="of:=IF(ISNUMBER([.W14]);IF([.W14]&gt;0;&quot; &quot;;ABS([.W$3]));&quot; &quot;)" office:value-type="string" office:string-value=" ">
            <text:p><text:s/></text:p>
          </table:table-cell>
          <table:table-cell table:style-name="ce20" table:formula="of:=IF(ISNUMBER([.X14]);IF([.X14]&gt;0;&quot; &quot;;ABS([.X$3]));&quot; &quot;)" office:value-type="string" office:string-value=" ">
            <text:p><text:s/></text:p>
          </table:table-cell>
          <table:table-cell table:style-name="ce20" table:formula="of:=IF(ISNUMBER([.Y14]);IF([.Y14]&gt;0;&quot; &quot;;ABS([.Y$3]));&quot; &quot;)" office:value-type="string" office:string-value=" ">
            <text:p><text:s/></text:p>
          </table:table-cell>
          <table:table-cell table:style-name="ce20" table:formula="of:=IF(ISNUMBER([.Z14]);IF([.Z14]&gt;0;&quot; &quot;;ABS([.Z$3]));&quot; &quot;)" office:value-type="string" office:string-value=" ">
            <text:p><text:s/></text:p>
          </table:table-cell>
          <table:table-cell table:style-name="ce20" table:formula="of:=IF(ISNUMBER([.AA14]);IF([.AA14]&gt;0;&quot; &quot;;ABS([.AA$3]));&quot; &quot;)" office:value-type="string" office:string-value=" ">
            <text:p><text:s/></text:p>
          </table:table-cell>
          <table:table-cell table:style-name="ce20" table:formula="of:=IF(ISNUMBER([.AB14]);IF([.AB14]&gt;0;&quot; &quot;;ABS([.AB$3]));&quot; &quot;)" office:value-type="string" office:string-value=" ">
            <text:p><text:s/></text:p>
          </table:table-cell>
          <table:table-cell table:style-name="ce20" table:formula="of:=IF(ISNUMBER([.AC14]);IF([.AC14]&gt;0;&quot; &quot;;ABS([.AC$3]));&quot; &quot;)" office:value-type="string" office:string-value=" ">
            <text:p><text:s/></text:p>
          </table:table-cell>
          <table:table-cell table:style-name="ce20" table:formula="of:=IF(ISNUMBER([.AD14]);IF([.AD14]&gt;0;&quot; &quot;;ABS([.AD$3]));&quot; &quot;)" office:value-type="string" office:string-value=" ">
            <text:p><text:s/></text:p>
          </table:table-cell>
          <table:table-cell table:style-name="ce20" table:formula="of:=IF(ISNUMBER([.AE14]);IF([.AE14]&gt;0;&quot; &quot;;ABS([.AE$3]));&quot; &quot;)" office:value-type="string" office:string-value=" ">
            <text:p><text:s/></text:p>
          </table:table-cell>
          <table:table-cell table:style-name="ce20" table:formula="of:=IF(ISNUMBER([.AF14]);IF([.AF14]&gt;0;&quot; &quot;;ABS([.AF$3]));&quot; &quot;)" office:value-type="string" office:string-value=" ">
            <text:p><text:s/></text:p>
          </table:table-cell>
          <table:table-cell table:style-name="ce20" table:formula="of:=IF(ISNUMBER([.AG14]);IF([.AG14]&gt;0;&quot; &quot;;ABS([.AG$3]));&quot; &quot;)" office:value-type="string" office:string-value=" ">
            <text:p><text:s/></text:p>
          </table:table-cell>
          <table:table-cell table:style-name="ce20" table:formula="of:=IF(ISNUMBER([.AH14]);IF([.AH14]&gt;0;&quot; &quot;;ABS([.AH$3]));&quot; &quot;)" office:value-type="string" office:string-value=" ">
            <text:p><text:s/></text:p>
          </table:table-cell>
          <table:table-cell table:style-name="ce20" table:formula="of:=IF(ISNUMBER([.AI14]);IF([.AI14]&gt;0;&quot; &quot;;ABS([.AI$3]));&quot; &quot;)" office:value-type="string" office:string-value=" ">
            <text:p><text:s/></text:p>
          </table:table-cell>
          <table:table-cell table:style-name="ce20" table:formula="of:=IF(ISNUMBER([.AJ14]);IF([.AJ14]&gt;0;&quot; &quot;;ABS([.AJ$3]));&quot; &quot;)" office:value-type="string" office:string-value=" ">
            <text:p><text:s/></text:p>
          </table:table-cell>
          <table:table-cell table:style-name="ce20" table:formula="of:=IF(ISNUMBER([.AK14]);IF([.AK14]&gt;0;&quot; &quot;;ABS([.AK$3]));&quot; &quot;)" office:value-type="string" office:string-value=" ">
            <text:p><text:s/></text:p>
          </table:table-cell>
          <table:table-cell table:style-name="ce20" table:formula="of:=IF(ISNUMBER([.AL14]);IF([.AL14]&gt;0;&quot; &quot;;ABS([.AL$3]));&quot; &quot;)" office:value-type="string" office:string-value=" ">
            <text:p><text:s/></text:p>
          </table:table-cell>
          <table:table-cell table:style-name="ce20" table:formula="of:=IF(ISNUMBER([.AM14]);IF([.AM14]&gt;0;&quot; &quot;;ABS([.AM$3]));&quot; &quot;)" office:value-type="string" office:string-value=" ">
            <text:p><text:s/></text:p>
          </table:table-cell>
          <table:table-cell table:style-name="ce20" table:formula="of:=IF(ISNUMBER([.AN14]);IF([.AN14]&gt;0;&quot; &quot;;ABS([.AN$3]));&quot; &quot;)" office:value-type="string" office:string-value=" ">
            <text:p><text:s/></text:p>
          </table:table-cell>
          <table:table-cell table:style-name="ce20" table:formula="of:=IF(ISNUMBER([.AO14]);IF([.AO14]&gt;0;&quot; &quot;;ABS([.AO$3]));&quot; &quot;)" office:value-type="string" office:string-value=" ">
            <text:p><text:s/></text:p>
          </table:table-cell>
          <table:table-cell table:style-name="ce20" table:formula="of:=IF(ISNUMBER([.AP14]);IF([.AP14]&gt;0;&quot; &quot;;ABS([.AP$3]));&quot; &quot;)" office:value-type="string" office:string-value=" ">
            <text:p><text:s/></text:p>
          </table:table-cell>
          <table:table-cell table:style-name="ce20" table:formula="of:=IF(ISNUMBER([.AQ14]);IF([.AQ14]&gt;0;&quot; &quot;;ABS([.AQ$3]));&quot; &quot;)" office:value-type="string" office:string-value=" ">
            <text:p><text:s/></text:p>
          </table:table-cell>
          <table:table-cell table:style-name="ce20" table:formula="of:=IF(ISNUMBER([.AR14]);IF([.AR14]&gt;0;&quot; &quot;;ABS([.AR$3]));&quot; &quot;)" office:value-type="string" office:string-value=" ">
            <text:p><text:s/></text:p>
          </table:table-cell>
          <table:table-cell table:style-name="ce20" table:formula="of:=IF(ISNUMBER([.AS14]);IF([.AS14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4]);IF([.AU14]&gt;0;&quot; &quot;;ABS([.AU$3]));&quot; &quot;)" office:value-type="string" office:string-value=" ">
            <text:p><text:s/></text:p>
          </table:table-cell>
          <table:table-cell table:style-name="ce20" table:formula="of:=IF(ISNUMBER([.AV14]);IF([.AV14]&gt;0;&quot; &quot;;ABS([.AV$3]));&quot; &quot;)" office:value-type="float" office:value="20">
            <text:p>20</text:p>
          </table:table-cell>
          <table:table-cell table:style-name="ce20" table:formula="of:=IF(ISNUMBER([.AW14]);IF([.AW14]&gt;0;&quot; &quot;;ABS([.AW$3]));&quot; &quot;)" office:value-type="string" office:string-value=" ">
            <text:p><text:s/></text:p>
          </table:table-cell>
          <table:table-cell table:style-name="ce20" table:formula="of:=IF(ISNUMBER([.AX14]);IF([.AX14]&gt;0;&quot; &quot;;ABS([.AX$3]));&quot; &quot;)" office:value-type="string" office:string-value=" ">
            <text:p><text:s/></text:p>
          </table:table-cell>
          <table:table-cell table:style-name="ce20" table:formula="of:=IF(ISNUMBER([.AY14]);IF([.AY14]&gt;0;&quot; &quot;;ABS([.AY$3]));&quot; &quot;)" office:value-type="string" office:string-value=" ">
            <text:p><text:s/></text:p>
          </table:table-cell>
          <table:table-cell table:style-name="ce20" table:formula="of:=IF(ISNUMBER([.AZ14]);IF([.AZ14]&gt;0;&quot; &quot;;ABS([.AZ$3]));&quot; &quot;)" office:value-type="string" office:string-value=" ">
            <text:p><text:s/></text:p>
          </table:table-cell>
          <table:table-cell table:style-name="ce20" table:formula="of:=IF(ISNUMBER([.BA14]);IF([.BA14]&gt;0;&quot; &quot;;ABS([.BA$3]));&quot; &quot;)" office:value-type="string" office:string-value=" ">
            <text:p><text:s/></text:p>
          </table:table-cell>
          <table:table-cell table:style-name="ce20" table:formula="of:=IF(ISNUMBER([.BB14]);IF([.BB14]&gt;0;&quot; &quot;;ABS([.BB$3]));&quot; &quot;)" office:value-type="string" office:string-value=" ">
            <text:p><text:s/></text:p>
          </table:table-cell>
          <table:table-cell table:style-name="ce20" table:formula="of:=IF(ISNUMBER([.BC14]);IF([.BC14]&gt;0;&quot; &quot;;ABS([.BC$3]));&quot; &quot;)" office:value-type="string" office:string-value=" ">
            <text:p><text:s/></text:p>
          </table:table-cell>
          <table:table-cell table:style-name="ce20" table:formula="of:=IF(ISNUMBER([.BD14]);IF([.BD14]&gt;0;&quot; &quot;;ABS([.BD$3]));&quot; &quot;)" office:value-type="string" office:string-value=" ">
            <text:p><text:s/></text:p>
          </table:table-cell>
          <table:table-cell table:style-name="ce20" table:formula="of:=IF(ISNUMBER([.BE14]);IF([.BE14]&gt;0;&quot; &quot;;ABS([.BE$3]));&quot; &quot;)" office:value-type="string" office:string-value=" ">
            <text:p><text:s/></text:p>
          </table:table-cell>
          <table:table-cell table:style-name="ce20" table:formula="of:=IF(ISNUMBER([.BF14]);IF([.BF14]&gt;0;&quot; &quot;;ABS([.BF$3]));&quot; &quot;)" office:value-type="string" office:string-value=" ">
            <text:p><text:s/></text:p>
          </table:table-cell>
          <table:table-cell table:style-name="ce20" table:formula="of:=IF(ISNUMBER([.BG14]);IF([.BG14]&gt;0;&quot; &quot;;ABS([.BG$3]));&quot; &quot;)" office:value-type="string" office:string-value=" ">
            <text:p><text:s/></text:p>
          </table:table-cell>
          <table:table-cell table:style-name="ce20" table:formula="of:=IF(ISNUMBER([.BH14]);IF([.BH14]&gt;0;&quot; &quot;;ABS([.BH$3]));&quot; &quot;)" office:value-type="string" office:string-value=" ">
            <text:p><text:s/></text:p>
          </table:table-cell>
          <table:table-cell table:style-name="ce20" table:formula="of:=IF(ISNUMBER([.BI14]);IF([.BI14]&gt;0;&quot; &quot;;ABS([.BI$3]));&quot; &quot;)" office:value-type="string" office:string-value=" ">
            <text:p><text:s/></text:p>
          </table:table-cell>
          <table:table-cell table:style-name="ce20" table:formula="of:=IF(ISNUMBER([.BJ14]);IF([.BJ14]&gt;0;&quot; &quot;;ABS([.BJ$3]));&quot; &quot;)" office:value-type="string" office:string-value=" ">
            <text:p><text:s/></text:p>
          </table:table-cell>
          <table:table-cell table:style-name="ce20" table:formula="of:=IF(ISNUMBER([.BK14]);IF([.BK14]&gt;0;&quot; &quot;;ABS([.BK$3]));&quot; &quot;)" office:value-type="string" office:string-value=" ">
            <text:p><text:s/></text:p>
          </table:table-cell>
          <table:table-cell table:style-name="ce20" table:formula="of:=IF(ISNUMBER([.BL14]);IF([.BL14]&gt;0;&quot; &quot;;ABS([.BL$3]));&quot; &quot;)" office:value-type="string" office:string-value=" ">
            <text:p><text:s/></text:p>
          </table:table-cell>
          <table:table-cell table:style-name="ce20" table:formula="of:=IF(ISNUMBER([.BM14]);IF([.BM14]&gt;0;&quot; &quot;;ABS([.BM$3]));&quot; &quot;)" office:value-type="string" office:string-value=" ">
            <text:p><text:s/></text:p>
          </table:table-cell>
          <table:table-cell table:style-name="ce20" table:formula="of:=IF(ISNUMBER([.BN14]);IF([.BN14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14]);IF([.BR14]&gt;0;&quot; &quot;;ABS([.BR$3]));&quot; &quot;)" office:value-type="string" office:string-value=" ">
            <text:p><text:s/></text:p>
          </table:table-cell>
          <table:table-cell table:style-name="ce64" table:formula="of:=IF(ISNUMBER([.BS14]);IF([.BS14]&gt;0;&quot; &quot;;ABS([.BS$3]));&quot; &quot;)" office:value-type="string" office:string-value=" ">
            <text:p><text:s/></text:p>
          </table:table-cell>
          <table:table-cell table:style-name="ce64" table:formula="of:=IF(ISNUMBER([.BT14]);IF([.BT14]&gt;0;&quot; &quot;;ABS([.BT$3]));&quot; &quot;)" office:value-type="string" office:string-value=" ">
            <text:p><text:s/></text:p>
          </table:table-cell>
          <table:table-cell table:style-name="ce64" table:formula="of:=IF(ISNUMBER([.BU14]);IF([.BU14]&gt;0;&quot; &quot;;ABS([.BU$3]));&quot; &quot;)" office:value-type="string" office:string-value=" ">
            <text:p><text:s/></text:p>
          </table:table-cell>
          <table:table-cell table:style-name="ce64" table:formula="of:=IF(ISNUMBER([.BV14]);IF([.BV14]&gt;0;&quot; &quot;;ABS([.BV$3]));&quot; &quot;)" office:value-type="string" office:string-value=" ">
            <text:p><text:s/></text:p>
          </table:table-cell>
          <table:table-cell table:style-name="ce64" table:formula="of:=IF(ISNUMBER([.BW14]);IF([.BW14]&gt;0;&quot; &quot;;ABS([.BW$3]));&quot; &quot;)" office:value-type="string" office:string-value=" ">
            <text:p><text:s/></text:p>
          </table:table-cell>
          <table:table-cell table:style-name="ce64" table:formula="of:=IF(ISNUMBER([.BX14]);IF([.BX14]&gt;0;&quot; &quot;;ABS([.BX$3]));&quot; &quot;)" office:value-type="string" office:string-value=" ">
            <text:p><text:s/></text:p>
          </table:table-cell>
          <table:table-cell table:style-name="ce64" table:formula="of:=IF(ISNUMBER([.BY14]);IF([.BY14]&gt;0;&quot; &quot;;ABS([.BY$3]));&quot; &quot;)" office:value-type="string" office:string-value=" ">
            <text:p><text:s/></text:p>
          </table:table-cell>
          <table:table-cell table:style-name="ce73" table:formula="of:=IF(ISNUMBER([.BZ14]);IF([.BZ14]&gt;0;&quot; &quot;;ABS([.BZ$3]));&quot; &quot;)" office:value-type="string" office:string-value=" ">
            <text:p><text:s/></text:p>
          </table:table-cell>
          <table:table-cell table:style-name="ce73" table:formula="of:=IF(ISNUMBER([.CA14]);IF([.CA14]&gt;0;&quot; &quot;;ABS([.CA$3]));&quot; &quot;)" office:value-type="string" office:string-value=" ">
            <text:p><text:s/></text:p>
          </table:table-cell>
          <table:table-cell table:style-name="ce73" table:formula="of:=IF(ISNUMBER([.CB14]);IF([.CB14]&gt;0;&quot; &quot;;ABS([.CB$3]));&quot; &quot;)" office:value-type="string" office:string-value=" ">
            <text:p><text:s/></text:p>
          </table:table-cell>
          <table:table-cell table:style-name="ce73" table:formula="of:=IF(ISNUMBER([.CC14]);IF([.CC14]&gt;0;&quot; &quot;;ABS([.CC$3]));&quot; &quot;)" office:value-type="string" office:string-value=" ">
            <text:p><text:s/></text:p>
          </table:table-cell>
          <table:table-cell table:style-name="ce73" table:formula="of:=IF(ISNUMBER([.CD14]);IF([.CD14]&gt;0;&quot; &quot;;ABS([.CD$3]));&quot; &quot;)" office:value-type="string" office:string-value=" ">
            <text:p><text:s/></text:p>
          </table:table-cell>
          <table:table-cell table:style-name="ce73" table:formula="of:=IF(ISNUMBER([.CE14]);IF([.CE14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14]+[.CG15]" office:value-type="float" office:value="200">
            <text:p>200</text:p>
          </table:table-cell>
          <table:table-cell table:style-name="ce92" table:formula="of:=[.CH14]+[.CH15]" office:value-type="float" office:value="75">
            <text:p>75</text:p>
          </table:table-cell>
          <table:table-cell table:style-name="ce95" table:formula="of:=[.CG16]/[.CH16]" office:value-type="float" office:value="2.66666666666667">
            <text:p>2,67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Berserker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2"/>
          <table:table-cell table:style-name="ce22" office:value-type="float" office:value="-1.1">
            <text:p>-1,1</text:p>
          </table:table-cell>
          <table:table-cell table:style-name="ce22"/>
          <table:table-cell table:style-name="ce22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style-name="ce23"/>
          <table:table-cell table:style-name="ce23"/>
          <table:table-cell table:style-name="ce23"/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-1">
            <text:p>-1</text:p>
          </table:table-cell>
          <table:table-cell table:style-name="ce24"/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47"/>
          <table:table-cell table:style-name="ce47"/>
          <table:table-cell table:style-name="ce47"/>
          <table:table-cell table:style-name="ce45" office:value-type="float" office:value="1">
            <text:p>1</text:p>
          </table:table-cell>
          <table:table-cell table:style-name="ce47" office:value-type="float" office:value="-1">
            <text:p>-1</text:p>
          </table:table-cell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18:.$CE18])" office:value-type="float" office:value="100">
            <text:p>100</text:p>
          </table:table-cell>
          <table:table-cell table:style-name="ce91" table:formula="of:=SUMIF([.$B$3:.$CE$3];&quot;&lt;0&quot;;[.$B18:.$CE18])" office:value-type="float" office:value="55">
            <text:p>55</text:p>
          </table:table-cell>
          <table:table-cell table:style-name="ce94" table:formula="of:=[.CG17]/[.CH17]" office:value-type="float" office:value="1.81818181818182">
            <text:p>1,82</text:p>
          </table:table-cell>
          <table:table-cell table:style-name="ce94"/>
          <table:table-cell table:style-name="ce94" table:number-matrix-columns-spanned="1" table:number-matrix-rows-spanned="1" table:formula="of:=SUM(ABS([.B17:.CE17]))" office:value-type="float" office:value="15.3">
            <text:p>15,3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17]);IF([.B17]&gt;0;ABS([.B$3]);&quot; &quot;);&quot; &quot;)" office:value-type="float" office:value="20">
            <text:p>20</text:p>
          </table:table-cell>
          <table:table-cell table:style-name="ce20" table:formula="of:=IF(ISNUMBER([.C17]);IF([.C17]&gt;0;ABS([.C$3]);&quot; &quot;);&quot; &quot;)" office:value-type="float" office:value="20">
            <text:p>20</text:p>
          </table:table-cell>
          <table:table-cell table:style-name="ce20" table:formula="of:=IF(ISNUMBER([.D17]);IF([.D17]&gt;0;ABS([.D$3]);&quot; &quot;);&quot; &quot;)" office:value-type="string" office:string-value=" ">
            <text:p><text:s/></text:p>
          </table:table-cell>
          <table:table-cell table:style-name="ce20" table:formula="of:=IF(ISNUMBER([.E17]);IF([.E17]&gt;0;ABS([.E$3]);&quot; &quot;);&quot; &quot;)" office:value-type="string" office:string-value=" ">
            <text:p><text:s/></text:p>
          </table:table-cell>
          <table:table-cell table:style-name="ce20" table:formula="of:=IF(ISNUMBER([.F17]);IF([.F17]&gt;0;ABS([.F$3]);&quot; &quot;);&quot; &quot;)" office:value-type="string" office:string-value=" ">
            <text:p><text:s/></text:p>
          </table:table-cell>
          <table:table-cell table:style-name="ce20" table:formula="of:=IF(ISNUMBER([.G17]);IF([.G17]&gt;0;ABS([.G$3]);&quot; &quot;);&quot; &quot;)" office:value-type="string" office:string-value=" ">
            <text:p><text:s/></text:p>
          </table:table-cell>
          <table:table-cell table:style-name="ce20" table:formula="of:=IF(ISNUMBER([.H17]);IF([.H17]&gt;0;ABS([.H$3]);&quot; &quot;);&quot; &quot;)" office:value-type="float" office:value="20">
            <text:p>20</text:p>
          </table:table-cell>
          <table:table-cell table:style-name="ce20" table:formula="of:=IF(ISNUMBER([.I17]);IF([.I17]&gt;0;ABS([.I$3]);&quot; &quot;);&quot; &quot;)" office:value-type="float" office:value="20">
            <text:p>20</text:p>
          </table:table-cell>
          <table:table-cell table:style-name="ce20" table:formula="of:=IF(ISNUMBER([.J17]);IF([.J17]&gt;0;ABS([.J$3]);&quot; &quot;);&quot; &quot;)" office:value-type="float" office:value="35">
            <text:p>35</text:p>
          </table:table-cell>
          <table:table-cell table:style-name="ce20" table:formula="of:=IF(ISNUMBER([.K17]);IF([.K17]&gt;0;ABS([.K$3]);&quot; &quot;);&quot; &quot;)" office:value-type="string" office:string-value=" ">
            <text:p><text:s/></text:p>
          </table:table-cell>
          <table:table-cell table:style-name="ce20" table:formula="of:=IF(ISNUMBER([.L17]);IF([.L17]&gt;0;ABS([.L$3]);&quot; &quot;);&quot; &quot;)" office:value-type="string" office:string-value=" ">
            <text:p><text:s/></text:p>
          </table:table-cell>
          <table:table-cell table:style-name="ce20" table:formula="of:=IF(ISNUMBER([.M17]);IF([.M17]&gt;0;ABS([.M$3]);&quot; &quot;);&quot; &quot;)" office:value-type="string" office:string-value=" ">
            <text:p><text:s/></text:p>
          </table:table-cell>
          <table:table-cell table:style-name="ce20" table:formula="of:=IF(ISNUMBER([.N17]);IF([.N17]&gt;0;ABS([.N$3]);&quot; &quot;);&quot; &quot;)" office:value-type="string" office:string-value=" ">
            <text:p><text:s/></text:p>
          </table:table-cell>
          <table:table-cell table:style-name="ce20" table:formula="of:=IF(ISNUMBER([.O17]);IF([.O17]&gt;0;ABS([.O$3]);&quot; &quot;);&quot; &quot;)" office:value-type="string" office:string-value=" ">
            <text:p><text:s/></text:p>
          </table:table-cell>
          <table:table-cell table:style-name="ce20" table:formula="of:=IF(ISNUMBER([.P17]);IF([.P17]&gt;0;ABS([.P$3]);&quot; &quot;);&quot; &quot;)" office:value-type="string" office:string-value=" ">
            <text:p><text:s/></text:p>
          </table:table-cell>
          <table:table-cell table:style-name="ce20" table:formula="of:=IF(ISNUMBER([.Q17]);IF([.Q17]&gt;0;ABS([.Q$3]);&quot; &quot;);&quot; &quot;)" office:value-type="float" office:value="20">
            <text:p>20</text:p>
          </table:table-cell>
          <table:table-cell table:style-name="ce20" table:formula="of:=IF(ISNUMBER([.R17]);IF([.R17]&gt;0;ABS([.R$3]);&quot; &quot;);&quot; &quot;)" office:value-type="string" office:string-value=" ">
            <text:p><text:s/></text:p>
          </table:table-cell>
          <table:table-cell table:style-name="ce20" table:formula="of:=IF(ISNUMBER([.S17]);IF([.S17]&gt;0;ABS([.S$3]);&quot; &quot;);&quot; &quot;)" office:value-type="string" office:string-value=" ">
            <text:p><text:s/></text:p>
          </table:table-cell>
          <table:table-cell table:style-name="ce20" table:formula="of:=IF(ISNUMBER([.T17]);IF([.T17]&gt;0;ABS([.T$3]);&quot; &quot;);&quot; &quot;)" office:value-type="string" office:string-value=" ">
            <text:p><text:s/></text:p>
          </table:table-cell>
          <table:table-cell table:style-name="ce20" table:formula="of:=IF(ISNUMBER([.U17]);IF([.U17]&gt;0;ABS([.U$3]);&quot; &quot;);&quot; &quot;)" office:value-type="string" office:string-value=" ">
            <text:p><text:s/></text:p>
          </table:table-cell>
          <table:table-cell table:style-name="ce20" table:formula="of:=IF(ISNUMBER([.V17]);IF([.V17]&gt;0;ABS([.V$3]);&quot; &quot;);&quot; &quot;)" office:value-type="string" office:string-value=" ">
            <text:p><text:s/></text:p>
          </table:table-cell>
          <table:table-cell table:style-name="ce20" table:formula="of:=IF(ISNUMBER([.W17]);IF([.W17]&gt;0;ABS([.W$3]);&quot; &quot;);&quot; &quot;)" office:value-type="string" office:string-value=" ">
            <text:p><text:s/></text:p>
          </table:table-cell>
          <table:table-cell table:style-name="ce20" table:formula="of:=IF(ISNUMBER([.X17]);IF([.X17]&gt;0;ABS([.X$3]);&quot; &quot;);&quot; &quot;)" office:value-type="string" office:string-value=" ">
            <text:p><text:s/></text:p>
          </table:table-cell>
          <table:table-cell table:style-name="ce20" table:formula="of:=IF(ISNUMBER([.Y17]);IF([.Y17]&gt;0;ABS([.Y$3]);&quot; &quot;);&quot; &quot;)" office:value-type="string" office:string-value=" ">
            <text:p><text:s/></text:p>
          </table:table-cell>
          <table:table-cell table:style-name="ce20" table:formula="of:=IF(ISNUMBER([.Z17]);IF([.Z17]&gt;0;ABS([.Z$3]);&quot; &quot;);&quot; &quot;)" office:value-type="string" office:string-value=" ">
            <text:p><text:s/></text:p>
          </table:table-cell>
          <table:table-cell table:style-name="ce20" table:formula="of:=IF(ISNUMBER([.AA17]);IF([.AA17]&gt;0;ABS([.AA$3]);&quot; &quot;);&quot; &quot;)" office:value-type="string" office:string-value=" ">
            <text:p><text:s/></text:p>
          </table:table-cell>
          <table:table-cell table:style-name="ce20" table:formula="of:=IF(ISNUMBER([.AB17]);IF([.AB17]&gt;0;ABS([.AB$3]);&quot; &quot;);&quot; &quot;)" office:value-type="string" office:string-value=" ">
            <text:p><text:s/></text:p>
          </table:table-cell>
          <table:table-cell table:style-name="ce20" table:formula="of:=IF(ISNUMBER([.AC17]);IF([.AC17]&gt;0;ABS([.AC$3]);&quot; &quot;);&quot; &quot;)" office:value-type="string" office:string-value=" ">
            <text:p><text:s/></text:p>
          </table:table-cell>
          <table:table-cell table:style-name="ce20" table:formula="of:=IF(ISNUMBER([.AD17]);IF([.AD17]&gt;0;ABS([.AD$3]);&quot; &quot;);&quot; &quot;)" office:value-type="string" office:string-value=" ">
            <text:p><text:s/></text:p>
          </table:table-cell>
          <table:table-cell table:style-name="ce20" table:formula="of:=IF(ISNUMBER([.AE17]);IF([.AE17]&gt;0;ABS([.AE$3]);&quot; &quot;);&quot; &quot;)" office:value-type="string" office:string-value=" ">
            <text:p><text:s/></text:p>
          </table:table-cell>
          <table:table-cell table:style-name="ce20" table:formula="of:=IF(ISNUMBER([.AF17]);IF([.AF17]&gt;0;ABS([.AF$3]);&quot; &quot;);&quot; &quot;)" office:value-type="string" office:string-value=" ">
            <text:p><text:s/></text:p>
          </table:table-cell>
          <table:table-cell table:style-name="ce20" table:formula="of:=IF(ISNUMBER([.AG17]);IF([.AG17]&gt;0;ABS([.AG$3]);&quot; &quot;);&quot; &quot;)" office:value-type="string" office:string-value=" ">
            <text:p><text:s/></text:p>
          </table:table-cell>
          <table:table-cell table:style-name="ce20" table:formula="of:=IF(ISNUMBER([.AH17]);IF([.AH17]&gt;0;ABS([.AH$3]);&quot; &quot;);&quot; &quot;)" office:value-type="string" office:string-value=" ">
            <text:p><text:s/></text:p>
          </table:table-cell>
          <table:table-cell table:style-name="ce20" table:formula="of:=IF(ISNUMBER([.AI17]);IF([.AI17]&gt;0;ABS([.AI$3]);&quot; &quot;);&quot; &quot;)" office:value-type="string" office:string-value=" ">
            <text:p><text:s/></text:p>
          </table:table-cell>
          <table:table-cell table:style-name="ce20" table:formula="of:=IF(ISNUMBER([.AJ17]);IF([.AJ17]&gt;0;ABS([.AJ$3]);&quot; &quot;);&quot; &quot;)" office:value-type="string" office:string-value=" ">
            <text:p><text:s/></text:p>
          </table:table-cell>
          <table:table-cell table:style-name="ce20" table:formula="of:=IF(ISNUMBER([.AK17]);IF([.AK17]&gt;0;ABS([.AK$3]);&quot; &quot;);&quot; &quot;)" office:value-type="string" office:string-value=" ">
            <text:p><text:s/></text:p>
          </table:table-cell>
          <table:table-cell table:style-name="ce20" table:formula="of:=IF(ISNUMBER([.AL17]);IF([.AL17]&gt;0;ABS([.AL$3]);&quot; &quot;);&quot; &quot;)" office:value-type="string" office:string-value=" ">
            <text:p><text:s/></text:p>
          </table:table-cell>
          <table:table-cell table:style-name="ce20" table:formula="of:=IF(ISNUMBER([.AM17]);IF([.AM17]&gt;0;ABS([.AM$3]);&quot; &quot;);&quot; &quot;)" office:value-type="string" office:string-value=" ">
            <text:p><text:s/></text:p>
          </table:table-cell>
          <table:table-cell table:style-name="ce20" table:formula="of:=IF(ISNUMBER([.AN17]);IF([.AN17]&gt;0;ABS([.AN$3]);&quot; &quot;);&quot; &quot;)" office:value-type="string" office:string-value=" ">
            <text:p><text:s/></text:p>
          </table:table-cell>
          <table:table-cell table:style-name="ce20" table:formula="of:=IF(ISNUMBER([.AO17]);IF([.AO17]&gt;0;ABS([.AO$3]);&quot; &quot;);&quot; &quot;)" office:value-type="string" office:string-value=" ">
            <text:p><text:s/></text:p>
          </table:table-cell>
          <table:table-cell table:style-name="ce20" table:formula="of:=IF(ISNUMBER([.AP17]);IF([.AP17]&gt;0;ABS([.AP$3]);&quot; &quot;);&quot; &quot;)" office:value-type="string" office:string-value=" ">
            <text:p><text:s/></text:p>
          </table:table-cell>
          <table:table-cell table:style-name="ce20" table:formula="of:=IF(ISNUMBER([.AQ17]);IF([.AQ17]&gt;0;ABS([.AQ$3]);&quot; &quot;);&quot; &quot;)" office:value-type="string" office:string-value=" ">
            <text:p><text:s/></text:p>
          </table:table-cell>
          <table:table-cell table:style-name="ce20" table:formula="of:=IF(ISNUMBER([.AR17]);IF([.AR17]&gt;0;ABS([.AR$3]);&quot; &quot;);&quot; &quot;)" office:value-type="string" office:string-value=" ">
            <text:p><text:s/></text:p>
          </table:table-cell>
          <table:table-cell table:style-name="ce20" table:formula="of:=IF(ISNUMBER([.AS17]);IF([.AS17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7]);IF([.AU17]&gt;0;ABS([.AU$3]);&quot; &quot;);&quot; &quot;)" office:value-type="float" office:value="20">
            <text:p>20</text:p>
          </table:table-cell>
          <table:table-cell table:style-name="ce20" table:formula="of:=IF(ISNUMBER([.AV17]);IF([.AV17]&gt;0;ABS([.AV$3]);&quot; &quot;);&quot; &quot;)" office:value-type="string" office:string-value=" ">
            <text:p><text:s/></text:p>
          </table:table-cell>
          <table:table-cell table:style-name="ce20" table:formula="of:=IF(ISNUMBER([.AW17]);IF([.AW17]&gt;0;ABS([.AW$3]);&quot; &quot;);&quot; &quot;)" office:value-type="string" office:string-value=" ">
            <text:p><text:s/></text:p>
          </table:table-cell>
          <table:table-cell table:style-name="ce20" table:formula="of:=IF(ISNUMBER([.AX17]);IF([.AX17]&gt;0;ABS([.AX$3]);&quot; &quot;);&quot; &quot;)" office:value-type="string" office:string-value=" ">
            <text:p><text:s/></text:p>
          </table:table-cell>
          <table:table-cell table:style-name="ce20" table:formula="of:=IF(ISNUMBER([.AY17]);IF([.AY17]&gt;0;ABS([.AY$3]);&quot; &quot;);&quot; &quot;)" office:value-type="string" office:string-value=" ">
            <text:p><text:s/></text:p>
          </table:table-cell>
          <table:table-cell table:style-name="ce20" table:formula="of:=IF(ISNUMBER([.AZ17]);IF([.AZ17]&gt;0;ABS([.AZ$3]);&quot; &quot;);&quot; &quot;)" office:value-type="string" office:string-value=" ">
            <text:p><text:s/></text:p>
          </table:table-cell>
          <table:table-cell table:style-name="ce20" table:formula="of:=IF(ISNUMBER([.BA17]);IF([.BA17]&gt;0;ABS([.BA$3]);&quot; &quot;);&quot; &quot;)" office:value-type="string" office:string-value=" ">
            <text:p><text:s/></text:p>
          </table:table-cell>
          <table:table-cell table:style-name="ce20" table:formula="of:=IF(ISNUMBER([.BB17]);IF([.BB17]&gt;0;ABS([.BB$3]);&quot; &quot;);&quot; &quot;)" office:value-type="string" office:string-value=" ">
            <text:p><text:s/></text:p>
          </table:table-cell>
          <table:table-cell table:style-name="ce20" table:formula="of:=IF(ISNUMBER([.BC17]);IF([.BC17]&gt;0;ABS([.BC$3]);&quot; &quot;);&quot; &quot;)" office:value-type="string" office:string-value=" ">
            <text:p><text:s/></text:p>
          </table:table-cell>
          <table:table-cell table:style-name="ce20" table:formula="of:=IF(ISNUMBER([.BD17]);IF([.BD17]&gt;0;ABS([.BD$3]);&quot; &quot;);&quot; &quot;)" office:value-type="string" office:string-value=" ">
            <text:p><text:s/></text:p>
          </table:table-cell>
          <table:table-cell table:style-name="ce20" table:formula="of:=IF(ISNUMBER([.BE17]);IF([.BE17]&gt;0;ABS([.BE$3]);&quot; &quot;);&quot; &quot;)" office:value-type="string" office:string-value=" ">
            <text:p><text:s/></text:p>
          </table:table-cell>
          <table:table-cell table:style-name="ce20" table:formula="of:=IF(ISNUMBER([.BF17]);IF([.BF17]&gt;0;ABS([.BF$3]);&quot; &quot;);&quot; &quot;)" office:value-type="string" office:string-value=" ">
            <text:p><text:s/></text:p>
          </table:table-cell>
          <table:table-cell table:style-name="ce20" table:formula="of:=IF(ISNUMBER([.BG17]);IF([.BG17]&gt;0;ABS([.BG$3]);&quot; &quot;);&quot; &quot;)" office:value-type="string" office:string-value=" ">
            <text:p><text:s/></text:p>
          </table:table-cell>
          <table:table-cell table:style-name="ce20" table:formula="of:=IF(ISNUMBER([.BH17]);IF([.BH17]&gt;0;ABS([.BH$3]);&quot; &quot;);&quot; &quot;)" office:value-type="string" office:string-value=" ">
            <text:p><text:s/></text:p>
          </table:table-cell>
          <table:table-cell table:style-name="ce20" table:formula="of:=IF(ISNUMBER([.BI17]);IF([.BI17]&gt;0;ABS([.BI$3]);&quot; &quot;);&quot; &quot;)" office:value-type="string" office:string-value=" ">
            <text:p><text:s/></text:p>
          </table:table-cell>
          <table:table-cell table:style-name="ce20" table:formula="of:=IF(ISNUMBER([.BJ17]);IF([.BJ17]&gt;0;ABS([.BJ$3]);&quot; &quot;);&quot; &quot;)" office:value-type="string" office:string-value=" ">
            <text:p><text:s/></text:p>
          </table:table-cell>
          <table:table-cell table:style-name="ce20" table:formula="of:=IF(ISNUMBER([.BK17]);IF([.BK17]&gt;0;ABS([.BK$3]);&quot; &quot;);&quot; &quot;)" office:value-type="string" office:string-value=" ">
            <text:p><text:s/></text:p>
          </table:table-cell>
          <table:table-cell table:style-name="ce20" table:formula="of:=IF(ISNUMBER([.BL17]);IF([.BL17]&gt;0;ABS([.BL$3]);&quot; &quot;);&quot; &quot;)" office:value-type="string" office:string-value=" ">
            <text:p><text:s/></text:p>
          </table:table-cell>
          <table:table-cell table:style-name="ce20" table:formula="of:=IF(ISNUMBER([.BM17]);IF([.BM17]&gt;0;ABS([.BM$3]);&quot; &quot;);&quot; &quot;)" office:value-type="string" office:string-value=" ">
            <text:p><text:s/></text:p>
          </table:table-cell>
          <table:table-cell table:style-name="ce20" table:formula="of:=IF(ISNUMBER([.BN17]);IF([.BN17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17]);IF([.BR17]&gt;0;ABS([.BR$3]);&quot; &quot;);&quot; &quot;)" office:value-type="string" office:string-value=" ">
            <text:p><text:s/></text:p>
          </table:table-cell>
          <table:table-cell table:style-name="ce64" table:formula="of:=IF(ISNUMBER([.BS17]);IF([.BS17]&gt;0;ABS([.BS$3]);&quot; &quot;);&quot; &quot;)" office:value-type="string" office:string-value=" ">
            <text:p><text:s/></text:p>
          </table:table-cell>
          <table:table-cell table:style-name="ce64" table:formula="of:=IF(ISNUMBER([.BT17]);IF([.BT17]&gt;0;ABS([.BT$3]);&quot; &quot;);&quot; &quot;)" office:value-type="string" office:string-value=" ">
            <text:p><text:s/></text:p>
          </table:table-cell>
          <table:table-cell table:style-name="ce64" table:formula="of:=IF(ISNUMBER([.BU17]);IF([.BU17]&gt;0;ABS([.BU$3]);&quot; &quot;);&quot; &quot;)" office:value-type="string" office:string-value=" ">
            <text:p><text:s/></text:p>
          </table:table-cell>
          <table:table-cell table:style-name="ce64" table:formula="of:=IF(ISNUMBER([.BV17]);IF([.BV17]&gt;0;ABS([.BV$3]);&quot; &quot;);&quot; &quot;)" office:value-type="string" office:string-value=" ">
            <text:p><text:s/></text:p>
          </table:table-cell>
          <table:table-cell table:style-name="ce64" table:formula="of:=IF(ISNUMBER([.BW17]);IF([.BW17]&gt;0;ABS([.BW$3]);&quot; &quot;);&quot; &quot;)" office:value-type="string" office:string-value=" ">
            <text:p><text:s/></text:p>
          </table:table-cell>
          <table:table-cell table:style-name="ce64" table:formula="of:=IF(ISNUMBER([.BX17]);IF([.BX17]&gt;0;ABS([.BX$3]);&quot; &quot;);&quot; &quot;)" office:value-type="string" office:string-value=" ">
            <text:p><text:s/></text:p>
          </table:table-cell>
          <table:table-cell table:style-name="ce64" table:formula="of:=IF(ISNUMBER([.BY17]);IF([.BY17]&gt;0;ABS([.BY$3]);&quot; &quot;);&quot; &quot;)" office:value-type="string" office:string-value=" ">
            <text:p><text:s/></text:p>
          </table:table-cell>
          <table:table-cell table:style-name="ce73" table:formula="of:=IF(ISNUMBER([.BZ17]);IF([.BZ17]&gt;0;ABS([.BZ$3]);&quot; &quot;);&quot; &quot;)" office:value-type="string" office:string-value=" ">
            <text:p><text:s/></text:p>
          </table:table-cell>
          <table:table-cell table:style-name="ce73" table:formula="of:=IF(ISNUMBER([.CA17]);IF([.CA17]&gt;0;ABS([.CA$3]);&quot; &quot;);&quot; &quot;)" office:value-type="string" office:string-value=" ">
            <text:p><text:s/></text:p>
          </table:table-cell>
          <table:table-cell table:style-name="ce73" table:formula="of:=IF(ISNUMBER([.CB17]);IF([.CB17]&gt;0;ABS([.CB$3]);&quot; &quot;);&quot; &quot;)" office:value-type="string" office:string-value=" ">
            <text:p><text:s/></text:p>
          </table:table-cell>
          <table:table-cell table:style-name="ce73" table:formula="of:=IF(ISNUMBER([.CC17]);IF([.CC17]&gt;0;ABS([.CC$3]);&quot; &quot;);&quot; &quot;)" office:value-type="string" office:string-value=" ">
            <text:p><text:s/></text:p>
          </table:table-cell>
          <table:table-cell table:style-name="ce73" table:formula="of:=IF(ISNUMBER([.CD17]);IF([.CD17]&gt;0;ABS([.CD$3]);&quot; &quot;);&quot; &quot;)" office:value-type="string" office:string-value=" ">
            <text:p><text:s/></text:p>
          </table:table-cell>
          <table:table-cell table:style-name="ce73" table:formula="of:=IF(ISNUMBER([.CE17]);IF([.CE17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R$3];&quot;&gt;0&quot;;[.$B19:.$BR19])" office:value-type="float" office:value="100">
            <text:p>100</text:p>
          </table:table-cell>
          <table:table-cell table:style-name="ce91" table:formula="of:=SUMIF([.$B$3:.$CE$3];&quot;&lt;0&quot;;[.$B19:.$CE19])" office:value-type="float" office:value="20">
            <text:p>20</text:p>
          </table:table-cell>
          <table:table-cell table:style-name="ce95" table:formula="of:=[.CG18]/[.CH18]" office:value-type="float" office:value="5">
            <text:p>5</text:p>
          </table:table-cell>
          <table:table-cell table:style-name="ce95" table:number-columns-repeated="937"/>
        </table:table-row>
        <table:table-row table:style-name="ro5">
          <table:table-cell/>
          <table:table-cell table:style-name="ce20" table:formula="of:=IF(ISNUMBER([.B17]);IF([.B17]&gt;0;&quot; &quot;;ABS([.B$3]));&quot; &quot;)" office:value-type="string" office:string-value=" ">
            <text:p><text:s/></text:p>
          </table:table-cell>
          <table:table-cell table:style-name="ce20" table:formula="of:=IF(ISNUMBER([.C17]);IF([.C17]&gt;0;&quot; &quot;;ABS([.C$3]));&quot; &quot;)" office:value-type="string" office:string-value=" ">
            <text:p><text:s/></text:p>
          </table:table-cell>
          <table:table-cell table:style-name="ce20" table:formula="of:=IF(ISNUMBER([.D17]);IF([.D17]&gt;0;&quot; &quot;;ABS([.D$3]));&quot; &quot;)" office:value-type="string" office:string-value=" ">
            <text:p><text:s/></text:p>
          </table:table-cell>
          <table:table-cell table:style-name="ce20" table:formula="of:=IF(ISNUMBER([.E17]);IF([.E17]&gt;0;&quot; &quot;;ABS([.E$3]));&quot; &quot;)" office:value-type="float" office:value="20">
            <text:p>20</text:p>
          </table:table-cell>
          <table:table-cell table:style-name="ce20" table:formula="of:=IF(ISNUMBER([.F17]);IF([.F17]&gt;0;&quot; &quot;;ABS([.F$3]));&quot; &quot;)" office:value-type="string" office:string-value=" ">
            <text:p><text:s/></text:p>
          </table:table-cell>
          <table:table-cell table:style-name="ce20" table:formula="of:=IF(ISNUMBER([.G17]);IF([.G17]&gt;0;&quot; &quot;;ABS([.G$3]));&quot; &quot;)" office:value-type="string" office:string-value=" ">
            <text:p><text:s/></text:p>
          </table:table-cell>
          <table:table-cell table:style-name="ce20" table:formula="of:=IF(ISNUMBER([.H17]);IF([.H17]&gt;0;&quot; &quot;;ABS([.H$3]));&quot; &quot;)" office:value-type="string" office:string-value=" ">
            <text:p><text:s/></text:p>
          </table:table-cell>
          <table:table-cell table:style-name="ce20" table:formula="of:=IF(ISNUMBER([.I17]);IF([.I17]&gt;0;&quot; &quot;;ABS([.I$3]));&quot; &quot;)" office:value-type="string" office:string-value=" ">
            <text:p><text:s/></text:p>
          </table:table-cell>
          <table:table-cell table:style-name="ce20" table:formula="of:=IF(ISNUMBER([.J17]);IF([.J17]&gt;0;&quot; &quot;;ABS([.J$3]));&quot; &quot;)" office:value-type="string" office:string-value=" ">
            <text:p><text:s/></text:p>
          </table:table-cell>
          <table:table-cell table:style-name="ce20" table:formula="of:=IF(ISNUMBER([.K17]);IF([.K17]&gt;0;&quot; &quot;;ABS([.K$3]));&quot; &quot;)" office:value-type="float" office:value="20">
            <text:p>20</text:p>
          </table:table-cell>
          <table:table-cell table:style-name="ce20" table:formula="of:=IF(ISNUMBER([.L17]);IF([.L17]&gt;0;&quot; &quot;;ABS([.L$3]));&quot; &quot;)" office:value-type="string" office:string-value=" ">
            <text:p><text:s/></text:p>
          </table:table-cell>
          <table:table-cell table:style-name="ce20" table:formula="of:=IF(ISNUMBER([.M17]);IF([.M17]&gt;0;&quot; &quot;;ABS([.M$3]));&quot; &quot;)" office:value-type="string" office:string-value=" ">
            <text:p><text:s/></text:p>
          </table:table-cell>
          <table:table-cell table:style-name="ce20" table:formula="of:=IF(ISNUMBER([.N17]);IF([.N17]&gt;0;&quot; &quot;;ABS([.N$3]));&quot; &quot;)" office:value-type="string" office:string-value=" ">
            <text:p><text:s/></text:p>
          </table:table-cell>
          <table:table-cell table:style-name="ce20" table:formula="of:=IF(ISNUMBER([.O17]);IF([.O17]&gt;0;&quot; &quot;;ABS([.O$3]));&quot; &quot;)" office:value-type="float" office:value="20">
            <text:p>20</text:p>
          </table:table-cell>
          <table:table-cell table:style-name="ce20" table:formula="of:=IF(ISNUMBER([.P17]);IF([.P17]&gt;0;&quot; &quot;;ABS([.P$3]));&quot; &quot;)" office:value-type="float" office:value="20">
            <text:p>20</text:p>
          </table:table-cell>
          <table:table-cell table:style-name="ce20" table:formula="of:=IF(ISNUMBER([.Q17]);IF([.Q17]&gt;0;&quot; &quot;;ABS([.Q$3]));&quot; &quot;)" office:value-type="string" office:string-value=" ">
            <text:p><text:s/></text:p>
          </table:table-cell>
          <table:table-cell table:style-name="ce20" table:formula="of:=IF(ISNUMBER([.R17]);IF([.R17]&gt;0;&quot; &quot;;ABS([.R$3]));&quot; &quot;)" office:value-type="float" office:value="20">
            <text:p>20</text:p>
          </table:table-cell>
          <table:table-cell table:style-name="ce20" table:formula="of:=IF(ISNUMBER([.S17]);IF([.S17]&gt;0;&quot; &quot;;ABS([.S$3]));&quot; &quot;)" office:value-type="string" office:string-value=" ">
            <text:p><text:s/></text:p>
          </table:table-cell>
          <table:table-cell table:style-name="ce20" table:formula="of:=IF(ISNUMBER([.T17]);IF([.T17]&gt;0;&quot; &quot;;ABS([.T$3]));&quot; &quot;)" office:value-type="string" office:string-value=" ">
            <text:p><text:s/></text:p>
          </table:table-cell>
          <table:table-cell table:style-name="ce20" table:formula="of:=IF(ISNUMBER([.U17]);IF([.U17]&gt;0;&quot; &quot;;ABS([.U$3]));&quot; &quot;)" office:value-type="string" office:string-value=" ">
            <text:p><text:s/></text:p>
          </table:table-cell>
          <table:table-cell table:style-name="ce20" table:formula="of:=IF(ISNUMBER([.V17]);IF([.V17]&gt;0;&quot; &quot;;ABS([.V$3]));&quot; &quot;)" office:value-type="string" office:string-value=" ">
            <text:p><text:s/></text:p>
          </table:table-cell>
          <table:table-cell table:style-name="ce20" table:formula="of:=IF(ISNUMBER([.W17]);IF([.W17]&gt;0;&quot; &quot;;ABS([.W$3]));&quot; &quot;)" office:value-type="string" office:string-value=" ">
            <text:p><text:s/></text:p>
          </table:table-cell>
          <table:table-cell table:style-name="ce20" table:formula="of:=IF(ISNUMBER([.X17]);IF([.X17]&gt;0;&quot; &quot;;ABS([.X$3]));&quot; &quot;)" office:value-type="string" office:string-value=" ">
            <text:p><text:s/></text:p>
          </table:table-cell>
          <table:table-cell table:style-name="ce20" table:formula="of:=IF(ISNUMBER([.Y17]);IF([.Y17]&gt;0;&quot; &quot;;ABS([.Y$3]));&quot; &quot;)" office:value-type="string" office:string-value=" ">
            <text:p><text:s/></text:p>
          </table:table-cell>
          <table:table-cell table:style-name="ce20" table:formula="of:=IF(ISNUMBER([.Z17]);IF([.Z17]&gt;0;&quot; &quot;;ABS([.Z$3]));&quot; &quot;)" office:value-type="string" office:string-value=" ">
            <text:p><text:s/></text:p>
          </table:table-cell>
          <table:table-cell table:style-name="ce20" table:formula="of:=IF(ISNUMBER([.AA17]);IF([.AA17]&gt;0;&quot; &quot;;ABS([.AA$3]));&quot; &quot;)" office:value-type="string" office:string-value=" ">
            <text:p><text:s/></text:p>
          </table:table-cell>
          <table:table-cell table:style-name="ce20" table:formula="of:=IF(ISNUMBER([.AB17]);IF([.AB17]&gt;0;&quot; &quot;;ABS([.AB$3]));&quot; &quot;)" office:value-type="string" office:string-value=" ">
            <text:p><text:s/></text:p>
          </table:table-cell>
          <table:table-cell table:style-name="ce20" table:formula="of:=IF(ISNUMBER([.AC17]);IF([.AC17]&gt;0;&quot; &quot;;ABS([.AC$3]));&quot; &quot;)" office:value-type="string" office:string-value=" ">
            <text:p><text:s/></text:p>
          </table:table-cell>
          <table:table-cell table:style-name="ce20" table:formula="of:=IF(ISNUMBER([.AD17]);IF([.AD17]&gt;0;&quot; &quot;;ABS([.AD$3]));&quot; &quot;)" office:value-type="string" office:string-value=" ">
            <text:p><text:s/></text:p>
          </table:table-cell>
          <table:table-cell table:style-name="ce20" table:formula="of:=IF(ISNUMBER([.AE17]);IF([.AE17]&gt;0;&quot; &quot;;ABS([.AE$3]));&quot; &quot;)" office:value-type="string" office:string-value=" ">
            <text:p><text:s/></text:p>
          </table:table-cell>
          <table:table-cell table:style-name="ce20" table:formula="of:=IF(ISNUMBER([.AF17]);IF([.AF17]&gt;0;&quot; &quot;;ABS([.AF$3]));&quot; &quot;)" office:value-type="string" office:string-value=" ">
            <text:p><text:s/></text:p>
          </table:table-cell>
          <table:table-cell table:style-name="ce20" table:formula="of:=IF(ISNUMBER([.AG17]);IF([.AG17]&gt;0;&quot; &quot;;ABS([.AG$3]));&quot; &quot;)" office:value-type="string" office:string-value=" ">
            <text:p><text:s/></text:p>
          </table:table-cell>
          <table:table-cell table:style-name="ce20" table:formula="of:=IF(ISNUMBER([.AH17]);IF([.AH17]&gt;0;&quot; &quot;;ABS([.AH$3]));&quot; &quot;)" office:value-type="string" office:string-value=" ">
            <text:p><text:s/></text:p>
          </table:table-cell>
          <table:table-cell table:style-name="ce20" table:formula="of:=IF(ISNUMBER([.AI17]);IF([.AI17]&gt;0;&quot; &quot;;ABS([.AI$3]));&quot; &quot;)" office:value-type="string" office:string-value=" ">
            <text:p><text:s/></text:p>
          </table:table-cell>
          <table:table-cell table:style-name="ce20" table:formula="of:=IF(ISNUMBER([.AJ17]);IF([.AJ17]&gt;0;&quot; &quot;;ABS([.AJ$3]));&quot; &quot;)" office:value-type="string" office:string-value=" ">
            <text:p><text:s/></text:p>
          </table:table-cell>
          <table:table-cell table:style-name="ce20" table:formula="of:=IF(ISNUMBER([.AK17]);IF([.AK17]&gt;0;&quot; &quot;;ABS([.AK$3]));&quot; &quot;)" office:value-type="string" office:string-value=" ">
            <text:p><text:s/></text:p>
          </table:table-cell>
          <table:table-cell table:style-name="ce20" table:formula="of:=IF(ISNUMBER([.AL17]);IF([.AL17]&gt;0;&quot; &quot;;ABS([.AL$3]));&quot; &quot;)" office:value-type="string" office:string-value=" ">
            <text:p><text:s/></text:p>
          </table:table-cell>
          <table:table-cell table:style-name="ce20" table:formula="of:=IF(ISNUMBER([.AM17]);IF([.AM17]&gt;0;&quot; &quot;;ABS([.AM$3]));&quot; &quot;)" office:value-type="string" office:string-value=" ">
            <text:p><text:s/></text:p>
          </table:table-cell>
          <table:table-cell table:style-name="ce20" table:formula="of:=IF(ISNUMBER([.AN17]);IF([.AN17]&gt;0;&quot; &quot;;ABS([.AN$3]));&quot; &quot;)" office:value-type="string" office:string-value=" ">
            <text:p><text:s/></text:p>
          </table:table-cell>
          <table:table-cell table:style-name="ce20" table:formula="of:=IF(ISNUMBER([.AO17]);IF([.AO17]&gt;0;&quot; &quot;;ABS([.AO$3]));&quot; &quot;)" office:value-type="string" office:string-value=" ">
            <text:p><text:s/></text:p>
          </table:table-cell>
          <table:table-cell table:style-name="ce20" table:formula="of:=IF(ISNUMBER([.AP17]);IF([.AP17]&gt;0;&quot; &quot;;ABS([.AP$3]));&quot; &quot;)" office:value-type="string" office:string-value=" ">
            <text:p><text:s/></text:p>
          </table:table-cell>
          <table:table-cell table:style-name="ce20" table:formula="of:=IF(ISNUMBER([.AQ17]);IF([.AQ17]&gt;0;&quot; &quot;;ABS([.AQ$3]));&quot; &quot;)" office:value-type="string" office:string-value=" ">
            <text:p><text:s/></text:p>
          </table:table-cell>
          <table:table-cell table:style-name="ce20" table:formula="of:=IF(ISNUMBER([.AR17]);IF([.AR17]&gt;0;&quot; &quot;;ABS([.AR$3]));&quot; &quot;)" office:value-type="string" office:string-value=" ">
            <text:p><text:s/></text:p>
          </table:table-cell>
          <table:table-cell table:style-name="ce20" table:formula="of:=IF(ISNUMBER([.AS17]);IF([.AS17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17]);IF([.AU17]&gt;0;&quot; &quot;;ABS([.AU$3]));&quot; &quot;)" office:value-type="string" office:string-value=" ">
            <text:p><text:s/></text:p>
          </table:table-cell>
          <table:table-cell table:style-name="ce20" table:formula="of:=IF(ISNUMBER([.AV17]);IF([.AV17]&gt;0;&quot; &quot;;ABS([.AV$3]));&quot; &quot;)" office:value-type="float" office:value="20">
            <text:p>20</text:p>
          </table:table-cell>
          <table:table-cell table:style-name="ce20" table:formula="of:=IF(ISNUMBER([.AW17]);IF([.AW17]&gt;0;&quot; &quot;;ABS([.AW$3]));&quot; &quot;)" office:value-type="string" office:string-value=" ">
            <text:p><text:s/></text:p>
          </table:table-cell>
          <table:table-cell table:style-name="ce20" table:formula="of:=IF(ISNUMBER([.AX17]);IF([.AX17]&gt;0;&quot; &quot;;ABS([.AX$3]));&quot; &quot;)" office:value-type="string" office:string-value=" ">
            <text:p><text:s/></text:p>
          </table:table-cell>
          <table:table-cell table:style-name="ce20" table:formula="of:=IF(ISNUMBER([.AY17]);IF([.AY17]&gt;0;&quot; &quot;;ABS([.AY$3]));&quot; &quot;)" office:value-type="string" office:string-value=" ">
            <text:p><text:s/></text:p>
          </table:table-cell>
          <table:table-cell table:style-name="ce20" table:formula="of:=IF(ISNUMBER([.AZ17]);IF([.AZ17]&gt;0;&quot; &quot;;ABS([.AZ$3]));&quot; &quot;)" office:value-type="string" office:string-value=" ">
            <text:p><text:s/></text:p>
          </table:table-cell>
          <table:table-cell table:style-name="ce20" table:formula="of:=IF(ISNUMBER([.BA17]);IF([.BA17]&gt;0;&quot; &quot;;ABS([.BA$3]));&quot; &quot;)" office:value-type="string" office:string-value=" ">
            <text:p><text:s/></text:p>
          </table:table-cell>
          <table:table-cell table:style-name="ce20" table:formula="of:=IF(ISNUMBER([.BB17]);IF([.BB17]&gt;0;&quot; &quot;;ABS([.BB$3]));&quot; &quot;)" office:value-type="string" office:string-value=" ">
            <text:p><text:s/></text:p>
          </table:table-cell>
          <table:table-cell table:style-name="ce20" table:formula="of:=IF(ISNUMBER([.BC17]);IF([.BC17]&gt;0;&quot; &quot;;ABS([.BC$3]));&quot; &quot;)" office:value-type="string" office:string-value=" ">
            <text:p><text:s/></text:p>
          </table:table-cell>
          <table:table-cell table:style-name="ce20" table:formula="of:=IF(ISNUMBER([.BD17]);IF([.BD17]&gt;0;&quot; &quot;;ABS([.BD$3]));&quot; &quot;)" office:value-type="string" office:string-value=" ">
            <text:p><text:s/></text:p>
          </table:table-cell>
          <table:table-cell table:style-name="ce20" table:formula="of:=IF(ISNUMBER([.BE17]);IF([.BE17]&gt;0;&quot; &quot;;ABS([.BE$3]));&quot; &quot;)" office:value-type="string" office:string-value=" ">
            <text:p><text:s/></text:p>
          </table:table-cell>
          <table:table-cell table:style-name="ce20" table:formula="of:=IF(ISNUMBER([.BF17]);IF([.BF17]&gt;0;&quot; &quot;;ABS([.BF$3]));&quot; &quot;)" office:value-type="string" office:string-value=" ">
            <text:p><text:s/></text:p>
          </table:table-cell>
          <table:table-cell table:style-name="ce20" table:formula="of:=IF(ISNUMBER([.BG17]);IF([.BG17]&gt;0;&quot; &quot;;ABS([.BG$3]));&quot; &quot;)" office:value-type="string" office:string-value=" ">
            <text:p><text:s/></text:p>
          </table:table-cell>
          <table:table-cell table:style-name="ce20" table:formula="of:=IF(ISNUMBER([.BH17]);IF([.BH17]&gt;0;&quot; &quot;;ABS([.BH$3]));&quot; &quot;)" office:value-type="string" office:string-value=" ">
            <text:p><text:s/></text:p>
          </table:table-cell>
          <table:table-cell table:style-name="ce20" table:formula="of:=IF(ISNUMBER([.BI17]);IF([.BI17]&gt;0;&quot; &quot;;ABS([.BI$3]));&quot; &quot;)" office:value-type="string" office:string-value=" ">
            <text:p><text:s/></text:p>
          </table:table-cell>
          <table:table-cell table:style-name="ce20" table:formula="of:=IF(ISNUMBER([.BJ17]);IF([.BJ17]&gt;0;&quot; &quot;;ABS([.BJ$3]));&quot; &quot;)" office:value-type="string" office:string-value=" ">
            <text:p><text:s/></text:p>
          </table:table-cell>
          <table:table-cell table:style-name="ce20" table:formula="of:=IF(ISNUMBER([.BK17]);IF([.BK17]&gt;0;&quot; &quot;;ABS([.BK$3]));&quot; &quot;)" office:value-type="string" office:string-value=" ">
            <text:p><text:s/></text:p>
          </table:table-cell>
          <table:table-cell table:style-name="ce20" table:formula="of:=IF(ISNUMBER([.BL17]);IF([.BL17]&gt;0;&quot; &quot;;ABS([.BL$3]));&quot; &quot;)" office:value-type="string" office:string-value=" ">
            <text:p><text:s/></text:p>
          </table:table-cell>
          <table:table-cell table:style-name="ce20" table:formula="of:=IF(ISNUMBER([.BM17]);IF([.BM17]&gt;0;&quot; &quot;;ABS([.BM$3]));&quot; &quot;)" office:value-type="string" office:string-value=" ">
            <text:p><text:s/></text:p>
          </table:table-cell>
          <table:table-cell table:style-name="ce20" table:formula="of:=IF(ISNUMBER([.BN17]);IF([.BN17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17]);IF([.BR17]&gt;0;&quot; &quot;;ABS([.BR$3]));&quot; &quot;)" office:value-type="string" office:string-value=" ">
            <text:p><text:s/></text:p>
          </table:table-cell>
          <table:table-cell table:style-name="ce64" table:formula="of:=IF(ISNUMBER([.BS17]);IF([.BS17]&gt;0;&quot; &quot;;ABS([.BS$3]));&quot; &quot;)" office:value-type="string" office:string-value=" ">
            <text:p><text:s/></text:p>
          </table:table-cell>
          <table:table-cell table:style-name="ce64" table:formula="of:=IF(ISNUMBER([.BT17]);IF([.BT17]&gt;0;&quot; &quot;;ABS([.BT$3]));&quot; &quot;)" office:value-type="string" office:string-value=" ">
            <text:p><text:s/></text:p>
          </table:table-cell>
          <table:table-cell table:style-name="ce64" table:formula="of:=IF(ISNUMBER([.BU17]);IF([.BU17]&gt;0;&quot; &quot;;ABS([.BU$3]));&quot; &quot;)" office:value-type="string" office:string-value=" ">
            <text:p><text:s/></text:p>
          </table:table-cell>
          <table:table-cell table:style-name="ce64" table:formula="of:=IF(ISNUMBER([.BV17]);IF([.BV17]&gt;0;&quot; &quot;;ABS([.BV$3]));&quot; &quot;)" office:value-type="string" office:string-value=" ">
            <text:p><text:s/></text:p>
          </table:table-cell>
          <table:table-cell table:style-name="ce64" table:formula="of:=IF(ISNUMBER([.BW17]);IF([.BW17]&gt;0;&quot; &quot;;ABS([.BW$3]));&quot; &quot;)" office:value-type="string" office:string-value=" ">
            <text:p><text:s/></text:p>
          </table:table-cell>
          <table:table-cell table:style-name="ce64" table:formula="of:=IF(ISNUMBER([.BX17]);IF([.BX17]&gt;0;&quot; &quot;;ABS([.BX$3]));&quot; &quot;)" office:value-type="string" office:string-value=" ">
            <text:p><text:s/></text:p>
          </table:table-cell>
          <table:table-cell table:style-name="ce64" table:formula="of:=IF(ISNUMBER([.BY17]);IF([.BY17]&gt;0;&quot; &quot;;ABS([.BY$3]));&quot; &quot;)" office:value-type="string" office:string-value=" ">
            <text:p><text:s/></text:p>
          </table:table-cell>
          <table:table-cell table:style-name="ce73" table:formula="of:=IF(ISNUMBER([.BZ17]);IF([.BZ17]&gt;0;&quot; &quot;;ABS([.BZ$3]));&quot; &quot;)" office:value-type="string" office:string-value=" ">
            <text:p><text:s/></text:p>
          </table:table-cell>
          <table:table-cell table:style-name="ce73" table:formula="of:=IF(ISNUMBER([.CA17]);IF([.CA17]&gt;0;&quot; &quot;;ABS([.CA$3]));&quot; &quot;)" office:value-type="string" office:string-value=" ">
            <text:p><text:s/></text:p>
          </table:table-cell>
          <table:table-cell table:style-name="ce73" table:formula="of:=IF(ISNUMBER([.CB17]);IF([.CB17]&gt;0;&quot; &quot;;ABS([.CB$3]));&quot; &quot;)" office:value-type="string" office:string-value=" ">
            <text:p><text:s/></text:p>
          </table:table-cell>
          <table:table-cell table:style-name="ce73" table:formula="of:=IF(ISNUMBER([.CC17]);IF([.CC17]&gt;0;&quot; &quot;;ABS([.CC$3]));&quot; &quot;)" office:value-type="string" office:string-value=" ">
            <text:p><text:s/></text:p>
          </table:table-cell>
          <table:table-cell table:style-name="ce73" table:formula="of:=IF(ISNUMBER([.CD17]);IF([.CD17]&gt;0;&quot; &quot;;ABS([.CD$3]));&quot; &quot;)" office:value-type="string" office:string-value=" ">
            <text:p><text:s/></text:p>
          </table:table-cell>
          <table:table-cell table:style-name="ce73" table:formula="of:=IF(ISNUMBER([.CE17]);IF([.CE17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17]+[.CG18]" office:value-type="float" office:value="200">
            <text:p>200</text:p>
          </table:table-cell>
          <table:table-cell table:style-name="ce92" table:formula="of:=[.CH17]+[.CH18]" office:value-type="float" office:value="75">
            <text:p>75</text:p>
          </table:table-cell>
          <table:table-cell table:style-name="ce95" table:formula="of:=[.CG19]/[.CH19]" office:value-type="float" office:value="2.66666666666667">
            <text:p>2,67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Arcane Blade</text:p>
          </table:table-cell>
          <table:table-cell table:style-name="ce23"/>
          <table:table-cell table:style-name="ce23" office:value-type="float" office:value="1.1">
            <text:p>1,1</text:p>
          </table:table-cell>
          <table:table-cell table:style-name="ce23"/>
          <table:table-cell table:style-name="ce24"/>
          <table:table-cell table:style-name="ce19"/>
          <table:table-cell table:style-name="ce24"/>
          <table:table-cell table:style-name="ce23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float" office:value="1.3">
            <text:p>1,3</text:p>
          </table:table-cell>
          <table:table-cell table:style-name="ce35"/>
          <table:table-cell table:style-name="ce35" office:value-type="float" office:value="1.2">
            <text:p>1,2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office:value-type="float" office:value="1.2">
            <text:p>1,2</text:p>
          </table:table-cell>
          <table:table-cell table:style-name="ce39" office:value-type="float" office:value="-1.2">
            <text:p>-1,2</text:p>
          </table:table-cell>
          <table:table-cell table:style-name="ce39" office:value-type="float" office:value="-1.2">
            <text:p>-1,2</text:p>
          </table:table-cell>
          <table:table-cell table:style-name="ce39" office:value-type="float" office:value="-1.2">
            <text:p>-1,2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35" office:value-type="float" office:value="1.2">
            <text:p>1,2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47"/>
          <table:table-cell table:style-name="ce47"/>
          <table:table-cell table:style-name="ce47"/>
          <table:table-cell table:style-name="ce45" office:value-type="float" office:value="0.9">
            <text:p>0,9</text:p>
          </table:table-cell>
          <table:table-cell table:style-name="ce47" office:value-type="float" office:value="-0.9">
            <text:p>-0,9</text:p>
          </table:table-cell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21:.$CE21])" office:value-type="float" office:value="120">
            <text:p>120</text:p>
          </table:table-cell>
          <table:table-cell table:style-name="ce91" table:formula="of:=SUMIF([.$B$3:.$CE$3];&quot;&lt;0&quot;;[.$B21:.$CE21])" office:value-type="float" office:value="55">
            <text:p>55</text:p>
          </table:table-cell>
          <table:table-cell table:style-name="ce94" table:formula="of:=[.CG20]/[.CH20]" office:value-type="float" office:value="2.18181818181818">
            <text:p>2,18</text:p>
          </table:table-cell>
          <table:table-cell table:style-name="ce94"/>
          <table:table-cell table:style-name="ce94" table:number-matrix-columns-spanned="1" table:number-matrix-rows-spanned="1" table:formula="of:=SUM(ABS([.B20:.CE20]))" office:value-type="float" office:value="14.7">
            <text:p>14,7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20]);IF([.B20]&gt;0;ABS([.B$3]);&quot; &quot;);&quot; &quot;)" office:value-type="string" office:string-value=" ">
            <text:p><text:s/></text:p>
          </table:table-cell>
          <table:table-cell table:style-name="ce20" table:formula="of:=IF(ISNUMBER([.C20]);IF([.C20]&gt;0;ABS([.C$3]);&quot; &quot;);&quot; &quot;)" office:value-type="float" office:value="20">
            <text:p>20</text:p>
          </table:table-cell>
          <table:table-cell table:style-name="ce20" table:formula="of:=IF(ISNUMBER([.D20]);IF([.D20]&gt;0;ABS([.D$3]);&quot; &quot;);&quot; &quot;)" office:value-type="string" office:string-value=" ">
            <text:p><text:s/></text:p>
          </table:table-cell>
          <table:table-cell table:style-name="ce20" table:formula="of:=IF(ISNUMBER([.E20]);IF([.E20]&gt;0;ABS([.E$3]);&quot; &quot;);&quot; &quot;)" office:value-type="string" office:string-value=" ">
            <text:p><text:s/></text:p>
          </table:table-cell>
          <table:table-cell table:style-name="ce20" table:formula="of:=IF(ISNUMBER([.F20]);IF([.F20]&gt;0;ABS([.F$3]);&quot; &quot;);&quot; &quot;)" office:value-type="string" office:string-value=" ">
            <text:p><text:s/></text:p>
          </table:table-cell>
          <table:table-cell table:style-name="ce20" table:formula="of:=IF(ISNUMBER([.G20]);IF([.G20]&gt;0;ABS([.G$3]);&quot; &quot;);&quot; &quot;)" office:value-type="string" office:string-value=" ">
            <text:p><text:s/></text:p>
          </table:table-cell>
          <table:table-cell table:style-name="ce20" table:formula="of:=IF(ISNUMBER([.H20]);IF([.H20]&gt;0;ABS([.H$3]);&quot; &quot;);&quot; &quot;)" office:value-type="float" office:value="20">
            <text:p>20</text:p>
          </table:table-cell>
          <table:table-cell table:style-name="ce20" table:formula="of:=IF(ISNUMBER([.I20]);IF([.I20]&gt;0;ABS([.I$3]);&quot; &quot;);&quot; &quot;)" office:value-type="string" office:string-value=" ">
            <text:p><text:s/></text:p>
          </table:table-cell>
          <table:table-cell table:style-name="ce20" table:formula="of:=IF(ISNUMBER([.J20]);IF([.J20]&gt;0;ABS([.J$3]);&quot; &quot;);&quot; &quot;)" office:value-type="float" office:value="35">
            <text:p>35</text:p>
          </table:table-cell>
          <table:table-cell table:style-name="ce20" table:formula="of:=IF(ISNUMBER([.K20]);IF([.K20]&gt;0;ABS([.K$3]);&quot; &quot;);&quot; &quot;)" office:value-type="string" office:string-value=" ">
            <text:p><text:s/></text:p>
          </table:table-cell>
          <table:table-cell table:style-name="ce20" table:formula="of:=IF(ISNUMBER([.L20]);IF([.L20]&gt;0;ABS([.L$3]);&quot; &quot;);&quot; &quot;)" office:value-type="string" office:string-value=" ">
            <text:p><text:s/></text:p>
          </table:table-cell>
          <table:table-cell table:style-name="ce20" table:formula="of:=IF(ISNUMBER([.M20]);IF([.M20]&gt;0;ABS([.M$3]);&quot; &quot;);&quot; &quot;)" office:value-type="string" office:string-value=" ">
            <text:p><text:s/></text:p>
          </table:table-cell>
          <table:table-cell table:style-name="ce20" table:formula="of:=IF(ISNUMBER([.N20]);IF([.N20]&gt;0;ABS([.N$3]);&quot; &quot;);&quot; &quot;)" office:value-type="string" office:string-value=" ">
            <text:p><text:s/></text:p>
          </table:table-cell>
          <table:table-cell table:style-name="ce20" table:formula="of:=IF(ISNUMBER([.O20]);IF([.O20]&gt;0;ABS([.O$3]);&quot; &quot;);&quot; &quot;)" office:value-type="string" office:string-value=" ">
            <text:p><text:s/></text:p>
          </table:table-cell>
          <table:table-cell table:style-name="ce20" table:formula="of:=IF(ISNUMBER([.P20]);IF([.P20]&gt;0;ABS([.P$3]);&quot; &quot;);&quot; &quot;)" office:value-type="string" office:string-value=" ">
            <text:p><text:s/></text:p>
          </table:table-cell>
          <table:table-cell table:style-name="ce20" table:formula="of:=IF(ISNUMBER([.Q20]);IF([.Q20]&gt;0;ABS([.Q$3]);&quot; &quot;);&quot; &quot;)" office:value-type="string" office:string-value=" ">
            <text:p><text:s/></text:p>
          </table:table-cell>
          <table:table-cell table:style-name="ce20" table:formula="of:=IF(ISNUMBER([.R20]);IF([.R20]&gt;0;ABS([.R$3]);&quot; &quot;);&quot; &quot;)" office:value-type="string" office:string-value=" ">
            <text:p><text:s/></text:p>
          </table:table-cell>
          <table:table-cell table:style-name="ce20" table:formula="of:=IF(ISNUMBER([.S20]);IF([.S20]&gt;0;ABS([.S$3]);&quot; &quot;);&quot; &quot;)" office:value-type="string" office:string-value=" ">
            <text:p><text:s/></text:p>
          </table:table-cell>
          <table:table-cell table:style-name="ce20" table:formula="of:=IF(ISNUMBER([.T20]);IF([.T20]&gt;0;ABS([.T$3]);&quot; &quot;);&quot; &quot;)" office:value-type="float" office:value="20">
            <text:p>20</text:p>
          </table:table-cell>
          <table:table-cell table:style-name="ce20" table:formula="of:=IF(ISNUMBER([.U20]);IF([.U20]&gt;0;ABS([.U$3]);&quot; &quot;);&quot; &quot;)" office:value-type="string" office:string-value=" ">
            <text:p><text:s/></text:p>
          </table:table-cell>
          <table:table-cell table:style-name="ce20" table:formula="of:=IF(ISNUMBER([.V20]);IF([.V20]&gt;0;ABS([.V$3]);&quot; &quot;);&quot; &quot;)" office:value-type="float" office:value="20">
            <text:p>20</text:p>
          </table:table-cell>
          <table:table-cell table:style-name="ce20" table:formula="of:=IF(ISNUMBER([.W20]);IF([.W20]&gt;0;ABS([.W$3]);&quot; &quot;);&quot; &quot;)" office:value-type="string" office:string-value=" ">
            <text:p><text:s/></text:p>
          </table:table-cell>
          <table:table-cell table:style-name="ce20" table:formula="of:=IF(ISNUMBER([.X20]);IF([.X20]&gt;0;ABS([.X$3]);&quot; &quot;);&quot; &quot;)" office:value-type="string" office:string-value=" ">
            <text:p><text:s/></text:p>
          </table:table-cell>
          <table:table-cell table:style-name="ce20" table:formula="of:=IF(ISNUMBER([.Y20]);IF([.Y20]&gt;0;ABS([.Y$3]);&quot; &quot;);&quot; &quot;)" office:value-type="string" office:string-value=" ">
            <text:p><text:s/></text:p>
          </table:table-cell>
          <table:table-cell table:style-name="ce20" table:formula="of:=IF(ISNUMBER([.Z20]);IF([.Z20]&gt;0;ABS([.Z$3]);&quot; &quot;);&quot; &quot;)" office:value-type="string" office:string-value=" ">
            <text:p><text:s/></text:p>
          </table:table-cell>
          <table:table-cell table:style-name="ce20" table:formula="of:=IF(ISNUMBER([.AA20]);IF([.AA20]&gt;0;ABS([.AA$3]);&quot; &quot;);&quot; &quot;)" office:value-type="string" office:string-value=" ">
            <text:p><text:s/></text:p>
          </table:table-cell>
          <table:table-cell table:style-name="ce20" table:formula="of:=IF(ISNUMBER([.AB20]);IF([.AB20]&gt;0;ABS([.AB$3]);&quot; &quot;);&quot; &quot;)" office:value-type="float" office:value="20">
            <text:p>20</text:p>
          </table:table-cell>
          <table:table-cell table:style-name="ce20" table:formula="of:=IF(ISNUMBER([.AC20]);IF([.AC20]&gt;0;ABS([.AC$3]);&quot; &quot;);&quot; &quot;)" office:value-type="string" office:string-value=" ">
            <text:p><text:s/></text:p>
          </table:table-cell>
          <table:table-cell table:style-name="ce20" table:formula="of:=IF(ISNUMBER([.AD20]);IF([.AD20]&gt;0;ABS([.AD$3]);&quot; &quot;);&quot; &quot;)" office:value-type="string" office:string-value=" ">
            <text:p><text:s/></text:p>
          </table:table-cell>
          <table:table-cell table:style-name="ce20" table:formula="of:=IF(ISNUMBER([.AE20]);IF([.AE20]&gt;0;ABS([.AE$3]);&quot; &quot;);&quot; &quot;)" office:value-type="string" office:string-value=" ">
            <text:p><text:s/></text:p>
          </table:table-cell>
          <table:table-cell table:style-name="ce20" table:formula="of:=IF(ISNUMBER([.AF20]);IF([.AF20]&gt;0;ABS([.AF$3]);&quot; &quot;);&quot; &quot;)" office:value-type="string" office:string-value=" ">
            <text:p><text:s/></text:p>
          </table:table-cell>
          <table:table-cell table:style-name="ce20" table:formula="of:=IF(ISNUMBER([.AG20]);IF([.AG20]&gt;0;ABS([.AG$3]);&quot; &quot;);&quot; &quot;)" office:value-type="string" office:string-value=" ">
            <text:p><text:s/></text:p>
          </table:table-cell>
          <table:table-cell table:style-name="ce20" table:formula="of:=IF(ISNUMBER([.AH20]);IF([.AH20]&gt;0;ABS([.AH$3]);&quot; &quot;);&quot; &quot;)" office:value-type="string" office:string-value=" ">
            <text:p><text:s/></text:p>
          </table:table-cell>
          <table:table-cell table:style-name="ce20" table:formula="of:=IF(ISNUMBER([.AI20]);IF([.AI20]&gt;0;ABS([.AI$3]);&quot; &quot;);&quot; &quot;)" office:value-type="string" office:string-value=" ">
            <text:p><text:s/></text:p>
          </table:table-cell>
          <table:table-cell table:style-name="ce20" table:formula="of:=IF(ISNUMBER([.AJ20]);IF([.AJ20]&gt;0;ABS([.AJ$3]);&quot; &quot;);&quot; &quot;)" office:value-type="float" office:value="20">
            <text:p>20</text:p>
          </table:table-cell>
          <table:table-cell table:style-name="ce20" table:formula="of:=IF(ISNUMBER([.AK20]);IF([.AK20]&gt;0;ABS([.AK$3]);&quot; &quot;);&quot; &quot;)" office:value-type="string" office:string-value=" ">
            <text:p><text:s/></text:p>
          </table:table-cell>
          <table:table-cell table:style-name="ce20" table:formula="of:=IF(ISNUMBER([.AL20]);IF([.AL20]&gt;0;ABS([.AL$3]);&quot; &quot;);&quot; &quot;)" office:value-type="string" office:string-value=" ">
            <text:p><text:s/></text:p>
          </table:table-cell>
          <table:table-cell table:style-name="ce20" table:formula="of:=IF(ISNUMBER([.AM20]);IF([.AM20]&gt;0;ABS([.AM$3]);&quot; &quot;);&quot; &quot;)" office:value-type="string" office:string-value=" ">
            <text:p><text:s/></text:p>
          </table:table-cell>
          <table:table-cell table:style-name="ce20" table:formula="of:=IF(ISNUMBER([.AN20]);IF([.AN20]&gt;0;ABS([.AN$3]);&quot; &quot;);&quot; &quot;)" office:value-type="string" office:string-value=" ">
            <text:p><text:s/></text:p>
          </table:table-cell>
          <table:table-cell table:style-name="ce20" table:formula="of:=IF(ISNUMBER([.AO20]);IF([.AO20]&gt;0;ABS([.AO$3]);&quot; &quot;);&quot; &quot;)" office:value-type="string" office:string-value=" ">
            <text:p><text:s/></text:p>
          </table:table-cell>
          <table:table-cell table:style-name="ce20" table:formula="of:=IF(ISNUMBER([.AP20]);IF([.AP20]&gt;0;ABS([.AP$3]);&quot; &quot;);&quot; &quot;)" office:value-type="string" office:string-value=" ">
            <text:p><text:s/></text:p>
          </table:table-cell>
          <table:table-cell table:style-name="ce20" table:formula="of:=IF(ISNUMBER([.AQ20]);IF([.AQ20]&gt;0;ABS([.AQ$3]);&quot; &quot;);&quot; &quot;)" office:value-type="string" office:string-value=" ">
            <text:p><text:s/></text:p>
          </table:table-cell>
          <table:table-cell table:style-name="ce20" table:formula="of:=IF(ISNUMBER([.AR20]);IF([.AR20]&gt;0;ABS([.AR$3]);&quot; &quot;);&quot; &quot;)" office:value-type="string" office:string-value=" ">
            <text:p><text:s/></text:p>
          </table:table-cell>
          <table:table-cell table:style-name="ce20" table:formula="of:=IF(ISNUMBER([.AS20]);IF([.AS20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0]);IF([.AU20]&gt;0;ABS([.AU$3]);&quot; &quot;);&quot; &quot;)" office:value-type="float" office:value="20">
            <text:p>20</text:p>
          </table:table-cell>
          <table:table-cell table:style-name="ce20" table:formula="of:=IF(ISNUMBER([.AV20]);IF([.AV20]&gt;0;ABS([.AV$3]);&quot; &quot;);&quot; &quot;)" office:value-type="string" office:string-value=" ">
            <text:p><text:s/></text:p>
          </table:table-cell>
          <table:table-cell table:style-name="ce20" table:formula="of:=IF(ISNUMBER([.AW20]);IF([.AW20]&gt;0;ABS([.AW$3]);&quot; &quot;);&quot; &quot;)" office:value-type="string" office:string-value=" ">
            <text:p><text:s/></text:p>
          </table:table-cell>
          <table:table-cell table:style-name="ce20" table:formula="of:=IF(ISNUMBER([.AX20]);IF([.AX20]&gt;0;ABS([.AX$3]);&quot; &quot;);&quot; &quot;)" office:value-type="string" office:string-value=" ">
            <text:p><text:s/></text:p>
          </table:table-cell>
          <table:table-cell table:style-name="ce20" table:formula="of:=IF(ISNUMBER([.AY20]);IF([.AY20]&gt;0;ABS([.AY$3]);&quot; &quot;);&quot; &quot;)" office:value-type="string" office:string-value=" ">
            <text:p><text:s/></text:p>
          </table:table-cell>
          <table:table-cell table:style-name="ce20" table:formula="of:=IF(ISNUMBER([.AZ20]);IF([.AZ20]&gt;0;ABS([.AZ$3]);&quot; &quot;);&quot; &quot;)" office:value-type="string" office:string-value=" ">
            <text:p><text:s/></text:p>
          </table:table-cell>
          <table:table-cell table:style-name="ce20" table:formula="of:=IF(ISNUMBER([.BA20]);IF([.BA20]&gt;0;ABS([.BA$3]);&quot; &quot;);&quot; &quot;)" office:value-type="string" office:string-value=" ">
            <text:p><text:s/></text:p>
          </table:table-cell>
          <table:table-cell table:style-name="ce20" table:formula="of:=IF(ISNUMBER([.BB20]);IF([.BB20]&gt;0;ABS([.BB$3]);&quot; &quot;);&quot; &quot;)" office:value-type="string" office:string-value=" ">
            <text:p><text:s/></text:p>
          </table:table-cell>
          <table:table-cell table:style-name="ce20" table:formula="of:=IF(ISNUMBER([.BC20]);IF([.BC20]&gt;0;ABS([.BC$3]);&quot; &quot;);&quot; &quot;)" office:value-type="string" office:string-value=" ">
            <text:p><text:s/></text:p>
          </table:table-cell>
          <table:table-cell table:style-name="ce20" table:formula="of:=IF(ISNUMBER([.BD20]);IF([.BD20]&gt;0;ABS([.BD$3]);&quot; &quot;);&quot; &quot;)" office:value-type="string" office:string-value=" ">
            <text:p><text:s/></text:p>
          </table:table-cell>
          <table:table-cell table:style-name="ce20" table:formula="of:=IF(ISNUMBER([.BE20]);IF([.BE20]&gt;0;ABS([.BE$3]);&quot; &quot;);&quot; &quot;)" office:value-type="string" office:string-value=" ">
            <text:p><text:s/></text:p>
          </table:table-cell>
          <table:table-cell table:style-name="ce20" table:formula="of:=IF(ISNUMBER([.BF20]);IF([.BF20]&gt;0;ABS([.BF$3]);&quot; &quot;);&quot; &quot;)" office:value-type="string" office:string-value=" ">
            <text:p><text:s/></text:p>
          </table:table-cell>
          <table:table-cell table:style-name="ce20" table:formula="of:=IF(ISNUMBER([.BG20]);IF([.BG20]&gt;0;ABS([.BG$3]);&quot; &quot;);&quot; &quot;)" office:value-type="string" office:string-value=" ">
            <text:p><text:s/></text:p>
          </table:table-cell>
          <table:table-cell table:style-name="ce20" table:formula="of:=IF(ISNUMBER([.BH20]);IF([.BH20]&gt;0;ABS([.BH$3]);&quot; &quot;);&quot; &quot;)" office:value-type="string" office:string-value=" ">
            <text:p><text:s/></text:p>
          </table:table-cell>
          <table:table-cell table:style-name="ce20" table:formula="of:=IF(ISNUMBER([.BI20]);IF([.BI20]&gt;0;ABS([.BI$3]);&quot; &quot;);&quot; &quot;)" office:value-type="string" office:string-value=" ">
            <text:p><text:s/></text:p>
          </table:table-cell>
          <table:table-cell table:style-name="ce20" table:formula="of:=IF(ISNUMBER([.BJ20]);IF([.BJ20]&gt;0;ABS([.BJ$3]);&quot; &quot;);&quot; &quot;)" office:value-type="string" office:string-value=" ">
            <text:p><text:s/></text:p>
          </table:table-cell>
          <table:table-cell table:style-name="ce20" table:formula="of:=IF(ISNUMBER([.BK20]);IF([.BK20]&gt;0;ABS([.BK$3]);&quot; &quot;);&quot; &quot;)" office:value-type="string" office:string-value=" ">
            <text:p><text:s/></text:p>
          </table:table-cell>
          <table:table-cell table:style-name="ce20" table:formula="of:=IF(ISNUMBER([.BL20]);IF([.BL20]&gt;0;ABS([.BL$3]);&quot; &quot;);&quot; &quot;)" office:value-type="string" office:string-value=" ">
            <text:p><text:s/></text:p>
          </table:table-cell>
          <table:table-cell table:style-name="ce20" table:formula="of:=IF(ISNUMBER([.BM20]);IF([.BM20]&gt;0;ABS([.BM$3]);&quot; &quot;);&quot; &quot;)" office:value-type="string" office:string-value=" ">
            <text:p><text:s/></text:p>
          </table:table-cell>
          <table:table-cell table:style-name="ce20" table:formula="of:=IF(ISNUMBER([.BN20]);IF([.BN20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20]);IF([.BR20]&gt;0;ABS([.BR$3]);&quot; &quot;);&quot; &quot;)" office:value-type="string" office:string-value=" ">
            <text:p><text:s/></text:p>
          </table:table-cell>
          <table:table-cell table:style-name="ce64" table:formula="of:=IF(ISNUMBER([.BS20]);IF([.BS20]&gt;0;ABS([.BS$3]);&quot; &quot;);&quot; &quot;)" office:value-type="string" office:string-value=" ">
            <text:p><text:s/></text:p>
          </table:table-cell>
          <table:table-cell table:style-name="ce64" table:formula="of:=IF(ISNUMBER([.BT20]);IF([.BT20]&gt;0;ABS([.BT$3]);&quot; &quot;);&quot; &quot;)" office:value-type="string" office:string-value=" ">
            <text:p><text:s/></text:p>
          </table:table-cell>
          <table:table-cell table:style-name="ce64" table:formula="of:=IF(ISNUMBER([.BU20]);IF([.BU20]&gt;0;ABS([.BU$3]);&quot; &quot;);&quot; &quot;)" office:value-type="string" office:string-value=" ">
            <text:p><text:s/></text:p>
          </table:table-cell>
          <table:table-cell table:style-name="ce64" table:formula="of:=IF(ISNUMBER([.BV20]);IF([.BV20]&gt;0;ABS([.BV$3]);&quot; &quot;);&quot; &quot;)" office:value-type="string" office:string-value=" ">
            <text:p><text:s/></text:p>
          </table:table-cell>
          <table:table-cell table:style-name="ce64" table:formula="of:=IF(ISNUMBER([.BW20]);IF([.BW20]&gt;0;ABS([.BW$3]);&quot; &quot;);&quot; &quot;)" office:value-type="string" office:string-value=" ">
            <text:p><text:s/></text:p>
          </table:table-cell>
          <table:table-cell table:style-name="ce64" table:formula="of:=IF(ISNUMBER([.BX20]);IF([.BX20]&gt;0;ABS([.BX$3]);&quot; &quot;);&quot; &quot;)" office:value-type="string" office:string-value=" ">
            <text:p><text:s/></text:p>
          </table:table-cell>
          <table:table-cell table:style-name="ce64" table:formula="of:=IF(ISNUMBER([.BY20]);IF([.BY20]&gt;0;ABS([.BY$3]);&quot; &quot;);&quot; &quot;)" office:value-type="string" office:string-value=" ">
            <text:p><text:s/></text:p>
          </table:table-cell>
          <table:table-cell table:style-name="ce73" table:formula="of:=IF(ISNUMBER([.BZ20]);IF([.BZ20]&gt;0;ABS([.BZ$3]);&quot; &quot;);&quot; &quot;)" office:value-type="string" office:string-value=" ">
            <text:p><text:s/></text:p>
          </table:table-cell>
          <table:table-cell table:style-name="ce73" table:formula="of:=IF(ISNUMBER([.CA20]);IF([.CA20]&gt;0;ABS([.CA$3]);&quot; &quot;);&quot; &quot;)" office:value-type="string" office:string-value=" ">
            <text:p><text:s/></text:p>
          </table:table-cell>
          <table:table-cell table:style-name="ce73" table:formula="of:=IF(ISNUMBER([.CB20]);IF([.CB20]&gt;0;ABS([.CB$3]);&quot; &quot;);&quot; &quot;)" office:value-type="string" office:string-value=" ">
            <text:p><text:s/></text:p>
          </table:table-cell>
          <table:table-cell table:style-name="ce73" table:formula="of:=IF(ISNUMBER([.CC20]);IF([.CC20]&gt;0;ABS([.CC$3]);&quot; &quot;);&quot; &quot;)" office:value-type="string" office:string-value=" ">
            <text:p><text:s/></text:p>
          </table:table-cell>
          <table:table-cell table:style-name="ce73" table:formula="of:=IF(ISNUMBER([.CD20]);IF([.CD20]&gt;0;ABS([.CD$3]);&quot; &quot;);&quot; &quot;)" office:value-type="string" office:string-value=" ">
            <text:p><text:s/></text:p>
          </table:table-cell>
          <table:table-cell table:style-name="ce73" table:formula="of:=IF(ISNUMBER([.CE20]);IF([.CE20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R$3];&quot;&gt;0&quot;;[.$B22:.$BR22])" office:value-type="float" office:value="60">
            <text:p>60</text:p>
          </table:table-cell>
          <table:table-cell table:style-name="ce91" table:formula="of:=SUMIF([.$B$3:.$CE$3];&quot;&lt;0&quot;;[.$B22:.$CE22])" office:value-type="float" office:value="40">
            <text:p>40</text:p>
          </table:table-cell>
          <table:table-cell table:style-name="ce95" table:formula="of:=[.CG21]/[.CH21]" office:value-type="float" office:value="1.5">
            <text:p>1,5</text:p>
          </table:table-cell>
          <table:table-cell table:style-name="ce95" table:number-columns-repeated="937"/>
        </table:table-row>
        <table:table-row table:style-name="ro5">
          <table:table-cell/>
          <table:table-cell table:style-name="ce20" table:formula="of:=IF(ISNUMBER([.B20]);IF([.B20]&gt;0;&quot; &quot;;ABS([.B$3]));&quot; &quot;)" office:value-type="string" office:string-value=" ">
            <text:p><text:s/></text:p>
          </table:table-cell>
          <table:table-cell table:style-name="ce20" table:formula="of:=IF(ISNUMBER([.C20]);IF([.C20]&gt;0;&quot; &quot;;ABS([.C$3]));&quot; &quot;)" office:value-type="string" office:string-value=" ">
            <text:p><text:s/></text:p>
          </table:table-cell>
          <table:table-cell table:style-name="ce20" table:formula="of:=IF(ISNUMBER([.D20]);IF([.D20]&gt;0;&quot; &quot;;ABS([.D$3]));&quot; &quot;)" office:value-type="string" office:string-value=" ">
            <text:p><text:s/></text:p>
          </table:table-cell>
          <table:table-cell table:style-name="ce20" table:formula="of:=IF(ISNUMBER([.E20]);IF([.E20]&gt;0;&quot; &quot;;ABS([.E$3]));&quot; &quot;)" office:value-type="string" office:string-value=" ">
            <text:p><text:s/></text:p>
          </table:table-cell>
          <table:table-cell table:style-name="ce20" table:formula="of:=IF(ISNUMBER([.F20]);IF([.F20]&gt;0;&quot; &quot;;ABS([.F$3]));&quot; &quot;)" office:value-type="string" office:string-value=" ">
            <text:p><text:s/></text:p>
          </table:table-cell>
          <table:table-cell table:style-name="ce20" table:formula="of:=IF(ISNUMBER([.G20]);IF([.G20]&gt;0;&quot; &quot;;ABS([.G$3]));&quot; &quot;)" office:value-type="string" office:string-value=" ">
            <text:p><text:s/></text:p>
          </table:table-cell>
          <table:table-cell table:style-name="ce20" table:formula="of:=IF(ISNUMBER([.H20]);IF([.H20]&gt;0;&quot; &quot;;ABS([.H$3]));&quot; &quot;)" office:value-type="string" office:string-value=" ">
            <text:p><text:s/></text:p>
          </table:table-cell>
          <table:table-cell table:style-name="ce20" table:formula="of:=IF(ISNUMBER([.I20]);IF([.I20]&gt;0;&quot; &quot;;ABS([.I$3]));&quot; &quot;)" office:value-type="float" office:value="20">
            <text:p>20</text:p>
          </table:table-cell>
          <table:table-cell table:style-name="ce20" table:formula="of:=IF(ISNUMBER([.J20]);IF([.J20]&gt;0;&quot; &quot;;ABS([.J$3]));&quot; &quot;)" office:value-type="string" office:string-value=" ">
            <text:p><text:s/></text:p>
          </table:table-cell>
          <table:table-cell table:style-name="ce20" table:formula="of:=IF(ISNUMBER([.K20]);IF([.K20]&gt;0;&quot; &quot;;ABS([.K$3]));&quot; &quot;)" office:value-type="string" office:string-value=" ">
            <text:p><text:s/></text:p>
          </table:table-cell>
          <table:table-cell table:style-name="ce20" table:formula="of:=IF(ISNUMBER([.L20]);IF([.L20]&gt;0;&quot; &quot;;ABS([.L$3]));&quot; &quot;)" office:value-type="string" office:string-value=" ">
            <text:p><text:s/></text:p>
          </table:table-cell>
          <table:table-cell table:style-name="ce20" table:formula="of:=IF(ISNUMBER([.M20]);IF([.M20]&gt;0;&quot; &quot;;ABS([.M$3]));&quot; &quot;)" office:value-type="string" office:string-value=" ">
            <text:p><text:s/></text:p>
          </table:table-cell>
          <table:table-cell table:style-name="ce20" table:formula="of:=IF(ISNUMBER([.N20]);IF([.N20]&gt;0;&quot; &quot;;ABS([.N$3]));&quot; &quot;)" office:value-type="string" office:string-value=" ">
            <text:p><text:s/></text:p>
          </table:table-cell>
          <table:table-cell table:style-name="ce20" table:formula="of:=IF(ISNUMBER([.O20]);IF([.O20]&gt;0;&quot; &quot;;ABS([.O$3]));&quot; &quot;)" office:value-type="string" office:string-value=" ">
            <text:p><text:s/></text:p>
          </table:table-cell>
          <table:table-cell table:style-name="ce20" table:formula="of:=IF(ISNUMBER([.P20]);IF([.P20]&gt;0;&quot; &quot;;ABS([.P$3]));&quot; &quot;)" office:value-type="string" office:string-value=" ">
            <text:p><text:s/></text:p>
          </table:table-cell>
          <table:table-cell table:style-name="ce20" table:formula="of:=IF(ISNUMBER([.Q20]);IF([.Q20]&gt;0;&quot; &quot;;ABS([.Q$3]));&quot; &quot;)" office:value-type="string" office:string-value=" ">
            <text:p><text:s/></text:p>
          </table:table-cell>
          <table:table-cell table:style-name="ce20" table:formula="of:=IF(ISNUMBER([.R20]);IF([.R20]&gt;0;&quot; &quot;;ABS([.R$3]));&quot; &quot;)" office:value-type="string" office:string-value=" ">
            <text:p><text:s/></text:p>
          </table:table-cell>
          <table:table-cell table:style-name="ce20" table:formula="of:=IF(ISNUMBER([.S20]);IF([.S20]&gt;0;&quot; &quot;;ABS([.S$3]));&quot; &quot;)" office:value-type="string" office:string-value=" ">
            <text:p><text:s/></text:p>
          </table:table-cell>
          <table:table-cell table:style-name="ce20" table:formula="of:=IF(ISNUMBER([.T20]);IF([.T20]&gt;0;&quot; &quot;;ABS([.T$3]));&quot; &quot;)" office:value-type="string" office:string-value=" ">
            <text:p><text:s/></text:p>
          </table:table-cell>
          <table:table-cell table:style-name="ce20" table:formula="of:=IF(ISNUMBER([.U20]);IF([.U20]&gt;0;&quot; &quot;;ABS([.U$3]));&quot; &quot;)" office:value-type="string" office:string-value=" ">
            <text:p><text:s/></text:p>
          </table:table-cell>
          <table:table-cell table:style-name="ce20" table:formula="of:=IF(ISNUMBER([.V20]);IF([.V20]&gt;0;&quot; &quot;;ABS([.V$3]));&quot; &quot;)" office:value-type="string" office:string-value=" ">
            <text:p><text:s/></text:p>
          </table:table-cell>
          <table:table-cell table:style-name="ce20" table:formula="of:=IF(ISNUMBER([.W20]);IF([.W20]&gt;0;&quot; &quot;;ABS([.W$3]));&quot; &quot;)" office:value-type="string" office:string-value=" ">
            <text:p><text:s/></text:p>
          </table:table-cell>
          <table:table-cell table:style-name="ce20" table:formula="of:=IF(ISNUMBER([.X20]);IF([.X20]&gt;0;&quot; &quot;;ABS([.X$3]));&quot; &quot;)" office:value-type="string" office:string-value=" ">
            <text:p><text:s/></text:p>
          </table:table-cell>
          <table:table-cell table:style-name="ce20" table:formula="of:=IF(ISNUMBER([.Y20]);IF([.Y20]&gt;0;&quot; &quot;;ABS([.Y$3]));&quot; &quot;)" office:value-type="string" office:string-value=" ">
            <text:p><text:s/></text:p>
          </table:table-cell>
          <table:table-cell table:style-name="ce20" table:formula="of:=IF(ISNUMBER([.Z20]);IF([.Z20]&gt;0;&quot; &quot;;ABS([.Z$3]));&quot; &quot;)" office:value-type="string" office:string-value=" ">
            <text:p><text:s/></text:p>
          </table:table-cell>
          <table:table-cell table:style-name="ce20" table:formula="of:=IF(ISNUMBER([.AA20]);IF([.AA20]&gt;0;&quot; &quot;;ABS([.AA$3]));&quot; &quot;)" office:value-type="string" office:string-value=" ">
            <text:p><text:s/></text:p>
          </table:table-cell>
          <table:table-cell table:style-name="ce20" table:formula="of:=IF(ISNUMBER([.AB20]);IF([.AB20]&gt;0;&quot; &quot;;ABS([.AB$3]));&quot; &quot;)" office:value-type="string" office:string-value=" ">
            <text:p><text:s/></text:p>
          </table:table-cell>
          <table:table-cell table:style-name="ce20" table:formula="of:=IF(ISNUMBER([.AC20]);IF([.AC20]&gt;0;&quot; &quot;;ABS([.AC$3]));&quot; &quot;)" office:value-type="float" office:value="20">
            <text:p>20</text:p>
          </table:table-cell>
          <table:table-cell table:style-name="ce20" table:formula="of:=IF(ISNUMBER([.AD20]);IF([.AD20]&gt;0;&quot; &quot;;ABS([.AD$3]));&quot; &quot;)" office:value-type="float" office:value="20">
            <text:p>20</text:p>
          </table:table-cell>
          <table:table-cell table:style-name="ce20" table:formula="of:=IF(ISNUMBER([.AE20]);IF([.AE20]&gt;0;&quot; &quot;;ABS([.AE$3]));&quot; &quot;)" office:value-type="float" office:value="20">
            <text:p>20</text:p>
          </table:table-cell>
          <table:table-cell table:style-name="ce20" table:formula="of:=IF(ISNUMBER([.AF20]);IF([.AF20]&gt;0;&quot; &quot;;ABS([.AF$3]));&quot; &quot;)" office:value-type="string" office:string-value=" ">
            <text:p><text:s/></text:p>
          </table:table-cell>
          <table:table-cell table:style-name="ce20" table:formula="of:=IF(ISNUMBER([.AG20]);IF([.AG20]&gt;0;&quot; &quot;;ABS([.AG$3]));&quot; &quot;)" office:value-type="string" office:string-value=" ">
            <text:p><text:s/></text:p>
          </table:table-cell>
          <table:table-cell table:style-name="ce20" table:formula="of:=IF(ISNUMBER([.AH20]);IF([.AH20]&gt;0;&quot; &quot;;ABS([.AH$3]));&quot; &quot;)" office:value-type="string" office:string-value=" ">
            <text:p><text:s/></text:p>
          </table:table-cell>
          <table:table-cell table:style-name="ce20" table:formula="of:=IF(ISNUMBER([.AI20]);IF([.AI20]&gt;0;&quot; &quot;;ABS([.AI$3]));&quot; &quot;)" office:value-type="string" office:string-value=" ">
            <text:p><text:s/></text:p>
          </table:table-cell>
          <table:table-cell table:style-name="ce20" table:formula="of:=IF(ISNUMBER([.AJ20]);IF([.AJ20]&gt;0;&quot; &quot;;ABS([.AJ$3]));&quot; &quot;)" office:value-type="string" office:string-value=" ">
            <text:p><text:s/></text:p>
          </table:table-cell>
          <table:table-cell table:style-name="ce20" table:formula="of:=IF(ISNUMBER([.AK20]);IF([.AK20]&gt;0;&quot; &quot;;ABS([.AK$3]));&quot; &quot;)" office:value-type="string" office:string-value=" ">
            <text:p><text:s/></text:p>
          </table:table-cell>
          <table:table-cell table:style-name="ce20" table:formula="of:=IF(ISNUMBER([.AL20]);IF([.AL20]&gt;0;&quot; &quot;;ABS([.AL$3]));&quot; &quot;)" office:value-type="string" office:string-value=" ">
            <text:p><text:s/></text:p>
          </table:table-cell>
          <table:table-cell table:style-name="ce20" table:formula="of:=IF(ISNUMBER([.AM20]);IF([.AM20]&gt;0;&quot; &quot;;ABS([.AM$3]));&quot; &quot;)" office:value-type="string" office:string-value=" ">
            <text:p><text:s/></text:p>
          </table:table-cell>
          <table:table-cell table:style-name="ce20" table:formula="of:=IF(ISNUMBER([.AN20]);IF([.AN20]&gt;0;&quot; &quot;;ABS([.AN$3]));&quot; &quot;)" office:value-type="string" office:string-value=" ">
            <text:p><text:s/></text:p>
          </table:table-cell>
          <table:table-cell table:style-name="ce20" table:formula="of:=IF(ISNUMBER([.AO20]);IF([.AO20]&gt;0;&quot; &quot;;ABS([.AO$3]));&quot; &quot;)" office:value-type="string" office:string-value=" ">
            <text:p><text:s/></text:p>
          </table:table-cell>
          <table:table-cell table:style-name="ce20" table:formula="of:=IF(ISNUMBER([.AP20]);IF([.AP20]&gt;0;&quot; &quot;;ABS([.AP$3]));&quot; &quot;)" office:value-type="string" office:string-value=" ">
            <text:p><text:s/></text:p>
          </table:table-cell>
          <table:table-cell table:style-name="ce20" table:formula="of:=IF(ISNUMBER([.AQ20]);IF([.AQ20]&gt;0;&quot; &quot;;ABS([.AQ$3]));&quot; &quot;)" office:value-type="string" office:string-value=" ">
            <text:p><text:s/></text:p>
          </table:table-cell>
          <table:table-cell table:style-name="ce20" table:formula="of:=IF(ISNUMBER([.AR20]);IF([.AR20]&gt;0;&quot; &quot;;ABS([.AR$3]));&quot; &quot;)" office:value-type="string" office:string-value=" ">
            <text:p><text:s/></text:p>
          </table:table-cell>
          <table:table-cell table:style-name="ce20" table:formula="of:=IF(ISNUMBER([.AS20]);IF([.AS20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0]);IF([.AU20]&gt;0;&quot; &quot;;ABS([.AU$3]));&quot; &quot;)" office:value-type="string" office:string-value=" ">
            <text:p><text:s/></text:p>
          </table:table-cell>
          <table:table-cell table:style-name="ce20" table:formula="of:=IF(ISNUMBER([.AV20]);IF([.AV20]&gt;0;&quot; &quot;;ABS([.AV$3]));&quot; &quot;)" office:value-type="float" office:value="20">
            <text:p>20</text:p>
          </table:table-cell>
          <table:table-cell table:style-name="ce20" table:formula="of:=IF(ISNUMBER([.AW20]);IF([.AW20]&gt;0;&quot; &quot;;ABS([.AW$3]));&quot; &quot;)" office:value-type="string" office:string-value=" ">
            <text:p><text:s/></text:p>
          </table:table-cell>
          <table:table-cell table:style-name="ce20" table:formula="of:=IF(ISNUMBER([.AX20]);IF([.AX20]&gt;0;&quot; &quot;;ABS([.AX$3]));&quot; &quot;)" office:value-type="string" office:string-value=" ">
            <text:p><text:s/></text:p>
          </table:table-cell>
          <table:table-cell table:style-name="ce20" table:formula="of:=IF(ISNUMBER([.AY20]);IF([.AY20]&gt;0;&quot; &quot;;ABS([.AY$3]));&quot; &quot;)" office:value-type="string" office:string-value=" ">
            <text:p><text:s/></text:p>
          </table:table-cell>
          <table:table-cell table:style-name="ce20" table:formula="of:=IF(ISNUMBER([.AZ20]);IF([.AZ20]&gt;0;&quot; &quot;;ABS([.AZ$3]));&quot; &quot;)" office:value-type="string" office:string-value=" ">
            <text:p><text:s/></text:p>
          </table:table-cell>
          <table:table-cell table:style-name="ce20" table:formula="of:=IF(ISNUMBER([.BA20]);IF([.BA20]&gt;0;&quot; &quot;;ABS([.BA$3]));&quot; &quot;)" office:value-type="string" office:string-value=" ">
            <text:p><text:s/></text:p>
          </table:table-cell>
          <table:table-cell table:style-name="ce20" table:formula="of:=IF(ISNUMBER([.BB20]);IF([.BB20]&gt;0;&quot; &quot;;ABS([.BB$3]));&quot; &quot;)" office:value-type="string" office:string-value=" ">
            <text:p><text:s/></text:p>
          </table:table-cell>
          <table:table-cell table:style-name="ce20" table:formula="of:=IF(ISNUMBER([.BC20]);IF([.BC20]&gt;0;&quot; &quot;;ABS([.BC$3]));&quot; &quot;)" office:value-type="string" office:string-value=" ">
            <text:p><text:s/></text:p>
          </table:table-cell>
          <table:table-cell table:style-name="ce20" table:formula="of:=IF(ISNUMBER([.BD20]);IF([.BD20]&gt;0;&quot; &quot;;ABS([.BD$3]));&quot; &quot;)" office:value-type="string" office:string-value=" ">
            <text:p><text:s/></text:p>
          </table:table-cell>
          <table:table-cell table:style-name="ce20" table:formula="of:=IF(ISNUMBER([.BE20]);IF([.BE20]&gt;0;&quot; &quot;;ABS([.BE$3]));&quot; &quot;)" office:value-type="string" office:string-value=" ">
            <text:p><text:s/></text:p>
          </table:table-cell>
          <table:table-cell table:style-name="ce20" table:formula="of:=IF(ISNUMBER([.BF20]);IF([.BF20]&gt;0;&quot; &quot;;ABS([.BF$3]));&quot; &quot;)" office:value-type="string" office:string-value=" ">
            <text:p><text:s/></text:p>
          </table:table-cell>
          <table:table-cell table:style-name="ce20" table:formula="of:=IF(ISNUMBER([.BG20]);IF([.BG20]&gt;0;&quot; &quot;;ABS([.BG$3]));&quot; &quot;)" office:value-type="string" office:string-value=" ">
            <text:p><text:s/></text:p>
          </table:table-cell>
          <table:table-cell table:style-name="ce20" table:formula="of:=IF(ISNUMBER([.BH20]);IF([.BH20]&gt;0;&quot; &quot;;ABS([.BH$3]));&quot; &quot;)" office:value-type="string" office:string-value=" ">
            <text:p><text:s/></text:p>
          </table:table-cell>
          <table:table-cell table:style-name="ce20" table:formula="of:=IF(ISNUMBER([.BI20]);IF([.BI20]&gt;0;&quot; &quot;;ABS([.BI$3]));&quot; &quot;)" office:value-type="string" office:string-value=" ">
            <text:p><text:s/></text:p>
          </table:table-cell>
          <table:table-cell table:style-name="ce20" table:formula="of:=IF(ISNUMBER([.BJ20]);IF([.BJ20]&gt;0;&quot; &quot;;ABS([.BJ$3]));&quot; &quot;)" office:value-type="string" office:string-value=" ">
            <text:p><text:s/></text:p>
          </table:table-cell>
          <table:table-cell table:style-name="ce20" table:formula="of:=IF(ISNUMBER([.BK20]);IF([.BK20]&gt;0;&quot; &quot;;ABS([.BK$3]));&quot; &quot;)" office:value-type="string" office:string-value=" ">
            <text:p><text:s/></text:p>
          </table:table-cell>
          <table:table-cell table:style-name="ce20" table:formula="of:=IF(ISNUMBER([.BL20]);IF([.BL20]&gt;0;&quot; &quot;;ABS([.BL$3]));&quot; &quot;)" office:value-type="string" office:string-value=" ">
            <text:p><text:s/></text:p>
          </table:table-cell>
          <table:table-cell table:style-name="ce20" table:formula="of:=IF(ISNUMBER([.BM20]);IF([.BM20]&gt;0;&quot; &quot;;ABS([.BM$3]));&quot; &quot;)" office:value-type="string" office:string-value=" ">
            <text:p><text:s/></text:p>
          </table:table-cell>
          <table:table-cell table:style-name="ce20" table:formula="of:=IF(ISNUMBER([.BN20]);IF([.BN20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20]);IF([.BR20]&gt;0;&quot; &quot;;ABS([.BR$3]));&quot; &quot;)" office:value-type="string" office:string-value=" ">
            <text:p><text:s/></text:p>
          </table:table-cell>
          <table:table-cell table:style-name="ce64" table:formula="of:=IF(ISNUMBER([.BS20]);IF([.BS20]&gt;0;&quot; &quot;;ABS([.BS$3]));&quot; &quot;)" office:value-type="string" office:string-value=" ">
            <text:p><text:s/></text:p>
          </table:table-cell>
          <table:table-cell table:style-name="ce64" table:formula="of:=IF(ISNUMBER([.BT20]);IF([.BT20]&gt;0;&quot; &quot;;ABS([.BT$3]));&quot; &quot;)" office:value-type="string" office:string-value=" ">
            <text:p><text:s/></text:p>
          </table:table-cell>
          <table:table-cell table:style-name="ce64" table:formula="of:=IF(ISNUMBER([.BU20]);IF([.BU20]&gt;0;&quot; &quot;;ABS([.BU$3]));&quot; &quot;)" office:value-type="string" office:string-value=" ">
            <text:p><text:s/></text:p>
          </table:table-cell>
          <table:table-cell table:style-name="ce64" table:formula="of:=IF(ISNUMBER([.BV20]);IF([.BV20]&gt;0;&quot; &quot;;ABS([.BV$3]));&quot; &quot;)" office:value-type="string" office:string-value=" ">
            <text:p><text:s/></text:p>
          </table:table-cell>
          <table:table-cell table:style-name="ce64" table:formula="of:=IF(ISNUMBER([.BW20]);IF([.BW20]&gt;0;&quot; &quot;;ABS([.BW$3]));&quot; &quot;)" office:value-type="string" office:string-value=" ">
            <text:p><text:s/></text:p>
          </table:table-cell>
          <table:table-cell table:style-name="ce64" table:formula="of:=IF(ISNUMBER([.BX20]);IF([.BX20]&gt;0;&quot; &quot;;ABS([.BX$3]));&quot; &quot;)" office:value-type="string" office:string-value=" ">
            <text:p><text:s/></text:p>
          </table:table-cell>
          <table:table-cell table:style-name="ce64" table:formula="of:=IF(ISNUMBER([.BY20]);IF([.BY20]&gt;0;&quot; &quot;;ABS([.BY$3]));&quot; &quot;)" office:value-type="string" office:string-value=" ">
            <text:p><text:s/></text:p>
          </table:table-cell>
          <table:table-cell table:style-name="ce73" table:formula="of:=IF(ISNUMBER([.BZ20]);IF([.BZ20]&gt;0;&quot; &quot;;ABS([.BZ$3]));&quot; &quot;)" office:value-type="string" office:string-value=" ">
            <text:p><text:s/></text:p>
          </table:table-cell>
          <table:table-cell table:style-name="ce73" table:formula="of:=IF(ISNUMBER([.CA20]);IF([.CA20]&gt;0;&quot; &quot;;ABS([.CA$3]));&quot; &quot;)" office:value-type="string" office:string-value=" ">
            <text:p><text:s/></text:p>
          </table:table-cell>
          <table:table-cell table:style-name="ce73" table:formula="of:=IF(ISNUMBER([.CB20]);IF([.CB20]&gt;0;&quot; &quot;;ABS([.CB$3]));&quot; &quot;)" office:value-type="string" office:string-value=" ">
            <text:p><text:s/></text:p>
          </table:table-cell>
          <table:table-cell table:style-name="ce73" table:formula="of:=IF(ISNUMBER([.CC20]);IF([.CC20]&gt;0;&quot; &quot;;ABS([.CC$3]));&quot; &quot;)" office:value-type="string" office:string-value=" ">
            <text:p><text:s/></text:p>
          </table:table-cell>
          <table:table-cell table:style-name="ce73" table:formula="of:=IF(ISNUMBER([.CD20]);IF([.CD20]&gt;0;&quot; &quot;;ABS([.CD$3]));&quot; &quot;)" office:value-type="string" office:string-value=" ">
            <text:p><text:s/></text:p>
          </table:table-cell>
          <table:table-cell table:style-name="ce73" table:formula="of:=IF(ISNUMBER([.CE20]);IF([.CE20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20]+[.CG21]" office:value-type="float" office:value="180">
            <text:p>180</text:p>
          </table:table-cell>
          <table:table-cell table:style-name="ce92" table:formula="of:=[.CH20]+[.CH21]" office:value-type="float" office:value="95">
            <text:p>95</text:p>
          </table:table-cell>
          <table:table-cell table:style-name="ce95" table:formula="of:=[.CG22]/[.CH22]" office:value-type="float" office:value="1.89473684210526">
            <text:p>1,89</text:p>
          </table:table-cell>
          <table:table-cell table:style-name="ce95" table:number-columns-repeated="937"/>
        </table:table-row>
        <table:table-row table:style-name="ro5">
          <table:table-cell table:number-columns-repeated="83"/>
          <table:table-cell table:style-name="ce82"/>
          <table:table-cell table:style-name="ce89"/>
          <table:table-cell table:style-name="ce92"/>
          <table:table-cell table:style-name="ce95" table:number-columns-repeated="3"/>
          <table:table-cell table:number-columns-repeated="935"/>
        </table:table-row>
        <table:table-row table:style-name="ro5" table:number-rows-repeated="2">
          <table:table-cell table:number-columns-repeated="84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5"/>
        </table:table-row>
        <table:table-row table:style-name="ro5">
          <table:table-cell table:style-name="ce12" office:value-type="string">
            <text:p>Rogu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 office:value-type="float" office:value="-1">
            <text:p>-1</text:p>
          </table:table-cell>
          <table:table-cell table:style-name="ce24"/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5" office:value-type="float" office:value="1.3">
            <text:p>1,3</text:p>
          </table:table-cell>
          <table:table-cell table:style-name="ce45" office:value-type="float" office:value="1.3">
            <text:p>1,3</text:p>
          </table:table-cell>
          <table:table-cell table:style-name="ce45" office:value-type="float" office:value="1.3">
            <text:p>1,3</text:p>
          </table:table-cell>
          <table:table-cell table:style-name="ce45" office:value-type="float" office:value="1.3">
            <text:p>1,3</text:p>
          </table:table-cell>
          <table:table-cell table:style-name="ce45" office:value-type="float" office:value="1.3">
            <text:p>1,3</text:p>
          </table:table-cell>
          <table:table-cell table:style-name="ce45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27:.$CE27])" office:value-type="float" office:value="120">
            <text:p>120</text:p>
          </table:table-cell>
          <table:table-cell table:style-name="ce91" table:formula="of:=SUMIF([.$B$3:.$CE$3];&quot;&lt;0&quot;;[.$B27:.$CE27])" office:value-type="float" office:value="55">
            <text:p>55</text:p>
          </table:table-cell>
          <table:table-cell table:style-name="ce94" table:formula="of:=[.CG26]/[.CH26]" office:value-type="float" office:value="2.18181818181818">
            <text:p>2,18</text:p>
          </table:table-cell>
          <table:table-cell table:style-name="ce94"/>
          <table:table-cell table:style-name="ce94" table:number-matrix-columns-spanned="1" table:number-matrix-rows-spanned="1" table:formula="of:=SUM(ABS([.B26:.CE26]))" office:value-type="float" office:value="14">
            <text:p>14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26]);IF([.B26]&gt;0;ABS([.B$3]);&quot; &quot;);&quot; &quot;)" office:value-type="string" office:string-value=" ">
            <text:p><text:s/></text:p>
          </table:table-cell>
          <table:table-cell table:style-name="ce20" table:formula="of:=IF(ISNUMBER([.C26]);IF([.C26]&gt;0;ABS([.C$3]);&quot; &quot;);&quot; &quot;)" office:value-type="string" office:string-value=" ">
            <text:p><text:s/></text:p>
          </table:table-cell>
          <table:table-cell table:style-name="ce20" table:formula="of:=IF(ISNUMBER([.D26]);IF([.D26]&gt;0;ABS([.D$3]);&quot; &quot;);&quot; &quot;)" office:value-type="string" office:string-value=" ">
            <text:p><text:s/></text:p>
          </table:table-cell>
          <table:table-cell table:style-name="ce20" table:formula="of:=IF(ISNUMBER([.E26]);IF([.E26]&gt;0;ABS([.E$3]);&quot; &quot;);&quot; &quot;)" office:value-type="string" office:string-value=" ">
            <text:p><text:s/></text:p>
          </table:table-cell>
          <table:table-cell table:style-name="ce20" table:formula="of:=IF(ISNUMBER([.F26]);IF([.F26]&gt;0;ABS([.F$3]);&quot; &quot;);&quot; &quot;)" office:value-type="float" office:value="20">
            <text:p>20</text:p>
          </table:table-cell>
          <table:table-cell table:style-name="ce20" table:formula="of:=IF(ISNUMBER([.G26]);IF([.G26]&gt;0;ABS([.G$3]);&quot; &quot;);&quot; &quot;)" office:value-type="float" office:value="20">
            <text:p>20</text:p>
          </table:table-cell>
          <table:table-cell table:style-name="ce20" table:formula="of:=IF(ISNUMBER([.H26]);IF([.H26]&gt;0;ABS([.H$3]);&quot; &quot;);&quot; &quot;)" office:value-type="string" office:string-value=" ">
            <text:p><text:s/></text:p>
          </table:table-cell>
          <table:table-cell table:style-name="ce20" table:formula="of:=IF(ISNUMBER([.I26]);IF([.I26]&gt;0;ABS([.I$3]);&quot; &quot;);&quot; &quot;)" office:value-type="string" office:string-value=" ">
            <text:p><text:s/></text:p>
          </table:table-cell>
          <table:table-cell table:style-name="ce20" table:formula="of:=IF(ISNUMBER([.J26]);IF([.J26]&gt;0;ABS([.J$3]);&quot; &quot;);&quot; &quot;)" office:value-type="float" office:value="35">
            <text:p>35</text:p>
          </table:table-cell>
          <table:table-cell table:style-name="ce20" table:formula="of:=IF(ISNUMBER([.K26]);IF([.K26]&gt;0;ABS([.K$3]);&quot; &quot;);&quot; &quot;)" office:value-type="string" office:string-value=" ">
            <text:p><text:s/></text:p>
          </table:table-cell>
          <table:table-cell table:style-name="ce20" table:formula="of:=IF(ISNUMBER([.L26]);IF([.L26]&gt;0;ABS([.L$3]);&quot; &quot;);&quot; &quot;)" office:value-type="string" office:string-value=" ">
            <text:p><text:s/></text:p>
          </table:table-cell>
          <table:table-cell table:style-name="ce20" table:formula="of:=IF(ISNUMBER([.M26]);IF([.M26]&gt;0;ABS([.M$3]);&quot; &quot;);&quot; &quot;)" office:value-type="string" office:string-value=" ">
            <text:p><text:s/></text:p>
          </table:table-cell>
          <table:table-cell table:style-name="ce20" table:formula="of:=IF(ISNUMBER([.N26]);IF([.N26]&gt;0;ABS([.N$3]);&quot; &quot;);&quot; &quot;)" office:value-type="string" office:string-value=" ">
            <text:p><text:s/></text:p>
          </table:table-cell>
          <table:table-cell table:style-name="ce20" table:formula="of:=IF(ISNUMBER([.O26]);IF([.O26]&gt;0;ABS([.O$3]);&quot; &quot;);&quot; &quot;)" office:value-type="string" office:string-value=" ">
            <text:p><text:s/></text:p>
          </table:table-cell>
          <table:table-cell table:style-name="ce20" table:formula="of:=IF(ISNUMBER([.P26]);IF([.P26]&gt;0;ABS([.P$3]);&quot; &quot;);&quot; &quot;)" office:value-type="string" office:string-value=" ">
            <text:p><text:s/></text:p>
          </table:table-cell>
          <table:table-cell table:style-name="ce20" table:formula="of:=IF(ISNUMBER([.Q26]);IF([.Q26]&gt;0;ABS([.Q$3]);&quot; &quot;);&quot; &quot;)" office:value-type="string" office:string-value=" ">
            <text:p><text:s/></text:p>
          </table:table-cell>
          <table:table-cell table:style-name="ce20" table:formula="of:=IF(ISNUMBER([.R26]);IF([.R26]&gt;0;ABS([.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T26]);IF([.T26]&gt;0;ABS([.T$3]);&quot; &quot;);&quot; &quot;)" office:value-type="string" office:string-value=" ">
            <text:p><text:s/></text:p>
          </table:table-cell>
          <table:table-cell table:style-name="ce20" table:formula="of:=IF(ISNUMBER([.U26]);IF([.U26]&gt;0;ABS([.U$3]);&quot; &quot;);&quot; &quot;)" office:value-type="string" office:string-value=" ">
            <text:p><text:s/></text:p>
          </table:table-cell>
          <table:table-cell table:style-name="ce20" table:formula="of:=IF(ISNUMBER([.V26]);IF([.V26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26]);IF([.X26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26]);IF([.Z26]&gt;0;ABS([.Z$3]);&quot; &quot;);&quot; &quot;)" office:value-type="string" office:string-value=" ">
            <text:p><text:s/></text:p>
          </table:table-cell>
          <table:table-cell table:style-name="ce20" table:formula="of:=IF(ISNUMBER([.AA26]);IF([.AA26]&gt;0;ABS([.AA$3]);&quot; &quot;);&quot; &quot;)" office:value-type="string" office:string-value=" ">
            <text:p><text:s/></text:p>
          </table:table-cell>
          <table:table-cell table:style-name="ce20" table:formula="of:=IF(ISNUMBER([.AB26]);IF([.AB26]&gt;0;ABS([.AB$3]);&quot; &quot;);&quot; &quot;)" office:value-type="string" office:string-value=" ">
            <text:p><text:s/></text:p>
          </table:table-cell>
          <table:table-cell table:style-name="ce20" table:formula="of:=IF(ISNUMBER([.AC26]);IF([.AC26]&gt;0;ABS([.AC$3]);&quot; &quot;);&quot; &quot;)" office:value-type="string" office:string-value=" ">
            <text:p><text:s/></text:p>
          </table:table-cell>
          <table:table-cell table:style-name="ce20" table:formula="of:=IF(ISNUMBER([.AD26]);IF([.AD26]&gt;0;ABS([.AD$3]);&quot; &quot;);&quot; &quot;)" office:value-type="string" office:string-value=" ">
            <text:p><text:s/></text:p>
          </table:table-cell>
          <table:table-cell table:style-name="ce20" table:formula="of:=IF(ISNUMBER([.AE26]);IF([.AE26]&gt;0;ABS([.AE$3]);&quot; &quot;);&quot; &quot;)" office:value-type="string" office:string-value=" ">
            <text:p><text:s/></text:p>
          </table:table-cell>
          <table:table-cell table:style-name="ce20" table:formula="of:=IF(ISNUMBER([.AF26]);IF([.AF26]&gt;0;ABS([.AF$3]);&quot; &quot;);&quot; &quot;)" office:value-type="string" office:string-value=" ">
            <text:p><text:s/></text:p>
          </table:table-cell>
          <table:table-cell table:style-name="ce20" table:formula="of:=IF(ISNUMBER([.AG26]);IF([.AG26]&gt;0;ABS([.AG$3]);&quot; &quot;);&quot; &quot;)" office:value-type="string" office:string-value=" ">
            <text:p><text:s/></text:p>
          </table:table-cell>
          <table:table-cell table:style-name="ce20" table:formula="of:=IF(ISNUMBER([.AH26]);IF([.AH26]&gt;0;ABS([.AH$3]);&quot; &quot;);&quot; &quot;)" office:value-type="string" office:string-value=" ">
            <text:p><text:s/></text:p>
          </table:table-cell>
          <table:table-cell table:style-name="ce20" table:formula="of:=IF(ISNUMBER([.AI26]);IF([.AI26]&gt;0;ABS([.AI$3]);&quot; &quot;);&quot; &quot;)" office:value-type="string" office:string-value=" ">
            <text:p><text:s/></text:p>
          </table:table-cell>
          <table:table-cell table:style-name="ce20" table:formula="of:=IF(ISNUMBER([.AJ26]);IF([.AJ26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6]);IF([.AR26]&gt;0;ABS([.AR$3]);&quot; &quot;);&quot; &quot;)" office:value-type="float" office:value="20">
            <text:p>20</text:p>
          </table:table-cell>
          <table:table-cell table:style-name="ce20" table:formula="of:=IF(ISNUMBER([.AS26]);IF([.AS26]&gt;0;ABS([.AS$3]);&quot; &quot;);&quot; &quot;)" office:value-type="float" office:value="20">
            <text:p>20</text:p>
          </table:table-cell>
          <table:table-cell table:style-name="ce20" table:formula="of:=IF(ISNUMBER([.AT26]);IF([.AT26]&gt;0;ABS([.AT$3]);&quot; &quot;);&quot; &quot;)" office:value-type="float" office:value="20">
            <text:p>20</text:p>
          </table:table-cell>
          <table:table-cell table:style-name="ce20" table:formula="of:=IF(ISNUMBER([.AU26]);IF([.AU26]&gt;0;ABS([.AU$3]);&quot; &quot;);&quot; &quot;)" office:value-type="float" office:value="20">
            <text:p>20</text:p>
          </table:table-cell>
          <table:table-cell table:style-name="ce20" table:formula="of:=IF(ISNUMBER([.AV26]);IF([.AV26]&gt;0;ABS([.AV$3]);&quot; &quot;);&quot; &quot;)" office:value-type="float" office:value="20">
            <text:p>20</text:p>
          </table:table-cell>
          <table:table-cell table:style-name="ce20" table:formula="of:=IF(ISNUMBER([.AW26]);IF([.AW26]&gt;0;ABS([.AW$3]);&quot; &quot;);&quot; &quot;)" office:value-type="string" office:string-value=" ">
            <text:p><text:s/></text:p>
          </table:table-cell>
          <table:table-cell table:style-name="ce20" table:formula="of:=IF(ISNUMBER([.AX26]);IF([.AX26]&gt;0;ABS([.AX$3]);&quot; &quot;);&quot; &quot;)" office:value-type="string" office:string-value=" ">
            <text:p><text:s/></text:p>
          </table:table-cell>
          <table:table-cell table:style-name="ce20" table:formula="of:=IF(ISNUMBER([.AY26]);IF([.AY26]&gt;0;ABS([.AY$3]);&quot; &quot;);&quot; &quot;)" office:value-type="string" office:string-value=" ">
            <text:p><text:s/></text:p>
          </table:table-cell>
          <table:table-cell table:style-name="ce20" table:formula="of:=IF(ISNUMBER([.AZ26]);IF([.AZ26]&gt;0;ABS([.AZ$3]);&quot; &quot;);&quot; &quot;)" office:value-type="string" office:string-value=" ">
            <text:p><text:s/></text:p>
          </table:table-cell>
          <table:table-cell table:style-name="ce20" table:formula="of:=IF(ISNUMBER([.BA26]);IF([.BA26]&gt;0;ABS([.BA$3]);&quot; &quot;);&quot; &quot;)" office:value-type="string" office:string-value=" ">
            <text:p><text:s/></text:p>
          </table:table-cell>
          <table:table-cell table:style-name="ce20" table:formula="of:=IF(ISNUMBER([.BB26]);IF([.BB26]&gt;0;ABS([.BB$3]);&quot; &quot;);&quot; &quot;)" office:value-type="string" office:string-value=" ">
            <text:p><text:s/></text:p>
          </table:table-cell>
          <table:table-cell table:style-name="ce20" table:formula="of:=IF(ISNUMBER([.BC26]);IF([.BC26]&gt;0;ABS([.BC$3]);&quot; &quot;);&quot; &quot;)" office:value-type="string" office:string-value=" ">
            <text:p><text:s/></text:p>
          </table:table-cell>
          <table:table-cell table:style-name="ce20" table:formula="of:=IF(ISNUMBER([.BD26]);IF([.BD26]&gt;0;ABS([.BD$3]);&quot; &quot;);&quot; &quot;)" office:value-type="string" office:string-value=" ">
            <text:p><text:s/></text:p>
          </table:table-cell>
          <table:table-cell table:style-name="ce20" table:formula="of:=IF(ISNUMBER([.BE26]);IF([.BE26]&gt;0;ABS([.BE$3]);&quot; &quot;);&quot; &quot;)" office:value-type="string" office:string-value=" ">
            <text:p><text:s/></text:p>
          </table:table-cell>
          <table:table-cell table:style-name="ce20" table:formula="of:=IF(ISNUMBER([.BF26]);IF([.BF26]&gt;0;ABS([.BF$3]);&quot; &quot;);&quot; &quot;)" office:value-type="string" office:string-value=" ">
            <text:p><text:s/></text:p>
          </table:table-cell>
          <table:table-cell table:style-name="ce20" table:formula="of:=IF(ISNUMBER([.BG26]);IF([.BG26]&gt;0;ABS([.BG$3]);&quot; &quot;);&quot; &quot;)" office:value-type="string" office:string-value=" ">
            <text:p><text:s/></text:p>
          </table:table-cell>
          <table:table-cell table:style-name="ce20" table:formula="of:=IF(ISNUMBER([.BH26]);IF([.BH26]&gt;0;ABS([.BH$3]);&quot; &quot;);&quot; &quot;)" office:value-type="string" office:string-value=" ">
            <text:p><text:s/></text:p>
          </table:table-cell>
          <table:table-cell table:style-name="ce20" table:formula="of:=IF(ISNUMBER([.BI26]);IF([.BI26]&gt;0;ABS([.BI$3]);&quot; &quot;);&quot; &quot;)" office:value-type="string" office:string-value=" ">
            <text:p><text:s/></text:p>
          </table:table-cell>
          <table:table-cell table:style-name="ce20" table:formula="of:=IF(ISNUMBER([.BJ26]);IF([.BJ26]&gt;0;ABS([.BJ$3]);&quot; &quot;);&quot; &quot;)" office:value-type="string" office:string-value=" ">
            <text:p><text:s/></text:p>
          </table:table-cell>
          <table:table-cell table:style-name="ce20" table:formula="of:=IF(ISNUMBER([.BK26]);IF([.BK26]&gt;0;ABS([.BK$3]);&quot; &quot;);&quot; &quot;)" office:value-type="string" office:string-value=" ">
            <text:p><text:s/></text:p>
          </table:table-cell>
          <table:table-cell table:style-name="ce20" table:formula="of:=IF(ISNUMBER([.BL26]);IF([.BL26]&gt;0;ABS([.BL$3]);&quot; &quot;);&quot; &quot;)" office:value-type="string" office:string-value=" ">
            <text:p><text:s/></text:p>
          </table:table-cell>
          <table:table-cell table:style-name="ce20" table:formula="of:=IF(ISNUMBER([.BM26]);IF([.BM26]&gt;0;ABS([.BM$3]);&quot; &quot;);&quot; &quot;)" office:value-type="string" office:string-value=" ">
            <text:p><text:s/></text:p>
          </table:table-cell>
          <table:table-cell table:style-name="ce20" table:formula="of:=IF(ISNUMBER([.BN26]);IF([.BN26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26]);IF([.BR26]&gt;0;ABS([.BR$3]);&quot; &quot;);&quot; &quot;)" office:value-type="string" office:string-value=" ">
            <text:p><text:s/></text:p>
          </table:table-cell>
          <table:table-cell table:style-name="ce64" table:formula="of:=IF(ISNUMBER([.BS26]);IF([.BS26]&gt;0;ABS([.BS$3]);&quot; &quot;);&quot; &quot;)" office:value-type="string" office:string-value=" ">
            <text:p><text:s/></text:p>
          </table:table-cell>
          <table:table-cell table:style-name="ce64" table:formula="of:=IF(ISNUMBER([.BT26]);IF([.BT26]&gt;0;ABS([.BT$3]);&quot; &quot;);&quot; &quot;)" office:value-type="string" office:string-value=" ">
            <text:p><text:s/></text:p>
          </table:table-cell>
          <table:table-cell table:style-name="ce64" table:formula="of:=IF(ISNUMBER([.BU26]);IF([.BU26]&gt;0;ABS([.BU$3]);&quot; &quot;);&quot; &quot;)" office:value-type="string" office:string-value=" ">
            <text:p><text:s/></text:p>
          </table:table-cell>
          <table:table-cell table:style-name="ce64" table:formula="of:=IF(ISNUMBER([.BV26]);IF([.BV26]&gt;0;ABS([.BV$3]);&quot; &quot;);&quot; &quot;)" office:value-type="string" office:string-value=" ">
            <text:p><text:s/></text:p>
          </table:table-cell>
          <table:table-cell table:style-name="ce64" table:formula="of:=IF(ISNUMBER([.BW26]);IF([.BW26]&gt;0;ABS([.BW$3]);&quot; &quot;);&quot; &quot;)" office:value-type="string" office:string-value=" ">
            <text:p><text:s/></text:p>
          </table:table-cell>
          <table:table-cell table:style-name="ce64" table:formula="of:=IF(ISNUMBER([.BX26]);IF([.BX26]&gt;0;ABS([.BX$3]);&quot; &quot;);&quot; &quot;)" office:value-type="string" office:string-value=" ">
            <text:p><text:s/></text:p>
          </table:table-cell>
          <table:table-cell table:style-name="ce64" table:formula="of:=IF(ISNUMBER([.BY26]);IF([.BY26]&gt;0;ABS([.BY$3]);&quot; &quot;);&quot; &quot;)" office:value-type="string" office:string-value=" ">
            <text:p><text:s/></text:p>
          </table:table-cell>
          <table:table-cell table:style-name="ce73" table:formula="of:=IF(ISNUMBER([.BZ26]);IF([.BZ26]&gt;0;ABS([.BZ$3]);&quot; &quot;);&quot; &quot;)" office:value-type="string" office:string-value=" ">
            <text:p><text:s/></text:p>
          </table:table-cell>
          <table:table-cell table:style-name="ce73" table:formula="of:=IF(ISNUMBER([.CA26]);IF([.CA26]&gt;0;ABS([.CA$3]);&quot; &quot;);&quot; &quot;)" office:value-type="string" office:string-value=" ">
            <text:p><text:s/></text:p>
          </table:table-cell>
          <table:table-cell table:style-name="ce73" table:formula="of:=IF(ISNUMBER([.CB26]);IF([.CB26]&gt;0;ABS([.CB$3]);&quot; &quot;);&quot; &quot;)" office:value-type="string" office:string-value=" ">
            <text:p><text:s/></text:p>
          </table:table-cell>
          <table:table-cell table:style-name="ce73" table:formula="of:=IF(ISNUMBER([.CC26]);IF([.CC26]&gt;0;ABS([.CC$3]);&quot; &quot;);&quot; &quot;)" office:value-type="string" office:string-value=" ">
            <text:p><text:s/></text:p>
          </table:table-cell>
          <table:table-cell table:style-name="ce73" table:formula="of:=IF(ISNUMBER([.CD26]);IF([.CD26]&gt;0;ABS([.CD$3]);&quot; &quot;);&quot; &quot;)" office:value-type="string" office:string-value=" ">
            <text:p><text:s/></text:p>
          </table:table-cell>
          <table:table-cell table:style-name="ce73" table:formula="of:=IF(ISNUMBER([.CE26]);IF([.CE26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28:.$CE28])" office:value-type="float" office:value="40">
            <text:p>40</text:p>
          </table:table-cell>
          <table:table-cell table:style-name="ce91" table:formula="of:=SUMIF([.$B$3:.$CE$3];&quot;&lt;0&quot;;[.$B28:.$CE28])" office:value-type="float" office:value="20">
            <text:p>20</text:p>
          </table:table-cell>
          <table:table-cell table:style-name="ce95" table:formula="of:=[.CG27]/[.CH27]" office:value-type="float" office:value="2">
            <text:p>2</text:p>
          </table:table-cell>
          <table:table-cell table:style-name="ce95" table:number-columns-repeated="937"/>
        </table:table-row>
        <table:table-row table:style-name="ro5">
          <table:table-cell/>
          <table:table-cell table:style-name="ce20" table:formula="of:=IF(ISNUMBER([.B26]);IF([.B26]&gt;0;&quot; &quot;;ABS([.B$3]));&quot; &quot;)" office:value-type="string" office:string-value=" ">
            <text:p><text:s/></text:p>
          </table:table-cell>
          <table:table-cell table:style-name="ce20" table:formula="of:=IF(ISNUMBER([.C26]);IF([.C26]&gt;0;&quot; &quot;;ABS([.C$3]));&quot; &quot;)" office:value-type="string" office:string-value=" ">
            <text:p><text:s/></text:p>
          </table:table-cell>
          <table:table-cell table:style-name="ce20" table:formula="of:=IF(ISNUMBER([.D26]);IF([.D26]&gt;0;&quot; &quot;;ABS([.D$3]));&quot; &quot;)" office:value-type="string" office:string-value=" ">
            <text:p><text:s/></text:p>
          </table:table-cell>
          <table:table-cell table:style-name="ce20" table:formula="of:=IF(ISNUMBER([.E26]);IF([.E26]&gt;0;&quot; &quot;;ABS([.E$3]));&quot; &quot;)" office:value-type="string" office:string-value=" ">
            <text:p><text:s/></text:p>
          </table:table-cell>
          <table:table-cell table:style-name="ce20" table:formula="of:=IF(ISNUMBER([.F26]);IF([.F26]&gt;0;&quot; &quot;;ABS([.F$3]));&quot; &quot;)" office:value-type="string" office:string-value=" ">
            <text:p><text:s/></text:p>
          </table:table-cell>
          <table:table-cell table:style-name="ce20" table:formula="of:=IF(ISNUMBER([.G26]);IF([.G26]&gt;0;&quot; &quot;;ABS([.G$3]));&quot; &quot;)" office:value-type="string" office:string-value=" ">
            <text:p><text:s/></text:p>
          </table:table-cell>
          <table:table-cell table:style-name="ce20" table:formula="of:=IF(ISNUMBER([.H26]);IF([.H26]&gt;0;&quot; &quot;;ABS([.H$3]));&quot; &quot;)" office:value-type="float" office:value="20">
            <text:p>20</text:p>
          </table:table-cell>
          <table:table-cell table:style-name="ce20" table:formula="of:=IF(ISNUMBER([.I26]);IF([.I26]&gt;0;&quot; &quot;;ABS([.I$3]));&quot; &quot;)" office:value-type="float" office:value="20">
            <text:p>20</text:p>
          </table:table-cell>
          <table:table-cell table:style-name="ce20" table:formula="of:=IF(ISNUMBER([.J26]);IF([.J26]&gt;0;&quot; &quot;;ABS([.J$3]));&quot; &quot;)" office:value-type="string" office:string-value=" ">
            <text:p><text:s/></text:p>
          </table:table-cell>
          <table:table-cell table:style-name="ce20" table:formula="of:=IF(ISNUMBER([.K26]);IF([.K26]&gt;0;&quot; &quot;;ABS([.K$3]));&quot; &quot;)" office:value-type="string" office:string-value=" ">
            <text:p><text:s/></text:p>
          </table:table-cell>
          <table:table-cell table:style-name="ce20" table:formula="of:=IF(ISNUMBER([.L26]);IF([.L26]&gt;0;&quot; &quot;;ABS([.L$3]));&quot; &quot;)" office:value-type="string" office:string-value=" ">
            <text:p><text:s/></text:p>
          </table:table-cell>
          <table:table-cell table:style-name="ce20" table:formula="of:=IF(ISNUMBER([.M26]);IF([.M26]&gt;0;&quot; &quot;;ABS([.M$3]));&quot; &quot;)" office:value-type="string" office:string-value=" ">
            <text:p><text:s/></text:p>
          </table:table-cell>
          <table:table-cell table:style-name="ce20" table:formula="of:=IF(ISNUMBER([.N26]);IF([.N26]&gt;0;&quot; &quot;;ABS([.N$3]));&quot; &quot;)" office:value-type="string" office:string-value=" ">
            <text:p><text:s/></text:p>
          </table:table-cell>
          <table:table-cell table:style-name="ce20" table:formula="of:=IF(ISNUMBER([.O26]);IF([.O26]&gt;0;&quot; &quot;;ABS([.O$3]));&quot; &quot;)" office:value-type="string" office:string-value=" ">
            <text:p><text:s/></text:p>
          </table:table-cell>
          <table:table-cell table:style-name="ce20" table:formula="of:=IF(ISNUMBER([.P26]);IF([.P26]&gt;0;&quot; &quot;;ABS([.P$3]));&quot; &quot;)" office:value-type="string" office:string-value=" ">
            <text:p><text:s/></text:p>
          </table:table-cell>
          <table:table-cell table:style-name="ce20" table:formula="of:=IF(ISNUMBER([.Q26]);IF([.Q26]&gt;0;&quot; &quot;;ABS([.Q$3]));&quot; &quot;)" office:value-type="string" office:string-value=" ">
            <text:p><text:s/></text:p>
          </table:table-cell>
          <table:table-cell table:style-name="ce20" table:formula="of:=IF(ISNUMBER([.R26]);IF([.R26]&gt;0;&quot; &quot;;ABS([.R$3]));&quot; &quot;)" office:value-type="float" office:value="20">
            <text:p>20</text:p>
          </table:table-cell>
          <table:table-cell table:style-name="ce20"/>
          <table:table-cell table:style-name="ce20" table:formula="of:=IF(ISNUMBER([.T26]);IF([.T26]&gt;0;&quot; &quot;;ABS([.T$3]));&quot; &quot;)" office:value-type="string" office:string-value=" ">
            <text:p><text:s/></text:p>
          </table:table-cell>
          <table:table-cell table:style-name="ce20" table:formula="of:=IF(ISNUMBER([.U26]);IF([.U26]&gt;0;&quot; &quot;;ABS([.U$3]));&quot; &quot;)" office:value-type="string" office:string-value=" ">
            <text:p><text:s/></text:p>
          </table:table-cell>
          <table:table-cell table:style-name="ce20" table:formula="of:=IF(ISNUMBER([.V26]);IF([.V26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26]);IF([.X26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26]);IF([.Z26]&gt;0;&quot; &quot;;ABS([.Z$3]));&quot; &quot;)" office:value-type="string" office:string-value=" ">
            <text:p><text:s/></text:p>
          </table:table-cell>
          <table:table-cell table:style-name="ce20" table:formula="of:=IF(ISNUMBER([.AA26]);IF([.AA26]&gt;0;&quot; &quot;;ABS([.AA$3]));&quot; &quot;)" office:value-type="string" office:string-value=" ">
            <text:p><text:s/></text:p>
          </table:table-cell>
          <table:table-cell table:style-name="ce20" table:formula="of:=IF(ISNUMBER([.AB26]);IF([.AB26]&gt;0;&quot; &quot;;ABS([.AB$3]));&quot; &quot;)" office:value-type="string" office:string-value=" ">
            <text:p><text:s/></text:p>
          </table:table-cell>
          <table:table-cell table:style-name="ce20" table:formula="of:=IF(ISNUMBER([.AC26]);IF([.AC26]&gt;0;&quot; &quot;;ABS([.AC$3]));&quot; &quot;)" office:value-type="string" office:string-value=" ">
            <text:p><text:s/></text:p>
          </table:table-cell>
          <table:table-cell table:style-name="ce20" table:formula="of:=IF(ISNUMBER([.AD26]);IF([.AD26]&gt;0;&quot; &quot;;ABS([.AD$3]));&quot; &quot;)" office:value-type="string" office:string-value=" ">
            <text:p><text:s/></text:p>
          </table:table-cell>
          <table:table-cell table:style-name="ce20" table:formula="of:=IF(ISNUMBER([.AE26]);IF([.AE26]&gt;0;&quot; &quot;;ABS([.AE$3]));&quot; &quot;)" office:value-type="string" office:string-value=" ">
            <text:p><text:s/></text:p>
          </table:table-cell>
          <table:table-cell table:style-name="ce20" table:formula="of:=IF(ISNUMBER([.AF26]);IF([.AF26]&gt;0;&quot; &quot;;ABS([.AF$3]));&quot; &quot;)" office:value-type="string" office:string-value=" ">
            <text:p><text:s/></text:p>
          </table:table-cell>
          <table:table-cell table:style-name="ce20" table:formula="of:=IF(ISNUMBER([.AG26]);IF([.AG26]&gt;0;&quot; &quot;;ABS([.AG$3]));&quot; &quot;)" office:value-type="string" office:string-value=" ">
            <text:p><text:s/></text:p>
          </table:table-cell>
          <table:table-cell table:style-name="ce20" table:formula="of:=IF(ISNUMBER([.AH26]);IF([.AH26]&gt;0;&quot; &quot;;ABS([.AH$3]));&quot; &quot;)" office:value-type="string" office:string-value=" ">
            <text:p><text:s/></text:p>
          </table:table-cell>
          <table:table-cell table:style-name="ce20" table:formula="of:=IF(ISNUMBER([.AI26]);IF([.AI26]&gt;0;&quot; &quot;;ABS([.AI$3]));&quot; &quot;)" office:value-type="string" office:string-value=" ">
            <text:p><text:s/></text:p>
          </table:table-cell>
          <table:table-cell table:style-name="ce20" table:formula="of:=IF(ISNUMBER([.AJ26]);IF([.AJ26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6]);IF([.AR26]&gt;0;&quot; &quot;;ABS([.AR$3]));&quot; &quot;)" office:value-type="string" office:string-value=" ">
            <text:p><text:s/></text:p>
          </table:table-cell>
          <table:table-cell table:style-name="ce20" table:formula="of:=IF(ISNUMBER([.AS26]);IF([.AS26]&gt;0;&quot; &quot;;ABS([.AS$3]));&quot; &quot;)" office:value-type="string" office:string-value=" ">
            <text:p><text:s/></text:p>
          </table:table-cell>
          <table:table-cell table:style-name="ce20" table:formula="of:=IF(ISNUMBER([.AT26]);IF([.AT26]&gt;0;&quot; &quot;;ABS([.AT$3]));&quot; &quot;)" office:value-type="string" office:string-value=" ">
            <text:p><text:s/></text:p>
          </table:table-cell>
          <table:table-cell table:style-name="ce20" table:formula="of:=IF(ISNUMBER([.AU26]);IF([.AU26]&gt;0;&quot; &quot;;ABS([.AU$3]));&quot; &quot;)" office:value-type="string" office:string-value=" ">
            <text:p><text:s/></text:p>
          </table:table-cell>
          <table:table-cell table:style-name="ce20" table:formula="of:=IF(ISNUMBER([.AV26]);IF([.AV26]&gt;0;&quot; &quot;;ABS([.AV$3]));&quot; &quot;)" office:value-type="string" office:string-value=" ">
            <text:p><text:s/></text:p>
          </table:table-cell>
          <table:table-cell table:style-name="ce20" table:formula="of:=IF(ISNUMBER([.AW26]);IF([.AW26]&gt;0;&quot; &quot;;ABS([.AW$3]));&quot; &quot;)" office:value-type="string" office:string-value=" ">
            <text:p><text:s/></text:p>
          </table:table-cell>
          <table:table-cell table:style-name="ce20" table:formula="of:=IF(ISNUMBER([.AX26]);IF([.AX26]&gt;0;&quot; &quot;;ABS([.AX$3]));&quot; &quot;)" office:value-type="string" office:string-value=" ">
            <text:p><text:s/></text:p>
          </table:table-cell>
          <table:table-cell table:style-name="ce20" table:formula="of:=IF(ISNUMBER([.AY26]);IF([.AY26]&gt;0;&quot; &quot;;ABS([.AY$3]));&quot; &quot;)" office:value-type="string" office:string-value=" ">
            <text:p><text:s/></text:p>
          </table:table-cell>
          <table:table-cell table:style-name="ce20" table:formula="of:=IF(ISNUMBER([.AZ26]);IF([.AZ26]&gt;0;&quot; &quot;;ABS([.AZ$3]));&quot; &quot;)" office:value-type="string" office:string-value=" ">
            <text:p><text:s/></text:p>
          </table:table-cell>
          <table:table-cell table:style-name="ce20" table:formula="of:=IF(ISNUMBER([.BA26]);IF([.BA26]&gt;0;&quot; &quot;;ABS([.BA$3]));&quot; &quot;)" office:value-type="string" office:string-value=" ">
            <text:p><text:s/></text:p>
          </table:table-cell>
          <table:table-cell table:style-name="ce20" table:formula="of:=IF(ISNUMBER([.BB26]);IF([.BB26]&gt;0;&quot; &quot;;ABS([.BB$3]));&quot; &quot;)" office:value-type="string" office:string-value=" ">
            <text:p><text:s/></text:p>
          </table:table-cell>
          <table:table-cell table:style-name="ce20" table:formula="of:=IF(ISNUMBER([.BC26]);IF([.BC26]&gt;0;&quot; &quot;;ABS([.BC$3]));&quot; &quot;)" office:value-type="string" office:string-value=" ">
            <text:p><text:s/></text:p>
          </table:table-cell>
          <table:table-cell table:style-name="ce20" table:formula="of:=IF(ISNUMBER([.BD26]);IF([.BD26]&gt;0;&quot; &quot;;ABS([.BD$3]));&quot; &quot;)" office:value-type="string" office:string-value=" ">
            <text:p><text:s/></text:p>
          </table:table-cell>
          <table:table-cell table:style-name="ce20" table:formula="of:=IF(ISNUMBER([.BE26]);IF([.BE26]&gt;0;&quot; &quot;;ABS([.BE$3]));&quot; &quot;)" office:value-type="string" office:string-value=" ">
            <text:p><text:s/></text:p>
          </table:table-cell>
          <table:table-cell table:style-name="ce20" table:formula="of:=IF(ISNUMBER([.BF26]);IF([.BF26]&gt;0;&quot; &quot;;ABS([.BF$3]));&quot; &quot;)" office:value-type="string" office:string-value=" ">
            <text:p><text:s/></text:p>
          </table:table-cell>
          <table:table-cell table:style-name="ce20" table:formula="of:=IF(ISNUMBER([.BG26]);IF([.BG26]&gt;0;&quot; &quot;;ABS([.BG$3]));&quot; &quot;)" office:value-type="string" office:string-value=" ">
            <text:p><text:s/></text:p>
          </table:table-cell>
          <table:table-cell table:style-name="ce20" table:formula="of:=IF(ISNUMBER([.BH26]);IF([.BH26]&gt;0;&quot; &quot;;ABS([.BH$3]));&quot; &quot;)" office:value-type="string" office:string-value=" ">
            <text:p><text:s/></text:p>
          </table:table-cell>
          <table:table-cell table:style-name="ce20" table:formula="of:=IF(ISNUMBER([.BI26]);IF([.BI26]&gt;0;&quot; &quot;;ABS([.BI$3]));&quot; &quot;)" office:value-type="string" office:string-value=" ">
            <text:p><text:s/></text:p>
          </table:table-cell>
          <table:table-cell table:style-name="ce20" table:formula="of:=IF(ISNUMBER([.BJ26]);IF([.BJ26]&gt;0;&quot; &quot;;ABS([.BJ$3]));&quot; &quot;)" office:value-type="string" office:string-value=" ">
            <text:p><text:s/></text:p>
          </table:table-cell>
          <table:table-cell table:style-name="ce20" table:formula="of:=IF(ISNUMBER([.BK26]);IF([.BK26]&gt;0;&quot; &quot;;ABS([.BK$3]));&quot; &quot;)" office:value-type="string" office:string-value=" ">
            <text:p><text:s/></text:p>
          </table:table-cell>
          <table:table-cell table:style-name="ce20" table:formula="of:=IF(ISNUMBER([.BL26]);IF([.BL26]&gt;0;&quot; &quot;;ABS([.BL$3]));&quot; &quot;)" office:value-type="string" office:string-value=" ">
            <text:p><text:s/></text:p>
          </table:table-cell>
          <table:table-cell table:style-name="ce20" table:formula="of:=IF(ISNUMBER([.BM26]);IF([.BM26]&gt;0;&quot; &quot;;ABS([.BM$3]));&quot; &quot;)" office:value-type="string" office:string-value=" ">
            <text:p><text:s/></text:p>
          </table:table-cell>
          <table:table-cell table:style-name="ce20" table:formula="of:=IF(ISNUMBER([.BN26]);IF([.BN26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26]);IF([.BR26]&gt;0;&quot; &quot;;ABS([.BR$3]));&quot; &quot;)" office:value-type="string" office:string-value=" ">
            <text:p><text:s/></text:p>
          </table:table-cell>
          <table:table-cell table:style-name="ce64" table:formula="of:=IF(ISNUMBER([.BS26]);IF([.BS26]&gt;0;&quot; &quot;;ABS([.BS$3]));&quot; &quot;)" office:value-type="string" office:string-value=" ">
            <text:p><text:s/></text:p>
          </table:table-cell>
          <table:table-cell table:style-name="ce64" table:formula="of:=IF(ISNUMBER([.BT26]);IF([.BT26]&gt;0;&quot; &quot;;ABS([.BT$3]));&quot; &quot;)" office:value-type="string" office:string-value=" ">
            <text:p><text:s/></text:p>
          </table:table-cell>
          <table:table-cell table:style-name="ce64" table:formula="of:=IF(ISNUMBER([.BU26]);IF([.BU26]&gt;0;&quot; &quot;;ABS([.BU$3]));&quot; &quot;)" office:value-type="string" office:string-value=" ">
            <text:p><text:s/></text:p>
          </table:table-cell>
          <table:table-cell table:style-name="ce64" table:formula="of:=IF(ISNUMBER([.BV26]);IF([.BV26]&gt;0;&quot; &quot;;ABS([.BV$3]));&quot; &quot;)" office:value-type="string" office:string-value=" ">
            <text:p><text:s/></text:p>
          </table:table-cell>
          <table:table-cell table:style-name="ce64" table:formula="of:=IF(ISNUMBER([.BW26]);IF([.BW26]&gt;0;&quot; &quot;;ABS([.BW$3]));&quot; &quot;)" office:value-type="string" office:string-value=" ">
            <text:p><text:s/></text:p>
          </table:table-cell>
          <table:table-cell table:style-name="ce64" table:formula="of:=IF(ISNUMBER([.BX26]);IF([.BX26]&gt;0;&quot; &quot;;ABS([.BX$3]));&quot; &quot;)" office:value-type="string" office:string-value=" ">
            <text:p><text:s/></text:p>
          </table:table-cell>
          <table:table-cell table:style-name="ce64" table:formula="of:=IF(ISNUMBER([.BY26]);IF([.BY26]&gt;0;&quot; &quot;;ABS([.BY$3]));&quot; &quot;)" office:value-type="string" office:string-value=" ">
            <text:p><text:s/></text:p>
          </table:table-cell>
          <table:table-cell table:style-name="ce73" table:formula="of:=IF(ISNUMBER([.BZ26]);IF([.BZ26]&gt;0;&quot; &quot;;ABS([.BZ$3]));&quot; &quot;)" office:value-type="string" office:string-value=" ">
            <text:p><text:s/></text:p>
          </table:table-cell>
          <table:table-cell table:style-name="ce73" table:formula="of:=IF(ISNUMBER([.CA26]);IF([.CA26]&gt;0;&quot; &quot;;ABS([.CA$3]));&quot; &quot;)" office:value-type="string" office:string-value=" ">
            <text:p><text:s/></text:p>
          </table:table-cell>
          <table:table-cell table:style-name="ce73" table:formula="of:=IF(ISNUMBER([.CB26]);IF([.CB26]&gt;0;&quot; &quot;;ABS([.CB$3]));&quot; &quot;)" office:value-type="string" office:string-value=" ">
            <text:p><text:s/></text:p>
          </table:table-cell>
          <table:table-cell table:style-name="ce73" table:formula="of:=IF(ISNUMBER([.CC26]);IF([.CC26]&gt;0;&quot; &quot;;ABS([.CC$3]));&quot; &quot;)" office:value-type="string" office:string-value=" ">
            <text:p><text:s/></text:p>
          </table:table-cell>
          <table:table-cell table:style-name="ce73" table:formula="of:=IF(ISNUMBER([.CD26]);IF([.CD26]&gt;0;&quot; &quot;;ABS([.CD$3]));&quot; &quot;)" office:value-type="string" office:string-value=" ">
            <text:p><text:s/></text:p>
          </table:table-cell>
          <table:table-cell table:style-name="ce73" table:formula="of:=IF(ISNUMBER([.CE26]);IF([.CE26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26]+[.CG27]" office:value-type="float" office:value="160">
            <text:p>160</text:p>
          </table:table-cell>
          <table:table-cell table:style-name="ce92" table:formula="of:=[.CH26]+[.CH27]" office:value-type="float" office:value="75">
            <text:p>75</text:p>
          </table:table-cell>
          <table:table-cell table:style-name="ce95" table:formula="of:=[.CG28]/[.CH28]" office:value-type="float" office:value="2.13333333333333">
            <text:p>2,13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Shadowblad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1">
            <text:p>1,1</text:p>
          </table:table-cell>
          <table:table-cell table:style-name="ce23" office:value-type="float" office:value="1.1">
            <text:p>1,1</text:p>
          </table:table-cell>
          <table:table-cell table:style-name="ce24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 table:style-name="ce34"/>
          <table:table-cell table:style-name="ce34"/>
          <table:table-cell table:style-name="ce34" office:value-type="float" office:value="-1">
            <text:p>-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34" table:number-columns-repeated="7"/>
          <table:table-cell table:style-name="ce45" office:value-type="float" office:value="-1.3">
            <text:p>-1,3</text:p>
          </table:table-cell>
          <table:table-cell table:style-name="ce47"/>
          <table:table-cell table:style-name="ce45" office:value-type="float" office:value="1.3">
            <text:p>1,3</text:p>
          </table:table-cell>
          <table:table-cell table:style-name="ce45" office:value-type="float" office:value="1.1">
            <text:p>1,1</text:p>
          </table:table-cell>
          <table:table-cell table:style-name="ce45" office:value-type="float" office:value="1.3">
            <text:p>1,3</text:p>
          </table:table-cell>
          <table:table-cell table:style-name="ce45" office:value-type="float" office:value="1.3">
            <text:p>1,3</text:p>
          </table:table-cell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30:.$CE30])" office:value-type="float" office:value="160">
            <text:p>160</text:p>
          </table:table-cell>
          <table:table-cell table:style-name="ce91" table:formula="of:=SUMIF([.$B$3:.$CE$3];&quot;&lt;0&quot;;[.$B30:.$CE30])" office:value-type="float" office:value="75">
            <text:p>75</text:p>
          </table:table-cell>
          <table:table-cell table:style-name="ce94" table:formula="of:=[.CG29]/[.CH29]" office:value-type="float" office:value="2.13333333333333">
            <text:p>2,13</text:p>
          </table:table-cell>
          <table:table-cell table:style-name="ce94"/>
          <table:table-cell table:style-name="ce94" table:number-matrix-columns-spanned="1" table:number-matrix-rows-spanned="1" table:formula="of:=SUM(ABS([.B29:.CE29]))" office:value-type="float" office:value="16.8">
            <text:p>16,8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29]);IF([.B29]&gt;0;ABS([.B$3]);&quot; &quot;);&quot; &quot;)" office:value-type="string" office:string-value=" ">
            <text:p><text:s/></text:p>
          </table:table-cell>
          <table:table-cell table:style-name="ce20" table:formula="of:=IF(ISNUMBER([.C29]);IF([.C29]&gt;0;ABS([.C$3]);&quot; &quot;);&quot; &quot;)" office:value-type="string" office:string-value=" ">
            <text:p><text:s/></text:p>
          </table:table-cell>
          <table:table-cell table:style-name="ce20" table:formula="of:=IF(ISNUMBER([.D29]);IF([.D29]&gt;0;ABS([.D$3]);&quot; &quot;);&quot; &quot;)" office:value-type="string" office:string-value=" ">
            <text:p><text:s/></text:p>
          </table:table-cell>
          <table:table-cell table:style-name="ce20" table:formula="of:=IF(ISNUMBER([.E29]);IF([.E29]&gt;0;ABS([.E$3]);&quot; &quot;);&quot; &quot;)" office:value-type="string" office:string-value=" ">
            <text:p><text:s/></text:p>
          </table:table-cell>
          <table:table-cell table:style-name="ce20" table:formula="of:=IF(ISNUMBER([.F29]);IF([.F29]&gt;0;ABS([.F$3]);&quot; &quot;);&quot; &quot;)" office:value-type="float" office:value="20">
            <text:p>20</text:p>
          </table:table-cell>
          <table:table-cell table:style-name="ce20" table:formula="of:=IF(ISNUMBER([.G29]);IF([.G29]&gt;0;ABS([.G$3]);&quot; &quot;);&quot; &quot;)" office:value-type="float" office:value="20">
            <text:p>20</text:p>
          </table:table-cell>
          <table:table-cell table:style-name="ce20" table:formula="of:=IF(ISNUMBER([.H29]);IF([.H29]&gt;0;ABS([.H$3]);&quot; &quot;);&quot; &quot;)" office:value-type="float" office:value="20">
            <text:p>20</text:p>
          </table:table-cell>
          <table:table-cell table:style-name="ce20" table:formula="of:=IF(ISNUMBER([.I29]);IF([.I29]&gt;0;ABS([.I$3]);&quot; &quot;);&quot; &quot;)" office:value-type="string" office:string-value=" ">
            <text:p><text:s/></text:p>
          </table:table-cell>
          <table:table-cell table:style-name="ce20" table:formula="of:=IF(ISNUMBER([.J29]);IF([.J29]&gt;0;ABS([.J$3]);&quot; &quot;);&quot; &quot;)" office:value-type="float" office:value="35">
            <text:p>35</text:p>
          </table:table-cell>
          <table:table-cell table:style-name="ce20" table:formula="of:=IF(ISNUMBER([.K29]);IF([.K29]&gt;0;ABS([.K$3]);&quot; &quot;);&quot; &quot;)" office:value-type="string" office:string-value=" ">
            <text:p><text:s/></text:p>
          </table:table-cell>
          <table:table-cell table:style-name="ce20" table:formula="of:=IF(ISNUMBER([.L29]);IF([.L29]&gt;0;ABS([.L$3]);&quot; &quot;);&quot; &quot;)" office:value-type="string" office:string-value=" ">
            <text:p><text:s/></text:p>
          </table:table-cell>
          <table:table-cell table:style-name="ce20" table:formula="of:=IF(ISNUMBER([.M29]);IF([.M29]&gt;0;ABS([.M$3]);&quot; &quot;);&quot; &quot;)" office:value-type="string" office:string-value=" ">
            <text:p><text:s/></text:p>
          </table:table-cell>
          <table:table-cell table:style-name="ce20" table:formula="of:=IF(ISNUMBER([.N29]);IF([.N29]&gt;0;ABS([.N$3]);&quot; &quot;);&quot; &quot;)" office:value-type="string" office:string-value=" ">
            <text:p><text:s/></text:p>
          </table:table-cell>
          <table:table-cell table:style-name="ce20" table:formula="of:=IF(ISNUMBER([.O29]);IF([.O29]&gt;0;ABS([.O$3]);&quot; &quot;);&quot; &quot;)" office:value-type="string" office:string-value=" ">
            <text:p><text:s/></text:p>
          </table:table-cell>
          <table:table-cell table:style-name="ce20" table:formula="of:=IF(ISNUMBER([.P29]);IF([.P29]&gt;0;ABS([.P$3]);&quot; &quot;);&quot; &quot;)" office:value-type="string" office:string-value=" ">
            <text:p><text:s/></text:p>
          </table:table-cell>
          <table:table-cell table:style-name="ce20" table:formula="of:=IF(ISNUMBER([.Q29]);IF([.Q29]&gt;0;ABS([.Q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29]);IF([.T29]&gt;0;ABS([.T$3]);&quot; &quot;);&quot; &quot;)" office:value-type="string" office:string-value=" ">
            <text:p><text:s/></text:p>
          </table:table-cell>
          <table:table-cell table:style-name="ce20" table:formula="of:=IF(ISNUMBER([.U29]);IF([.U29]&gt;0;ABS([.U$3]);&quot; &quot;);&quot; &quot;)" office:value-type="string" office:string-value=" ">
            <text:p><text:s/></text:p>
          </table:table-cell>
          <table:table-cell table:style-name="ce20" table:formula="of:=IF(ISNUMBER([.V29]);IF([.V29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29]);IF([.X29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29]);IF([.Z29]&gt;0;ABS([.Z$3]);&quot; &quot;);&quot; &quot;)" office:value-type="string" office:string-value=" ">
            <text:p><text:s/></text:p>
          </table:table-cell>
          <table:table-cell table:style-name="ce20" table:formula="of:=IF(ISNUMBER([.AA29]);IF([.AA29]&gt;0;ABS([.AA$3]);&quot; &quot;);&quot; &quot;)" office:value-type="string" office:string-value=" ">
            <text:p><text:s/></text:p>
          </table:table-cell>
          <table:table-cell table:style-name="ce20" table:formula="of:=IF(ISNUMBER([.AB29]);IF([.AB29]&gt;0;ABS([.AB$3]);&quot; &quot;);&quot; &quot;)" office:value-type="string" office:string-value=" ">
            <text:p><text:s/></text:p>
          </table:table-cell>
          <table:table-cell table:style-name="ce20" table:formula="of:=IF(ISNUMBER([.AC29]);IF([.AC29]&gt;0;ABS([.AC$3]);&quot; &quot;);&quot; &quot;)" office:value-type="float" office:value="20">
            <text:p>20</text:p>
          </table:table-cell>
          <table:table-cell table:style-name="ce20" table:formula="of:=IF(ISNUMBER([.AD29]);IF([.AD29]&gt;0;ABS([.AD$3]);&quot; &quot;);&quot; &quot;)" office:value-type="float" office:value="20">
            <text:p>20</text:p>
          </table:table-cell>
          <table:table-cell table:style-name="ce20" table:formula="of:=IF(ISNUMBER([.AE29]);IF([.AE29]&gt;0;ABS([.AE$3]);&quot; &quot;);&quot; &quot;)" office:value-type="string" office:string-value=" ">
            <text:p><text:s/></text:p>
          </table:table-cell>
          <table:table-cell table:style-name="ce20" table:formula="of:=IF(ISNUMBER([.AF29]);IF([.AF29]&gt;0;ABS([.AF$3]);&quot; &quot;);&quot; &quot;)" office:value-type="string" office:string-value=" ">
            <text:p><text:s/></text:p>
          </table:table-cell>
          <table:table-cell table:style-name="ce20" table:formula="of:=IF(ISNUMBER([.AG29]);IF([.AG29]&gt;0;ABS([.AG$3]);&quot; &quot;);&quot; &quot;)" office:value-type="string" office:string-value=" ">
            <text:p><text:s/></text:p>
          </table:table-cell>
          <table:table-cell table:style-name="ce20" table:formula="of:=IF(ISNUMBER([.AH29]);IF([.AH29]&gt;0;ABS([.AH$3]);&quot; &quot;);&quot; &quot;)" office:value-type="string" office:string-value=" ">
            <text:p><text:s/></text:p>
          </table:table-cell>
          <table:table-cell table:style-name="ce20" table:formula="of:=IF(ISNUMBER([.AI29]);IF([.AI29]&gt;0;ABS([.AI$3]);&quot; &quot;);&quot; &quot;)" office:value-type="float" office:value="20">
            <text:p>20</text:p>
          </table:table-cell>
          <table:table-cell table:style-name="ce20" table:formula="of:=IF(ISNUMBER([.AJ29]);IF([.AJ29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9]);IF([.AR29]&gt;0;ABS([.AR$3]);&quot; &quot;);&quot; &quot;)" office:value-type="string" office:string-value=" ">
            <text:p><text:s/></text:p>
          </table:table-cell>
          <table:table-cell table:style-name="ce20" table:formula="of:=IF(ISNUMBER([.AS29]);IF([.AS29]&gt;0;ABS([.AS$3]);&quot; &quot;);&quot; &quot;)" office:value-type="string" office:string-value=" ">
            <text:p><text:s/></text:p>
          </table:table-cell>
          <table:table-cell table:style-name="ce20" table:formula="of:=IF(ISNUMBER([.AT29]);IF([.AT29]&gt;0;ABS([.AT$3]);&quot; &quot;);&quot; &quot;)" office:value-type="float" office:value="20">
            <text:p>20</text:p>
          </table:table-cell>
          <table:table-cell table:style-name="ce20" table:formula="of:=IF(ISNUMBER([.AU29]);IF([.AU29]&gt;0;ABS([.AU$3]);&quot; &quot;);&quot; &quot;)" office:value-type="float" office:value="20">
            <text:p>20</text:p>
          </table:table-cell>
          <table:table-cell table:style-name="ce20" table:formula="of:=IF(ISNUMBER([.AV29]);IF([.AV29]&gt;0;ABS([.AV$3]);&quot; &quot;);&quot; &quot;)" office:value-type="float" office:value="20">
            <text:p>20</text:p>
          </table:table-cell>
          <table:table-cell table:style-name="ce20" table:formula="of:=IF(ISNUMBER([.AW29]);IF([.AW29]&gt;0;ABS([.AW$3]);&quot; &quot;);&quot; &quot;)" office:value-type="float" office:value="20">
            <text:p>20</text:p>
          </table:table-cell>
          <table:table-cell table:style-name="ce20" table:formula="of:=IF(ISNUMBER([.AX29]);IF([.AX29]&gt;0;ABS([.AX$3]);&quot; &quot;);&quot; &quot;)" office:value-type="string" office:string-value=" ">
            <text:p><text:s/></text:p>
          </table:table-cell>
          <table:table-cell table:style-name="ce20" table:formula="of:=IF(ISNUMBER([.AY29]);IF([.AY29]&gt;0;ABS([.AY$3]);&quot; &quot;);&quot; &quot;)" office:value-type="string" office:string-value=" ">
            <text:p><text:s/></text:p>
          </table:table-cell>
          <table:table-cell table:style-name="ce20" table:formula="of:=IF(ISNUMBER([.AZ29]);IF([.AZ29]&gt;0;ABS([.AZ$3]);&quot; &quot;);&quot; &quot;)" office:value-type="string" office:string-value=" ">
            <text:p><text:s/></text:p>
          </table:table-cell>
          <table:table-cell table:style-name="ce20" table:formula="of:=IF(ISNUMBER([.BA29]);IF([.BA29]&gt;0;ABS([.BA$3]);&quot; &quot;);&quot; &quot;)" office:value-type="string" office:string-value=" ">
            <text:p><text:s/></text:p>
          </table:table-cell>
          <table:table-cell table:style-name="ce20" table:formula="of:=IF(ISNUMBER([.BB29]);IF([.BB29]&gt;0;ABS([.BB$3]);&quot; &quot;);&quot; &quot;)" office:value-type="string" office:string-value=" ">
            <text:p><text:s/></text:p>
          </table:table-cell>
          <table:table-cell table:style-name="ce20" table:formula="of:=IF(ISNUMBER([.BC29]);IF([.BC29]&gt;0;ABS([.BC$3]);&quot; &quot;);&quot; &quot;)" office:value-type="string" office:string-value=" ">
            <text:p><text:s/></text:p>
          </table:table-cell>
          <table:table-cell table:style-name="ce20" table:formula="of:=IF(ISNUMBER([.BD29]);IF([.BD29]&gt;0;ABS([.BD$3]);&quot; &quot;);&quot; &quot;)" office:value-type="string" office:string-value=" ">
            <text:p><text:s/></text:p>
          </table:table-cell>
          <table:table-cell table:style-name="ce20" table:formula="of:=IF(ISNUMBER([.BE29]);IF([.BE29]&gt;0;ABS([.BE$3]);&quot; &quot;);&quot; &quot;)" office:value-type="string" office:string-value=" ">
            <text:p><text:s/></text:p>
          </table:table-cell>
          <table:table-cell table:style-name="ce20" table:formula="of:=IF(ISNUMBER([.BF29]);IF([.BF29]&gt;0;ABS([.BF$3]);&quot; &quot;);&quot; &quot;)" office:value-type="string" office:string-value=" ">
            <text:p><text:s/></text:p>
          </table:table-cell>
          <table:table-cell table:style-name="ce20" table:formula="of:=IF(ISNUMBER([.BG29]);IF([.BG29]&gt;0;ABS([.BG$3]);&quot; &quot;);&quot; &quot;)" office:value-type="string" office:string-value=" ">
            <text:p><text:s/></text:p>
          </table:table-cell>
          <table:table-cell table:style-name="ce20" table:formula="of:=IF(ISNUMBER([.BH29]);IF([.BH29]&gt;0;ABS([.BH$3]);&quot; &quot;);&quot; &quot;)" office:value-type="string" office:string-value=" ">
            <text:p><text:s/></text:p>
          </table:table-cell>
          <table:table-cell table:style-name="ce20" table:formula="of:=IF(ISNUMBER([.BI29]);IF([.BI29]&gt;0;ABS([.BI$3]);&quot; &quot;);&quot; &quot;)" office:value-type="string" office:string-value=" ">
            <text:p><text:s/></text:p>
          </table:table-cell>
          <table:table-cell table:style-name="ce20" table:formula="of:=IF(ISNUMBER([.BJ29]);IF([.BJ29]&gt;0;ABS([.BJ$3]);&quot; &quot;);&quot; &quot;)" office:value-type="string" office:string-value=" ">
            <text:p><text:s/></text:p>
          </table:table-cell>
          <table:table-cell table:style-name="ce20" table:formula="of:=IF(ISNUMBER([.BK29]);IF([.BK29]&gt;0;ABS([.BK$3]);&quot; &quot;);&quot; &quot;)" office:value-type="string" office:string-value=" ">
            <text:p><text:s/></text:p>
          </table:table-cell>
          <table:table-cell table:style-name="ce20" table:formula="of:=IF(ISNUMBER([.BL29]);IF([.BL29]&gt;0;ABS([.BL$3]);&quot; &quot;);&quot; &quot;)" office:value-type="string" office:string-value=" ">
            <text:p><text:s/></text:p>
          </table:table-cell>
          <table:table-cell table:style-name="ce20" table:formula="of:=IF(ISNUMBER([.BM29]);IF([.BM29]&gt;0;ABS([.BM$3]);&quot; &quot;);&quot; &quot;)" office:value-type="string" office:string-value=" ">
            <text:p><text:s/></text:p>
          </table:table-cell>
          <table:table-cell table:style-name="ce20" table:formula="of:=IF(ISNUMBER([.BN29]);IF([.BN29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29]);IF([.BR29]&gt;0;ABS([.BR$3]);&quot; &quot;);&quot; &quot;)" office:value-type="string" office:string-value=" ">
            <text:p><text:s/></text:p>
          </table:table-cell>
          <table:table-cell table:style-name="ce64" table:formula="of:=IF(ISNUMBER([.BS29]);IF([.BS29]&gt;0;ABS([.BS$3]);&quot; &quot;);&quot; &quot;)" office:value-type="string" office:string-value=" ">
            <text:p><text:s/></text:p>
          </table:table-cell>
          <table:table-cell table:style-name="ce64" table:formula="of:=IF(ISNUMBER([.BT29]);IF([.BT29]&gt;0;ABS([.BT$3]);&quot; &quot;);&quot; &quot;)" office:value-type="string" office:string-value=" ">
            <text:p><text:s/></text:p>
          </table:table-cell>
          <table:table-cell table:style-name="ce64" table:formula="of:=IF(ISNUMBER([.BU29]);IF([.BU29]&gt;0;ABS([.BU$3]);&quot; &quot;);&quot; &quot;)" office:value-type="string" office:string-value=" ">
            <text:p><text:s/></text:p>
          </table:table-cell>
          <table:table-cell table:style-name="ce64" table:formula="of:=IF(ISNUMBER([.BV29]);IF([.BV29]&gt;0;ABS([.BV$3]);&quot; &quot;);&quot; &quot;)" office:value-type="string" office:string-value=" ">
            <text:p><text:s/></text:p>
          </table:table-cell>
          <table:table-cell table:style-name="ce64" table:formula="of:=IF(ISNUMBER([.BW29]);IF([.BW29]&gt;0;ABS([.BW$3]);&quot; &quot;);&quot; &quot;)" office:value-type="string" office:string-value=" ">
            <text:p><text:s/></text:p>
          </table:table-cell>
          <table:table-cell table:style-name="ce64" table:formula="of:=IF(ISNUMBER([.BX29]);IF([.BX29]&gt;0;ABS([.BX$3]);&quot; &quot;);&quot; &quot;)" office:value-type="string" office:string-value=" ">
            <text:p><text:s/></text:p>
          </table:table-cell>
          <table:table-cell table:style-name="ce64" table:formula="of:=IF(ISNUMBER([.BY29]);IF([.BY29]&gt;0;ABS([.BY$3]);&quot; &quot;);&quot; &quot;)" office:value-type="string" office:string-value=" ">
            <text:p><text:s/></text:p>
          </table:table-cell>
          <table:table-cell table:style-name="ce73" table:formula="of:=IF(ISNUMBER([.BZ29]);IF([.BZ29]&gt;0;ABS([.BZ$3]);&quot; &quot;);&quot; &quot;)" office:value-type="string" office:string-value=" ">
            <text:p><text:s/></text:p>
          </table:table-cell>
          <table:table-cell table:style-name="ce73" table:formula="of:=IF(ISNUMBER([.CA29]);IF([.CA29]&gt;0;ABS([.CA$3]);&quot; &quot;);&quot; &quot;)" office:value-type="string" office:string-value=" ">
            <text:p><text:s/></text:p>
          </table:table-cell>
          <table:table-cell table:style-name="ce73" table:formula="of:=IF(ISNUMBER([.CB29]);IF([.CB29]&gt;0;ABS([.CB$3]);&quot; &quot;);&quot; &quot;)" office:value-type="string" office:string-value=" ">
            <text:p><text:s/></text:p>
          </table:table-cell>
          <table:table-cell table:style-name="ce73" table:formula="of:=IF(ISNUMBER([.CC29]);IF([.CC29]&gt;0;ABS([.CC$3]);&quot; &quot;);&quot; &quot;)" office:value-type="string" office:string-value=" ">
            <text:p><text:s/></text:p>
          </table:table-cell>
          <table:table-cell table:style-name="ce73" table:formula="of:=IF(ISNUMBER([.CD29]);IF([.CD29]&gt;0;ABS([.CD$3]);&quot; &quot;);&quot; &quot;)" office:value-type="string" office:string-value=" ">
            <text:p><text:s/></text:p>
          </table:table-cell>
          <table:table-cell table:style-name="ce73" table:formula="of:=IF(ISNUMBER([.CE29]);IF([.CE29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31:.$CE31])" office:value-type="float" office:value="60">
            <text:p>60</text:p>
          </table:table-cell>
          <table:table-cell table:style-name="ce91" table:formula="of:=SUMIF([.$B$3:.$CE$3];&quot;&lt;0&quot;;[.$B31:.$CE31])" office:value-type="float" office:value="20">
            <text:p>20</text:p>
          </table:table-cell>
          <table:table-cell table:style-name="ce95" table:formula="of:=[.CG30]/[.CH30]" office:value-type="float" office:value="3">
            <text:p>3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29]);IF([.B29]&gt;0;&quot; &quot;;ABS([.B$3]));&quot; &quot;)" office:value-type="string" office:string-value=" ">
            <text:p><text:s/></text:p>
          </table:table-cell>
          <table:table-cell table:style-name="ce20" table:formula="of:=IF(ISNUMBER([.C29]);IF([.C29]&gt;0;&quot; &quot;;ABS([.C$3]));&quot; &quot;)" office:value-type="string" office:string-value=" ">
            <text:p><text:s/></text:p>
          </table:table-cell>
          <table:table-cell table:style-name="ce20" table:formula="of:=IF(ISNUMBER([.D29]);IF([.D29]&gt;0;&quot; &quot;;ABS([.D$3]));&quot; &quot;)" office:value-type="string" office:string-value=" ">
            <text:p><text:s/></text:p>
          </table:table-cell>
          <table:table-cell table:style-name="ce20" table:formula="of:=IF(ISNUMBER([.E29]);IF([.E29]&gt;0;&quot; &quot;;ABS([.E$3]));&quot; &quot;)" office:value-type="string" office:string-value=" ">
            <text:p><text:s/></text:p>
          </table:table-cell>
          <table:table-cell table:style-name="ce20" table:formula="of:=IF(ISNUMBER([.F29]);IF([.F29]&gt;0;&quot; &quot;;ABS([.F$3]));&quot; &quot;)" office:value-type="string" office:string-value=" ">
            <text:p><text:s/></text:p>
          </table:table-cell>
          <table:table-cell table:style-name="ce20" table:formula="of:=IF(ISNUMBER([.G29]);IF([.G29]&gt;0;&quot; &quot;;ABS([.G$3]));&quot; &quot;)" office:value-type="string" office:string-value=" ">
            <text:p><text:s/></text:p>
          </table:table-cell>
          <table:table-cell table:style-name="ce20" table:formula="of:=IF(ISNUMBER([.H29]);IF([.H29]&gt;0;&quot; &quot;;ABS([.H$3]));&quot; &quot;)" office:value-type="string" office:string-value=" ">
            <text:p><text:s/></text:p>
          </table:table-cell>
          <table:table-cell table:style-name="ce20" table:formula="of:=IF(ISNUMBER([.I29]);IF([.I29]&gt;0;&quot; &quot;;ABS([.I$3]));&quot; &quot;)" office:value-type="float" office:value="20">
            <text:p>20</text:p>
          </table:table-cell>
          <table:table-cell table:style-name="ce20" table:formula="of:=IF(ISNUMBER([.J29]);IF([.J29]&gt;0;&quot; &quot;;ABS([.J$3]));&quot; &quot;)" office:value-type="string" office:string-value=" ">
            <text:p><text:s/></text:p>
          </table:table-cell>
          <table:table-cell table:style-name="ce20" table:formula="of:=IF(ISNUMBER([.K29]);IF([.K29]&gt;0;&quot; &quot;;ABS([.K$3]));&quot; &quot;)" office:value-type="string" office:string-value=" ">
            <text:p><text:s/></text:p>
          </table:table-cell>
          <table:table-cell table:style-name="ce20" table:formula="of:=IF(ISNUMBER([.L29]);IF([.L29]&gt;0;&quot; &quot;;ABS([.L$3]));&quot; &quot;)" office:value-type="string" office:string-value=" ">
            <text:p><text:s/></text:p>
          </table:table-cell>
          <table:table-cell table:style-name="ce20" table:formula="of:=IF(ISNUMBER([.M29]);IF([.M29]&gt;0;&quot; &quot;;ABS([.M$3]));&quot; &quot;)" office:value-type="string" office:string-value=" ">
            <text:p><text:s/></text:p>
          </table:table-cell>
          <table:table-cell table:style-name="ce20" table:formula="of:=IF(ISNUMBER([.N29]);IF([.N29]&gt;0;&quot; &quot;;ABS([.N$3]));&quot; &quot;)" office:value-type="string" office:string-value=" ">
            <text:p><text:s/></text:p>
          </table:table-cell>
          <table:table-cell table:style-name="ce20" table:formula="of:=IF(ISNUMBER([.O29]);IF([.O29]&gt;0;&quot; &quot;;ABS([.O$3]));&quot; &quot;)" office:value-type="string" office:string-value=" ">
            <text:p><text:s/></text:p>
          </table:table-cell>
          <table:table-cell table:style-name="ce20" table:formula="of:=IF(ISNUMBER([.P29]);IF([.P29]&gt;0;&quot; &quot;;ABS([.P$3]));&quot; &quot;)" office:value-type="string" office:string-value=" ">
            <text:p><text:s/></text:p>
          </table:table-cell>
          <table:table-cell table:style-name="ce20" table:formula="of:=IF(ISNUMBER([.Q29]);IF([.Q29]&gt;0;&quot; &quot;;ABS([.Q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29]);IF([.T29]&gt;0;&quot; &quot;;ABS([.T$3]));&quot; &quot;)" office:value-type="string" office:string-value=" ">
            <text:p><text:s/></text:p>
          </table:table-cell>
          <table:table-cell table:style-name="ce20" table:formula="of:=IF(ISNUMBER([.U29]);IF([.U29]&gt;0;&quot; &quot;;ABS([.U$3]));&quot; &quot;)" office:value-type="string" office:string-value=" ">
            <text:p><text:s/></text:p>
          </table:table-cell>
          <table:table-cell table:style-name="ce20" table:formula="of:=IF(ISNUMBER([.V29]);IF([.V29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29]);IF([.X29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29]);IF([.Z29]&gt;0;&quot; &quot;;ABS([.Z$3]));&quot; &quot;)" office:value-type="string" office:string-value=" ">
            <text:p><text:s/></text:p>
          </table:table-cell>
          <table:table-cell table:style-name="ce20" table:formula="of:=IF(ISNUMBER([.AA29]);IF([.AA29]&gt;0;&quot; &quot;;ABS([.AA$3]));&quot; &quot;)" office:value-type="string" office:string-value=" ">
            <text:p><text:s/></text:p>
          </table:table-cell>
          <table:table-cell table:style-name="ce20" table:formula="of:=IF(ISNUMBER([.AB29]);IF([.AB29]&gt;0;&quot; &quot;;ABS([.AB$3]));&quot; &quot;)" office:value-type="string" office:string-value=" ">
            <text:p><text:s/></text:p>
          </table:table-cell>
          <table:table-cell table:style-name="ce20" table:formula="of:=IF(ISNUMBER([.AC29]);IF([.AC29]&gt;0;&quot; &quot;;ABS([.AC$3]));&quot; &quot;)" office:value-type="string" office:string-value=" ">
            <text:p><text:s/></text:p>
          </table:table-cell>
          <table:table-cell table:style-name="ce20" table:formula="of:=IF(ISNUMBER([.AD29]);IF([.AD29]&gt;0;&quot; &quot;;ABS([.AD$3]));&quot; &quot;)" office:value-type="string" office:string-value=" ">
            <text:p><text:s/></text:p>
          </table:table-cell>
          <table:table-cell table:style-name="ce20" table:formula="of:=IF(ISNUMBER([.AE29]);IF([.AE29]&gt;0;&quot; &quot;;ABS([.AE$3]));&quot; &quot;)" office:value-type="float" office:value="20">
            <text:p>20</text:p>
          </table:table-cell>
          <table:table-cell table:style-name="ce20" table:formula="of:=IF(ISNUMBER([.AF29]);IF([.AF29]&gt;0;&quot; &quot;;ABS([.AF$3]));&quot; &quot;)" office:value-type="string" office:string-value=" ">
            <text:p><text:s/></text:p>
          </table:table-cell>
          <table:table-cell table:style-name="ce20" table:formula="of:=IF(ISNUMBER([.AG29]);IF([.AG29]&gt;0;&quot; &quot;;ABS([.AG$3]));&quot; &quot;)" office:value-type="string" office:string-value=" ">
            <text:p><text:s/></text:p>
          </table:table-cell>
          <table:table-cell table:style-name="ce20" table:formula="of:=IF(ISNUMBER([.AH29]);IF([.AH29]&gt;0;&quot; &quot;;ABS([.AH$3]));&quot; &quot;)" office:value-type="float" office:value="20">
            <text:p>20</text:p>
          </table:table-cell>
          <table:table-cell table:style-name="ce20" table:formula="of:=IF(ISNUMBER([.AI29]);IF([.AI29]&gt;0;&quot; &quot;;ABS([.AI$3]));&quot; &quot;)" office:value-type="string" office:string-value=" ">
            <text:p><text:s/></text:p>
          </table:table-cell>
          <table:table-cell table:style-name="ce20" table:formula="of:=IF(ISNUMBER([.AJ29]);IF([.AJ29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29]);IF([.AR29]&gt;0;&quot; &quot;;ABS([.AR$3]));&quot; &quot;)" office:value-type="float" office:value="20">
            <text:p>20</text:p>
          </table:table-cell>
          <table:table-cell table:style-name="ce20" table:formula="of:=IF(ISNUMBER([.AS29]);IF([.AS29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29]);IF([.AU29]&gt;0;&quot; &quot;;ABS([.AU$3]));&quot; &quot;)" office:value-type="string" office:string-value=" ">
            <text:p><text:s/></text:p>
          </table:table-cell>
          <table:table-cell table:style-name="ce20" table:formula="of:=IF(ISNUMBER([.AV29]);IF([.AV29]&gt;0;&quot; &quot;;ABS([.AV$3]));&quot; &quot;)" office:value-type="string" office:string-value=" ">
            <text:p><text:s/></text:p>
          </table:table-cell>
          <table:table-cell table:style-name="ce20" table:formula="of:=IF(ISNUMBER([.AW29]);IF([.AW29]&gt;0;&quot; &quot;;ABS([.AW$3]));&quot; &quot;)" office:value-type="string" office:string-value=" ">
            <text:p><text:s/></text:p>
          </table:table-cell>
          <table:table-cell table:style-name="ce20" table:formula="of:=IF(ISNUMBER([.AX29]);IF([.AX29]&gt;0;&quot; &quot;;ABS([.AX$3]));&quot; &quot;)" office:value-type="string" office:string-value=" ">
            <text:p><text:s/></text:p>
          </table:table-cell>
          <table:table-cell table:style-name="ce20" table:formula="of:=IF(ISNUMBER([.AY29]);IF([.AY29]&gt;0;&quot; &quot;;ABS([.AY$3]));&quot; &quot;)" office:value-type="string" office:string-value=" ">
            <text:p><text:s/></text:p>
          </table:table-cell>
          <table:table-cell table:style-name="ce20" table:formula="of:=IF(ISNUMBER([.AZ29]);IF([.AZ29]&gt;0;&quot; &quot;;ABS([.AZ$3]));&quot; &quot;)" office:value-type="string" office:string-value=" ">
            <text:p><text:s/></text:p>
          </table:table-cell>
          <table:table-cell table:style-name="ce20" table:formula="of:=IF(ISNUMBER([.BA29]);IF([.BA29]&gt;0;&quot; &quot;;ABS([.BA$3]));&quot; &quot;)" office:value-type="string" office:string-value=" ">
            <text:p><text:s/></text:p>
          </table:table-cell>
          <table:table-cell table:style-name="ce20" table:formula="of:=IF(ISNUMBER([.BB29]);IF([.BB29]&gt;0;&quot; &quot;;ABS([.BB$3]));&quot; &quot;)" office:value-type="string" office:string-value=" ">
            <text:p><text:s/></text:p>
          </table:table-cell>
          <table:table-cell table:style-name="ce20" table:formula="of:=IF(ISNUMBER([.BC29]);IF([.BC29]&gt;0;&quot; &quot;;ABS([.BC$3]));&quot; &quot;)" office:value-type="string" office:string-value=" ">
            <text:p><text:s/></text:p>
          </table:table-cell>
          <table:table-cell table:style-name="ce20" table:formula="of:=IF(ISNUMBER([.BD29]);IF([.BD29]&gt;0;&quot; &quot;;ABS([.BD$3]));&quot; &quot;)" office:value-type="string" office:string-value=" ">
            <text:p><text:s/></text:p>
          </table:table-cell>
          <table:table-cell table:style-name="ce20" table:formula="of:=IF(ISNUMBER([.BE29]);IF([.BE29]&gt;0;&quot; &quot;;ABS([.BE$3]));&quot; &quot;)" office:value-type="string" office:string-value=" ">
            <text:p><text:s/></text:p>
          </table:table-cell>
          <table:table-cell table:style-name="ce20" table:formula="of:=IF(ISNUMBER([.BF29]);IF([.BF29]&gt;0;&quot; &quot;;ABS([.BF$3]));&quot; &quot;)" office:value-type="string" office:string-value=" ">
            <text:p><text:s/></text:p>
          </table:table-cell>
          <table:table-cell table:style-name="ce20" table:formula="of:=IF(ISNUMBER([.BG29]);IF([.BG29]&gt;0;&quot; &quot;;ABS([.BG$3]));&quot; &quot;)" office:value-type="string" office:string-value=" ">
            <text:p><text:s/></text:p>
          </table:table-cell>
          <table:table-cell table:style-name="ce20" table:formula="of:=IF(ISNUMBER([.BH29]);IF([.BH29]&gt;0;&quot; &quot;;ABS([.BH$3]));&quot; &quot;)" office:value-type="string" office:string-value=" ">
            <text:p><text:s/></text:p>
          </table:table-cell>
          <table:table-cell table:style-name="ce20" table:formula="of:=IF(ISNUMBER([.BI29]);IF([.BI29]&gt;0;&quot; &quot;;ABS([.BI$3]));&quot; &quot;)" office:value-type="string" office:string-value=" ">
            <text:p><text:s/></text:p>
          </table:table-cell>
          <table:table-cell table:style-name="ce20" table:formula="of:=IF(ISNUMBER([.BJ29]);IF([.BJ29]&gt;0;&quot; &quot;;ABS([.BJ$3]));&quot; &quot;)" office:value-type="string" office:string-value=" ">
            <text:p><text:s/></text:p>
          </table:table-cell>
          <table:table-cell table:style-name="ce20" table:formula="of:=IF(ISNUMBER([.BK29]);IF([.BK29]&gt;0;&quot; &quot;;ABS([.BK$3]));&quot; &quot;)" office:value-type="string" office:string-value=" ">
            <text:p><text:s/></text:p>
          </table:table-cell>
          <table:table-cell table:style-name="ce20" table:formula="of:=IF(ISNUMBER([.BL29]);IF([.BL29]&gt;0;&quot; &quot;;ABS([.BL$3]));&quot; &quot;)" office:value-type="string" office:string-value=" ">
            <text:p><text:s/></text:p>
          </table:table-cell>
          <table:table-cell table:style-name="ce20" table:formula="of:=IF(ISNUMBER([.BM29]);IF([.BM29]&gt;0;&quot; &quot;;ABS([.BM$3]));&quot; &quot;)" office:value-type="string" office:string-value=" ">
            <text:p><text:s/></text:p>
          </table:table-cell>
          <table:table-cell table:style-name="ce20" table:formula="of:=IF(ISNUMBER([.BN29]);IF([.BN29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29]);IF([.BR29]&gt;0;&quot; &quot;;ABS([.BR$3]));&quot; &quot;)" office:value-type="string" office:string-value=" ">
            <text:p><text:s/></text:p>
          </table:table-cell>
          <table:table-cell table:style-name="ce64" table:formula="of:=IF(ISNUMBER([.BS29]);IF([.BS29]&gt;0;&quot; &quot;;ABS([.BS$3]));&quot; &quot;)" office:value-type="string" office:string-value=" ">
            <text:p><text:s/></text:p>
          </table:table-cell>
          <table:table-cell table:style-name="ce64" table:formula="of:=IF(ISNUMBER([.BT29]);IF([.BT29]&gt;0;&quot; &quot;;ABS([.BT$3]));&quot; &quot;)" office:value-type="string" office:string-value=" ">
            <text:p><text:s/></text:p>
          </table:table-cell>
          <table:table-cell table:style-name="ce64" table:formula="of:=IF(ISNUMBER([.BU29]);IF([.BU29]&gt;0;&quot; &quot;;ABS([.BU$3]));&quot; &quot;)" office:value-type="string" office:string-value=" ">
            <text:p><text:s/></text:p>
          </table:table-cell>
          <table:table-cell table:style-name="ce64" table:formula="of:=IF(ISNUMBER([.BV29]);IF([.BV29]&gt;0;&quot; &quot;;ABS([.BV$3]));&quot; &quot;)" office:value-type="string" office:string-value=" ">
            <text:p><text:s/></text:p>
          </table:table-cell>
          <table:table-cell table:style-name="ce64" table:formula="of:=IF(ISNUMBER([.BW29]);IF([.BW29]&gt;0;&quot; &quot;;ABS([.BW$3]));&quot; &quot;)" office:value-type="string" office:string-value=" ">
            <text:p><text:s/></text:p>
          </table:table-cell>
          <table:table-cell table:style-name="ce64" table:formula="of:=IF(ISNUMBER([.BX29]);IF([.BX29]&gt;0;&quot; &quot;;ABS([.BX$3]));&quot; &quot;)" office:value-type="string" office:string-value=" ">
            <text:p><text:s/></text:p>
          </table:table-cell>
          <table:table-cell table:style-name="ce64" table:formula="of:=IF(ISNUMBER([.BY29]);IF([.BY29]&gt;0;&quot; &quot;;ABS([.BY$3]));&quot; &quot;)" office:value-type="string" office:string-value=" ">
            <text:p><text:s/></text:p>
          </table:table-cell>
          <table:table-cell table:style-name="ce73" table:formula="of:=IF(ISNUMBER([.BZ29]);IF([.BZ29]&gt;0;&quot; &quot;;ABS([.BZ$3]));&quot; &quot;)" office:value-type="string" office:string-value=" ">
            <text:p><text:s/></text:p>
          </table:table-cell>
          <table:table-cell table:style-name="ce73" table:formula="of:=IF(ISNUMBER([.CA29]);IF([.CA29]&gt;0;&quot; &quot;;ABS([.CA$3]));&quot; &quot;)" office:value-type="string" office:string-value=" ">
            <text:p><text:s/></text:p>
          </table:table-cell>
          <table:table-cell table:style-name="ce73" table:formula="of:=IF(ISNUMBER([.CB29]);IF([.CB29]&gt;0;&quot; &quot;;ABS([.CB$3]));&quot; &quot;)" office:value-type="string" office:string-value=" ">
            <text:p><text:s/></text:p>
          </table:table-cell>
          <table:table-cell table:style-name="ce73" table:formula="of:=IF(ISNUMBER([.CC29]);IF([.CC29]&gt;0;&quot; &quot;;ABS([.CC$3]));&quot; &quot;)" office:value-type="string" office:string-value=" ">
            <text:p><text:s/></text:p>
          </table:table-cell>
          <table:table-cell table:style-name="ce73" table:formula="of:=IF(ISNUMBER([.CD29]);IF([.CD29]&gt;0;&quot; &quot;;ABS([.CD$3]));&quot; &quot;)" office:value-type="string" office:string-value=" ">
            <text:p><text:s/></text:p>
          </table:table-cell>
          <table:table-cell table:style-name="ce73" table:formula="of:=IF(ISNUMBER([.CE29]);IF([.CE29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29]+[.CG30]" office:value-type="float" office:value="220">
            <text:p>220</text:p>
          </table:table-cell>
          <table:table-cell table:style-name="ce92" table:formula="of:=[.CH29]+[.CH30]" office:value-type="float" office:value="95">
            <text:p>95</text:p>
          </table:table-cell>
          <table:table-cell table:style-name="ce95" table:formula="of:=[.CG31]/[.CH31]" office:value-type="float" office:value="2.31578947368421">
            <text:p>2,32</text:p>
          </table:table-cell>
          <table:table-cell table:style-name="ce95" table:number-columns-repeated="937"/>
        </table:table-row>
        <table:table-row table:style-name="ro5" table:number-rows-repeated="2">
          <table:table-cell table:number-columns-repeated="83"/>
          <table:table-cell table:style-name="ce82"/>
          <table:table-cell table:style-name="ce89"/>
          <table:table-cell table:style-name="ce92"/>
          <table:table-cell table:style-name="ce95" table:number-columns-repeated="938"/>
        </table:table-row>
        <table:table-row table:style-name="ro5">
          <table:table-cell table:number-columns-repeated="84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5"/>
        </table:table-row>
        <table:table-row table:style-name="ro5">
          <table:table-cell table:style-name="ce12" office:value-type="string">
            <text:p>Arch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4"/>
          <table:table-cell table:style-name="ce24"/>
          <table:table-cell table:style-name="ce24"/>
          <table:table-cell table:style-name="ce23" office:value-type="float" office:value="1">
            <text:p>1</text:p>
          </table:table-cell>
          <table:table-cell table:style-name="ce23"/>
          <table:table-cell table:style-name="ce2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5"/>
          <table:table-cell table:style-name="ce45" office:value-type="float" office:value="1">
            <text:p>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36:.$CE36])" office:value-type="float" office:value="80">
            <text:p>80</text:p>
          </table:table-cell>
          <table:table-cell table:style-name="ce91" table:formula="of:=SUMIF([.$B$3:.$CE$3];&quot;&lt;0&quot;;[.$B36:.$CE36])" office:value-type="float" office:value="75">
            <text:p>75</text:p>
          </table:table-cell>
          <table:table-cell table:style-name="ce94" table:formula="of:=[.CG35]/[.CH35]" office:value-type="float" office:value="1.06666666666667">
            <text:p>1,07</text:p>
          </table:table-cell>
          <table:table-cell table:style-name="ce94"/>
          <table:table-cell table:style-name="ce94" table:number-matrix-columns-spanned="1" table:number-matrix-rows-spanned="1" table:formula="of:=SUM(ABS([.B35:.CE35]))" office:value-type="float" office:value="11">
            <text:p>11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35]);IF([.B35]&gt;0;ABS([.B$3]);&quot; &quot;);&quot; &quot;)" office:value-type="string" office:string-value=" ">
            <text:p><text:s/></text:p>
          </table:table-cell>
          <table:table-cell table:style-name="ce20" table:formula="of:=IF(ISNUMBER([.C35]);IF([.C35]&gt;0;ABS([.C$3]);&quot; &quot;);&quot; &quot;)" office:value-type="string" office:string-value=" ">
            <text:p><text:s/></text:p>
          </table:table-cell>
          <table:table-cell table:style-name="ce20" table:formula="of:=IF(ISNUMBER([.D35]);IF([.D35]&gt;0;ABS([.D$3]);&quot; &quot;);&quot; &quot;)" office:value-type="string" office:string-value=" ">
            <text:p><text:s/></text:p>
          </table:table-cell>
          <table:table-cell table:style-name="ce20" table:formula="of:=IF(ISNUMBER([.E35]);IF([.E35]&gt;0;ABS([.E$3]);&quot; &quot;);&quot; &quot;)" office:value-type="string" office:string-value=" ">
            <text:p><text:s/></text:p>
          </table:table-cell>
          <table:table-cell table:style-name="ce20" table:formula="of:=IF(ISNUMBER([.F35]);IF([.F35]&gt;0;ABS([.F$3]);&quot; &quot;);&quot; &quot;)" office:value-type="string" office:string-value=" ">
            <text:p><text:s/></text:p>
          </table:table-cell>
          <table:table-cell table:style-name="ce20" table:formula="of:=IF(ISNUMBER([.G35]);IF([.G35]&gt;0;ABS([.G$3]);&quot; &quot;);&quot; &quot;)" office:value-type="string" office:string-value=" ">
            <text:p><text:s/></text:p>
          </table:table-cell>
          <table:table-cell table:style-name="ce20" table:formula="of:=IF(ISNUMBER([.H35]);IF([.H35]&gt;0;ABS([.H$3]);&quot; &quot;);&quot; &quot;)" office:value-type="float" office:value="20">
            <text:p>20</text:p>
          </table:table-cell>
          <table:table-cell table:style-name="ce20" table:formula="of:=IF(ISNUMBER([.I35]);IF([.I35]&gt;0;ABS([.I$3]);&quot; &quot;);&quot; &quot;)" office:value-type="string" office:string-value=" ">
            <text:p><text:s/></text:p>
          </table:table-cell>
          <table:table-cell table:style-name="ce20" table:formula="of:=IF(ISNUMBER([.J35]);IF([.J35]&gt;0;ABS([.J$3]);&quot; &quot;);&quot; &quot;)" office:value-type="float" office:value="35">
            <text:p>35</text:p>
          </table:table-cell>
          <table:table-cell table:style-name="ce20" table:formula="of:=IF(ISNUMBER([.K35]);IF([.K35]&gt;0;ABS([.K$3]);&quot; &quot;);&quot; &quot;)" office:value-type="float" office:value="20">
            <text:p>20</text:p>
          </table:table-cell>
          <table:table-cell table:style-name="ce20" table:formula="of:=IF(ISNUMBER([.L35]);IF([.L35]&gt;0;ABS([.L$3]);&quot; &quot;);&quot; &quot;)" office:value-type="float" office:value="20">
            <text:p>20</text:p>
          </table:table-cell>
          <table:table-cell table:style-name="ce20" table:formula="of:=IF(ISNUMBER([.M35]);IF([.M35]&gt;0;ABS([.M$3]);&quot; &quot;);&quot; &quot;)" office:value-type="float" office:value="20">
            <text:p>20</text:p>
          </table:table-cell>
          <table:table-cell table:style-name="ce20" table:formula="of:=IF(ISNUMBER([.N35]);IF([.N35]&gt;0;ABS([.N$3]);&quot; &quot;);&quot; &quot;)" office:value-type="string" office:string-value=" ">
            <text:p><text:s/></text:p>
          </table:table-cell>
          <table:table-cell table:style-name="ce20" table:formula="of:=IF(ISNUMBER([.O35]);IF([.O35]&gt;0;ABS([.O$3]);&quot; &quot;);&quot; &quot;)" office:value-type="string" office:string-value=" ">
            <text:p><text:s/></text:p>
          </table:table-cell>
          <table:table-cell table:style-name="ce20" table:formula="of:=IF(ISNUMBER([.P35]);IF([.P35]&gt;0;ABS([.P$3]);&quot; &quot;);&quot; &quot;)" office:value-type="string" office:string-value=" ">
            <text:p><text:s/></text:p>
          </table:table-cell>
          <table:table-cell table:style-name="ce20" table:formula="of:=IF(ISNUMBER([.Q35]);IF([.Q35]&gt;0;ABS([.Q$3]);&quot; &quot;);&quot; &quot;)" office:value-type="string" office:string-value=" ">
            <text:p><text:s/></text:p>
          </table:table-cell>
          <table:table-cell table:style-name="ce20" table:formula="of:=IF(ISNUMBER([.R35]);IF([.R35]&gt;0;ABS([.R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T35]);IF([.T35]&gt;0;ABS([.T$3]);&quot; &quot;);&quot; &quot;)" office:value-type="string" office:string-value=" ">
            <text:p><text:s/></text:p>
          </table:table-cell>
          <table:table-cell table:style-name="ce20" table:formula="of:=IF(ISNUMBER([.U35]);IF([.U35]&gt;0;ABS([.U$3]);&quot; &quot;);&quot; &quot;)" office:value-type="string" office:string-value=" ">
            <text:p><text:s/></text:p>
          </table:table-cell>
          <table:table-cell table:style-name="ce20" table:formula="of:=IF(ISNUMBER([.V35]);IF([.V35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35]);IF([.X35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35]);IF([.Z35]&gt;0;ABS([.Z$3]);&quot; &quot;);&quot; &quot;)" office:value-type="string" office:string-value=" ">
            <text:p><text:s/></text:p>
          </table:table-cell>
          <table:table-cell table:style-name="ce20" table:formula="of:=IF(ISNUMBER([.AA35]);IF([.AA35]&gt;0;ABS([.AA$3]);&quot; &quot;);&quot; &quot;)" office:value-type="string" office:string-value=" ">
            <text:p><text:s/></text:p>
          </table:table-cell>
          <table:table-cell table:style-name="ce20" table:formula="of:=IF(ISNUMBER([.AB35]);IF([.AB35]&gt;0;ABS([.AB$3]);&quot; &quot;);&quot; &quot;)" office:value-type="string" office:string-value=" ">
            <text:p><text:s/></text:p>
          </table:table-cell>
          <table:table-cell table:style-name="ce20" table:formula="of:=IF(ISNUMBER([.AC35]);IF([.AC35]&gt;0;ABS([.AC$3]);&quot; &quot;);&quot; &quot;)" office:value-type="string" office:string-value=" ">
            <text:p><text:s/></text:p>
          </table:table-cell>
          <table:table-cell table:style-name="ce20" table:formula="of:=IF(ISNUMBER([.AD35]);IF([.AD35]&gt;0;ABS([.AD$3]);&quot; &quot;);&quot; &quot;)" office:value-type="string" office:string-value=" ">
            <text:p><text:s/></text:p>
          </table:table-cell>
          <table:table-cell table:style-name="ce20" table:formula="of:=IF(ISNUMBER([.AE35]);IF([.AE35]&gt;0;ABS([.AE$3]);&quot; &quot;);&quot; &quot;)" office:value-type="string" office:string-value=" ">
            <text:p><text:s/></text:p>
          </table:table-cell>
          <table:table-cell table:style-name="ce20" table:formula="of:=IF(ISNUMBER([.AF35]);IF([.AF35]&gt;0;ABS([.AF$3]);&quot; &quot;);&quot; &quot;)" office:value-type="string" office:string-value=" ">
            <text:p><text:s/></text:p>
          </table:table-cell>
          <table:table-cell table:style-name="ce20" table:formula="of:=IF(ISNUMBER([.AG35]);IF([.AG35]&gt;0;ABS([.AG$3]);&quot; &quot;);&quot; &quot;)" office:value-type="string" office:string-value=" ">
            <text:p><text:s/></text:p>
          </table:table-cell>
          <table:table-cell table:style-name="ce20" table:formula="of:=IF(ISNUMBER([.AH35]);IF([.AH35]&gt;0;ABS([.AH$3]);&quot; &quot;);&quot; &quot;)" office:value-type="string" office:string-value=" ">
            <text:p><text:s/></text:p>
          </table:table-cell>
          <table:table-cell table:style-name="ce20" table:formula="of:=IF(ISNUMBER([.AI35]);IF([.AI35]&gt;0;ABS([.AI$3]);&quot; &quot;);&quot; &quot;)" office:value-type="string" office:string-value=" ">
            <text:p><text:s/></text:p>
          </table:table-cell>
          <table:table-cell table:style-name="ce20" table:formula="of:=IF(ISNUMBER([.AJ35]);IF([.AJ35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5]);IF([.AR35]&gt;0;ABS([.AR$3]);&quot; &quot;);&quot; &quot;)" office:value-type="string" office:string-value=" ">
            <text:p><text:s/></text:p>
          </table:table-cell>
          <table:table-cell table:style-name="ce20" table:formula="of:=IF(ISNUMBER([.AS35]);IF([.AS35]&gt;0;ABS([.AS$3]);&quot; &quot;);&quot; &quot;)" office:value-type="string" office:string-value=" ">
            <text:p><text:s/></text:p>
          </table:table-cell>
          <table:table-cell table:style-name="ce20" table:formula="of:=IF(ISNUMBER([.AT35]);IF([.AT35]&gt;0;ABS([.AT$3]);&quot; &quot;);&quot; &quot;)" office:value-type="string" office:string-value=" ">
            <text:p><text:s/></text:p>
          </table:table-cell>
          <table:table-cell table:style-name="ce20" table:formula="of:=IF(ISNUMBER([.AU35]);IF([.AU35]&gt;0;ABS([.AU$3]);&quot; &quot;);&quot; &quot;)" office:value-type="float" office:value="20">
            <text:p>20</text:p>
          </table:table-cell>
          <table:table-cell table:style-name="ce20" table:formula="of:=IF(ISNUMBER([.AV35]);IF([.AV35]&gt;0;ABS([.AV$3]);&quot; &quot;);&quot; &quot;)" office:value-type="string" office:string-value=" ">
            <text:p><text:s/></text:p>
          </table:table-cell>
          <table:table-cell table:style-name="ce20" table:formula="of:=IF(ISNUMBER([.AW35]);IF([.AW35]&gt;0;ABS([.AW$3]);&quot; &quot;);&quot; &quot;)" office:value-type="string" office:string-value=" ">
            <text:p><text:s/></text:p>
          </table:table-cell>
          <table:table-cell table:style-name="ce20" table:formula="of:=IF(ISNUMBER([.AX35]);IF([.AX35]&gt;0;ABS([.AX$3]);&quot; &quot;);&quot; &quot;)" office:value-type="string" office:string-value=" ">
            <text:p><text:s/></text:p>
          </table:table-cell>
          <table:table-cell table:style-name="ce20" table:formula="of:=IF(ISNUMBER([.AY35]);IF([.AY35]&gt;0;ABS([.AY$3]);&quot; &quot;);&quot; &quot;)" office:value-type="string" office:string-value=" ">
            <text:p><text:s/></text:p>
          </table:table-cell>
          <table:table-cell table:style-name="ce20" table:formula="of:=IF(ISNUMBER([.AZ35]);IF([.AZ35]&gt;0;ABS([.AZ$3]);&quot; &quot;);&quot; &quot;)" office:value-type="string" office:string-value=" ">
            <text:p><text:s/></text:p>
          </table:table-cell>
          <table:table-cell table:style-name="ce20" table:formula="of:=IF(ISNUMBER([.BA35]);IF([.BA35]&gt;0;ABS([.BA$3]);&quot; &quot;);&quot; &quot;)" office:value-type="string" office:string-value=" ">
            <text:p><text:s/></text:p>
          </table:table-cell>
          <table:table-cell table:style-name="ce20" table:formula="of:=IF(ISNUMBER([.BB35]);IF([.BB35]&gt;0;ABS([.BB$3]);&quot; &quot;);&quot; &quot;)" office:value-type="string" office:string-value=" ">
            <text:p><text:s/></text:p>
          </table:table-cell>
          <table:table-cell table:style-name="ce20" table:formula="of:=IF(ISNUMBER([.BC35]);IF([.BC35]&gt;0;ABS([.BC$3]);&quot; &quot;);&quot; &quot;)" office:value-type="string" office:string-value=" ">
            <text:p><text:s/></text:p>
          </table:table-cell>
          <table:table-cell table:style-name="ce20" table:formula="of:=IF(ISNUMBER([.BD35]);IF([.BD35]&gt;0;ABS([.BD$3]);&quot; &quot;);&quot; &quot;)" office:value-type="string" office:string-value=" ">
            <text:p><text:s/></text:p>
          </table:table-cell>
          <table:table-cell table:style-name="ce20" table:formula="of:=IF(ISNUMBER([.BE35]);IF([.BE35]&gt;0;ABS([.BE$3]);&quot; &quot;);&quot; &quot;)" office:value-type="string" office:string-value=" ">
            <text:p><text:s/></text:p>
          </table:table-cell>
          <table:table-cell table:style-name="ce20" table:formula="of:=IF(ISNUMBER([.BF35]);IF([.BF35]&gt;0;ABS([.BF$3]);&quot; &quot;);&quot; &quot;)" office:value-type="string" office:string-value=" ">
            <text:p><text:s/></text:p>
          </table:table-cell>
          <table:table-cell table:style-name="ce20" table:formula="of:=IF(ISNUMBER([.BG35]);IF([.BG35]&gt;0;ABS([.BG$3]);&quot; &quot;);&quot; &quot;)" office:value-type="string" office:string-value=" ">
            <text:p><text:s/></text:p>
          </table:table-cell>
          <table:table-cell table:style-name="ce20" table:formula="of:=IF(ISNUMBER([.BH35]);IF([.BH35]&gt;0;ABS([.BH$3]);&quot; &quot;);&quot; &quot;)" office:value-type="string" office:string-value=" ">
            <text:p><text:s/></text:p>
          </table:table-cell>
          <table:table-cell table:style-name="ce20" table:formula="of:=IF(ISNUMBER([.BI35]);IF([.BI35]&gt;0;ABS([.BI$3]);&quot; &quot;);&quot; &quot;)" office:value-type="string" office:string-value=" ">
            <text:p><text:s/></text:p>
          </table:table-cell>
          <table:table-cell table:style-name="ce20" table:formula="of:=IF(ISNUMBER([.BJ35]);IF([.BJ35]&gt;0;ABS([.BJ$3]);&quot; &quot;);&quot; &quot;)" office:value-type="string" office:string-value=" ">
            <text:p><text:s/></text:p>
          </table:table-cell>
          <table:table-cell table:style-name="ce20" table:formula="of:=IF(ISNUMBER([.BK35]);IF([.BK35]&gt;0;ABS([.BK$3]);&quot; &quot;);&quot; &quot;)" office:value-type="string" office:string-value=" ">
            <text:p><text:s/></text:p>
          </table:table-cell>
          <table:table-cell table:style-name="ce20" table:formula="of:=IF(ISNUMBER([.BL35]);IF([.BL35]&gt;0;ABS([.BL$3]);&quot; &quot;);&quot; &quot;)" office:value-type="string" office:string-value=" ">
            <text:p><text:s/></text:p>
          </table:table-cell>
          <table:table-cell table:style-name="ce20" table:formula="of:=IF(ISNUMBER([.BM35]);IF([.BM35]&gt;0;ABS([.BM$3]);&quot; &quot;);&quot; &quot;)" office:value-type="string" office:string-value=" ">
            <text:p><text:s/></text:p>
          </table:table-cell>
          <table:table-cell table:style-name="ce20" table:formula="of:=IF(ISNUMBER([.BN35]);IF([.BN35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35]);IF([.BR35]&gt;0;ABS([.BR$3]);&quot; &quot;);&quot; &quot;)" office:value-type="string" office:string-value=" ">
            <text:p><text:s/></text:p>
          </table:table-cell>
          <table:table-cell table:style-name="ce64" table:formula="of:=IF(ISNUMBER([.BS35]);IF([.BS35]&gt;0;ABS([.BS$3]);&quot; &quot;);&quot; &quot;)" office:value-type="string" office:string-value=" ">
            <text:p><text:s/></text:p>
          </table:table-cell>
          <table:table-cell table:style-name="ce64" table:formula="of:=IF(ISNUMBER([.BT35]);IF([.BT35]&gt;0;ABS([.BT$3]);&quot; &quot;);&quot; &quot;)" office:value-type="string" office:string-value=" ">
            <text:p><text:s/></text:p>
          </table:table-cell>
          <table:table-cell table:style-name="ce64" table:formula="of:=IF(ISNUMBER([.BU35]);IF([.BU35]&gt;0;ABS([.BU$3]);&quot; &quot;);&quot; &quot;)" office:value-type="string" office:string-value=" ">
            <text:p><text:s/></text:p>
          </table:table-cell>
          <table:table-cell table:style-name="ce64" table:formula="of:=IF(ISNUMBER([.BV35]);IF([.BV35]&gt;0;ABS([.BV$3]);&quot; &quot;);&quot; &quot;)" office:value-type="string" office:string-value=" ">
            <text:p><text:s/></text:p>
          </table:table-cell>
          <table:table-cell table:style-name="ce64" table:formula="of:=IF(ISNUMBER([.BW35]);IF([.BW35]&gt;0;ABS([.BW$3]);&quot; &quot;);&quot; &quot;)" office:value-type="string" office:string-value=" ">
            <text:p><text:s/></text:p>
          </table:table-cell>
          <table:table-cell table:style-name="ce64" table:formula="of:=IF(ISNUMBER([.BX35]);IF([.BX35]&gt;0;ABS([.BX$3]);&quot; &quot;);&quot; &quot;)" office:value-type="string" office:string-value=" ">
            <text:p><text:s/></text:p>
          </table:table-cell>
          <table:table-cell table:style-name="ce64" table:formula="of:=IF(ISNUMBER([.BY35]);IF([.BY35]&gt;0;ABS([.BY$3]);&quot; &quot;);&quot; &quot;)" office:value-type="string" office:string-value=" ">
            <text:p><text:s/></text:p>
          </table:table-cell>
          <table:table-cell table:style-name="ce73" table:formula="of:=IF(ISNUMBER([.BZ35]);IF([.BZ35]&gt;0;ABS([.BZ$3]);&quot; &quot;);&quot; &quot;)" office:value-type="string" office:string-value=" ">
            <text:p><text:s/></text:p>
          </table:table-cell>
          <table:table-cell table:style-name="ce73" table:formula="of:=IF(ISNUMBER([.CA35]);IF([.CA35]&gt;0;ABS([.CA$3]);&quot; &quot;);&quot; &quot;)" office:value-type="string" office:string-value=" ">
            <text:p><text:s/></text:p>
          </table:table-cell>
          <table:table-cell table:style-name="ce73" table:formula="of:=IF(ISNUMBER([.CB35]);IF([.CB35]&gt;0;ABS([.CB$3]);&quot; &quot;);&quot; &quot;)" office:value-type="string" office:string-value=" ">
            <text:p><text:s/></text:p>
          </table:table-cell>
          <table:table-cell table:style-name="ce73" table:formula="of:=IF(ISNUMBER([.CC35]);IF([.CC35]&gt;0;ABS([.CC$3]);&quot; &quot;);&quot; &quot;)" office:value-type="string" office:string-value=" ">
            <text:p><text:s/></text:p>
          </table:table-cell>
          <table:table-cell table:style-name="ce73" table:formula="of:=IF(ISNUMBER([.CD35]);IF([.CD35]&gt;0;ABS([.CD$3]);&quot; &quot;);&quot; &quot;)" office:value-type="string" office:string-value=" ">
            <text:p><text:s/></text:p>
          </table:table-cell>
          <table:table-cell table:style-name="ce73" table:formula="of:=IF(ISNUMBER([.CE35]);IF([.CE35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37:.$CE37])" office:value-type="float" office:value="60">
            <text:p>60</text:p>
          </table:table-cell>
          <table:table-cell table:style-name="ce91" table:formula="of:=SUMIF([.$B$3:.$CE$3];&quot;&lt;0&quot;;[.$B37:.$CE37])" office:value-type="float" office:value="0">
            <text:p>0</text:p>
          </table:table-cell>
          <table:table-cell table:style-name="ce95" table:formula="of:=[.CG36]/[.CH36]" office:value-type="float" office:value="0">
            <text:p>#DIV/0!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35]);IF([.B35]&gt;0;&quot; &quot;;ABS([.B$3]));&quot; &quot;)" office:value-type="string" office:string-value=" ">
            <text:p><text:s/></text:p>
          </table:table-cell>
          <table:table-cell table:style-name="ce20" table:formula="of:=IF(ISNUMBER([.C35]);IF([.C35]&gt;0;&quot; &quot;;ABS([.C$3]));&quot; &quot;)" office:value-type="string" office:string-value=" ">
            <text:p><text:s/></text:p>
          </table:table-cell>
          <table:table-cell table:style-name="ce20" table:formula="of:=IF(ISNUMBER([.D35]);IF([.D35]&gt;0;&quot; &quot;;ABS([.D$3]));&quot; &quot;)" office:value-type="string" office:string-value=" ">
            <text:p><text:s/></text:p>
          </table:table-cell>
          <table:table-cell table:style-name="ce20" table:formula="of:=IF(ISNUMBER([.E35]);IF([.E35]&gt;0;&quot; &quot;;ABS([.E$3]));&quot; &quot;)" office:value-type="string" office:string-value=" ">
            <text:p><text:s/></text:p>
          </table:table-cell>
          <table:table-cell table:style-name="ce20" table:formula="of:=IF(ISNUMBER([.F35]);IF([.F35]&gt;0;&quot; &quot;;ABS([.F$3]));&quot; &quot;)" office:value-type="string" office:string-value=" ">
            <text:p><text:s/></text:p>
          </table:table-cell>
          <table:table-cell table:style-name="ce20" table:formula="of:=IF(ISNUMBER([.G35]);IF([.G35]&gt;0;&quot; &quot;;ABS([.G$3]));&quot; &quot;)" office:value-type="float" office:value="20">
            <text:p>20</text:p>
          </table:table-cell>
          <table:table-cell table:style-name="ce20" table:formula="of:=IF(ISNUMBER([.H35]);IF([.H35]&gt;0;&quot; &quot;;ABS([.H$3]));&quot; &quot;)" office:value-type="string" office:string-value=" ">
            <text:p><text:s/></text:p>
          </table:table-cell>
          <table:table-cell table:style-name="ce20" table:formula="of:=IF(ISNUMBER([.I35]);IF([.I35]&gt;0;&quot; &quot;;ABS([.I$3]));&quot; &quot;)" office:value-type="float" office:value="20">
            <text:p>20</text:p>
          </table:table-cell>
          <table:table-cell table:style-name="ce20" table:formula="of:=IF(ISNUMBER([.J35]);IF([.J35]&gt;0;&quot; &quot;;ABS([.J$3]));&quot; &quot;)" office:value-type="string" office:string-value=" ">
            <text:p><text:s/></text:p>
          </table:table-cell>
          <table:table-cell table:style-name="ce20" table:formula="of:=IF(ISNUMBER([.K35]);IF([.K35]&gt;0;&quot; &quot;;ABS([.K$3]));&quot; &quot;)" office:value-type="string" office:string-value=" ">
            <text:p><text:s/></text:p>
          </table:table-cell>
          <table:table-cell table:style-name="ce20" table:formula="of:=IF(ISNUMBER([.L35]);IF([.L35]&gt;0;&quot; &quot;;ABS([.L$3]));&quot; &quot;)" office:value-type="string" office:string-value=" ">
            <text:p><text:s/></text:p>
          </table:table-cell>
          <table:table-cell table:style-name="ce20" table:formula="of:=IF(ISNUMBER([.M35]);IF([.M35]&gt;0;&quot; &quot;;ABS([.M$3]));&quot; &quot;)" office:value-type="string" office:string-value=" ">
            <text:p><text:s/></text:p>
          </table:table-cell>
          <table:table-cell table:style-name="ce20" table:formula="of:=IF(ISNUMBER([.N35]);IF([.N35]&gt;0;&quot; &quot;;ABS([.N$3]));&quot; &quot;)" office:value-type="float" office:value="20">
            <text:p>20</text:p>
          </table:table-cell>
          <table:table-cell table:style-name="ce20" table:formula="of:=IF(ISNUMBER([.O35]);IF([.O35]&gt;0;&quot; &quot;;ABS([.O$3]));&quot; &quot;)" office:value-type="string" office:string-value=" ">
            <text:p><text:s/></text:p>
          </table:table-cell>
          <table:table-cell table:style-name="ce20" table:formula="of:=IF(ISNUMBER([.P35]);IF([.P35]&gt;0;&quot; &quot;;ABS([.P$3]));&quot; &quot;)" office:value-type="string" office:string-value=" ">
            <text:p><text:s/></text:p>
          </table:table-cell>
          <table:table-cell table:style-name="ce20" table:formula="of:=IF(ISNUMBER([.Q35]);IF([.Q35]&gt;0;&quot; &quot;;ABS([.Q$3]));&quot; &quot;)" office:value-type="string" office:string-value=" ">
            <text:p><text:s/></text:p>
          </table:table-cell>
          <table:table-cell table:style-name="ce20" table:formula="of:=IF(ISNUMBER([.R35]);IF([.R35]&gt;0;&quot; &quot;;ABS([.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T35]);IF([.T35]&gt;0;&quot; &quot;;ABS([.T$3]));&quot; &quot;)" office:value-type="string" office:string-value=" ">
            <text:p><text:s/></text:p>
          </table:table-cell>
          <table:table-cell table:style-name="ce20" table:formula="of:=IF(ISNUMBER([.U35]);IF([.U35]&gt;0;&quot; &quot;;ABS([.U$3]));&quot; &quot;)" office:value-type="string" office:string-value=" ">
            <text:p><text:s/></text:p>
          </table:table-cell>
          <table:table-cell table:style-name="ce20" table:formula="of:=IF(ISNUMBER([.V35]);IF([.V35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35]);IF([.X35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35]);IF([.Z35]&gt;0;&quot; &quot;;ABS([.Z$3]));&quot; &quot;)" office:value-type="string" office:string-value=" ">
            <text:p><text:s/></text:p>
          </table:table-cell>
          <table:table-cell table:style-name="ce20" table:formula="of:=IF(ISNUMBER([.AA35]);IF([.AA35]&gt;0;&quot; &quot;;ABS([.AA$3]));&quot; &quot;)" office:value-type="string" office:string-value=" ">
            <text:p><text:s/></text:p>
          </table:table-cell>
          <table:table-cell table:style-name="ce20" table:formula="of:=IF(ISNUMBER([.AB35]);IF([.AB35]&gt;0;&quot; &quot;;ABS([.AB$3]));&quot; &quot;)" office:value-type="string" office:string-value=" ">
            <text:p><text:s/></text:p>
          </table:table-cell>
          <table:table-cell table:style-name="ce20" table:formula="of:=IF(ISNUMBER([.AC35]);IF([.AC35]&gt;0;&quot; &quot;;ABS([.AC$3]));&quot; &quot;)" office:value-type="string" office:string-value=" ">
            <text:p><text:s/></text:p>
          </table:table-cell>
          <table:table-cell table:style-name="ce20" table:formula="of:=IF(ISNUMBER([.AD35]);IF([.AD35]&gt;0;&quot; &quot;;ABS([.AD$3]));&quot; &quot;)" office:value-type="string" office:string-value=" ">
            <text:p><text:s/></text:p>
          </table:table-cell>
          <table:table-cell table:style-name="ce20" table:formula="of:=IF(ISNUMBER([.AE35]);IF([.AE35]&gt;0;&quot; &quot;;ABS([.AE$3]));&quot; &quot;)" office:value-type="string" office:string-value=" ">
            <text:p><text:s/></text:p>
          </table:table-cell>
          <table:table-cell table:style-name="ce20" table:formula="of:=IF(ISNUMBER([.AF35]);IF([.AF35]&gt;0;&quot; &quot;;ABS([.AF$3]));&quot; &quot;)" office:value-type="string" office:string-value=" ">
            <text:p><text:s/></text:p>
          </table:table-cell>
          <table:table-cell table:style-name="ce20" table:formula="of:=IF(ISNUMBER([.AG35]);IF([.AG35]&gt;0;&quot; &quot;;ABS([.AG$3]));&quot; &quot;)" office:value-type="string" office:string-value=" ">
            <text:p><text:s/></text:p>
          </table:table-cell>
          <table:table-cell table:style-name="ce20" table:formula="of:=IF(ISNUMBER([.AH35]);IF([.AH35]&gt;0;&quot; &quot;;ABS([.AH$3]));&quot; &quot;)" office:value-type="string" office:string-value=" ">
            <text:p><text:s/></text:p>
          </table:table-cell>
          <table:table-cell table:style-name="ce20" table:formula="of:=IF(ISNUMBER([.AI35]);IF([.AI35]&gt;0;&quot; &quot;;ABS([.AI$3]));&quot; &quot;)" office:value-type="string" office:string-value=" ">
            <text:p><text:s/></text:p>
          </table:table-cell>
          <table:table-cell table:style-name="ce20" table:formula="of:=IF(ISNUMBER([.AJ35]);IF([.AJ35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5]);IF([.AR35]&gt;0;&quot; &quot;;ABS([.AR$3]));&quot; &quot;)" office:value-type="string" office:string-value=" ">
            <text:p><text:s/></text:p>
          </table:table-cell>
          <table:table-cell table:style-name="ce20" table:formula="of:=IF(ISNUMBER([.AS35]);IF([.AS35]&gt;0;&quot; &quot;;ABS([.AS$3]));&quot; &quot;)" office:value-type="string" office:string-value=" ">
            <text:p><text:s/></text:p>
          </table:table-cell>
          <table:table-cell table:style-name="ce20" table:formula="of:=IF(ISNUMBER([.AT35]);IF([.AT35]&gt;0;&quot; &quot;;ABS([.AT$3]));&quot; &quot;)" office:value-type="string" office:string-value=" ">
            <text:p><text:s/></text:p>
          </table:table-cell>
          <table:table-cell table:style-name="ce20" table:formula="of:=IF(ISNUMBER([.AU35]);IF([.AU35]&gt;0;&quot; &quot;;ABS([.AU$3]));&quot; &quot;)" office:value-type="string" office:string-value=" ">
            <text:p><text:s/></text:p>
          </table:table-cell>
          <table:table-cell table:style-name="ce20" table:formula="of:=IF(ISNUMBER([.AV35]);IF([.AV35]&gt;0;&quot; &quot;;ABS([.AV$3]));&quot; &quot;)" office:value-type="string" office:string-value=" ">
            <text:p><text:s/></text:p>
          </table:table-cell>
          <table:table-cell table:style-name="ce20" table:formula="of:=IF(ISNUMBER([.AW35]);IF([.AW35]&gt;0;&quot; &quot;;ABS([.AW$3]));&quot; &quot;)" office:value-type="string" office:string-value=" ">
            <text:p><text:s/></text:p>
          </table:table-cell>
          <table:table-cell table:style-name="ce20" table:formula="of:=IF(ISNUMBER([.AX35]);IF([.AX35]&gt;0;&quot; &quot;;ABS([.AX$3]));&quot; &quot;)" office:value-type="string" office:string-value=" ">
            <text:p><text:s/></text:p>
          </table:table-cell>
          <table:table-cell table:style-name="ce20" table:formula="of:=IF(ISNUMBER([.AY35]);IF([.AY35]&gt;0;&quot; &quot;;ABS([.AY$3]));&quot; &quot;)" office:value-type="string" office:string-value=" ">
            <text:p><text:s/></text:p>
          </table:table-cell>
          <table:table-cell table:style-name="ce20" table:formula="of:=IF(ISNUMBER([.AZ35]);IF([.AZ35]&gt;0;&quot; &quot;;ABS([.AZ$3]));&quot; &quot;)" office:value-type="string" office:string-value=" ">
            <text:p><text:s/></text:p>
          </table:table-cell>
          <table:table-cell table:style-name="ce20" table:formula="of:=IF(ISNUMBER([.BA35]);IF([.BA35]&gt;0;&quot; &quot;;ABS([.BA$3]));&quot; &quot;)" office:value-type="string" office:string-value=" ">
            <text:p><text:s/></text:p>
          </table:table-cell>
          <table:table-cell table:style-name="ce20" table:formula="of:=IF(ISNUMBER([.BB35]);IF([.BB35]&gt;0;&quot; &quot;;ABS([.BB$3]));&quot; &quot;)" office:value-type="string" office:string-value=" ">
            <text:p><text:s/></text:p>
          </table:table-cell>
          <table:table-cell table:style-name="ce20" table:formula="of:=IF(ISNUMBER([.BC35]);IF([.BC35]&gt;0;&quot; &quot;;ABS([.BC$3]));&quot; &quot;)" office:value-type="string" office:string-value=" ">
            <text:p><text:s/></text:p>
          </table:table-cell>
          <table:table-cell table:style-name="ce20" table:formula="of:=IF(ISNUMBER([.BD35]);IF([.BD35]&gt;0;&quot; &quot;;ABS([.BD$3]));&quot; &quot;)" office:value-type="string" office:string-value=" ">
            <text:p><text:s/></text:p>
          </table:table-cell>
          <table:table-cell table:style-name="ce20" table:formula="of:=IF(ISNUMBER([.BE35]);IF([.BE35]&gt;0;&quot; &quot;;ABS([.BE$3]));&quot; &quot;)" office:value-type="string" office:string-value=" ">
            <text:p><text:s/></text:p>
          </table:table-cell>
          <table:table-cell table:style-name="ce20" table:formula="of:=IF(ISNUMBER([.BF35]);IF([.BF35]&gt;0;&quot; &quot;;ABS([.BF$3]));&quot; &quot;)" office:value-type="string" office:string-value=" ">
            <text:p><text:s/></text:p>
          </table:table-cell>
          <table:table-cell table:style-name="ce20" table:formula="of:=IF(ISNUMBER([.BG35]);IF([.BG35]&gt;0;&quot; &quot;;ABS([.BG$3]));&quot; &quot;)" office:value-type="string" office:string-value=" ">
            <text:p><text:s/></text:p>
          </table:table-cell>
          <table:table-cell table:style-name="ce20" table:formula="of:=IF(ISNUMBER([.BH35]);IF([.BH35]&gt;0;&quot; &quot;;ABS([.BH$3]));&quot; &quot;)" office:value-type="string" office:string-value=" ">
            <text:p><text:s/></text:p>
          </table:table-cell>
          <table:table-cell table:style-name="ce20" table:formula="of:=IF(ISNUMBER([.BI35]);IF([.BI35]&gt;0;&quot; &quot;;ABS([.BI$3]));&quot; &quot;)" office:value-type="string" office:string-value=" ">
            <text:p><text:s/></text:p>
          </table:table-cell>
          <table:table-cell table:style-name="ce20" table:formula="of:=IF(ISNUMBER([.BJ35]);IF([.BJ35]&gt;0;&quot; &quot;;ABS([.BJ$3]));&quot; &quot;)" office:value-type="string" office:string-value=" ">
            <text:p><text:s/></text:p>
          </table:table-cell>
          <table:table-cell table:style-name="ce20" table:formula="of:=IF(ISNUMBER([.BK35]);IF([.BK35]&gt;0;&quot; &quot;;ABS([.BK$3]));&quot; &quot;)" office:value-type="string" office:string-value=" ">
            <text:p><text:s/></text:p>
          </table:table-cell>
          <table:table-cell table:style-name="ce20" table:formula="of:=IF(ISNUMBER([.BL35]);IF([.BL35]&gt;0;&quot; &quot;;ABS([.BL$3]));&quot; &quot;)" office:value-type="string" office:string-value=" ">
            <text:p><text:s/></text:p>
          </table:table-cell>
          <table:table-cell table:style-name="ce20" table:formula="of:=IF(ISNUMBER([.BM35]);IF([.BM35]&gt;0;&quot; &quot;;ABS([.BM$3]));&quot; &quot;)" office:value-type="string" office:string-value=" ">
            <text:p><text:s/></text:p>
          </table:table-cell>
          <table:table-cell table:style-name="ce20" table:formula="of:=IF(ISNUMBER([.BN35]);IF([.BN35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35]);IF([.BR35]&gt;0;&quot; &quot;;ABS([.BR$3]));&quot; &quot;)" office:value-type="string" office:string-value=" ">
            <text:p><text:s/></text:p>
          </table:table-cell>
          <table:table-cell table:style-name="ce64" table:formula="of:=IF(ISNUMBER([.BS35]);IF([.BS35]&gt;0;&quot; &quot;;ABS([.BS$3]));&quot; &quot;)" office:value-type="string" office:string-value=" ">
            <text:p><text:s/></text:p>
          </table:table-cell>
          <table:table-cell table:style-name="ce64" table:formula="of:=IF(ISNUMBER([.BT35]);IF([.BT35]&gt;0;&quot; &quot;;ABS([.BT$3]));&quot; &quot;)" office:value-type="string" office:string-value=" ">
            <text:p><text:s/></text:p>
          </table:table-cell>
          <table:table-cell table:style-name="ce64" table:formula="of:=IF(ISNUMBER([.BU35]);IF([.BU35]&gt;0;&quot; &quot;;ABS([.BU$3]));&quot; &quot;)" office:value-type="string" office:string-value=" ">
            <text:p><text:s/></text:p>
          </table:table-cell>
          <table:table-cell table:style-name="ce64" table:formula="of:=IF(ISNUMBER([.BV35]);IF([.BV35]&gt;0;&quot; &quot;;ABS([.BV$3]));&quot; &quot;)" office:value-type="string" office:string-value=" ">
            <text:p><text:s/></text:p>
          </table:table-cell>
          <table:table-cell table:style-name="ce64" table:formula="of:=IF(ISNUMBER([.BW35]);IF([.BW35]&gt;0;&quot; &quot;;ABS([.BW$3]));&quot; &quot;)" office:value-type="string" office:string-value=" ">
            <text:p><text:s/></text:p>
          </table:table-cell>
          <table:table-cell table:style-name="ce64" table:formula="of:=IF(ISNUMBER([.BX35]);IF([.BX35]&gt;0;&quot; &quot;;ABS([.BX$3]));&quot; &quot;)" office:value-type="string" office:string-value=" ">
            <text:p><text:s/></text:p>
          </table:table-cell>
          <table:table-cell table:style-name="ce64" table:formula="of:=IF(ISNUMBER([.BY35]);IF([.BY35]&gt;0;&quot; &quot;;ABS([.BY$3]));&quot; &quot;)" office:value-type="string" office:string-value=" ">
            <text:p><text:s/></text:p>
          </table:table-cell>
          <table:table-cell table:style-name="ce73" table:formula="of:=IF(ISNUMBER([.BZ35]);IF([.BZ35]&gt;0;&quot; &quot;;ABS([.BZ$3]));&quot; &quot;)" office:value-type="string" office:string-value=" ">
            <text:p><text:s/></text:p>
          </table:table-cell>
          <table:table-cell table:style-name="ce73" table:formula="of:=IF(ISNUMBER([.CA35]);IF([.CA35]&gt;0;&quot; &quot;;ABS([.CA$3]));&quot; &quot;)" office:value-type="string" office:string-value=" ">
            <text:p><text:s/></text:p>
          </table:table-cell>
          <table:table-cell table:style-name="ce73" table:formula="of:=IF(ISNUMBER([.CB35]);IF([.CB35]&gt;0;&quot; &quot;;ABS([.CB$3]));&quot; &quot;)" office:value-type="string" office:string-value=" ">
            <text:p><text:s/></text:p>
          </table:table-cell>
          <table:table-cell table:style-name="ce73" table:formula="of:=IF(ISNUMBER([.CC35]);IF([.CC35]&gt;0;&quot; &quot;;ABS([.CC$3]));&quot; &quot;)" office:value-type="string" office:string-value=" ">
            <text:p><text:s/></text:p>
          </table:table-cell>
          <table:table-cell table:style-name="ce73" table:formula="of:=IF(ISNUMBER([.CD35]);IF([.CD35]&gt;0;&quot; &quot;;ABS([.CD$3]));&quot; &quot;)" office:value-type="string" office:string-value=" ">
            <text:p><text:s/></text:p>
          </table:table-cell>
          <table:table-cell table:style-name="ce73" table:formula="of:=IF(ISNUMBER([.CE35]);IF([.CE35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35]+[.CG36]" office:value-type="float" office:value="140">
            <text:p>140</text:p>
          </table:table-cell>
          <table:table-cell table:style-name="ce92" table:formula="of:=[.CH35]+[.CH36]" office:value-type="float" office:value="75">
            <text:p>75</text:p>
          </table:table-cell>
          <table:table-cell table:style-name="ce95" table:formula="of:=[.CG37]/[.CH37]" office:value-type="float" office:value="1.86666666666667">
            <text:p>1,87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Sling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/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5"/>
          <table:table-cell table:style-name="ce45" office:value-type="float" office:value="1">
            <text:p>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39:.$CE39])" office:value-type="float" office:value="80">
            <text:p>80</text:p>
          </table:table-cell>
          <table:table-cell table:style-name="ce91" table:formula="of:=SUMIF([.$B$3:.$CE$3];&quot;&lt;0&quot;;[.$B39:.$CE39])" office:value-type="float" office:value="75">
            <text:p>75</text:p>
          </table:table-cell>
          <table:table-cell table:style-name="ce94" table:formula="of:=[.CG38]/[.CH38]" office:value-type="float" office:value="1.06666666666667">
            <text:p>1,07</text:p>
          </table:table-cell>
          <table:table-cell table:style-name="ce94"/>
          <table:table-cell table:style-name="ce94" table:number-matrix-columns-spanned="1" table:number-matrix-rows-spanned="1" table:formula="of:=SUM(ABS([.B38:.CE38]))" office:value-type="float" office:value="11">
            <text:p>11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38]);IF([.B38]&gt;0;ABS([.B$3]);&quot; &quot;);&quot; &quot;)" office:value-type="string" office:string-value=" ">
            <text:p><text:s/></text:p>
          </table:table-cell>
          <table:table-cell table:style-name="ce20" table:formula="of:=IF(ISNUMBER([.C38]);IF([.C38]&gt;0;ABS([.C$3]);&quot; &quot;);&quot; &quot;)" office:value-type="string" office:string-value=" ">
            <text:p><text:s/></text:p>
          </table:table-cell>
          <table:table-cell table:style-name="ce20" table:formula="of:=IF(ISNUMBER([.D38]);IF([.D38]&gt;0;ABS([.D$3]);&quot; &quot;);&quot; &quot;)" office:value-type="string" office:string-value=" ">
            <text:p><text:s/></text:p>
          </table:table-cell>
          <table:table-cell table:style-name="ce20" table:formula="of:=IF(ISNUMBER([.E38]);IF([.E38]&gt;0;ABS([.E$3]);&quot; &quot;);&quot; &quot;)" office:value-type="string" office:string-value=" ">
            <text:p><text:s/></text:p>
          </table:table-cell>
          <table:table-cell table:style-name="ce20" table:formula="of:=IF(ISNUMBER([.F38]);IF([.F38]&gt;0;ABS([.F$3]);&quot; &quot;);&quot; &quot;)" office:value-type="string" office:string-value=" ">
            <text:p><text:s/></text:p>
          </table:table-cell>
          <table:table-cell table:style-name="ce20" table:formula="of:=IF(ISNUMBER([.G38]);IF([.G38]&gt;0;ABS([.G$3]);&quot; &quot;);&quot; &quot;)" office:value-type="string" office:string-value=" ">
            <text:p><text:s/></text:p>
          </table:table-cell>
          <table:table-cell table:style-name="ce20" table:formula="of:=IF(ISNUMBER([.H38]);IF([.H38]&gt;0;ABS([.H$3]);&quot; &quot;);&quot; &quot;)" office:value-type="float" office:value="20">
            <text:p>20</text:p>
          </table:table-cell>
          <table:table-cell table:style-name="ce20" table:formula="of:=IF(ISNUMBER([.I38]);IF([.I38]&gt;0;ABS([.I$3]);&quot; &quot;);&quot; &quot;)" office:value-type="string" office:string-value=" ">
            <text:p><text:s/></text:p>
          </table:table-cell>
          <table:table-cell table:style-name="ce20" table:formula="of:=IF(ISNUMBER([.J38]);IF([.J38]&gt;0;ABS([.J$3]);&quot; &quot;);&quot; &quot;)" office:value-type="float" office:value="35">
            <text:p>35</text:p>
          </table:table-cell>
          <table:table-cell table:style-name="ce20" table:formula="of:=IF(ISNUMBER([.K38]);IF([.K38]&gt;0;ABS([.K$3]);&quot; &quot;);&quot; &quot;)" office:value-type="float" office:value="20">
            <text:p>20</text:p>
          </table:table-cell>
          <table:table-cell table:style-name="ce20" table:formula="of:=IF(ISNUMBER([.L38]);IF([.L38]&gt;0;ABS([.L$3]);&quot; &quot;);&quot; &quot;)" office:value-type="float" office:value="20">
            <text:p>20</text:p>
          </table:table-cell>
          <table:table-cell table:style-name="ce20" table:formula="of:=IF(ISNUMBER([.M38]);IF([.M38]&gt;0;ABS([.M$3]);&quot; &quot;);&quot; &quot;)" office:value-type="string" office:string-value=" ">
            <text:p><text:s/></text:p>
          </table:table-cell>
          <table:table-cell table:style-name="ce20" table:formula="of:=IF(ISNUMBER([.N38]);IF([.N38]&gt;0;ABS([.N$3]);&quot; &quot;);&quot; &quot;)" office:value-type="float" office:value="20">
            <text:p>20</text:p>
          </table:table-cell>
          <table:table-cell table:style-name="ce20" table:formula="of:=IF(ISNUMBER([.O38]);IF([.O38]&gt;0;ABS([.O$3]);&quot; &quot;);&quot; &quot;)" office:value-type="string" office:string-value=" ">
            <text:p><text:s/></text:p>
          </table:table-cell>
          <table:table-cell table:style-name="ce20" table:formula="of:=IF(ISNUMBER([.P38]);IF([.P38]&gt;0;ABS([.P$3]);&quot; &quot;);&quot; &quot;)" office:value-type="string" office:string-value=" ">
            <text:p><text:s/></text:p>
          </table:table-cell>
          <table:table-cell table:style-name="ce20" table:formula="of:=IF(ISNUMBER([.Q38]);IF([.Q38]&gt;0;ABS([.Q$3]);&quot; &quot;);&quot; &quot;)" office:value-type="string" office:string-value=" ">
            <text:p><text:s/></text:p>
          </table:table-cell>
          <table:table-cell table:style-name="ce20" table:formula="of:=IF(ISNUMBER([.R38]);IF([.R38]&gt;0;ABS([.R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T38]);IF([.T38]&gt;0;ABS([.T$3]);&quot; &quot;);&quot; &quot;)" office:value-type="string" office:string-value=" ">
            <text:p><text:s/></text:p>
          </table:table-cell>
          <table:table-cell table:style-name="ce20" table:formula="of:=IF(ISNUMBER([.U38]);IF([.U38]&gt;0;ABS([.U$3]);&quot; &quot;);&quot; &quot;)" office:value-type="string" office:string-value=" ">
            <text:p><text:s/></text:p>
          </table:table-cell>
          <table:table-cell table:style-name="ce20" table:formula="of:=IF(ISNUMBER([.V38]);IF([.V38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38]);IF([.X38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38]);IF([.Z38]&gt;0;ABS([.Z$3]);&quot; &quot;);&quot; &quot;)" office:value-type="string" office:string-value=" ">
            <text:p><text:s/></text:p>
          </table:table-cell>
          <table:table-cell table:style-name="ce20" table:formula="of:=IF(ISNUMBER([.AA38]);IF([.AA38]&gt;0;ABS([.AA$3]);&quot; &quot;);&quot; &quot;)" office:value-type="string" office:string-value=" ">
            <text:p><text:s/></text:p>
          </table:table-cell>
          <table:table-cell table:style-name="ce20" table:formula="of:=IF(ISNUMBER([.AB38]);IF([.AB38]&gt;0;ABS([.AB$3]);&quot; &quot;);&quot; &quot;)" office:value-type="string" office:string-value=" ">
            <text:p><text:s/></text:p>
          </table:table-cell>
          <table:table-cell table:style-name="ce20" table:formula="of:=IF(ISNUMBER([.AC38]);IF([.AC38]&gt;0;ABS([.AC$3]);&quot; &quot;);&quot; &quot;)" office:value-type="string" office:string-value=" ">
            <text:p><text:s/></text:p>
          </table:table-cell>
          <table:table-cell table:style-name="ce20" table:formula="of:=IF(ISNUMBER([.AD38]);IF([.AD38]&gt;0;ABS([.AD$3]);&quot; &quot;);&quot; &quot;)" office:value-type="string" office:string-value=" ">
            <text:p><text:s/></text:p>
          </table:table-cell>
          <table:table-cell table:style-name="ce20" table:formula="of:=IF(ISNUMBER([.AE38]);IF([.AE38]&gt;0;ABS([.AE$3]);&quot; &quot;);&quot; &quot;)" office:value-type="string" office:string-value=" ">
            <text:p><text:s/></text:p>
          </table:table-cell>
          <table:table-cell table:style-name="ce20" table:formula="of:=IF(ISNUMBER([.AF38]);IF([.AF38]&gt;0;ABS([.AF$3]);&quot; &quot;);&quot; &quot;)" office:value-type="string" office:string-value=" ">
            <text:p><text:s/></text:p>
          </table:table-cell>
          <table:table-cell table:style-name="ce20" table:formula="of:=IF(ISNUMBER([.AG38]);IF([.AG38]&gt;0;ABS([.AG$3]);&quot; &quot;);&quot; &quot;)" office:value-type="string" office:string-value=" ">
            <text:p><text:s/></text:p>
          </table:table-cell>
          <table:table-cell table:style-name="ce20" table:formula="of:=IF(ISNUMBER([.AH38]);IF([.AH38]&gt;0;ABS([.AH$3]);&quot; &quot;);&quot; &quot;)" office:value-type="string" office:string-value=" ">
            <text:p><text:s/></text:p>
          </table:table-cell>
          <table:table-cell table:style-name="ce20" table:formula="of:=IF(ISNUMBER([.AI38]);IF([.AI38]&gt;0;ABS([.AI$3]);&quot; &quot;);&quot; &quot;)" office:value-type="string" office:string-value=" ">
            <text:p><text:s/></text:p>
          </table:table-cell>
          <table:table-cell table:style-name="ce20" table:formula="of:=IF(ISNUMBER([.AJ38]);IF([.AJ38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8]);IF([.AR38]&gt;0;ABS([.AR$3]);&quot; &quot;);&quot; &quot;)" office:value-type="string" office:string-value=" ">
            <text:p><text:s/></text:p>
          </table:table-cell>
          <table:table-cell table:style-name="ce20" table:formula="of:=IF(ISNUMBER([.AS38]);IF([.AS38]&gt;0;ABS([.AS$3]);&quot; &quot;);&quot; &quot;)" office:value-type="string" office:string-value=" ">
            <text:p><text:s/></text:p>
          </table:table-cell>
          <table:table-cell table:style-name="ce20" table:formula="of:=IF(ISNUMBER([.AT38]);IF([.AT38]&gt;0;ABS([.AT$3]);&quot; &quot;);&quot; &quot;)" office:value-type="string" office:string-value=" ">
            <text:p><text:s/></text:p>
          </table:table-cell>
          <table:table-cell table:style-name="ce20" table:formula="of:=IF(ISNUMBER([.AU38]);IF([.AU38]&gt;0;ABS([.AU$3]);&quot; &quot;);&quot; &quot;)" office:value-type="float" office:value="20">
            <text:p>20</text:p>
          </table:table-cell>
          <table:table-cell table:style-name="ce20" table:formula="of:=IF(ISNUMBER([.AV38]);IF([.AV38]&gt;0;ABS([.AV$3]);&quot; &quot;);&quot; &quot;)" office:value-type="string" office:string-value=" ">
            <text:p><text:s/></text:p>
          </table:table-cell>
          <table:table-cell table:style-name="ce20" table:formula="of:=IF(ISNUMBER([.AW38]);IF([.AW38]&gt;0;ABS([.AW$3]);&quot; &quot;);&quot; &quot;)" office:value-type="string" office:string-value=" ">
            <text:p><text:s/></text:p>
          </table:table-cell>
          <table:table-cell table:style-name="ce20" table:formula="of:=IF(ISNUMBER([.AX38]);IF([.AX38]&gt;0;ABS([.AX$3]);&quot; &quot;);&quot; &quot;)" office:value-type="string" office:string-value=" ">
            <text:p><text:s/></text:p>
          </table:table-cell>
          <table:table-cell table:style-name="ce20" table:formula="of:=IF(ISNUMBER([.AY38]);IF([.AY38]&gt;0;ABS([.AY$3]);&quot; &quot;);&quot; &quot;)" office:value-type="string" office:string-value=" ">
            <text:p><text:s/></text:p>
          </table:table-cell>
          <table:table-cell table:style-name="ce20" table:formula="of:=IF(ISNUMBER([.AZ38]);IF([.AZ38]&gt;0;ABS([.AZ$3]);&quot; &quot;);&quot; &quot;)" office:value-type="string" office:string-value=" ">
            <text:p><text:s/></text:p>
          </table:table-cell>
          <table:table-cell table:style-name="ce20" table:formula="of:=IF(ISNUMBER([.BA38]);IF([.BA38]&gt;0;ABS([.BA$3]);&quot; &quot;);&quot; &quot;)" office:value-type="string" office:string-value=" ">
            <text:p><text:s/></text:p>
          </table:table-cell>
          <table:table-cell table:style-name="ce20" table:formula="of:=IF(ISNUMBER([.BB38]);IF([.BB38]&gt;0;ABS([.BB$3]);&quot; &quot;);&quot; &quot;)" office:value-type="string" office:string-value=" ">
            <text:p><text:s/></text:p>
          </table:table-cell>
          <table:table-cell table:style-name="ce20" table:formula="of:=IF(ISNUMBER([.BC38]);IF([.BC38]&gt;0;ABS([.BC$3]);&quot; &quot;);&quot; &quot;)" office:value-type="string" office:string-value=" ">
            <text:p><text:s/></text:p>
          </table:table-cell>
          <table:table-cell table:style-name="ce20" table:formula="of:=IF(ISNUMBER([.BD38]);IF([.BD38]&gt;0;ABS([.BD$3]);&quot; &quot;);&quot; &quot;)" office:value-type="string" office:string-value=" ">
            <text:p><text:s/></text:p>
          </table:table-cell>
          <table:table-cell table:style-name="ce20" table:formula="of:=IF(ISNUMBER([.BE38]);IF([.BE38]&gt;0;ABS([.BE$3]);&quot; &quot;);&quot; &quot;)" office:value-type="string" office:string-value=" ">
            <text:p><text:s/></text:p>
          </table:table-cell>
          <table:table-cell table:style-name="ce20" table:formula="of:=IF(ISNUMBER([.BF38]);IF([.BF38]&gt;0;ABS([.BF$3]);&quot; &quot;);&quot; &quot;)" office:value-type="string" office:string-value=" ">
            <text:p><text:s/></text:p>
          </table:table-cell>
          <table:table-cell table:style-name="ce20" table:formula="of:=IF(ISNUMBER([.BG38]);IF([.BG38]&gt;0;ABS([.BG$3]);&quot; &quot;);&quot; &quot;)" office:value-type="string" office:string-value=" ">
            <text:p><text:s/></text:p>
          </table:table-cell>
          <table:table-cell table:style-name="ce20" table:formula="of:=IF(ISNUMBER([.BH38]);IF([.BH38]&gt;0;ABS([.BH$3]);&quot; &quot;);&quot; &quot;)" office:value-type="string" office:string-value=" ">
            <text:p><text:s/></text:p>
          </table:table-cell>
          <table:table-cell table:style-name="ce20" table:formula="of:=IF(ISNUMBER([.BI38]);IF([.BI38]&gt;0;ABS([.BI$3]);&quot; &quot;);&quot; &quot;)" office:value-type="string" office:string-value=" ">
            <text:p><text:s/></text:p>
          </table:table-cell>
          <table:table-cell table:style-name="ce20" table:formula="of:=IF(ISNUMBER([.BJ38]);IF([.BJ38]&gt;0;ABS([.BJ$3]);&quot; &quot;);&quot; &quot;)" office:value-type="string" office:string-value=" ">
            <text:p><text:s/></text:p>
          </table:table-cell>
          <table:table-cell table:style-name="ce20" table:formula="of:=IF(ISNUMBER([.BK38]);IF([.BK38]&gt;0;ABS([.BK$3]);&quot; &quot;);&quot; &quot;)" office:value-type="string" office:string-value=" ">
            <text:p><text:s/></text:p>
          </table:table-cell>
          <table:table-cell table:style-name="ce20" table:formula="of:=IF(ISNUMBER([.BL38]);IF([.BL38]&gt;0;ABS([.BL$3]);&quot; &quot;);&quot; &quot;)" office:value-type="string" office:string-value=" ">
            <text:p><text:s/></text:p>
          </table:table-cell>
          <table:table-cell table:style-name="ce20" table:formula="of:=IF(ISNUMBER([.BM38]);IF([.BM38]&gt;0;ABS([.BM$3]);&quot; &quot;);&quot; &quot;)" office:value-type="string" office:string-value=" ">
            <text:p><text:s/></text:p>
          </table:table-cell>
          <table:table-cell table:style-name="ce20" table:formula="of:=IF(ISNUMBER([.BN38]);IF([.BN38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38]);IF([.BR38]&gt;0;ABS([.BR$3]);&quot; &quot;);&quot; &quot;)" office:value-type="string" office:string-value=" ">
            <text:p><text:s/></text:p>
          </table:table-cell>
          <table:table-cell table:style-name="ce64" table:formula="of:=IF(ISNUMBER([.BS38]);IF([.BS38]&gt;0;ABS([.BS$3]);&quot; &quot;);&quot; &quot;)" office:value-type="string" office:string-value=" ">
            <text:p><text:s/></text:p>
          </table:table-cell>
          <table:table-cell table:style-name="ce64" table:formula="of:=IF(ISNUMBER([.BT38]);IF([.BT38]&gt;0;ABS([.BT$3]);&quot; &quot;);&quot; &quot;)" office:value-type="string" office:string-value=" ">
            <text:p><text:s/></text:p>
          </table:table-cell>
          <table:table-cell table:style-name="ce64" table:formula="of:=IF(ISNUMBER([.BU38]);IF([.BU38]&gt;0;ABS([.BU$3]);&quot; &quot;);&quot; &quot;)" office:value-type="string" office:string-value=" ">
            <text:p><text:s/></text:p>
          </table:table-cell>
          <table:table-cell table:style-name="ce64" table:formula="of:=IF(ISNUMBER([.BV38]);IF([.BV38]&gt;0;ABS([.BV$3]);&quot; &quot;);&quot; &quot;)" office:value-type="string" office:string-value=" ">
            <text:p><text:s/></text:p>
          </table:table-cell>
          <table:table-cell table:style-name="ce64" table:formula="of:=IF(ISNUMBER([.BW38]);IF([.BW38]&gt;0;ABS([.BW$3]);&quot; &quot;);&quot; &quot;)" office:value-type="string" office:string-value=" ">
            <text:p><text:s/></text:p>
          </table:table-cell>
          <table:table-cell table:style-name="ce64" table:formula="of:=IF(ISNUMBER([.BX38]);IF([.BX38]&gt;0;ABS([.BX$3]);&quot; &quot;);&quot; &quot;)" office:value-type="string" office:string-value=" ">
            <text:p><text:s/></text:p>
          </table:table-cell>
          <table:table-cell table:style-name="ce64" table:formula="of:=IF(ISNUMBER([.BY38]);IF([.BY38]&gt;0;ABS([.BY$3]);&quot; &quot;);&quot; &quot;)" office:value-type="string" office:string-value=" ">
            <text:p><text:s/></text:p>
          </table:table-cell>
          <table:table-cell table:style-name="ce73" table:formula="of:=IF(ISNUMBER([.BZ38]);IF([.BZ38]&gt;0;ABS([.BZ$3]);&quot; &quot;);&quot; &quot;)" office:value-type="string" office:string-value=" ">
            <text:p><text:s/></text:p>
          </table:table-cell>
          <table:table-cell table:style-name="ce73" table:formula="of:=IF(ISNUMBER([.CA38]);IF([.CA38]&gt;0;ABS([.CA$3]);&quot; &quot;);&quot; &quot;)" office:value-type="string" office:string-value=" ">
            <text:p><text:s/></text:p>
          </table:table-cell>
          <table:table-cell table:style-name="ce73" table:formula="of:=IF(ISNUMBER([.CB38]);IF([.CB38]&gt;0;ABS([.CB$3]);&quot; &quot;);&quot; &quot;)" office:value-type="string" office:string-value=" ">
            <text:p><text:s/></text:p>
          </table:table-cell>
          <table:table-cell table:style-name="ce73" table:formula="of:=IF(ISNUMBER([.CC38]);IF([.CC38]&gt;0;ABS([.CC$3]);&quot; &quot;);&quot; &quot;)" office:value-type="string" office:string-value=" ">
            <text:p><text:s/></text:p>
          </table:table-cell>
          <table:table-cell table:style-name="ce73" table:formula="of:=IF(ISNUMBER([.CD38]);IF([.CD38]&gt;0;ABS([.CD$3]);&quot; &quot;);&quot; &quot;)" office:value-type="string" office:string-value=" ">
            <text:p><text:s/></text:p>
          </table:table-cell>
          <table:table-cell table:style-name="ce73" table:formula="of:=IF(ISNUMBER([.CE38]);IF([.CE38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40:.$CE40])" office:value-type="float" office:value="60">
            <text:p>60</text:p>
          </table:table-cell>
          <table:table-cell table:style-name="ce91" table:formula="of:=SUMIF([.$B$3:.$CE$3];&quot;&lt;0&quot;;[.$B40:.$CE40])" office:value-type="float" office:value="0">
            <text:p>0</text:p>
          </table:table-cell>
          <table:table-cell table:style-name="ce95" table:formula="of:=[.CG39]/[.CH39]" office:value-type="float" office:value="0">
            <text:p>#DIV/0!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38]);IF([.B38]&gt;0;&quot; &quot;;ABS([.B$3]));&quot; &quot;)" office:value-type="string" office:string-value=" ">
            <text:p><text:s/></text:p>
          </table:table-cell>
          <table:table-cell table:style-name="ce20" table:formula="of:=IF(ISNUMBER([.C38]);IF([.C38]&gt;0;&quot; &quot;;ABS([.C$3]));&quot; &quot;)" office:value-type="string" office:string-value=" ">
            <text:p><text:s/></text:p>
          </table:table-cell>
          <table:table-cell table:style-name="ce20" table:formula="of:=IF(ISNUMBER([.D38]);IF([.D38]&gt;0;&quot; &quot;;ABS([.D$3]));&quot; &quot;)" office:value-type="string" office:string-value=" ">
            <text:p><text:s/></text:p>
          </table:table-cell>
          <table:table-cell table:style-name="ce20" table:formula="of:=IF(ISNUMBER([.E38]);IF([.E38]&gt;0;&quot; &quot;;ABS([.E$3]));&quot; &quot;)" office:value-type="string" office:string-value=" ">
            <text:p><text:s/></text:p>
          </table:table-cell>
          <table:table-cell table:style-name="ce20" table:formula="of:=IF(ISNUMBER([.F38]);IF([.F38]&gt;0;&quot; &quot;;ABS([.F$3]));&quot; &quot;)" office:value-type="string" office:string-value=" ">
            <text:p><text:s/></text:p>
          </table:table-cell>
          <table:table-cell table:style-name="ce20" table:formula="of:=IF(ISNUMBER([.G38]);IF([.G38]&gt;0;&quot; &quot;;ABS([.G$3]));&quot; &quot;)" office:value-type="float" office:value="20">
            <text:p>20</text:p>
          </table:table-cell>
          <table:table-cell table:style-name="ce20" table:formula="of:=IF(ISNUMBER([.H38]);IF([.H38]&gt;0;&quot; &quot;;ABS([.H$3]));&quot; &quot;)" office:value-type="string" office:string-value=" ">
            <text:p><text:s/></text:p>
          </table:table-cell>
          <table:table-cell table:style-name="ce20" table:formula="of:=IF(ISNUMBER([.I38]);IF([.I38]&gt;0;&quot; &quot;;ABS([.I$3]));&quot; &quot;)" office:value-type="float" office:value="20">
            <text:p>20</text:p>
          </table:table-cell>
          <table:table-cell table:style-name="ce20" table:formula="of:=IF(ISNUMBER([.J38]);IF([.J38]&gt;0;&quot; &quot;;ABS([.J$3]));&quot; &quot;)" office:value-type="string" office:string-value=" ">
            <text:p><text:s/></text:p>
          </table:table-cell>
          <table:table-cell table:style-name="ce20" table:formula="of:=IF(ISNUMBER([.K38]);IF([.K38]&gt;0;&quot; &quot;;ABS([.K$3]));&quot; &quot;)" office:value-type="string" office:string-value=" ">
            <text:p><text:s/></text:p>
          </table:table-cell>
          <table:table-cell table:style-name="ce20" table:formula="of:=IF(ISNUMBER([.L38]);IF([.L38]&gt;0;&quot; &quot;;ABS([.L$3]));&quot; &quot;)" office:value-type="string" office:string-value=" ">
            <text:p><text:s/></text:p>
          </table:table-cell>
          <table:table-cell table:style-name="ce20" table:formula="of:=IF(ISNUMBER([.M38]);IF([.M38]&gt;0;&quot; &quot;;ABS([.M$3]));&quot; &quot;)" office:value-type="float" office:value="20">
            <text:p>20</text:p>
          </table:table-cell>
          <table:table-cell table:style-name="ce20" table:formula="of:=IF(ISNUMBER([.N38]);IF([.N38]&gt;0;&quot; &quot;;ABS([.N$3]));&quot; &quot;)" office:value-type="string" office:string-value=" ">
            <text:p><text:s/></text:p>
          </table:table-cell>
          <table:table-cell table:style-name="ce20" table:formula="of:=IF(ISNUMBER([.O38]);IF([.O38]&gt;0;&quot; &quot;;ABS([.O$3]));&quot; &quot;)" office:value-type="string" office:string-value=" ">
            <text:p><text:s/></text:p>
          </table:table-cell>
          <table:table-cell table:style-name="ce20" table:formula="of:=IF(ISNUMBER([.P38]);IF([.P38]&gt;0;&quot; &quot;;ABS([.P$3]));&quot; &quot;)" office:value-type="string" office:string-value=" ">
            <text:p><text:s/></text:p>
          </table:table-cell>
          <table:table-cell table:style-name="ce20" table:formula="of:=IF(ISNUMBER([.Q38]);IF([.Q38]&gt;0;&quot; &quot;;ABS([.Q$3]));&quot; &quot;)" office:value-type="string" office:string-value=" ">
            <text:p><text:s/></text:p>
          </table:table-cell>
          <table:table-cell table:style-name="ce20" table:formula="of:=IF(ISNUMBER([.R38]);IF([.R38]&gt;0;&quot; &quot;;ABS([.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T38]);IF([.T38]&gt;0;&quot; &quot;;ABS([.T$3]));&quot; &quot;)" office:value-type="string" office:string-value=" ">
            <text:p><text:s/></text:p>
          </table:table-cell>
          <table:table-cell table:style-name="ce20" table:formula="of:=IF(ISNUMBER([.U38]);IF([.U38]&gt;0;&quot; &quot;;ABS([.U$3]));&quot; &quot;)" office:value-type="string" office:string-value=" ">
            <text:p><text:s/></text:p>
          </table:table-cell>
          <table:table-cell table:style-name="ce20" table:formula="of:=IF(ISNUMBER([.V38]);IF([.V38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38]);IF([.X38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38]);IF([.Z38]&gt;0;&quot; &quot;;ABS([.Z$3]));&quot; &quot;)" office:value-type="string" office:string-value=" ">
            <text:p><text:s/></text:p>
          </table:table-cell>
          <table:table-cell table:style-name="ce20" table:formula="of:=IF(ISNUMBER([.AA38]);IF([.AA38]&gt;0;&quot; &quot;;ABS([.AA$3]));&quot; &quot;)" office:value-type="string" office:string-value=" ">
            <text:p><text:s/></text:p>
          </table:table-cell>
          <table:table-cell table:style-name="ce20" table:formula="of:=IF(ISNUMBER([.AB38]);IF([.AB38]&gt;0;&quot; &quot;;ABS([.AB$3]));&quot; &quot;)" office:value-type="string" office:string-value=" ">
            <text:p><text:s/></text:p>
          </table:table-cell>
          <table:table-cell table:style-name="ce20" table:formula="of:=IF(ISNUMBER([.AC38]);IF([.AC38]&gt;0;&quot; &quot;;ABS([.AC$3]));&quot; &quot;)" office:value-type="string" office:string-value=" ">
            <text:p><text:s/></text:p>
          </table:table-cell>
          <table:table-cell table:style-name="ce20" table:formula="of:=IF(ISNUMBER([.AD38]);IF([.AD38]&gt;0;&quot; &quot;;ABS([.AD$3]));&quot; &quot;)" office:value-type="string" office:string-value=" ">
            <text:p><text:s/></text:p>
          </table:table-cell>
          <table:table-cell table:style-name="ce20" table:formula="of:=IF(ISNUMBER([.AE38]);IF([.AE38]&gt;0;&quot; &quot;;ABS([.AE$3]));&quot; &quot;)" office:value-type="string" office:string-value=" ">
            <text:p><text:s/></text:p>
          </table:table-cell>
          <table:table-cell table:style-name="ce20" table:formula="of:=IF(ISNUMBER([.AF38]);IF([.AF38]&gt;0;&quot; &quot;;ABS([.AF$3]));&quot; &quot;)" office:value-type="string" office:string-value=" ">
            <text:p><text:s/></text:p>
          </table:table-cell>
          <table:table-cell table:style-name="ce20" table:formula="of:=IF(ISNUMBER([.AG38]);IF([.AG38]&gt;0;&quot; &quot;;ABS([.AG$3]));&quot; &quot;)" office:value-type="string" office:string-value=" ">
            <text:p><text:s/></text:p>
          </table:table-cell>
          <table:table-cell table:style-name="ce20" table:formula="of:=IF(ISNUMBER([.AH38]);IF([.AH38]&gt;0;&quot; &quot;;ABS([.AH$3]));&quot; &quot;)" office:value-type="string" office:string-value=" ">
            <text:p><text:s/></text:p>
          </table:table-cell>
          <table:table-cell table:style-name="ce20" table:formula="of:=IF(ISNUMBER([.AI38]);IF([.AI38]&gt;0;&quot; &quot;;ABS([.AI$3]));&quot; &quot;)" office:value-type="string" office:string-value=" ">
            <text:p><text:s/></text:p>
          </table:table-cell>
          <table:table-cell table:style-name="ce20" table:formula="of:=IF(ISNUMBER([.AJ38]);IF([.AJ38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38]);IF([.AR38]&gt;0;&quot; &quot;;ABS([.AR$3]));&quot; &quot;)" office:value-type="string" office:string-value=" ">
            <text:p><text:s/></text:p>
          </table:table-cell>
          <table:table-cell table:style-name="ce20" table:formula="of:=IF(ISNUMBER([.AS38]);IF([.AS38]&gt;0;&quot; &quot;;ABS([.AS$3]));&quot; &quot;)" office:value-type="string" office:string-value=" ">
            <text:p><text:s/></text:p>
          </table:table-cell>
          <table:table-cell table:style-name="ce20" table:formula="of:=IF(ISNUMBER([.AT38]);IF([.AT38]&gt;0;&quot; &quot;;ABS([.AT$3]));&quot; &quot;)" office:value-type="string" office:string-value=" ">
            <text:p><text:s/></text:p>
          </table:table-cell>
          <table:table-cell table:style-name="ce20" table:formula="of:=IF(ISNUMBER([.AU38]);IF([.AU38]&gt;0;&quot; &quot;;ABS([.AU$3]));&quot; &quot;)" office:value-type="string" office:string-value=" ">
            <text:p><text:s/></text:p>
          </table:table-cell>
          <table:table-cell table:style-name="ce20" table:formula="of:=IF(ISNUMBER([.AV38]);IF([.AV38]&gt;0;&quot; &quot;;ABS([.AV$3]));&quot; &quot;)" office:value-type="string" office:string-value=" ">
            <text:p><text:s/></text:p>
          </table:table-cell>
          <table:table-cell table:style-name="ce20" table:formula="of:=IF(ISNUMBER([.AW38]);IF([.AW38]&gt;0;&quot; &quot;;ABS([.AW$3]));&quot; &quot;)" office:value-type="string" office:string-value=" ">
            <text:p><text:s/></text:p>
          </table:table-cell>
          <table:table-cell table:style-name="ce20" table:formula="of:=IF(ISNUMBER([.AX38]);IF([.AX38]&gt;0;&quot; &quot;;ABS([.AX$3]));&quot; &quot;)" office:value-type="string" office:string-value=" ">
            <text:p><text:s/></text:p>
          </table:table-cell>
          <table:table-cell table:style-name="ce20" table:formula="of:=IF(ISNUMBER([.AY38]);IF([.AY38]&gt;0;&quot; &quot;;ABS([.AY$3]));&quot; &quot;)" office:value-type="string" office:string-value=" ">
            <text:p><text:s/></text:p>
          </table:table-cell>
          <table:table-cell table:style-name="ce20" table:formula="of:=IF(ISNUMBER([.AZ38]);IF([.AZ38]&gt;0;&quot; &quot;;ABS([.AZ$3]));&quot; &quot;)" office:value-type="string" office:string-value=" ">
            <text:p><text:s/></text:p>
          </table:table-cell>
          <table:table-cell table:style-name="ce20" table:formula="of:=IF(ISNUMBER([.BA38]);IF([.BA38]&gt;0;&quot; &quot;;ABS([.BA$3]));&quot; &quot;)" office:value-type="string" office:string-value=" ">
            <text:p><text:s/></text:p>
          </table:table-cell>
          <table:table-cell table:style-name="ce20" table:formula="of:=IF(ISNUMBER([.BB38]);IF([.BB38]&gt;0;&quot; &quot;;ABS([.BB$3]));&quot; &quot;)" office:value-type="string" office:string-value=" ">
            <text:p><text:s/></text:p>
          </table:table-cell>
          <table:table-cell table:style-name="ce20" table:formula="of:=IF(ISNUMBER([.BC38]);IF([.BC38]&gt;0;&quot; &quot;;ABS([.BC$3]));&quot; &quot;)" office:value-type="string" office:string-value=" ">
            <text:p><text:s/></text:p>
          </table:table-cell>
          <table:table-cell table:style-name="ce20" table:formula="of:=IF(ISNUMBER([.BD38]);IF([.BD38]&gt;0;&quot; &quot;;ABS([.BD$3]));&quot; &quot;)" office:value-type="string" office:string-value=" ">
            <text:p><text:s/></text:p>
          </table:table-cell>
          <table:table-cell table:style-name="ce20" table:formula="of:=IF(ISNUMBER([.BE38]);IF([.BE38]&gt;0;&quot; &quot;;ABS([.BE$3]));&quot; &quot;)" office:value-type="string" office:string-value=" ">
            <text:p><text:s/></text:p>
          </table:table-cell>
          <table:table-cell table:style-name="ce20" table:formula="of:=IF(ISNUMBER([.BF38]);IF([.BF38]&gt;0;&quot; &quot;;ABS([.BF$3]));&quot; &quot;)" office:value-type="string" office:string-value=" ">
            <text:p><text:s/></text:p>
          </table:table-cell>
          <table:table-cell table:style-name="ce20" table:formula="of:=IF(ISNUMBER([.BG38]);IF([.BG38]&gt;0;&quot; &quot;;ABS([.BG$3]));&quot; &quot;)" office:value-type="string" office:string-value=" ">
            <text:p><text:s/></text:p>
          </table:table-cell>
          <table:table-cell table:style-name="ce20" table:formula="of:=IF(ISNUMBER([.BH38]);IF([.BH38]&gt;0;&quot; &quot;;ABS([.BH$3]));&quot; &quot;)" office:value-type="string" office:string-value=" ">
            <text:p><text:s/></text:p>
          </table:table-cell>
          <table:table-cell table:style-name="ce20" table:formula="of:=IF(ISNUMBER([.BI38]);IF([.BI38]&gt;0;&quot; &quot;;ABS([.BI$3]));&quot; &quot;)" office:value-type="string" office:string-value=" ">
            <text:p><text:s/></text:p>
          </table:table-cell>
          <table:table-cell table:style-name="ce20" table:formula="of:=IF(ISNUMBER([.BJ38]);IF([.BJ38]&gt;0;&quot; &quot;;ABS([.BJ$3]));&quot; &quot;)" office:value-type="string" office:string-value=" ">
            <text:p><text:s/></text:p>
          </table:table-cell>
          <table:table-cell table:style-name="ce20" table:formula="of:=IF(ISNUMBER([.BK38]);IF([.BK38]&gt;0;&quot; &quot;;ABS([.BK$3]));&quot; &quot;)" office:value-type="string" office:string-value=" ">
            <text:p><text:s/></text:p>
          </table:table-cell>
          <table:table-cell table:style-name="ce20" table:formula="of:=IF(ISNUMBER([.BL38]);IF([.BL38]&gt;0;&quot; &quot;;ABS([.BL$3]));&quot; &quot;)" office:value-type="string" office:string-value=" ">
            <text:p><text:s/></text:p>
          </table:table-cell>
          <table:table-cell table:style-name="ce20" table:formula="of:=IF(ISNUMBER([.BM38]);IF([.BM38]&gt;0;&quot; &quot;;ABS([.BM$3]));&quot; &quot;)" office:value-type="string" office:string-value=" ">
            <text:p><text:s/></text:p>
          </table:table-cell>
          <table:table-cell table:style-name="ce20" table:formula="of:=IF(ISNUMBER([.BN38]);IF([.BN38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38]);IF([.BR38]&gt;0;&quot; &quot;;ABS([.BR$3]));&quot; &quot;)" office:value-type="string" office:string-value=" ">
            <text:p><text:s/></text:p>
          </table:table-cell>
          <table:table-cell table:style-name="ce64" table:formula="of:=IF(ISNUMBER([.BS38]);IF([.BS38]&gt;0;&quot; &quot;;ABS([.BS$3]));&quot; &quot;)" office:value-type="string" office:string-value=" ">
            <text:p><text:s/></text:p>
          </table:table-cell>
          <table:table-cell table:style-name="ce64" table:formula="of:=IF(ISNUMBER([.BT38]);IF([.BT38]&gt;0;&quot; &quot;;ABS([.BT$3]));&quot; &quot;)" office:value-type="string" office:string-value=" ">
            <text:p><text:s/></text:p>
          </table:table-cell>
          <table:table-cell table:style-name="ce64" table:formula="of:=IF(ISNUMBER([.BU38]);IF([.BU38]&gt;0;&quot; &quot;;ABS([.BU$3]));&quot; &quot;)" office:value-type="string" office:string-value=" ">
            <text:p><text:s/></text:p>
          </table:table-cell>
          <table:table-cell table:style-name="ce64" table:formula="of:=IF(ISNUMBER([.BV38]);IF([.BV38]&gt;0;&quot; &quot;;ABS([.BV$3]));&quot; &quot;)" office:value-type="string" office:string-value=" ">
            <text:p><text:s/></text:p>
          </table:table-cell>
          <table:table-cell table:style-name="ce64" table:formula="of:=IF(ISNUMBER([.BW38]);IF([.BW38]&gt;0;&quot; &quot;;ABS([.BW$3]));&quot; &quot;)" office:value-type="string" office:string-value=" ">
            <text:p><text:s/></text:p>
          </table:table-cell>
          <table:table-cell table:style-name="ce64" table:formula="of:=IF(ISNUMBER([.BX38]);IF([.BX38]&gt;0;&quot; &quot;;ABS([.BX$3]));&quot; &quot;)" office:value-type="string" office:string-value=" ">
            <text:p><text:s/></text:p>
          </table:table-cell>
          <table:table-cell table:style-name="ce64" table:formula="of:=IF(ISNUMBER([.BY38]);IF([.BY38]&gt;0;&quot; &quot;;ABS([.BY$3]));&quot; &quot;)" office:value-type="string" office:string-value=" ">
            <text:p><text:s/></text:p>
          </table:table-cell>
          <table:table-cell table:style-name="ce73" table:formula="of:=IF(ISNUMBER([.BZ38]);IF([.BZ38]&gt;0;&quot; &quot;;ABS([.BZ$3]));&quot; &quot;)" office:value-type="string" office:string-value=" ">
            <text:p><text:s/></text:p>
          </table:table-cell>
          <table:table-cell table:style-name="ce73" table:formula="of:=IF(ISNUMBER([.CA38]);IF([.CA38]&gt;0;&quot; &quot;;ABS([.CA$3]));&quot; &quot;)" office:value-type="string" office:string-value=" ">
            <text:p><text:s/></text:p>
          </table:table-cell>
          <table:table-cell table:style-name="ce73" table:formula="of:=IF(ISNUMBER([.CB38]);IF([.CB38]&gt;0;&quot; &quot;;ABS([.CB$3]));&quot; &quot;)" office:value-type="string" office:string-value=" ">
            <text:p><text:s/></text:p>
          </table:table-cell>
          <table:table-cell table:style-name="ce73" table:formula="of:=IF(ISNUMBER([.CC38]);IF([.CC38]&gt;0;&quot; &quot;;ABS([.CC$3]));&quot; &quot;)" office:value-type="string" office:string-value=" ">
            <text:p><text:s/></text:p>
          </table:table-cell>
          <table:table-cell table:style-name="ce73" table:formula="of:=IF(ISNUMBER([.CD38]);IF([.CD38]&gt;0;&quot; &quot;;ABS([.CD$3]));&quot; &quot;)" office:value-type="string" office:string-value=" ">
            <text:p><text:s/></text:p>
          </table:table-cell>
          <table:table-cell table:style-name="ce73" table:formula="of:=IF(ISNUMBER([.CE38]);IF([.CE38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38]+[.CG39]" office:value-type="float" office:value="140">
            <text:p>140</text:p>
          </table:table-cell>
          <table:table-cell table:style-name="ce92" table:formula="of:=[.CH38]+[.CH39]" office:value-type="float" office:value="75">
            <text:p>75</text:p>
          </table:table-cell>
          <table:table-cell table:style-name="ce95" table:formula="of:=[.CG40]/[.CH40]" office:value-type="float" office:value="1.86666666666667">
            <text:p>1,87</text:p>
          </table:table-cell>
          <table:table-cell table:style-name="ce95" table:number-columns-repeated="937"/>
        </table:table-row>
        <table:table-row table:style-name="ro5" table:number-rows-repeated="3">
          <table:table-cell table:number-columns-repeated="84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5"/>
        </table:table-row>
        <table:table-row table:style-name="ro5">
          <table:table-cell table:style-name="ce12" office:value-type="string">
            <text:p>Summon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4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style-name="ce24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5" office:value-type="float" office:value="1">
            <text:p>1</text:p>
          </table:table-cell>
          <table:table-cell table:style-name="ce47"/>
          <table:table-cell table:style-name="ce47"/>
          <table:table-cell table:style-name="ce56" office:value-type="float" office:value="1.2">
            <text:p>1,2</text:p>
          </table:table-cell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6" office:value-type="float" office:value="1.3">
            <text:p>1,3</text:p>
          </table:table-cell>
          <table:table-cell table:style-name="ce56" office:value-type="float" office:value="1.3">
            <text:p>1,3</text:p>
          </table:table-cell>
          <table:table-cell table:style-name="ce56" office:value-type="float" office:value="1.3">
            <text:p>1,3</text:p>
          </table:table-cell>
          <table:table-cell table:style-name="ce57" office:value-type="float" office:value="-1.3">
            <text:p>-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45:.$CE45])" office:value-type="float" office:value="60">
            <text:p>60</text:p>
          </table:table-cell>
          <table:table-cell table:style-name="ce91" table:formula="of:=SUMIF([.$B$3:.$CE$3];&quot;&lt;0&quot;;[.$B45:.$CE45])" office:value-type="float" office:value="75">
            <text:p>75</text:p>
          </table:table-cell>
          <table:table-cell table:style-name="ce94" table:formula="of:=[.CG44]/[.CH44]" office:value-type="float" office:value="0.8">
            <text:p>0,8</text:p>
          </table:table-cell>
          <table:table-cell table:style-name="ce94"/>
          <table:table-cell table:style-name="ce94" table:number-matrix-columns-spanned="1" table:number-matrix-rows-spanned="1" table:formula="of:=SUM(ABS([.B44:.CE44]))" office:value-type="float" office:value="10.4">
            <text:p>10,4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44]);IF([.B44]&gt;0;ABS([.B$3]);&quot; &quot;);&quot; &quot;)" office:value-type="string" office:string-value=" ">
            <text:p><text:s/></text:p>
          </table:table-cell>
          <table:table-cell table:style-name="ce20" table:formula="of:=IF(ISNUMBER([.C44]);IF([.C44]&gt;0;ABS([.C$3]);&quot; &quot;);&quot; &quot;)" office:value-type="string" office:string-value=" ">
            <text:p><text:s/></text:p>
          </table:table-cell>
          <table:table-cell table:style-name="ce20" table:formula="of:=IF(ISNUMBER([.D44]);IF([.D44]&gt;0;ABS([.D$3]);&quot; &quot;);&quot; &quot;)" office:value-type="string" office:string-value=" ">
            <text:p><text:s/></text:p>
          </table:table-cell>
          <table:table-cell table:style-name="ce20" table:formula="of:=IF(ISNUMBER([.E44]);IF([.E44]&gt;0;ABS([.E$3]);&quot; &quot;);&quot; &quot;)" office:value-type="string" office:string-value=" ">
            <text:p><text:s/></text:p>
          </table:table-cell>
          <table:table-cell table:style-name="ce20" table:formula="of:=IF(ISNUMBER([.F44]);IF([.F44]&gt;0;ABS([.F$3]);&quot; &quot;);&quot; &quot;)" office:value-type="string" office:string-value=" ">
            <text:p><text:s/></text:p>
          </table:table-cell>
          <table:table-cell table:style-name="ce20" table:formula="of:=IF(ISNUMBER([.G44]);IF([.G44]&gt;0;ABS([.G$3]);&quot; &quot;);&quot; &quot;)" office:value-type="string" office:string-value=" ">
            <text:p><text:s/></text:p>
          </table:table-cell>
          <table:table-cell table:style-name="ce20" table:formula="of:=IF(ISNUMBER([.H44]);IF([.H44]&gt;0;ABS([.H$3]);&quot; &quot;);&quot; &quot;)" office:value-type="string" office:string-value=" ">
            <text:p><text:s/></text:p>
          </table:table-cell>
          <table:table-cell table:style-name="ce20" table:formula="of:=IF(ISNUMBER([.I44]);IF([.I44]&gt;0;ABS([.I$3]);&quot; &quot;);&quot; &quot;)" office:value-type="string" office:string-value=" ">
            <text:p><text:s/></text:p>
          </table:table-cell>
          <table:table-cell table:style-name="ce20" table:formula="of:=IF(ISNUMBER([.J44]);IF([.J44]&gt;0;ABS([.J$3]);&quot; &quot;);&quot; &quot;)" office:value-type="float" office:value="35">
            <text:p>35</text:p>
          </table:table-cell>
          <table:table-cell table:style-name="ce20" table:formula="of:=IF(ISNUMBER([.K44]);IF([.K44]&gt;0;ABS([.K$3]);&quot; &quot;);&quot; &quot;)" office:value-type="string" office:string-value=" ">
            <text:p><text:s/></text:p>
          </table:table-cell>
          <table:table-cell table:style-name="ce20" table:formula="of:=IF(ISNUMBER([.L44]);IF([.L44]&gt;0;ABS([.L$3]);&quot; &quot;);&quot; &quot;)" office:value-type="string" office:string-value=" ">
            <text:p><text:s/></text:p>
          </table:table-cell>
          <table:table-cell table:style-name="ce20" table:formula="of:=IF(ISNUMBER([.M44]);IF([.M44]&gt;0;ABS([.M$3]);&quot; &quot;);&quot; &quot;)" office:value-type="string" office:string-value=" ">
            <text:p><text:s/></text:p>
          </table:table-cell>
          <table:table-cell table:style-name="ce20" table:formula="of:=IF(ISNUMBER([.N44]);IF([.N44]&gt;0;ABS([.N$3]);&quot; &quot;);&quot; &quot;)" office:value-type="string" office:string-value=" ">
            <text:p><text:s/></text:p>
          </table:table-cell>
          <table:table-cell table:style-name="ce20" table:formula="of:=IF(ISNUMBER([.O44]);IF([.O44]&gt;0;ABS([.O$3]);&quot; &quot;);&quot; &quot;)" office:value-type="string" office:string-value=" ">
            <text:p><text:s/></text:p>
          </table:table-cell>
          <table:table-cell table:style-name="ce20" table:formula="of:=IF(ISNUMBER([.P44]);IF([.P44]&gt;0;ABS([.P$3]);&quot; &quot;);&quot; &quot;)" office:value-type="string" office:string-value=" ">
            <text:p><text:s/></text:p>
          </table:table-cell>
          <table:table-cell table:style-name="ce20" table:formula="of:=IF(ISNUMBER([.Q44]);IF([.Q44]&gt;0;ABS([.Q$3]);&quot; &quot;);&quot; &quot;)" office:value-type="string" office:string-value=" ">
            <text:p><text:s/></text:p>
          </table:table-cell>
          <table:table-cell table:style-name="ce20" table:formula="of:=IF(ISNUMBER([.R44]);IF([.R44]&gt;0;ABS([.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T44]);IF([.T44]&gt;0;ABS([.T$3]);&quot; &quot;);&quot; &quot;)" office:value-type="string" office:string-value=" ">
            <text:p><text:s/></text:p>
          </table:table-cell>
          <table:table-cell table:style-name="ce20" table:formula="of:=IF(ISNUMBER([.U44]);IF([.U44]&gt;0;ABS([.U$3]);&quot; &quot;);&quot; &quot;)" office:value-type="string" office:string-value=" ">
            <text:p><text:s/></text:p>
          </table:table-cell>
          <table:table-cell table:style-name="ce20" table:formula="of:=IF(ISNUMBER([.V44]);IF([.V44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44]);IF([.X44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44]);IF([.Z44]&gt;0;ABS([.Z$3]);&quot; &quot;);&quot; &quot;)" office:value-type="string" office:string-value=" ">
            <text:p><text:s/></text:p>
          </table:table-cell>
          <table:table-cell table:style-name="ce20" table:formula="of:=IF(ISNUMBER([.AA44]);IF([.AA44]&gt;0;ABS([.AA$3]);&quot; &quot;);&quot; &quot;)" office:value-type="string" office:string-value=" ">
            <text:p><text:s/></text:p>
          </table:table-cell>
          <table:table-cell table:style-name="ce20" table:formula="of:=IF(ISNUMBER([.AB44]);IF([.AB44]&gt;0;ABS([.AB$3]);&quot; &quot;);&quot; &quot;)" office:value-type="string" office:string-value=" ">
            <text:p><text:s/></text:p>
          </table:table-cell>
          <table:table-cell table:style-name="ce20" table:formula="of:=IF(ISNUMBER([.AC44]);IF([.AC44]&gt;0;ABS([.AC$3]);&quot; &quot;);&quot; &quot;)" office:value-type="string" office:string-value=" ">
            <text:p><text:s/></text:p>
          </table:table-cell>
          <table:table-cell table:style-name="ce20" table:formula="of:=IF(ISNUMBER([.AD44]);IF([.AD44]&gt;0;ABS([.AD$3]);&quot; &quot;);&quot; &quot;)" office:value-type="string" office:string-value=" ">
            <text:p><text:s/></text:p>
          </table:table-cell>
          <table:table-cell table:style-name="ce20" table:formula="of:=IF(ISNUMBER([.AE44]);IF([.AE44]&gt;0;ABS([.AE$3]);&quot; &quot;);&quot; &quot;)" office:value-type="string" office:string-value=" ">
            <text:p><text:s/></text:p>
          </table:table-cell>
          <table:table-cell table:style-name="ce20" table:formula="of:=IF(ISNUMBER([.AF44]);IF([.AF44]&gt;0;ABS([.AF$3]);&quot; &quot;);&quot; &quot;)" office:value-type="string" office:string-value=" ">
            <text:p><text:s/></text:p>
          </table:table-cell>
          <table:table-cell table:style-name="ce20" table:formula="of:=IF(ISNUMBER([.AG44]);IF([.AG44]&gt;0;ABS([.AG$3]);&quot; &quot;);&quot; &quot;)" office:value-type="string" office:string-value=" ">
            <text:p><text:s/></text:p>
          </table:table-cell>
          <table:table-cell table:style-name="ce20" table:formula="of:=IF(ISNUMBER([.AH44]);IF([.AH44]&gt;0;ABS([.AH$3]);&quot; &quot;);&quot; &quot;)" office:value-type="string" office:string-value=" ">
            <text:p><text:s/></text:p>
          </table:table-cell>
          <table:table-cell table:style-name="ce20" table:formula="of:=IF(ISNUMBER([.AI44]);IF([.AI44]&gt;0;ABS([.AI$3]);&quot; &quot;);&quot; &quot;)" office:value-type="string" office:string-value=" ">
            <text:p><text:s/></text:p>
          </table:table-cell>
          <table:table-cell table:style-name="ce20" table:formula="of:=IF(ISNUMBER([.AJ44]);IF([.AJ44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4]);IF([.AR44]&gt;0;ABS([.AR$3]);&quot; &quot;);&quot; &quot;)" office:value-type="string" office:string-value=" ">
            <text:p><text:s/></text:p>
          </table:table-cell>
          <table:table-cell table:style-name="ce20" table:formula="of:=IF(ISNUMBER([.AS44]);IF([.AS44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44]);IF([.AU44]&gt;0;ABS([.AU$3]);&quot; &quot;);&quot; &quot;)" office:value-type="float" office:value="20">
            <text:p>20</text:p>
          </table:table-cell>
          <table:table-cell table:style-name="ce20" table:formula="of:=IF(ISNUMBER([.AV44]);IF([.AV44]&gt;0;ABS([.AV$3]);&quot; &quot;);&quot; &quot;)" office:value-type="string" office:string-value=" ">
            <text:p><text:s/></text:p>
          </table:table-cell>
          <table:table-cell table:style-name="ce20" table:formula="of:=IF(ISNUMBER([.AW44]);IF([.AW44]&gt;0;ABS([.AW$3]);&quot; &quot;);&quot; &quot;)" office:value-type="string" office:string-value=" ">
            <text:p><text:s/></text:p>
          </table:table-cell>
          <table:table-cell table:style-name="ce20" table:formula="of:=IF(ISNUMBER([.AX44]);IF([.AX44]&gt;0;ABS([.AX$3]);&quot; &quot;);&quot; &quot;)" office:value-type="float" office:value="20">
            <text:p>20</text:p>
          </table:table-cell>
          <table:table-cell table:style-name="ce20" table:formula="of:=IF(ISNUMBER([.AY44]);IF([.AY44]&gt;0;ABS([.AY$3]);&quot; &quot;);&quot; &quot;)" office:value-type="string" office:string-value=" ">
            <text:p><text:s/></text:p>
          </table:table-cell>
          <table:table-cell table:style-name="ce20" table:formula="of:=IF(ISNUMBER([.AZ44]);IF([.AZ44]&gt;0;ABS([.AZ$3]);&quot; &quot;);&quot; &quot;)" office:value-type="string" office:string-value=" ">
            <text:p><text:s/></text:p>
          </table:table-cell>
          <table:table-cell table:style-name="ce20" table:formula="of:=IF(ISNUMBER([.BA44]);IF([.BA44]&gt;0;ABS([.BA$3]);&quot; &quot;);&quot; &quot;)" office:value-type="string" office:string-value=" ">
            <text:p><text:s/></text:p>
          </table:table-cell>
          <table:table-cell table:style-name="ce20" table:formula="of:=IF(ISNUMBER([.BB44]);IF([.BB44]&gt;0;ABS([.BB$3]);&quot; &quot;);&quot; &quot;)" office:value-type="string" office:string-value=" ">
            <text:p><text:s/></text:p>
          </table:table-cell>
          <table:table-cell table:style-name="ce20" table:formula="of:=IF(ISNUMBER([.BC44]);IF([.BC44]&gt;0;ABS([.BC$3]);&quot; &quot;);&quot; &quot;)" office:value-type="string" office:string-value=" ">
            <text:p><text:s/></text:p>
          </table:table-cell>
          <table:table-cell table:style-name="ce20" table:formula="of:=IF(ISNUMBER([.BD44]);IF([.BD44]&gt;0;ABS([.BD$3]);&quot; &quot;);&quot; &quot;)" office:value-type="float" office:value="20">
            <text:p>20</text:p>
          </table:table-cell>
          <table:table-cell table:style-name="ce20" table:formula="of:=IF(ISNUMBER([.BE44]);IF([.BE44]&gt;0;ABS([.BE$3]);&quot; &quot;);&quot; &quot;)" office:value-type="float" office:value="20">
            <text:p>20</text:p>
          </table:table-cell>
          <table:table-cell table:style-name="ce20" table:formula="of:=IF(ISNUMBER([.BF44]);IF([.BF44]&gt;0;ABS([.BF$3]);&quot; &quot;);&quot; &quot;)" office:value-type="float" office:value="20">
            <text:p>20</text:p>
          </table:table-cell>
          <table:table-cell table:style-name="ce20" table:formula="of:=IF(ISNUMBER([.BG44]);IF([.BG44]&gt;0;ABS([.BG$3]);&quot; &quot;);&quot; &quot;)" office:value-type="string" office:string-value=" ">
            <text:p><text:s/></text:p>
          </table:table-cell>
          <table:table-cell table:style-name="ce20" table:formula="of:=IF(ISNUMBER([.BH44]);IF([.BH44]&gt;0;ABS([.BH$3]);&quot; &quot;);&quot; &quot;)" office:value-type="string" office:string-value=" ">
            <text:p><text:s/></text:p>
          </table:table-cell>
          <table:table-cell table:style-name="ce20" table:formula="of:=IF(ISNUMBER([.BI44]);IF([.BI44]&gt;0;ABS([.BI$3]);&quot; &quot;);&quot; &quot;)" office:value-type="string" office:string-value=" ">
            <text:p><text:s/></text:p>
          </table:table-cell>
          <table:table-cell table:style-name="ce20" table:formula="of:=IF(ISNUMBER([.BJ44]);IF([.BJ44]&gt;0;ABS([.BJ$3]);&quot; &quot;);&quot; &quot;)" office:value-type="string" office:string-value=" ">
            <text:p><text:s/></text:p>
          </table:table-cell>
          <table:table-cell table:style-name="ce20" table:formula="of:=IF(ISNUMBER([.BK44]);IF([.BK44]&gt;0;ABS([.BK$3]);&quot; &quot;);&quot; &quot;)" office:value-type="string" office:string-value=" ">
            <text:p><text:s/></text:p>
          </table:table-cell>
          <table:table-cell table:style-name="ce20" table:formula="of:=IF(ISNUMBER([.BL44]);IF([.BL44]&gt;0;ABS([.BL$3]);&quot; &quot;);&quot; &quot;)" office:value-type="string" office:string-value=" ">
            <text:p><text:s/></text:p>
          </table:table-cell>
          <table:table-cell table:style-name="ce20" table:formula="of:=IF(ISNUMBER([.BM44]);IF([.BM44]&gt;0;ABS([.BM$3]);&quot; &quot;);&quot; &quot;)" office:value-type="string" office:string-value=" ">
            <text:p><text:s/></text:p>
          </table:table-cell>
          <table:table-cell table:style-name="ce20" table:formula="of:=IF(ISNUMBER([.BN44]);IF([.BN44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44]);IF([.BR44]&gt;0;ABS([.BR$3]);&quot; &quot;);&quot; &quot;)" office:value-type="string" office:string-value=" ">
            <text:p><text:s/></text:p>
          </table:table-cell>
          <table:table-cell table:style-name="ce64" table:formula="of:=IF(ISNUMBER([.BS44]);IF([.BS44]&gt;0;ABS([.BS$3]);&quot; &quot;);&quot; &quot;)" office:value-type="string" office:string-value=" ">
            <text:p><text:s/></text:p>
          </table:table-cell>
          <table:table-cell table:style-name="ce64" table:formula="of:=IF(ISNUMBER([.BT44]);IF([.BT44]&gt;0;ABS([.BT$3]);&quot; &quot;);&quot; &quot;)" office:value-type="string" office:string-value=" ">
            <text:p><text:s/></text:p>
          </table:table-cell>
          <table:table-cell table:style-name="ce64" table:formula="of:=IF(ISNUMBER([.BU44]);IF([.BU44]&gt;0;ABS([.BU$3]);&quot; &quot;);&quot; &quot;)" office:value-type="string" office:string-value=" ">
            <text:p><text:s/></text:p>
          </table:table-cell>
          <table:table-cell table:style-name="ce64" table:formula="of:=IF(ISNUMBER([.BV44]);IF([.BV44]&gt;0;ABS([.BV$3]);&quot; &quot;);&quot; &quot;)" office:value-type="string" office:string-value=" ">
            <text:p><text:s/></text:p>
          </table:table-cell>
          <table:table-cell table:style-name="ce64" table:formula="of:=IF(ISNUMBER([.BW44]);IF([.BW44]&gt;0;ABS([.BW$3]);&quot; &quot;);&quot; &quot;)" office:value-type="string" office:string-value=" ">
            <text:p><text:s/></text:p>
          </table:table-cell>
          <table:table-cell table:style-name="ce64" table:formula="of:=IF(ISNUMBER([.BX44]);IF([.BX44]&gt;0;ABS([.BX$3]);&quot; &quot;);&quot; &quot;)" office:value-type="string" office:string-value=" ">
            <text:p><text:s/></text:p>
          </table:table-cell>
          <table:table-cell table:style-name="ce64" table:formula="of:=IF(ISNUMBER([.BY44]);IF([.BY44]&gt;0;ABS([.BY$3]);&quot; &quot;);&quot; &quot;)" office:value-type="string" office:string-value=" ">
            <text:p><text:s/></text:p>
          </table:table-cell>
          <table:table-cell table:style-name="ce73" table:formula="of:=IF(ISNUMBER([.BZ44]);IF([.BZ44]&gt;0;ABS([.BZ$3]);&quot; &quot;);&quot; &quot;)" office:value-type="string" office:string-value=" ">
            <text:p><text:s/></text:p>
          </table:table-cell>
          <table:table-cell table:style-name="ce73" table:formula="of:=IF(ISNUMBER([.CA44]);IF([.CA44]&gt;0;ABS([.CA$3]);&quot; &quot;);&quot; &quot;)" office:value-type="string" office:string-value=" ">
            <text:p><text:s/></text:p>
          </table:table-cell>
          <table:table-cell table:style-name="ce73" table:formula="of:=IF(ISNUMBER([.CB44]);IF([.CB44]&gt;0;ABS([.CB$3]);&quot; &quot;);&quot; &quot;)" office:value-type="string" office:string-value=" ">
            <text:p><text:s/></text:p>
          </table:table-cell>
          <table:table-cell table:style-name="ce73" table:formula="of:=IF(ISNUMBER([.CC44]);IF([.CC44]&gt;0;ABS([.CC$3]);&quot; &quot;);&quot; &quot;)" office:value-type="string" office:string-value=" ">
            <text:p><text:s/></text:p>
          </table:table-cell>
          <table:table-cell table:style-name="ce73" table:formula="of:=IF(ISNUMBER([.CD44]);IF([.CD44]&gt;0;ABS([.CD$3]);&quot; &quot;);&quot; &quot;)" office:value-type="string" office:string-value=" ">
            <text:p><text:s/></text:p>
          </table:table-cell>
          <table:table-cell table:style-name="ce73" table:formula="of:=IF(ISNUMBER([.CE44]);IF([.CE44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46:.$CE46])" office:value-type="float" office:value="60">
            <text:p>60</text:p>
          </table:table-cell>
          <table:table-cell table:style-name="ce91" table:formula="of:=SUMIF([.$B$3:.$CE$3];&quot;&lt;0&quot;;[.$B46:.$CE46])" office:value-type="float" office:value="0">
            <text:p>0</text:p>
          </table:table-cell>
          <table:table-cell table:style-name="ce95" table:formula="of:=[.CG45]/[.CH45]" office:value-type="float" office:value="0">
            <text:p>#DIV/0!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44]);IF([.B44]&gt;0;&quot; &quot;;ABS([.B$3]));&quot; &quot;)" office:value-type="string" office:string-value=" ">
            <text:p><text:s/></text:p>
          </table:table-cell>
          <table:table-cell table:style-name="ce20" table:formula="of:=IF(ISNUMBER([.C44]);IF([.C44]&gt;0;&quot; &quot;;ABS([.C$3]));&quot; &quot;)" office:value-type="string" office:string-value=" ">
            <text:p><text:s/></text:p>
          </table:table-cell>
          <table:table-cell table:style-name="ce20" table:formula="of:=IF(ISNUMBER([.D44]);IF([.D44]&gt;0;&quot; &quot;;ABS([.D$3]));&quot; &quot;)" office:value-type="string" office:string-value=" ">
            <text:p><text:s/></text:p>
          </table:table-cell>
          <table:table-cell table:style-name="ce20" table:formula="of:=IF(ISNUMBER([.E44]);IF([.E44]&gt;0;&quot; &quot;;ABS([.E$3]));&quot; &quot;)" office:value-type="string" office:string-value=" ">
            <text:p><text:s/></text:p>
          </table:table-cell>
          <table:table-cell table:style-name="ce20" table:formula="of:=IF(ISNUMBER([.F44]);IF([.F44]&gt;0;&quot; &quot;;ABS([.F$3]));&quot; &quot;)" office:value-type="string" office:string-value=" ">
            <text:p><text:s/></text:p>
          </table:table-cell>
          <table:table-cell table:style-name="ce20" table:formula="of:=IF(ISNUMBER([.G44]);IF([.G44]&gt;0;&quot; &quot;;ABS([.G$3]));&quot; &quot;)" office:value-type="string" office:string-value=" ">
            <text:p><text:s/></text:p>
          </table:table-cell>
          <table:table-cell table:style-name="ce20" table:formula="of:=IF(ISNUMBER([.H44]);IF([.H44]&gt;0;&quot; &quot;;ABS([.H$3]));&quot; &quot;)" office:value-type="float" office:value="20">
            <text:p>20</text:p>
          </table:table-cell>
          <table:table-cell table:style-name="ce20" table:formula="of:=IF(ISNUMBER([.I44]);IF([.I44]&gt;0;&quot; &quot;;ABS([.I$3]));&quot; &quot;)" office:value-type="float" office:value="20">
            <text:p>20</text:p>
          </table:table-cell>
          <table:table-cell table:style-name="ce20" table:formula="of:=IF(ISNUMBER([.J44]);IF([.J44]&gt;0;&quot; &quot;;ABS([.J$3]));&quot; &quot;)" office:value-type="string" office:string-value=" ">
            <text:p><text:s/></text:p>
          </table:table-cell>
          <table:table-cell table:style-name="ce20" table:formula="of:=IF(ISNUMBER([.K44]);IF([.K44]&gt;0;&quot; &quot;;ABS([.K$3]));&quot; &quot;)" office:value-type="string" office:string-value=" ">
            <text:p><text:s/></text:p>
          </table:table-cell>
          <table:table-cell table:style-name="ce20" table:formula="of:=IF(ISNUMBER([.L44]);IF([.L44]&gt;0;&quot; &quot;;ABS([.L$3]));&quot; &quot;)" office:value-type="string" office:string-value=" ">
            <text:p><text:s/></text:p>
          </table:table-cell>
          <table:table-cell table:style-name="ce20" table:formula="of:=IF(ISNUMBER([.M44]);IF([.M44]&gt;0;&quot; &quot;;ABS([.M$3]));&quot; &quot;)" office:value-type="string" office:string-value=" ">
            <text:p><text:s/></text:p>
          </table:table-cell>
          <table:table-cell table:style-name="ce20" table:formula="of:=IF(ISNUMBER([.N44]);IF([.N44]&gt;0;&quot; &quot;;ABS([.N$3]));&quot; &quot;)" office:value-type="string" office:string-value=" ">
            <text:p><text:s/></text:p>
          </table:table-cell>
          <table:table-cell table:style-name="ce20" table:formula="of:=IF(ISNUMBER([.O44]);IF([.O44]&gt;0;&quot; &quot;;ABS([.O$3]));&quot; &quot;)" office:value-type="string" office:string-value=" ">
            <text:p><text:s/></text:p>
          </table:table-cell>
          <table:table-cell table:style-name="ce20" table:formula="of:=IF(ISNUMBER([.P44]);IF([.P44]&gt;0;&quot; &quot;;ABS([.P$3]));&quot; &quot;)" office:value-type="string" office:string-value=" ">
            <text:p><text:s/></text:p>
          </table:table-cell>
          <table:table-cell table:style-name="ce20" table:formula="of:=IF(ISNUMBER([.Q44]);IF([.Q44]&gt;0;&quot; &quot;;ABS([.Q$3]));&quot; &quot;)" office:value-type="string" office:string-value=" ">
            <text:p><text:s/></text:p>
          </table:table-cell>
          <table:table-cell table:style-name="ce20" table:formula="of:=IF(ISNUMBER([.R44]);IF([.R44]&gt;0;&quot; &quot;;ABS([.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T44]);IF([.T44]&gt;0;&quot; &quot;;ABS([.T$3]));&quot; &quot;)" office:value-type="string" office:string-value=" ">
            <text:p><text:s/></text:p>
          </table:table-cell>
          <table:table-cell table:style-name="ce20" table:formula="of:=IF(ISNUMBER([.U44]);IF([.U44]&gt;0;&quot; &quot;;ABS([.U$3]));&quot; &quot;)" office:value-type="string" office:string-value=" ">
            <text:p><text:s/></text:p>
          </table:table-cell>
          <table:table-cell table:style-name="ce20" table:formula="of:=IF(ISNUMBER([.V44]);IF([.V44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44]);IF([.X44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44]);IF([.Z44]&gt;0;&quot; &quot;;ABS([.Z$3]));&quot; &quot;)" office:value-type="string" office:string-value=" ">
            <text:p><text:s/></text:p>
          </table:table-cell>
          <table:table-cell table:style-name="ce20" table:formula="of:=IF(ISNUMBER([.AA44]);IF([.AA44]&gt;0;&quot; &quot;;ABS([.AA$3]));&quot; &quot;)" office:value-type="string" office:string-value=" ">
            <text:p><text:s/></text:p>
          </table:table-cell>
          <table:table-cell table:style-name="ce20" table:formula="of:=IF(ISNUMBER([.AB44]);IF([.AB44]&gt;0;&quot; &quot;;ABS([.AB$3]));&quot; &quot;)" office:value-type="string" office:string-value=" ">
            <text:p><text:s/></text:p>
          </table:table-cell>
          <table:table-cell table:style-name="ce20" table:formula="of:=IF(ISNUMBER([.AC44]);IF([.AC44]&gt;0;&quot; &quot;;ABS([.AC$3]));&quot; &quot;)" office:value-type="string" office:string-value=" ">
            <text:p><text:s/></text:p>
          </table:table-cell>
          <table:table-cell table:style-name="ce20" table:formula="of:=IF(ISNUMBER([.AD44]);IF([.AD44]&gt;0;&quot; &quot;;ABS([.AD$3]));&quot; &quot;)" office:value-type="string" office:string-value=" ">
            <text:p><text:s/></text:p>
          </table:table-cell>
          <table:table-cell table:style-name="ce20" table:formula="of:=IF(ISNUMBER([.AE44]);IF([.AE44]&gt;0;&quot; &quot;;ABS([.AE$3]));&quot; &quot;)" office:value-type="string" office:string-value=" ">
            <text:p><text:s/></text:p>
          </table:table-cell>
          <table:table-cell table:style-name="ce20" table:formula="of:=IF(ISNUMBER([.AF44]);IF([.AF44]&gt;0;&quot; &quot;;ABS([.AF$3]));&quot; &quot;)" office:value-type="string" office:string-value=" ">
            <text:p><text:s/></text:p>
          </table:table-cell>
          <table:table-cell table:style-name="ce20" table:formula="of:=IF(ISNUMBER([.AG44]);IF([.AG44]&gt;0;&quot; &quot;;ABS([.AG$3]));&quot; &quot;)" office:value-type="string" office:string-value=" ">
            <text:p><text:s/></text:p>
          </table:table-cell>
          <table:table-cell table:style-name="ce20" table:formula="of:=IF(ISNUMBER([.AH44]);IF([.AH44]&gt;0;&quot; &quot;;ABS([.AH$3]));&quot; &quot;)" office:value-type="string" office:string-value=" ">
            <text:p><text:s/></text:p>
          </table:table-cell>
          <table:table-cell table:style-name="ce20" table:formula="of:=IF(ISNUMBER([.AI44]);IF([.AI44]&gt;0;&quot; &quot;;ABS([.AI$3]));&quot; &quot;)" office:value-type="string" office:string-value=" ">
            <text:p><text:s/></text:p>
          </table:table-cell>
          <table:table-cell table:style-name="ce20" table:formula="of:=IF(ISNUMBER([.AJ44]);IF([.AJ44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4]);IF([.AR44]&gt;0;&quot; &quot;;ABS([.AR$3]));&quot; &quot;)" office:value-type="string" office:string-value=" ">
            <text:p><text:s/></text:p>
          </table:table-cell>
          <table:table-cell table:style-name="ce20" table:formula="of:=IF(ISNUMBER([.AS44]);IF([.AS44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44]);IF([.AU44]&gt;0;&quot; &quot;;ABS([.AU$3]));&quot; &quot;)" office:value-type="string" office:string-value=" ">
            <text:p><text:s/></text:p>
          </table:table-cell>
          <table:table-cell table:style-name="ce20" table:formula="of:=IF(ISNUMBER([.AV44]);IF([.AV44]&gt;0;&quot; &quot;;ABS([.AV$3]));&quot; &quot;)" office:value-type="string" office:string-value=" ">
            <text:p><text:s/></text:p>
          </table:table-cell>
          <table:table-cell table:style-name="ce20" table:formula="of:=IF(ISNUMBER([.AW44]);IF([.AW44]&gt;0;&quot; &quot;;ABS([.AW$3]));&quot; &quot;)" office:value-type="string" office:string-value=" ">
            <text:p><text:s/></text:p>
          </table:table-cell>
          <table:table-cell table:style-name="ce20" table:formula="of:=IF(ISNUMBER([.AX44]);IF([.AX44]&gt;0;&quot; &quot;;ABS([.AX$3]));&quot; &quot;)" office:value-type="string" office:string-value=" ">
            <text:p><text:s/></text:p>
          </table:table-cell>
          <table:table-cell table:style-name="ce20" table:formula="of:=IF(ISNUMBER([.AY44]);IF([.AY44]&gt;0;&quot; &quot;;ABS([.AY$3]));&quot; &quot;)" office:value-type="string" office:string-value=" ">
            <text:p><text:s/></text:p>
          </table:table-cell>
          <table:table-cell table:style-name="ce20" table:formula="of:=IF(ISNUMBER([.AZ44]);IF([.AZ44]&gt;0;&quot; &quot;;ABS([.AZ$3]));&quot; &quot;)" office:value-type="string" office:string-value=" ">
            <text:p><text:s/></text:p>
          </table:table-cell>
          <table:table-cell table:style-name="ce20" table:formula="of:=IF(ISNUMBER([.BA44]);IF([.BA44]&gt;0;&quot; &quot;;ABS([.BA$3]));&quot; &quot;)" office:value-type="string" office:string-value=" ">
            <text:p><text:s/></text:p>
          </table:table-cell>
          <table:table-cell table:style-name="ce20" table:formula="of:=IF(ISNUMBER([.BB44]);IF([.BB44]&gt;0;&quot; &quot;;ABS([.BB$3]));&quot; &quot;)" office:value-type="string" office:string-value=" ">
            <text:p><text:s/></text:p>
          </table:table-cell>
          <table:table-cell table:style-name="ce20" table:formula="of:=IF(ISNUMBER([.BC44]);IF([.BC44]&gt;0;&quot; &quot;;ABS([.BC$3]));&quot; &quot;)" office:value-type="string" office:string-value=" ">
            <text:p><text:s/></text:p>
          </table:table-cell>
          <table:table-cell table:style-name="ce20" table:formula="of:=IF(ISNUMBER([.BD44]);IF([.BD44]&gt;0;&quot; &quot;;ABS([.BD$3]));&quot; &quot;)" office:value-type="string" office:string-value=" ">
            <text:p><text:s/></text:p>
          </table:table-cell>
          <table:table-cell table:style-name="ce20" table:formula="of:=IF(ISNUMBER([.BE44]);IF([.BE44]&gt;0;&quot; &quot;;ABS([.BE$3]));&quot; &quot;)" office:value-type="string" office:string-value=" ">
            <text:p><text:s/></text:p>
          </table:table-cell>
          <table:table-cell table:style-name="ce20" table:formula="of:=IF(ISNUMBER([.BF44]);IF([.BF44]&gt;0;&quot; &quot;;ABS([.BF$3]));&quot; &quot;)" office:value-type="string" office:string-value=" ">
            <text:p><text:s/></text:p>
          </table:table-cell>
          <table:table-cell table:style-name="ce20" table:formula="of:=IF(ISNUMBER([.BG44]);IF([.BG44]&gt;0;&quot; &quot;;ABS([.BG$3]));&quot; &quot;)" office:value-type="float" office:value="20">
            <text:p>20</text:p>
          </table:table-cell>
          <table:table-cell table:style-name="ce20" table:formula="of:=IF(ISNUMBER([.BH44]);IF([.BH44]&gt;0;&quot; &quot;;ABS([.BH$3]));&quot; &quot;)" office:value-type="string" office:string-value=" ">
            <text:p><text:s/></text:p>
          </table:table-cell>
          <table:table-cell table:style-name="ce20" table:formula="of:=IF(ISNUMBER([.BI44]);IF([.BI44]&gt;0;&quot; &quot;;ABS([.BI$3]));&quot; &quot;)" office:value-type="string" office:string-value=" ">
            <text:p><text:s/></text:p>
          </table:table-cell>
          <table:table-cell table:style-name="ce20" table:formula="of:=IF(ISNUMBER([.BJ44]);IF([.BJ44]&gt;0;&quot; &quot;;ABS([.BJ$3]));&quot; &quot;)" office:value-type="string" office:string-value=" ">
            <text:p><text:s/></text:p>
          </table:table-cell>
          <table:table-cell table:style-name="ce20" table:formula="of:=IF(ISNUMBER([.BK44]);IF([.BK44]&gt;0;&quot; &quot;;ABS([.BK$3]));&quot; &quot;)" office:value-type="string" office:string-value=" ">
            <text:p><text:s/></text:p>
          </table:table-cell>
          <table:table-cell table:style-name="ce20" table:formula="of:=IF(ISNUMBER([.BL44]);IF([.BL44]&gt;0;&quot; &quot;;ABS([.BL$3]));&quot; &quot;)" office:value-type="string" office:string-value=" ">
            <text:p><text:s/></text:p>
          </table:table-cell>
          <table:table-cell table:style-name="ce20" table:formula="of:=IF(ISNUMBER([.BM44]);IF([.BM44]&gt;0;&quot; &quot;;ABS([.BM$3]));&quot; &quot;)" office:value-type="string" office:string-value=" ">
            <text:p><text:s/></text:p>
          </table:table-cell>
          <table:table-cell table:style-name="ce20" table:formula="of:=IF(ISNUMBER([.BN44]);IF([.BN44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44]);IF([.BR44]&gt;0;&quot; &quot;;ABS([.BR$3]));&quot; &quot;)" office:value-type="string" office:string-value=" ">
            <text:p><text:s/></text:p>
          </table:table-cell>
          <table:table-cell table:style-name="ce64" table:formula="of:=IF(ISNUMBER([.BS44]);IF([.BS44]&gt;0;&quot; &quot;;ABS([.BS$3]));&quot; &quot;)" office:value-type="string" office:string-value=" ">
            <text:p><text:s/></text:p>
          </table:table-cell>
          <table:table-cell table:style-name="ce64" table:formula="of:=IF(ISNUMBER([.BT44]);IF([.BT44]&gt;0;&quot; &quot;;ABS([.BT$3]));&quot; &quot;)" office:value-type="string" office:string-value=" ">
            <text:p><text:s/></text:p>
          </table:table-cell>
          <table:table-cell table:style-name="ce64" table:formula="of:=IF(ISNUMBER([.BU44]);IF([.BU44]&gt;0;&quot; &quot;;ABS([.BU$3]));&quot; &quot;)" office:value-type="string" office:string-value=" ">
            <text:p><text:s/></text:p>
          </table:table-cell>
          <table:table-cell table:style-name="ce64" table:formula="of:=IF(ISNUMBER([.BV44]);IF([.BV44]&gt;0;&quot; &quot;;ABS([.BV$3]));&quot; &quot;)" office:value-type="string" office:string-value=" ">
            <text:p><text:s/></text:p>
          </table:table-cell>
          <table:table-cell table:style-name="ce64" table:formula="of:=IF(ISNUMBER([.BW44]);IF([.BW44]&gt;0;&quot; &quot;;ABS([.BW$3]));&quot; &quot;)" office:value-type="string" office:string-value=" ">
            <text:p><text:s/></text:p>
          </table:table-cell>
          <table:table-cell table:style-name="ce64" table:formula="of:=IF(ISNUMBER([.BX44]);IF([.BX44]&gt;0;&quot; &quot;;ABS([.BX$3]));&quot; &quot;)" office:value-type="string" office:string-value=" ">
            <text:p><text:s/></text:p>
          </table:table-cell>
          <table:table-cell table:style-name="ce64" table:formula="of:=IF(ISNUMBER([.BY44]);IF([.BY44]&gt;0;&quot; &quot;;ABS([.BY$3]));&quot; &quot;)" office:value-type="string" office:string-value=" ">
            <text:p><text:s/></text:p>
          </table:table-cell>
          <table:table-cell table:style-name="ce73" table:formula="of:=IF(ISNUMBER([.BZ44]);IF([.BZ44]&gt;0;&quot; &quot;;ABS([.BZ$3]));&quot; &quot;)" office:value-type="string" office:string-value=" ">
            <text:p><text:s/></text:p>
          </table:table-cell>
          <table:table-cell table:style-name="ce73" table:formula="of:=IF(ISNUMBER([.CA44]);IF([.CA44]&gt;0;&quot; &quot;;ABS([.CA$3]));&quot; &quot;)" office:value-type="string" office:string-value=" ">
            <text:p><text:s/></text:p>
          </table:table-cell>
          <table:table-cell table:style-name="ce73" table:formula="of:=IF(ISNUMBER([.CB44]);IF([.CB44]&gt;0;&quot; &quot;;ABS([.CB$3]));&quot; &quot;)" office:value-type="string" office:string-value=" ">
            <text:p><text:s/></text:p>
          </table:table-cell>
          <table:table-cell table:style-name="ce73" table:formula="of:=IF(ISNUMBER([.CC44]);IF([.CC44]&gt;0;&quot; &quot;;ABS([.CC$3]));&quot; &quot;)" office:value-type="string" office:string-value=" ">
            <text:p><text:s/></text:p>
          </table:table-cell>
          <table:table-cell table:style-name="ce73" table:formula="of:=IF(ISNUMBER([.CD44]);IF([.CD44]&gt;0;&quot; &quot;;ABS([.CD$3]));&quot; &quot;)" office:value-type="string" office:string-value=" ">
            <text:p><text:s/></text:p>
          </table:table-cell>
          <table:table-cell table:style-name="ce73" table:formula="of:=IF(ISNUMBER([.CE44]);IF([.CE44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44]+[.CG45]" office:value-type="float" office:value="120">
            <text:p>120</text:p>
          </table:table-cell>
          <table:table-cell table:style-name="ce92" table:formula="of:=[.CH44]+[.CH45]" office:value-type="float" office:value="75">
            <text:p>75</text:p>
          </table:table-cell>
          <table:table-cell table:style-name="ce95" table:formula="of:=[.CG46]/[.CH46]" office:value-type="float" office:value="1.6">
            <text:p>1,6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Wyrmic</text:p>
          </table:table-cell>
          <table:table-cell table:style-name="ce24" office:value-type="float" office:value="0.9">
            <text:p>0,9</text:p>
          </table:table-cell>
          <table:table-cell table:style-name="ce19"/>
          <table:table-cell table:style-name="ce24" office:value-type="float" office:value="-0.9">
            <text:p>-0,9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8" office:value-type="float" office:value="-1">
            <text:p>-1</text:p>
          </table:table-cell>
          <table:table-cell table:style-name="ce47"/>
          <table:table-cell table:style-name="ce47"/>
          <table:table-cell table:style-name="ce56" office:value-type="float" office:value="1.2">
            <text:p>1,2</text:p>
          </table:table-cell>
          <table:table-cell table:style-name="ce56" office:value-type="float" office:value="1.3">
            <text:p>1,3</text:p>
          </table:table-cell>
          <table:table-cell table:style-name="ce56" office:value-type="float" office:value="1.3">
            <text:p>1,3</text:p>
          </table:table-cell>
          <table:table-cell table:style-name="ce56" office:value-type="float" office:value="1.3">
            <text:p>1,3</text:p>
          </table:table-cell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CE$3];&quot;&gt;0&quot;;[.$B48:.$CE48])" office:value-type="float" office:value="100">
            <text:p>100</text:p>
          </table:table-cell>
          <table:table-cell table:style-name="ce91" table:formula="of:=SUMIF([.$B$3:.$CE$3];&quot;&lt;0&quot;;[.$B48:.$CE48])" office:value-type="float" office:value="55">
            <text:p>55</text:p>
          </table:table-cell>
          <table:table-cell table:style-name="ce94" table:formula="of:=[.CG47]/[.CH47]" office:value-type="float" office:value="1.81818181818182">
            <text:p>1,82</text:p>
          </table:table-cell>
          <table:table-cell table:style-name="ce94"/>
          <table:table-cell table:style-name="ce94" table:number-matrix-columns-spanned="1" table:number-matrix-rows-spanned="1" table:formula="of:=SUM(ABS([.B47:.CE47]))" office:value-type="float" office:value="10.9">
            <text:p>10,9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47]);IF([.B47]&gt;0;ABS([.B$3]);&quot; &quot;);&quot; &quot;)" office:value-type="float" office:value="20">
            <text:p>20</text:p>
          </table:table-cell>
          <table:table-cell table:style-name="ce20" table:formula="of:=IF(ISNUMBER([.C47]);IF([.C47]&gt;0;ABS([.C$3]);&quot; &quot;);&quot; &quot;)" office:value-type="string" office:string-value=" ">
            <text:p><text:s/></text:p>
          </table:table-cell>
          <table:table-cell table:style-name="ce20" table:formula="of:=IF(ISNUMBER([.D47]);IF([.D47]&gt;0;ABS([.D$3]);&quot; &quot;);&quot; &quot;)" office:value-type="string" office:string-value=" ">
            <text:p><text:s/></text:p>
          </table:table-cell>
          <table:table-cell table:style-name="ce20" table:formula="of:=IF(ISNUMBER([.E47]);IF([.E47]&gt;0;ABS([.E$3]);&quot; &quot;);&quot; &quot;)" office:value-type="string" office:string-value=" ">
            <text:p><text:s/></text:p>
          </table:table-cell>
          <table:table-cell table:style-name="ce20" table:formula="of:=IF(ISNUMBER([.F47]);IF([.F47]&gt;0;ABS([.F$3]);&quot; &quot;);&quot; &quot;)" office:value-type="string" office:string-value=" ">
            <text:p><text:s/></text:p>
          </table:table-cell>
          <table:table-cell table:style-name="ce20" table:formula="of:=IF(ISNUMBER([.G47]);IF([.G47]&gt;0;ABS([.G$3]);&quot; &quot;);&quot; &quot;)" office:value-type="string" office:string-value=" ">
            <text:p><text:s/></text:p>
          </table:table-cell>
          <table:table-cell table:style-name="ce20" table:formula="of:=IF(ISNUMBER([.H47]);IF([.H47]&gt;0;ABS([.H$3]);&quot; &quot;);&quot; &quot;)" office:value-type="string" office:string-value=" ">
            <text:p><text:s/></text:p>
          </table:table-cell>
          <table:table-cell table:style-name="ce20" table:formula="of:=IF(ISNUMBER([.I47]);IF([.I47]&gt;0;ABS([.I$3]);&quot; &quot;);&quot; &quot;)" office:value-type="float" office:value="20">
            <text:p>20</text:p>
          </table:table-cell>
          <table:table-cell table:style-name="ce20" table:formula="of:=IF(ISNUMBER([.J47]);IF([.J47]&gt;0;ABS([.J$3]);&quot; &quot;);&quot; &quot;)" office:value-type="float" office:value="35">
            <text:p>35</text:p>
          </table:table-cell>
          <table:table-cell table:style-name="ce20" table:formula="of:=IF(ISNUMBER([.K47]);IF([.K47]&gt;0;ABS([.K$3]);&quot; &quot;);&quot; &quot;)" office:value-type="string" office:string-value=" ">
            <text:p><text:s/></text:p>
          </table:table-cell>
          <table:table-cell table:style-name="ce20" table:formula="of:=IF(ISNUMBER([.L47]);IF([.L47]&gt;0;ABS([.L$3]);&quot; &quot;);&quot; &quot;)" office:value-type="string" office:string-value=" ">
            <text:p><text:s/></text:p>
          </table:table-cell>
          <table:table-cell table:style-name="ce20" table:formula="of:=IF(ISNUMBER([.M47]);IF([.M47]&gt;0;ABS([.M$3]);&quot; &quot;);&quot; &quot;)" office:value-type="string" office:string-value=" ">
            <text:p><text:s/></text:p>
          </table:table-cell>
          <table:table-cell table:style-name="ce20" table:formula="of:=IF(ISNUMBER([.N47]);IF([.N47]&gt;0;ABS([.N$3]);&quot; &quot;);&quot; &quot;)" office:value-type="string" office:string-value=" ">
            <text:p><text:s/></text:p>
          </table:table-cell>
          <table:table-cell table:style-name="ce20" table:formula="of:=IF(ISNUMBER([.O47]);IF([.O47]&gt;0;ABS([.O$3]);&quot; &quot;);&quot; &quot;)" office:value-type="string" office:string-value=" ">
            <text:p><text:s/></text:p>
          </table:table-cell>
          <table:table-cell table:style-name="ce20" table:formula="of:=IF(ISNUMBER([.P47]);IF([.P47]&gt;0;ABS([.P$3]);&quot; &quot;);&quot; &quot;)" office:value-type="string" office:string-value=" ">
            <text:p><text:s/></text:p>
          </table:table-cell>
          <table:table-cell table:style-name="ce20" table:formula="of:=IF(ISNUMBER([.Q47]);IF([.Q47]&gt;0;ABS([.Q$3]);&quot; &quot;);&quot; &quot;)" office:value-type="string" office:string-value=" ">
            <text:p><text:s/></text:p>
          </table:table-cell>
          <table:table-cell table:style-name="ce20" table:formula="of:=IF(ISNUMBER([.R47]);IF([.R47]&gt;0;ABS([.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T47]);IF([.T47]&gt;0;ABS([.T$3]);&quot; &quot;);&quot; &quot;)" office:value-type="string" office:string-value=" ">
            <text:p><text:s/></text:p>
          </table:table-cell>
          <table:table-cell table:style-name="ce20" table:formula="of:=IF(ISNUMBER([.U47]);IF([.U47]&gt;0;ABS([.U$3]);&quot; &quot;);&quot; &quot;)" office:value-type="string" office:string-value=" ">
            <text:p><text:s/></text:p>
          </table:table-cell>
          <table:table-cell table:style-name="ce20" table:formula="of:=IF(ISNUMBER([.V47]);IF([.V47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47]);IF([.X47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47]);IF([.Z47]&gt;0;ABS([.Z$3]);&quot; &quot;);&quot; &quot;)" office:value-type="string" office:string-value=" ">
            <text:p><text:s/></text:p>
          </table:table-cell>
          <table:table-cell table:style-name="ce20" table:formula="of:=IF(ISNUMBER([.AA47]);IF([.AA47]&gt;0;ABS([.AA$3]);&quot; &quot;);&quot; &quot;)" office:value-type="string" office:string-value=" ">
            <text:p><text:s/></text:p>
          </table:table-cell>
          <table:table-cell table:style-name="ce20" table:formula="of:=IF(ISNUMBER([.AB47]);IF([.AB47]&gt;0;ABS([.AB$3]);&quot; &quot;);&quot; &quot;)" office:value-type="string" office:string-value=" ">
            <text:p><text:s/></text:p>
          </table:table-cell>
          <table:table-cell table:style-name="ce20" table:formula="of:=IF(ISNUMBER([.AC47]);IF([.AC47]&gt;0;ABS([.AC$3]);&quot; &quot;);&quot; &quot;)" office:value-type="string" office:string-value=" ">
            <text:p><text:s/></text:p>
          </table:table-cell>
          <table:table-cell table:style-name="ce20" table:formula="of:=IF(ISNUMBER([.AD47]);IF([.AD47]&gt;0;ABS([.AD$3]);&quot; &quot;);&quot; &quot;)" office:value-type="string" office:string-value=" ">
            <text:p><text:s/></text:p>
          </table:table-cell>
          <table:table-cell table:style-name="ce20" table:formula="of:=IF(ISNUMBER([.AE47]);IF([.AE47]&gt;0;ABS([.AE$3]);&quot; &quot;);&quot; &quot;)" office:value-type="string" office:string-value=" ">
            <text:p><text:s/></text:p>
          </table:table-cell>
          <table:table-cell table:style-name="ce20" table:formula="of:=IF(ISNUMBER([.AF47]);IF([.AF47]&gt;0;ABS([.AF$3]);&quot; &quot;);&quot; &quot;)" office:value-type="string" office:string-value=" ">
            <text:p><text:s/></text:p>
          </table:table-cell>
          <table:table-cell table:style-name="ce20" table:formula="of:=IF(ISNUMBER([.AG47]);IF([.AG47]&gt;0;ABS([.AG$3]);&quot; &quot;);&quot; &quot;)" office:value-type="string" office:string-value=" ">
            <text:p><text:s/></text:p>
          </table:table-cell>
          <table:table-cell table:style-name="ce20" table:formula="of:=IF(ISNUMBER([.AH47]);IF([.AH47]&gt;0;ABS([.AH$3]);&quot; &quot;);&quot; &quot;)" office:value-type="string" office:string-value=" ">
            <text:p><text:s/></text:p>
          </table:table-cell>
          <table:table-cell table:style-name="ce20" table:formula="of:=IF(ISNUMBER([.AI47]);IF([.AI47]&gt;0;ABS([.AI$3]);&quot; &quot;);&quot; &quot;)" office:value-type="string" office:string-value=" ">
            <text:p><text:s/></text:p>
          </table:table-cell>
          <table:table-cell table:style-name="ce20" table:formula="of:=IF(ISNUMBER([.AJ47]);IF([.AJ47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7]);IF([.AR47]&gt;0;ABS([.AR$3]);&quot; &quot;);&quot; &quot;)" office:value-type="string" office:string-value=" ">
            <text:p><text:s/></text:p>
          </table:table-cell>
          <table:table-cell table:style-name="ce20" table:formula="of:=IF(ISNUMBER([.AS47]);IF([.AS47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47]);IF([.AU47]&gt;0;ABS([.AU$3]);&quot; &quot;);&quot; &quot;)" office:value-type="string" office:string-value=" ">
            <text:p><text:s/></text:p>
          </table:table-cell>
          <table:table-cell table:style-name="ce20" table:formula="of:=IF(ISNUMBER([.AV47]);IF([.AV47]&gt;0;ABS([.AV$3]);&quot; &quot;);&quot; &quot;)" office:value-type="string" office:string-value=" ">
            <text:p><text:s/></text:p>
          </table:table-cell>
          <table:table-cell table:style-name="ce20" table:formula="of:=IF(ISNUMBER([.AW47]);IF([.AW47]&gt;0;ABS([.AW$3]);&quot; &quot;);&quot; &quot;)" office:value-type="string" office:string-value=" ">
            <text:p><text:s/></text:p>
          </table:table-cell>
          <table:table-cell table:style-name="ce20" table:formula="of:=IF(ISNUMBER([.AX47]);IF([.AX47]&gt;0;ABS([.AX$3]);&quot; &quot;);&quot; &quot;)" office:value-type="float" office:value="20">
            <text:p>20</text:p>
          </table:table-cell>
          <table:table-cell table:style-name="ce20" table:formula="of:=IF(ISNUMBER([.AY47]);IF([.AY47]&gt;0;ABS([.AY$3]);&quot; &quot;);&quot; &quot;)" office:value-type="float" office:value="20">
            <text:p>20</text:p>
          </table:table-cell>
          <table:table-cell table:style-name="ce20" table:formula="of:=IF(ISNUMBER([.AZ47]);IF([.AZ47]&gt;0;ABS([.AZ$3]);&quot; &quot;);&quot; &quot;)" office:value-type="float" office:value="20">
            <text:p>20</text:p>
          </table:table-cell>
          <table:table-cell table:style-name="ce20" table:formula="of:=IF(ISNUMBER([.BA47]);IF([.BA47]&gt;0;ABS([.BA$3]);&quot; &quot;);&quot; &quot;)" office:value-type="float" office:value="20">
            <text:p>20</text:p>
          </table:table-cell>
          <table:table-cell table:style-name="ce20" table:formula="of:=IF(ISNUMBER([.BB47]);IF([.BB47]&gt;0;ABS([.BB$3]);&quot; &quot;);&quot; &quot;)" office:value-type="string" office:string-value=" ">
            <text:p><text:s/></text:p>
          </table:table-cell>
          <table:table-cell table:style-name="ce20" table:formula="of:=IF(ISNUMBER([.BC47]);IF([.BC47]&gt;0;ABS([.BC$3]);&quot; &quot;);&quot; &quot;)" office:value-type="string" office:string-value=" ">
            <text:p><text:s/></text:p>
          </table:table-cell>
          <table:table-cell table:style-name="ce20" table:formula="of:=IF(ISNUMBER([.BD47]);IF([.BD47]&gt;0;ABS([.BD$3]);&quot; &quot;);&quot; &quot;)" office:value-type="string" office:string-value=" ">
            <text:p><text:s/></text:p>
          </table:table-cell>
          <table:table-cell table:style-name="ce20" table:formula="of:=IF(ISNUMBER([.BE47]);IF([.BE47]&gt;0;ABS([.BE$3]);&quot; &quot;);&quot; &quot;)" office:value-type="string" office:string-value=" ">
            <text:p><text:s/></text:p>
          </table:table-cell>
          <table:table-cell table:style-name="ce20" table:formula="of:=IF(ISNUMBER([.BF47]);IF([.BF47]&gt;0;ABS([.BF$3]);&quot; &quot;);&quot; &quot;)" office:value-type="string" office:string-value=" ">
            <text:p><text:s/></text:p>
          </table:table-cell>
          <table:table-cell table:style-name="ce20" table:formula="of:=IF(ISNUMBER([.BG47]);IF([.BG47]&gt;0;ABS([.BG$3]);&quot; &quot;);&quot; &quot;)" office:value-type="string" office:string-value=" ">
            <text:p><text:s/></text:p>
          </table:table-cell>
          <table:table-cell table:style-name="ce20" table:formula="of:=IF(ISNUMBER([.BH47]);IF([.BH47]&gt;0;ABS([.BH$3]);&quot; &quot;);&quot; &quot;)" office:value-type="string" office:string-value=" ">
            <text:p><text:s/></text:p>
          </table:table-cell>
          <table:table-cell table:style-name="ce20" table:formula="of:=IF(ISNUMBER([.BI47]);IF([.BI47]&gt;0;ABS([.BI$3]);&quot; &quot;);&quot; &quot;)" office:value-type="string" office:string-value=" ">
            <text:p><text:s/></text:p>
          </table:table-cell>
          <table:table-cell table:style-name="ce20" table:formula="of:=IF(ISNUMBER([.BJ47]);IF([.BJ47]&gt;0;ABS([.BJ$3]);&quot; &quot;);&quot; &quot;)" office:value-type="string" office:string-value=" ">
            <text:p><text:s/></text:p>
          </table:table-cell>
          <table:table-cell table:style-name="ce20" table:formula="of:=IF(ISNUMBER([.BK47]);IF([.BK47]&gt;0;ABS([.BK$3]);&quot; &quot;);&quot; &quot;)" office:value-type="string" office:string-value=" ">
            <text:p><text:s/></text:p>
          </table:table-cell>
          <table:table-cell table:style-name="ce20" table:formula="of:=IF(ISNUMBER([.BL47]);IF([.BL47]&gt;0;ABS([.BL$3]);&quot; &quot;);&quot; &quot;)" office:value-type="string" office:string-value=" ">
            <text:p><text:s/></text:p>
          </table:table-cell>
          <table:table-cell table:style-name="ce20" table:formula="of:=IF(ISNUMBER([.BM47]);IF([.BM47]&gt;0;ABS([.BM$3]);&quot; &quot;);&quot; &quot;)" office:value-type="string" office:string-value=" ">
            <text:p><text:s/></text:p>
          </table:table-cell>
          <table:table-cell table:style-name="ce20" table:formula="of:=IF(ISNUMBER([.BN47]);IF([.BN47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47]);IF([.BR47]&gt;0;ABS([.BR$3]);&quot; &quot;);&quot; &quot;)" office:value-type="string" office:string-value=" ">
            <text:p><text:s/></text:p>
          </table:table-cell>
          <table:table-cell table:style-name="ce64" table:formula="of:=IF(ISNUMBER([.BS47]);IF([.BS47]&gt;0;ABS([.BS$3]);&quot; &quot;);&quot; &quot;)" office:value-type="string" office:string-value=" ">
            <text:p><text:s/></text:p>
          </table:table-cell>
          <table:table-cell table:style-name="ce64" table:formula="of:=IF(ISNUMBER([.BT47]);IF([.BT47]&gt;0;ABS([.BT$3]);&quot; &quot;);&quot; &quot;)" office:value-type="string" office:string-value=" ">
            <text:p><text:s/></text:p>
          </table:table-cell>
          <table:table-cell table:style-name="ce64" table:formula="of:=IF(ISNUMBER([.BU47]);IF([.BU47]&gt;0;ABS([.BU$3]);&quot; &quot;);&quot; &quot;)" office:value-type="string" office:string-value=" ">
            <text:p><text:s/></text:p>
          </table:table-cell>
          <table:table-cell table:style-name="ce64" table:formula="of:=IF(ISNUMBER([.BV47]);IF([.BV47]&gt;0;ABS([.BV$3]);&quot; &quot;);&quot; &quot;)" office:value-type="string" office:string-value=" ">
            <text:p><text:s/></text:p>
          </table:table-cell>
          <table:table-cell table:style-name="ce64" table:formula="of:=IF(ISNUMBER([.BW47]);IF([.BW47]&gt;0;ABS([.BW$3]);&quot; &quot;);&quot; &quot;)" office:value-type="string" office:string-value=" ">
            <text:p><text:s/></text:p>
          </table:table-cell>
          <table:table-cell table:style-name="ce64" table:formula="of:=IF(ISNUMBER([.BX47]);IF([.BX47]&gt;0;ABS([.BX$3]);&quot; &quot;);&quot; &quot;)" office:value-type="string" office:string-value=" ">
            <text:p><text:s/></text:p>
          </table:table-cell>
          <table:table-cell table:style-name="ce64" table:formula="of:=IF(ISNUMBER([.BY47]);IF([.BY47]&gt;0;ABS([.BY$3]);&quot; &quot;);&quot; &quot;)" office:value-type="string" office:string-value=" ">
            <text:p><text:s/></text:p>
          </table:table-cell>
          <table:table-cell table:style-name="ce73" table:formula="of:=IF(ISNUMBER([.BZ47]);IF([.BZ47]&gt;0;ABS([.BZ$3]);&quot; &quot;);&quot; &quot;)" office:value-type="string" office:string-value=" ">
            <text:p><text:s/></text:p>
          </table:table-cell>
          <table:table-cell table:style-name="ce73" table:formula="of:=IF(ISNUMBER([.CA47]);IF([.CA47]&gt;0;ABS([.CA$3]);&quot; &quot;);&quot; &quot;)" office:value-type="string" office:string-value=" ">
            <text:p><text:s/></text:p>
          </table:table-cell>
          <table:table-cell table:style-name="ce73" table:formula="of:=IF(ISNUMBER([.CB47]);IF([.CB47]&gt;0;ABS([.CB$3]);&quot; &quot;);&quot; &quot;)" office:value-type="string" office:string-value=" ">
            <text:p><text:s/></text:p>
          </table:table-cell>
          <table:table-cell table:style-name="ce73" table:formula="of:=IF(ISNUMBER([.CC47]);IF([.CC47]&gt;0;ABS([.CC$3]);&quot; &quot;);&quot; &quot;)" office:value-type="string" office:string-value=" ">
            <text:p><text:s/></text:p>
          </table:table-cell>
          <table:table-cell table:style-name="ce73" table:formula="of:=IF(ISNUMBER([.CD47]);IF([.CD47]&gt;0;ABS([.CD$3]);&quot; &quot;);&quot; &quot;)" office:value-type="string" office:string-value=" ">
            <text:p><text:s/></text:p>
          </table:table-cell>
          <table:table-cell table:style-name="ce73" table:formula="of:=IF(ISNUMBER([.CE47]);IF([.CE47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49:.$CE49])" office:value-type="float" office:value="40">
            <text:p>40</text:p>
          </table:table-cell>
          <table:table-cell table:style-name="ce91" table:formula="of:=SUMIF([.$B$3:.$CE$3];&quot;&lt;0&quot;;[.$B49:.$CE49])" office:value-type="float" office:value="20">
            <text:p>20</text:p>
          </table:table-cell>
          <table:table-cell table:style-name="ce95" table:formula="of:=[.CG48]/[.CH48]" office:value-type="float" office:value="2">
            <text:p>2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47]);IF([.B47]&gt;0;&quot; &quot;;ABS([.B$3]));&quot; &quot;)" office:value-type="string" office:string-value=" ">
            <text:p><text:s/></text:p>
          </table:table-cell>
          <table:table-cell table:style-name="ce20" table:formula="of:=IF(ISNUMBER([.C47]);IF([.C47]&gt;0;&quot; &quot;;ABS([.C$3]));&quot; &quot;)" office:value-type="string" office:string-value=" ">
            <text:p><text:s/></text:p>
          </table:table-cell>
          <table:table-cell table:style-name="ce20" table:formula="of:=IF(ISNUMBER([.D47]);IF([.D47]&gt;0;&quot; &quot;;ABS([.D$3]));&quot; &quot;)" office:value-type="float" office:value="20">
            <text:p>20</text:p>
          </table:table-cell>
          <table:table-cell table:style-name="ce20" table:formula="of:=IF(ISNUMBER([.E47]);IF([.E47]&gt;0;&quot; &quot;;ABS([.E$3]));&quot; &quot;)" office:value-type="string" office:string-value=" ">
            <text:p><text:s/></text:p>
          </table:table-cell>
          <table:table-cell table:style-name="ce20" table:formula="of:=IF(ISNUMBER([.F47]);IF([.F47]&gt;0;&quot; &quot;;ABS([.F$3]));&quot; &quot;)" office:value-type="string" office:string-value=" ">
            <text:p><text:s/></text:p>
          </table:table-cell>
          <table:table-cell table:style-name="ce20" table:formula="of:=IF(ISNUMBER([.G47]);IF([.G47]&gt;0;&quot; &quot;;ABS([.G$3]));&quot; &quot;)" office:value-type="string" office:string-value=" ">
            <text:p><text:s/></text:p>
          </table:table-cell>
          <table:table-cell table:style-name="ce20" table:formula="of:=IF(ISNUMBER([.H47]);IF([.H47]&gt;0;&quot; &quot;;ABS([.H$3]));&quot; &quot;)" office:value-type="float" office:value="20">
            <text:p>20</text:p>
          </table:table-cell>
          <table:table-cell table:style-name="ce20" table:formula="of:=IF(ISNUMBER([.I47]);IF([.I47]&gt;0;&quot; &quot;;ABS([.I$3]));&quot; &quot;)" office:value-type="string" office:string-value=" ">
            <text:p><text:s/></text:p>
          </table:table-cell>
          <table:table-cell table:style-name="ce20" table:formula="of:=IF(ISNUMBER([.J47]);IF([.J47]&gt;0;&quot; &quot;;ABS([.J$3]));&quot; &quot;)" office:value-type="string" office:string-value=" ">
            <text:p><text:s/></text:p>
          </table:table-cell>
          <table:table-cell table:style-name="ce20" table:formula="of:=IF(ISNUMBER([.K47]);IF([.K47]&gt;0;&quot; &quot;;ABS([.K$3]));&quot; &quot;)" office:value-type="string" office:string-value=" ">
            <text:p><text:s/></text:p>
          </table:table-cell>
          <table:table-cell table:style-name="ce20" table:formula="of:=IF(ISNUMBER([.L47]);IF([.L47]&gt;0;&quot; &quot;;ABS([.L$3]));&quot; &quot;)" office:value-type="string" office:string-value=" ">
            <text:p><text:s/></text:p>
          </table:table-cell>
          <table:table-cell table:style-name="ce20" table:formula="of:=IF(ISNUMBER([.M47]);IF([.M47]&gt;0;&quot; &quot;;ABS([.M$3]));&quot; &quot;)" office:value-type="string" office:string-value=" ">
            <text:p><text:s/></text:p>
          </table:table-cell>
          <table:table-cell table:style-name="ce20" table:formula="of:=IF(ISNUMBER([.N47]);IF([.N47]&gt;0;&quot; &quot;;ABS([.N$3]));&quot; &quot;)" office:value-type="string" office:string-value=" ">
            <text:p><text:s/></text:p>
          </table:table-cell>
          <table:table-cell table:style-name="ce20" table:formula="of:=IF(ISNUMBER([.O47]);IF([.O47]&gt;0;&quot; &quot;;ABS([.O$3]));&quot; &quot;)" office:value-type="string" office:string-value=" ">
            <text:p><text:s/></text:p>
          </table:table-cell>
          <table:table-cell table:style-name="ce20" table:formula="of:=IF(ISNUMBER([.P47]);IF([.P47]&gt;0;&quot; &quot;;ABS([.P$3]));&quot; &quot;)" office:value-type="string" office:string-value=" ">
            <text:p><text:s/></text:p>
          </table:table-cell>
          <table:table-cell table:style-name="ce20" table:formula="of:=IF(ISNUMBER([.Q47]);IF([.Q47]&gt;0;&quot; &quot;;ABS([.Q$3]));&quot; &quot;)" office:value-type="string" office:string-value=" ">
            <text:p><text:s/></text:p>
          </table:table-cell>
          <table:table-cell table:style-name="ce20" table:formula="of:=IF(ISNUMBER([.R47]);IF([.R47]&gt;0;&quot; &quot;;ABS([.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T47]);IF([.T47]&gt;0;&quot; &quot;;ABS([.T$3]));&quot; &quot;)" office:value-type="string" office:string-value=" ">
            <text:p><text:s/></text:p>
          </table:table-cell>
          <table:table-cell table:style-name="ce20" table:formula="of:=IF(ISNUMBER([.U47]);IF([.U47]&gt;0;&quot; &quot;;ABS([.U$3]));&quot; &quot;)" office:value-type="string" office:string-value=" ">
            <text:p><text:s/></text:p>
          </table:table-cell>
          <table:table-cell table:style-name="ce20" table:formula="of:=IF(ISNUMBER([.V47]);IF([.V47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47]);IF([.X47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47]);IF([.Z47]&gt;0;&quot; &quot;;ABS([.Z$3]));&quot; &quot;)" office:value-type="string" office:string-value=" ">
            <text:p><text:s/></text:p>
          </table:table-cell>
          <table:table-cell table:style-name="ce20" table:formula="of:=IF(ISNUMBER([.AA47]);IF([.AA47]&gt;0;&quot; &quot;;ABS([.AA$3]));&quot; &quot;)" office:value-type="string" office:string-value=" ">
            <text:p><text:s/></text:p>
          </table:table-cell>
          <table:table-cell table:style-name="ce20" table:formula="of:=IF(ISNUMBER([.AB47]);IF([.AB47]&gt;0;&quot; &quot;;ABS([.AB$3]));&quot; &quot;)" office:value-type="string" office:string-value=" ">
            <text:p><text:s/></text:p>
          </table:table-cell>
          <table:table-cell table:style-name="ce20" table:formula="of:=IF(ISNUMBER([.AC47]);IF([.AC47]&gt;0;&quot; &quot;;ABS([.AC$3]));&quot; &quot;)" office:value-type="string" office:string-value=" ">
            <text:p><text:s/></text:p>
          </table:table-cell>
          <table:table-cell table:style-name="ce20" table:formula="of:=IF(ISNUMBER([.AD47]);IF([.AD47]&gt;0;&quot; &quot;;ABS([.AD$3]));&quot; &quot;)" office:value-type="string" office:string-value=" ">
            <text:p><text:s/></text:p>
          </table:table-cell>
          <table:table-cell table:style-name="ce20" table:formula="of:=IF(ISNUMBER([.AE47]);IF([.AE47]&gt;0;&quot; &quot;;ABS([.AE$3]));&quot; &quot;)" office:value-type="string" office:string-value=" ">
            <text:p><text:s/></text:p>
          </table:table-cell>
          <table:table-cell table:style-name="ce20" table:formula="of:=IF(ISNUMBER([.AF47]);IF([.AF47]&gt;0;&quot; &quot;;ABS([.AF$3]));&quot; &quot;)" office:value-type="string" office:string-value=" ">
            <text:p><text:s/></text:p>
          </table:table-cell>
          <table:table-cell table:style-name="ce20" table:formula="of:=IF(ISNUMBER([.AG47]);IF([.AG47]&gt;0;&quot; &quot;;ABS([.AG$3]));&quot; &quot;)" office:value-type="string" office:string-value=" ">
            <text:p><text:s/></text:p>
          </table:table-cell>
          <table:table-cell table:style-name="ce20" table:formula="of:=IF(ISNUMBER([.AH47]);IF([.AH47]&gt;0;&quot; &quot;;ABS([.AH$3]));&quot; &quot;)" office:value-type="string" office:string-value=" ">
            <text:p><text:s/></text:p>
          </table:table-cell>
          <table:table-cell table:style-name="ce20" table:formula="of:=IF(ISNUMBER([.AI47]);IF([.AI47]&gt;0;&quot; &quot;;ABS([.AI$3]));&quot; &quot;)" office:value-type="string" office:string-value=" ">
            <text:p><text:s/></text:p>
          </table:table-cell>
          <table:table-cell table:style-name="ce20" table:formula="of:=IF(ISNUMBER([.AJ47]);IF([.AJ47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47]);IF([.AR47]&gt;0;&quot; &quot;;ABS([.AR$3]));&quot; &quot;)" office:value-type="string" office:string-value=" ">
            <text:p><text:s/></text:p>
          </table:table-cell>
          <table:table-cell table:style-name="ce20" table:formula="of:=IF(ISNUMBER([.AS47]);IF([.AS47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47]);IF([.AU47]&gt;0;&quot; &quot;;ABS([.AU$3]));&quot; &quot;)" office:value-type="float" office:value="20">
            <text:p>20</text:p>
          </table:table-cell>
          <table:table-cell table:style-name="ce20" table:formula="of:=IF(ISNUMBER([.AV47]);IF([.AV47]&gt;0;&quot; &quot;;ABS([.AV$3]));&quot; &quot;)" office:value-type="string" office:string-value=" ">
            <text:p><text:s/></text:p>
          </table:table-cell>
          <table:table-cell table:style-name="ce20" table:formula="of:=IF(ISNUMBER([.AW47]);IF([.AW47]&gt;0;&quot; &quot;;ABS([.AW$3]));&quot; &quot;)" office:value-type="string" office:string-value=" ">
            <text:p><text:s/></text:p>
          </table:table-cell>
          <table:table-cell table:style-name="ce20" table:formula="of:=IF(ISNUMBER([.AX47]);IF([.AX47]&gt;0;&quot; &quot;;ABS([.AX$3]));&quot; &quot;)" office:value-type="string" office:string-value=" ">
            <text:p><text:s/></text:p>
          </table:table-cell>
          <table:table-cell table:style-name="ce20" table:formula="of:=IF(ISNUMBER([.AY47]);IF([.AY47]&gt;0;&quot; &quot;;ABS([.AY$3]));&quot; &quot;)" office:value-type="string" office:string-value=" ">
            <text:p><text:s/></text:p>
          </table:table-cell>
          <table:table-cell table:style-name="ce20" table:formula="of:=IF(ISNUMBER([.AZ47]);IF([.AZ47]&gt;0;&quot; &quot;;ABS([.AZ$3]));&quot; &quot;)" office:value-type="string" office:string-value=" ">
            <text:p><text:s/></text:p>
          </table:table-cell>
          <table:table-cell table:style-name="ce20" table:formula="of:=IF(ISNUMBER([.BA47]);IF([.BA47]&gt;0;&quot; &quot;;ABS([.BA$3]));&quot; &quot;)" office:value-type="string" office:string-value=" ">
            <text:p><text:s/></text:p>
          </table:table-cell>
          <table:table-cell table:style-name="ce20" table:formula="of:=IF(ISNUMBER([.BB47]);IF([.BB47]&gt;0;&quot; &quot;;ABS([.BB$3]));&quot; &quot;)" office:value-type="string" office:string-value=" ">
            <text:p><text:s/></text:p>
          </table:table-cell>
          <table:table-cell table:style-name="ce20" table:formula="of:=IF(ISNUMBER([.BC47]);IF([.BC47]&gt;0;&quot; &quot;;ABS([.BC$3]));&quot; &quot;)" office:value-type="string" office:string-value=" ">
            <text:p><text:s/></text:p>
          </table:table-cell>
          <table:table-cell table:style-name="ce20" table:formula="of:=IF(ISNUMBER([.BD47]);IF([.BD47]&gt;0;&quot; &quot;;ABS([.BD$3]));&quot; &quot;)" office:value-type="string" office:string-value=" ">
            <text:p><text:s/></text:p>
          </table:table-cell>
          <table:table-cell table:style-name="ce20" table:formula="of:=IF(ISNUMBER([.BE47]);IF([.BE47]&gt;0;&quot; &quot;;ABS([.BE$3]));&quot; &quot;)" office:value-type="string" office:string-value=" ">
            <text:p><text:s/></text:p>
          </table:table-cell>
          <table:table-cell table:style-name="ce20" table:formula="of:=IF(ISNUMBER([.BF47]);IF([.BF47]&gt;0;&quot; &quot;;ABS([.BF$3]));&quot; &quot;)" office:value-type="string" office:string-value=" ">
            <text:p><text:s/></text:p>
          </table:table-cell>
          <table:table-cell table:style-name="ce20" table:formula="of:=IF(ISNUMBER([.BG47]);IF([.BG47]&gt;0;&quot; &quot;;ABS([.BG$3]));&quot; &quot;)" office:value-type="string" office:string-value=" ">
            <text:p><text:s/></text:p>
          </table:table-cell>
          <table:table-cell table:style-name="ce20" table:formula="of:=IF(ISNUMBER([.BH47]);IF([.BH47]&gt;0;&quot; &quot;;ABS([.BH$3]));&quot; &quot;)" office:value-type="string" office:string-value=" ">
            <text:p><text:s/></text:p>
          </table:table-cell>
          <table:table-cell table:style-name="ce20" table:formula="of:=IF(ISNUMBER([.BI47]);IF([.BI47]&gt;0;&quot; &quot;;ABS([.BI$3]));&quot; &quot;)" office:value-type="string" office:string-value=" ">
            <text:p><text:s/></text:p>
          </table:table-cell>
          <table:table-cell table:style-name="ce20" table:formula="of:=IF(ISNUMBER([.BJ47]);IF([.BJ47]&gt;0;&quot; &quot;;ABS([.BJ$3]));&quot; &quot;)" office:value-type="string" office:string-value=" ">
            <text:p><text:s/></text:p>
          </table:table-cell>
          <table:table-cell table:style-name="ce20" table:formula="of:=IF(ISNUMBER([.BK47]);IF([.BK47]&gt;0;&quot; &quot;;ABS([.BK$3]));&quot; &quot;)" office:value-type="string" office:string-value=" ">
            <text:p><text:s/></text:p>
          </table:table-cell>
          <table:table-cell table:style-name="ce20" table:formula="of:=IF(ISNUMBER([.BL47]);IF([.BL47]&gt;0;&quot; &quot;;ABS([.BL$3]));&quot; &quot;)" office:value-type="string" office:string-value=" ">
            <text:p><text:s/></text:p>
          </table:table-cell>
          <table:table-cell table:style-name="ce20" table:formula="of:=IF(ISNUMBER([.BM47]);IF([.BM47]&gt;0;&quot; &quot;;ABS([.BM$3]));&quot; &quot;)" office:value-type="string" office:string-value=" ">
            <text:p><text:s/></text:p>
          </table:table-cell>
          <table:table-cell table:style-name="ce20" table:formula="of:=IF(ISNUMBER([.BN47]);IF([.BN47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47]);IF([.BR47]&gt;0;&quot; &quot;;ABS([.BR$3]));&quot; &quot;)" office:value-type="string" office:string-value=" ">
            <text:p><text:s/></text:p>
          </table:table-cell>
          <table:table-cell table:style-name="ce64" table:formula="of:=IF(ISNUMBER([.BS47]);IF([.BS47]&gt;0;&quot; &quot;;ABS([.BS$3]));&quot; &quot;)" office:value-type="string" office:string-value=" ">
            <text:p><text:s/></text:p>
          </table:table-cell>
          <table:table-cell table:style-name="ce64" table:formula="of:=IF(ISNUMBER([.BT47]);IF([.BT47]&gt;0;&quot; &quot;;ABS([.BT$3]));&quot; &quot;)" office:value-type="string" office:string-value=" ">
            <text:p><text:s/></text:p>
          </table:table-cell>
          <table:table-cell table:style-name="ce64" table:formula="of:=IF(ISNUMBER([.BU47]);IF([.BU47]&gt;0;&quot; &quot;;ABS([.BU$3]));&quot; &quot;)" office:value-type="string" office:string-value=" ">
            <text:p><text:s/></text:p>
          </table:table-cell>
          <table:table-cell table:style-name="ce64" table:formula="of:=IF(ISNUMBER([.BV47]);IF([.BV47]&gt;0;&quot; &quot;;ABS([.BV$3]));&quot; &quot;)" office:value-type="string" office:string-value=" ">
            <text:p><text:s/></text:p>
          </table:table-cell>
          <table:table-cell table:style-name="ce64" table:formula="of:=IF(ISNUMBER([.BW47]);IF([.BW47]&gt;0;&quot; &quot;;ABS([.BW$3]));&quot; &quot;)" office:value-type="string" office:string-value=" ">
            <text:p><text:s/></text:p>
          </table:table-cell>
          <table:table-cell table:style-name="ce64" table:formula="of:=IF(ISNUMBER([.BX47]);IF([.BX47]&gt;0;&quot; &quot;;ABS([.BX$3]));&quot; &quot;)" office:value-type="string" office:string-value=" ">
            <text:p><text:s/></text:p>
          </table:table-cell>
          <table:table-cell table:style-name="ce64" table:formula="of:=IF(ISNUMBER([.BY47]);IF([.BY47]&gt;0;&quot; &quot;;ABS([.BY$3]));&quot; &quot;)" office:value-type="string" office:string-value=" ">
            <text:p><text:s/></text:p>
          </table:table-cell>
          <table:table-cell table:style-name="ce73" table:formula="of:=IF(ISNUMBER([.BZ47]);IF([.BZ47]&gt;0;&quot; &quot;;ABS([.BZ$3]));&quot; &quot;)" office:value-type="string" office:string-value=" ">
            <text:p><text:s/></text:p>
          </table:table-cell>
          <table:table-cell table:style-name="ce73" table:formula="of:=IF(ISNUMBER([.CA47]);IF([.CA47]&gt;0;&quot; &quot;;ABS([.CA$3]));&quot; &quot;)" office:value-type="string" office:string-value=" ">
            <text:p><text:s/></text:p>
          </table:table-cell>
          <table:table-cell table:style-name="ce73" table:formula="of:=IF(ISNUMBER([.CB47]);IF([.CB47]&gt;0;&quot; &quot;;ABS([.CB$3]));&quot; &quot;)" office:value-type="string" office:string-value=" ">
            <text:p><text:s/></text:p>
          </table:table-cell>
          <table:table-cell table:style-name="ce73" table:formula="of:=IF(ISNUMBER([.CC47]);IF([.CC47]&gt;0;&quot; &quot;;ABS([.CC$3]));&quot; &quot;)" office:value-type="string" office:string-value=" ">
            <text:p><text:s/></text:p>
          </table:table-cell>
          <table:table-cell table:style-name="ce73" table:formula="of:=IF(ISNUMBER([.CD47]);IF([.CD47]&gt;0;&quot; &quot;;ABS([.CD$3]));&quot; &quot;)" office:value-type="string" office:string-value=" ">
            <text:p><text:s/></text:p>
          </table:table-cell>
          <table:table-cell table:style-name="ce73" table:formula="of:=IF(ISNUMBER([.CE47]);IF([.CE47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47]+[.CG48]" office:value-type="float" office:value="140">
            <text:p>140</text:p>
          </table:table-cell>
          <table:table-cell table:style-name="ce92" table:formula="of:=[.CH47]+[.CH48]" office:value-type="float" office:value="75">
            <text:p>75</text:p>
          </table:table-cell>
          <table:table-cell table:style-name="ce95" table:formula="of:=[.CG49]/[.CH49]" office:value-type="float" office:value="1.86666666666667">
            <text:p>1,87</text:p>
          </table:table-cell>
          <table:table-cell table:style-name="ce95" table:number-columns-repeated="937"/>
        </table:table-row>
        <table:table-row table:style-name="ro5" table:number-rows-repeated="3">
          <table:table-cell table:number-columns-repeated="84"/>
          <table:table-cell table:style-name="ce90"/>
          <table:table-cell table:style-name="ce93"/>
          <table:table-cell table:number-columns-repeated="2"/>
          <table:table-cell table:style-name="ce95"/>
          <table:table-cell table:number-columns-repeated="935"/>
        </table:table-row>
        <table:table-row table:style-name="ro7">
          <table:table-cell table:style-name="ce12" office:value-type="string">
            <text:p>Sun Paladin</text:p>
          </table:table-cell>
          <table:table-cell table:style-name="ce19"/>
          <table:table-cell table:style-name="ce19"/>
          <table:table-cell table:style-name="ce23" office:value-type="float" office:value="1.1">
            <text:p>1,1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1.1">
            <text:p>1,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7" office:value-type="float" office:value="-1.1">
            <text:p>-1,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3" office:value-type="float" office:value="1.3">
            <text:p>1,3</text:p>
          </table:table-cell>
          <table:table-cell table:style-name="ce19" office:value-type="float" office:value="-1">
            <text:p>-1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.3">
            <text:p>-1,3</text:p>
          </table:table-cell>
          <table:table-cell table:style-name="ce19"/>
          <table:table-cell table:style-name="ce19"/>
          <table:table-cell table:style-name="ce19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81" office:value-type="string">
            <text:p>At1</text:p>
          </table:table-cell>
          <table:table-cell table:style-name="ce88" table:formula="of:=SUMIF([.$B$3:.$BR$3];&quot;&gt;0&quot;;[.$B54:.$BR54])" office:value-type="float" office:value="80">
            <text:p>80</text:p>
          </table:table-cell>
          <table:table-cell table:style-name="ce91" table:formula="of:=SUMIF([.$B$3:.$CE$3];&quot;&lt;0&quot;;[.$B54:.$CE54])" office:value-type="float" office:value="55">
            <text:p>55</text:p>
          </table:table-cell>
          <table:table-cell table:style-name="ce94" table:formula="of:=[.CG53]/[.CH53]" office:value-type="float" office:value="1.45454545454545">
            <text:p>1,45</text:p>
          </table:table-cell>
          <table:table-cell table:style-name="ce94"/>
          <table:table-cell table:style-name="ce94" table:number-matrix-columns-spanned="1" table:number-matrix-rows-spanned="1" table:formula="of:=SUM(ABS([.B53:.CE53]))" office:value-type="float" office:value="11.4">
            <text:p>11,4</text:p>
          </table:table-cell>
          <table:table-cell table:style-name="ce94" table:number-columns-repeated="935"/>
        </table:table-row>
        <table:table-row table:style-name="ro7">
          <table:table-cell/>
          <table:table-cell table:style-name="ce20" table:formula="of:=IF(ISNUMBER([.B53]);IF([.B53]&gt;0;ABS([.B$3]);&quot; &quot;);&quot; &quot;)" office:value-type="string" office:string-value=" ">
            <text:p><text:s/></text:p>
          </table:table-cell>
          <table:table-cell table:style-name="ce20" table:formula="of:=IF(ISNUMBER([.C53]);IF([.C53]&gt;0;ABS([.C$3]);&quot; &quot;);&quot; &quot;)" office:value-type="string" office:string-value=" ">
            <text:p><text:s/></text:p>
          </table:table-cell>
          <table:table-cell table:style-name="ce20" table:formula="of:=IF(ISNUMBER([.D53]);IF([.D53]&gt;0;ABS([.D$3]);&quot; &quot;);&quot; &quot;)" office:value-type="float" office:value="20">
            <text:p>20</text:p>
          </table:table-cell>
          <table:table-cell table:style-name="ce20" table:formula="of:=IF(ISNUMBER([.E53]);IF([.E53]&gt;0;ABS([.E$3]);&quot; &quot;);&quot; &quot;)" office:value-type="string" office:string-value=" ">
            <text:p><text:s/></text:p>
          </table:table-cell>
          <table:table-cell table:style-name="ce20" table:formula="of:=IF(ISNUMBER([.F53]);IF([.F53]&gt;0;ABS([.F$3]);&quot; &quot;);&quot; &quot;)" office:value-type="string" office:string-value=" ">
            <text:p><text:s/></text:p>
          </table:table-cell>
          <table:table-cell table:style-name="ce20" table:formula="of:=IF(ISNUMBER([.G53]);IF([.G53]&gt;0;ABS([.G$3]);&quot; &quot;);&quot; &quot;)" office:value-type="string" office:string-value=" ">
            <text:p><text:s/></text:p>
          </table:table-cell>
          <table:table-cell table:style-name="ce20" table:formula="of:=IF(ISNUMBER([.H53]);IF([.H53]&gt;0;ABS([.H$3]);&quot; &quot;);&quot; &quot;)" office:value-type="string" office:string-value=" ">
            <text:p><text:s/></text:p>
          </table:table-cell>
          <table:table-cell table:style-name="ce20" table:formula="of:=IF(ISNUMBER([.I53]);IF([.I53]&gt;0;ABS([.I$3]);&quot; &quot;);&quot; &quot;)" office:value-type="float" office:value="20">
            <text:p>20</text:p>
          </table:table-cell>
          <table:table-cell table:style-name="ce20" table:formula="of:=IF(ISNUMBER([.J53]);IF([.J53]&gt;0;ABS([.J$3]);&quot; &quot;);&quot; &quot;)" office:value-type="float" office:value="35">
            <text:p>35</text:p>
          </table:table-cell>
          <table:table-cell table:style-name="ce20" table:formula="of:=IF(ISNUMBER([.K53]);IF([.K53]&gt;0;ABS([.K$3]);&quot; &quot;);&quot; &quot;)" office:value-type="string" office:string-value=" ">
            <text:p><text:s/></text:p>
          </table:table-cell>
          <table:table-cell table:style-name="ce20" table:formula="of:=IF(ISNUMBER([.L53]);IF([.L53]&gt;0;ABS([.L$3]);&quot; &quot;);&quot; &quot;)" office:value-type="string" office:string-value=" ">
            <text:p><text:s/></text:p>
          </table:table-cell>
          <table:table-cell table:style-name="ce20" table:formula="of:=IF(ISNUMBER([.M53]);IF([.M53]&gt;0;ABS([.M$3]);&quot; &quot;);&quot; &quot;)" office:value-type="string" office:string-value=" ">
            <text:p><text:s/></text:p>
          </table:table-cell>
          <table:table-cell table:style-name="ce20" table:formula="of:=IF(ISNUMBER([.N53]);IF([.N53]&gt;0;ABS([.N$3]);&quot; &quot;);&quot; &quot;)" office:value-type="string" office:string-value=" ">
            <text:p><text:s/></text:p>
          </table:table-cell>
          <table:table-cell table:style-name="ce20" table:formula="of:=IF(ISNUMBER([.O53]);IF([.O53]&gt;0;ABS([.O$3]);&quot; &quot;);&quot; &quot;)" office:value-type="string" office:string-value=" ">
            <text:p><text:s/></text:p>
          </table:table-cell>
          <table:table-cell table:style-name="ce20" table:formula="of:=IF(ISNUMBER([.P53]);IF([.P53]&gt;0;ABS([.P$3]);&quot; &quot;);&quot; &quot;)" office:value-type="string" office:string-value=" ">
            <text:p><text:s/></text:p>
          </table:table-cell>
          <table:table-cell table:style-name="ce20" table:formula="of:=IF(ISNUMBER([.Q53]);IF([.Q53]&gt;0;ABS([.Q$3]);&quot; &quot;);&quot; &quot;)" office:value-type="string" office:string-value=" ">
            <text:p><text:s/></text:p>
          </table:table-cell>
          <table:table-cell table:style-name="ce20" table:formula="of:=IF(ISNUMBER([.R53]);IF([.R53]&gt;0;ABS([.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T53]);IF([.T53]&gt;0;ABS([.T$3]);&quot; &quot;);&quot; &quot;)" office:value-type="string" office:string-value=" ">
            <text:p><text:s/></text:p>
          </table:table-cell>
          <table:table-cell table:style-name="ce20" table:formula="of:=IF(ISNUMBER([.U53]);IF([.U53]&gt;0;ABS([.U$3]);&quot; &quot;);&quot; &quot;)" office:value-type="string" office:string-value=" ">
            <text:p><text:s/></text:p>
          </table:table-cell>
          <table:table-cell table:style-name="ce20" table:formula="of:=IF(ISNUMBER([.V53]);IF([.V53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53]);IF([.X53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53]);IF([.Z53]&gt;0;ABS([.Z$3]);&quot; &quot;);&quot; &quot;)" office:value-type="string" office:string-value=" ">
            <text:p><text:s/></text:p>
          </table:table-cell>
          <table:table-cell table:style-name="ce20" table:formula="of:=IF(ISNUMBER([.AA53]);IF([.AA53]&gt;0;ABS([.AA$3]);&quot; &quot;);&quot; &quot;)" office:value-type="string" office:string-value=" ">
            <text:p><text:s/></text:p>
          </table:table-cell>
          <table:table-cell table:style-name="ce20" table:formula="of:=IF(ISNUMBER([.AB53]);IF([.AB53]&gt;0;ABS([.AB$3]);&quot; &quot;);&quot; &quot;)" office:value-type="string" office:string-value=" ">
            <text:p><text:s/></text:p>
          </table:table-cell>
          <table:table-cell table:style-name="ce20" table:formula="of:=IF(ISNUMBER([.AC53]);IF([.AC53]&gt;0;ABS([.AC$3]);&quot; &quot;);&quot; &quot;)" office:value-type="string" office:string-value=" ">
            <text:p><text:s/></text:p>
          </table:table-cell>
          <table:table-cell table:style-name="ce20" table:formula="of:=IF(ISNUMBER([.AD53]);IF([.AD53]&gt;0;ABS([.AD$3]);&quot; &quot;);&quot; &quot;)" office:value-type="string" office:string-value=" ">
            <text:p><text:s/></text:p>
          </table:table-cell>
          <table:table-cell table:style-name="ce20" table:formula="of:=IF(ISNUMBER([.AE53]);IF([.AE53]&gt;0;ABS([.AE$3]);&quot; &quot;);&quot; &quot;)" office:value-type="string" office:string-value=" ">
            <text:p><text:s/></text:p>
          </table:table-cell>
          <table:table-cell table:style-name="ce20" table:formula="of:=IF(ISNUMBER([.AF53]);IF([.AF53]&gt;0;ABS([.AF$3]);&quot; &quot;);&quot; &quot;)" office:value-type="string" office:string-value=" ">
            <text:p><text:s/></text:p>
          </table:table-cell>
          <table:table-cell table:style-name="ce20" table:formula="of:=IF(ISNUMBER([.AG53]);IF([.AG53]&gt;0;ABS([.AG$3]);&quot; &quot;);&quot; &quot;)" office:value-type="string" office:string-value=" ">
            <text:p><text:s/></text:p>
          </table:table-cell>
          <table:table-cell table:style-name="ce20" table:formula="of:=IF(ISNUMBER([.AH53]);IF([.AH53]&gt;0;ABS([.AH$3]);&quot; &quot;);&quot; &quot;)" office:value-type="string" office:string-value=" ">
            <text:p><text:s/></text:p>
          </table:table-cell>
          <table:table-cell table:style-name="ce20" table:formula="of:=IF(ISNUMBER([.AI53]);IF([.AI53]&gt;0;ABS([.AI$3]);&quot; &quot;);&quot; &quot;)" office:value-type="string" office:string-value=" ">
            <text:p><text:s/></text:p>
          </table:table-cell>
          <table:table-cell table:style-name="ce20" table:formula="of:=IF(ISNUMBER([.AJ53]);IF([.AJ53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3]);IF([.AR53]&gt;0;ABS([.AR$3]);&quot; &quot;);&quot; &quot;)" office:value-type="string" office:string-value=" ">
            <text:p><text:s/></text:p>
          </table:table-cell>
          <table:table-cell table:style-name="ce20" table:formula="of:=IF(ISNUMBER([.AS53]);IF([.AS53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3]);IF([.AU53]&gt;0;ABS([.AU$3]);&quot; &quot;);&quot; &quot;)" office:value-type="string" office:string-value=" ">
            <text:p><text:s/></text:p>
          </table:table-cell>
          <table:table-cell table:style-name="ce20" table:formula="of:=IF(ISNUMBER([.AV53]);IF([.AV53]&gt;0;ABS([.AV$3]);&quot; &quot;);&quot; &quot;)" office:value-type="string" office:string-value=" ">
            <text:p><text:s/></text:p>
          </table:table-cell>
          <table:table-cell table:style-name="ce20" table:formula="of:=IF(ISNUMBER([.AW53]);IF([.AW53]&gt;0;ABS([.AW$3]);&quot; &quot;);&quot; &quot;)" office:value-type="string" office:string-value=" ">
            <text:p><text:s/></text:p>
          </table:table-cell>
          <table:table-cell table:style-name="ce20" table:formula="of:=IF(ISNUMBER([.AX53]);IF([.AX53]&gt;0;ABS([.AX$3]);&quot; &quot;);&quot; &quot;)" office:value-type="string" office:string-value=" ">
            <text:p><text:s/></text:p>
          </table:table-cell>
          <table:table-cell table:style-name="ce20" table:formula="of:=IF(ISNUMBER([.AY53]);IF([.AY53]&gt;0;ABS([.AY$3]);&quot; &quot;);&quot; &quot;)" office:value-type="string" office:string-value=" ">
            <text:p><text:s/></text:p>
          </table:table-cell>
          <table:table-cell table:style-name="ce20" table:formula="of:=IF(ISNUMBER([.AZ53]);IF([.AZ53]&gt;0;ABS([.AZ$3]);&quot; &quot;);&quot; &quot;)" office:value-type="string" office:string-value=" ">
            <text:p><text:s/></text:p>
          </table:table-cell>
          <table:table-cell table:style-name="ce20" table:formula="of:=IF(ISNUMBER([.BA53]);IF([.BA53]&gt;0;ABS([.BA$3]);&quot; &quot;);&quot; &quot;)" office:value-type="string" office:string-value=" ">
            <text:p><text:s/></text:p>
          </table:table-cell>
          <table:table-cell table:style-name="ce20" table:formula="of:=IF(ISNUMBER([.BB53]);IF([.BB53]&gt;0;ABS([.BB$3]);&quot; &quot;);&quot; &quot;)" office:value-type="string" office:string-value=" ">
            <text:p><text:s/></text:p>
          </table:table-cell>
          <table:table-cell table:style-name="ce20" table:formula="of:=IF(ISNUMBER([.BC53]);IF([.BC53]&gt;0;ABS([.BC$3]);&quot; &quot;);&quot; &quot;)" office:value-type="string" office:string-value=" ">
            <text:p><text:s/></text:p>
          </table:table-cell>
          <table:table-cell table:style-name="ce20" table:formula="of:=IF(ISNUMBER([.BD53]);IF([.BD53]&gt;0;ABS([.BD$3]);&quot; &quot;);&quot; &quot;)" office:value-type="string" office:string-value=" ">
            <text:p><text:s/></text:p>
          </table:table-cell>
          <table:table-cell table:style-name="ce20" table:formula="of:=IF(ISNUMBER([.BE53]);IF([.BE53]&gt;0;ABS([.BE$3]);&quot; &quot;);&quot; &quot;)" office:value-type="string" office:string-value=" ">
            <text:p><text:s/></text:p>
          </table:table-cell>
          <table:table-cell table:style-name="ce20" table:formula="of:=IF(ISNUMBER([.BF53]);IF([.BF53]&gt;0;ABS([.BF$3]);&quot; &quot;);&quot; &quot;)" office:value-type="string" office:string-value=" ">
            <text:p><text:s/></text:p>
          </table:table-cell>
          <table:table-cell table:style-name="ce20" table:formula="of:=IF(ISNUMBER([.BG53]);IF([.BG53]&gt;0;ABS([.BG$3]);&quot; &quot;);&quot; &quot;)" office:value-type="string" office:string-value=" ">
            <text:p><text:s/></text:p>
          </table:table-cell>
          <table:table-cell table:style-name="ce20" table:formula="of:=IF(ISNUMBER([.BH53]);IF([.BH53]&gt;0;ABS([.BH$3]);&quot; &quot;);&quot; &quot;)" office:value-type="float" office:value="20">
            <text:p>20</text:p>
          </table:table-cell>
          <table:table-cell table:style-name="ce20" table:formula="of:=IF(ISNUMBER([.BI53]);IF([.BI53]&gt;0;ABS([.BI$3]);&quot; &quot;);&quot; &quot;)" office:value-type="string" office:string-value=" ">
            <text:p><text:s/></text:p>
          </table:table-cell>
          <table:table-cell table:style-name="ce20" table:formula="of:=IF(ISNUMBER([.BJ53]);IF([.BJ53]&gt;0;ABS([.BJ$3]);&quot; &quot;);&quot; &quot;)" office:value-type="float" office:value="20">
            <text:p>20</text:p>
          </table:table-cell>
          <table:table-cell table:style-name="ce20" table:formula="of:=IF(ISNUMBER([.BK53]);IF([.BK53]&gt;0;ABS([.BK$3]);&quot; &quot;);&quot; &quot;)" office:value-type="float" office:value="20">
            <text:p>20</text:p>
          </table:table-cell>
          <table:table-cell table:style-name="ce20" table:formula="of:=IF(ISNUMBER([.BL53]);IF([.BL53]&gt;0;ABS([.BL$3]);&quot; &quot;);&quot; &quot;)" office:value-type="string" office:string-value=" ">
            <text:p><text:s/></text:p>
          </table:table-cell>
          <table:table-cell table:style-name="ce20" table:formula="of:=IF(ISNUMBER([.BM53]);IF([.BM53]&gt;0;ABS([.BM$3]);&quot; &quot;);&quot; &quot;)" office:value-type="string" office:string-value=" ">
            <text:p><text:s/></text:p>
          </table:table-cell>
          <table:table-cell table:style-name="ce20" table:formula="of:=IF(ISNUMBER([.BN53]);IF([.BN53]&gt;0;ABS([.BN$3]);&quot; &quot;);&quot; &quot;)" office:value-type="string" office:string-value=" ">
            <text:p><text:s/></text:p>
          </table:table-cell>
          <table:table-cell table:style-name="ce20" table:formula="of:=IF(ISNUMBER([.BO53]);IF([.BO53]&gt;0;ABS([.BO$3]);&quot; &quot;);&quot; &quot;)" office:value-type="string" office:string-value=" ">
            <text:p><text:s/></text:p>
          </table:table-cell>
          <table:table-cell table:style-name="ce20" table:formula="of:=IF(ISNUMBER([.BP53]);IF([.BP53]&gt;0;ABS([.BP$3]);&quot; &quot;);&quot; &quot;)" office:value-type="string" office:string-value=" ">
            <text:p><text:s/></text:p>
          </table:table-cell>
          <table:table-cell table:style-name="ce20" table:formula="of:=IF(ISNUMBER([.BQ53]);IF([.BQ53]&gt;0;ABS([.BQ$3]);&quot; &quot;);&quot; &quot;)" office:value-type="string" office:string-value=" ">
            <text:p><text:s/></text:p>
          </table:table-cell>
          <table:table-cell table:style-name="ce20" table:formula="of:=IF(ISNUMBER([.BR53]);IF([.BR53]&gt;0;ABS([.BR$3]);&quot; &quot;);&quot; &quot;)" office:value-type="string" office:string-value=" ">
            <text:p><text:s/></text:p>
          </table:table-cell>
          <table:table-cell table:style-name="ce64" table:formula="of:=IF(ISNUMBER([.BS53]);IF([.BS53]&gt;0;ABS([.BS$3]);&quot; &quot;);&quot; &quot;)" office:value-type="string" office:string-value=" ">
            <text:p><text:s/></text:p>
          </table:table-cell>
          <table:table-cell table:style-name="ce64" table:formula="of:=IF(ISNUMBER([.BT53]);IF([.BT53]&gt;0;ABS([.BT$3]);&quot; &quot;);&quot; &quot;)" office:value-type="string" office:string-value=" ">
            <text:p><text:s/></text:p>
          </table:table-cell>
          <table:table-cell table:style-name="ce64" table:formula="of:=IF(ISNUMBER([.BU53]);IF([.BU53]&gt;0;ABS([.BU$3]);&quot; &quot;);&quot; &quot;)" office:value-type="string" office:string-value=" ">
            <text:p><text:s/></text:p>
          </table:table-cell>
          <table:table-cell table:style-name="ce64" table:formula="of:=IF(ISNUMBER([.BV53]);IF([.BV53]&gt;0;ABS([.BV$3]);&quot; &quot;);&quot; &quot;)" office:value-type="string" office:string-value=" ">
            <text:p><text:s/></text:p>
          </table:table-cell>
          <table:table-cell table:style-name="ce64" table:formula="of:=IF(ISNUMBER([.BW53]);IF([.BW53]&gt;0;ABS([.BW$3]);&quot; &quot;);&quot; &quot;)" office:value-type="string" office:string-value=" ">
            <text:p><text:s/></text:p>
          </table:table-cell>
          <table:table-cell table:style-name="ce64" table:formula="of:=IF(ISNUMBER([.BX53]);IF([.BX53]&gt;0;ABS([.BX$3]);&quot; &quot;);&quot; &quot;)" office:value-type="string" office:string-value=" ">
            <text:p><text:s/></text:p>
          </table:table-cell>
          <table:table-cell table:style-name="ce64" table:formula="of:=IF(ISNUMBER([.BY53]);IF([.BY53]&gt;0;ABS([.BY$3]);&quot; &quot;);&quot; &quot;)" office:value-type="string" office:string-value=" ">
            <text:p><text:s/></text:p>
          </table:table-cell>
          <table:table-cell table:style-name="ce73" table:formula="of:=IF(ISNUMBER([.BZ53]);IF([.BZ53]&gt;0;ABS([.BZ$3]);&quot; &quot;);&quot; &quot;)" office:value-type="string" office:string-value=" ">
            <text:p><text:s/></text:p>
          </table:table-cell>
          <table:table-cell table:style-name="ce73" table:formula="of:=IF(ISNUMBER([.CA53]);IF([.CA53]&gt;0;ABS([.CA$3]);&quot; &quot;);&quot; &quot;)" office:value-type="string" office:string-value=" ">
            <text:p><text:s/></text:p>
          </table:table-cell>
          <table:table-cell table:style-name="ce73" table:formula="of:=IF(ISNUMBER([.CB53]);IF([.CB53]&gt;0;ABS([.CB$3]);&quot; &quot;);&quot; &quot;)" office:value-type="string" office:string-value=" ">
            <text:p><text:s/></text:p>
          </table:table-cell>
          <table:table-cell table:style-name="ce73" table:formula="of:=IF(ISNUMBER([.CC53]);IF([.CC53]&gt;0;ABS([.CC$3]);&quot; &quot;);&quot; &quot;)" office:value-type="string" office:string-value=" ">
            <text:p><text:s/></text:p>
          </table:table-cell>
          <table:table-cell table:style-name="ce73" table:formula="of:=IF(ISNUMBER([.CD53]);IF([.CD53]&gt;0;ABS([.CD$3]);&quot; &quot;);&quot; &quot;)" office:value-type="string" office:string-value=" ">
            <text:p><text:s/></text:p>
          </table:table-cell>
          <table:table-cell table:style-name="ce73" table:formula="of:=IF(ISNUMBER([.CE53]);IF([.CE53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9" table:formula="of:=SUMIF([.$B$3:.$BR$3];&quot;&gt;0&quot;;[.$B55:.$BR55])" office:value-type="float" office:value="40">
            <text:p>40</text:p>
          </table:table-cell>
          <table:table-cell table:style-name="ce91" table:formula="of:=SUMIF([.$B$3:.$CE$3];&quot;&lt;0&quot;;[.$B55:.$CE55])" office:value-type="float" office:value="40">
            <text:p>40</text:p>
          </table:table-cell>
          <table:table-cell table:style-name="ce95" table:formula="of:=[.CG54]/[.CH54]" office:value-type="float" office:value="1">
            <text:p>1</text:p>
          </table:table-cell>
          <table:table-cell table:style-name="ce95" table:number-columns-repeated="2"/>
          <table:table-cell table:number-columns-repeated="935"/>
        </table:table-row>
        <table:table-row table:style-name="ro7">
          <table:table-cell/>
          <table:table-cell table:style-name="ce20" table:formula="of:=IF(ISNUMBER([.B53]);IF([.B53]&gt;0;&quot; &quot;;ABS([.B$3]));&quot; &quot;)" office:value-type="string" office:string-value=" ">
            <text:p><text:s/></text:p>
          </table:table-cell>
          <table:table-cell table:style-name="ce20" table:formula="of:=IF(ISNUMBER([.C53]);IF([.C53]&gt;0;&quot; &quot;;ABS([.C$3]));&quot; &quot;)" office:value-type="string" office:string-value=" ">
            <text:p><text:s/></text:p>
          </table:table-cell>
          <table:table-cell table:style-name="ce20" table:formula="of:=IF(ISNUMBER([.D53]);IF([.D53]&gt;0;&quot; &quot;;ABS([.D$3]));&quot; &quot;)" office:value-type="string" office:string-value=" ">
            <text:p><text:s/></text:p>
          </table:table-cell>
          <table:table-cell table:style-name="ce20" table:formula="of:=IF(ISNUMBER([.E53]);IF([.E53]&gt;0;&quot; &quot;;ABS([.E$3]));&quot; &quot;)" office:value-type="string" office:string-value=" ">
            <text:p><text:s/></text:p>
          </table:table-cell>
          <table:table-cell table:style-name="ce20" table:formula="of:=IF(ISNUMBER([.F53]);IF([.F53]&gt;0;&quot; &quot;;ABS([.F$3]));&quot; &quot;)" office:value-type="string" office:string-value=" ">
            <text:p><text:s/></text:p>
          </table:table-cell>
          <table:table-cell table:style-name="ce20" table:formula="of:=IF(ISNUMBER([.G53]);IF([.G53]&gt;0;&quot; &quot;;ABS([.G$3]));&quot; &quot;)" office:value-type="string" office:string-value=" ">
            <text:p><text:s/></text:p>
          </table:table-cell>
          <table:table-cell table:style-name="ce20" table:formula="of:=IF(ISNUMBER([.H53]);IF([.H53]&gt;0;&quot; &quot;;ABS([.H$3]));&quot; &quot;)" office:value-type="float" office:value="20">
            <text:p>20</text:p>
          </table:table-cell>
          <table:table-cell table:style-name="ce20" table:formula="of:=IF(ISNUMBER([.I53]);IF([.I53]&gt;0;&quot; &quot;;ABS([.I$3]));&quot; &quot;)" office:value-type="string" office:string-value=" ">
            <text:p><text:s/></text:p>
          </table:table-cell>
          <table:table-cell table:style-name="ce20" table:formula="of:=IF(ISNUMBER([.J53]);IF([.J53]&gt;0;&quot; &quot;;ABS([.J$3]));&quot; &quot;)" office:value-type="string" office:string-value=" ">
            <text:p><text:s/></text:p>
          </table:table-cell>
          <table:table-cell table:style-name="ce20" table:formula="of:=IF(ISNUMBER([.K53]);IF([.K53]&gt;0;&quot; &quot;;ABS([.K$3]));&quot; &quot;)" office:value-type="string" office:string-value=" ">
            <text:p><text:s/></text:p>
          </table:table-cell>
          <table:table-cell table:style-name="ce20" table:formula="of:=IF(ISNUMBER([.L53]);IF([.L53]&gt;0;&quot; &quot;;ABS([.L$3]));&quot; &quot;)" office:value-type="string" office:string-value=" ">
            <text:p><text:s/></text:p>
          </table:table-cell>
          <table:table-cell table:style-name="ce20" table:formula="of:=IF(ISNUMBER([.M53]);IF([.M53]&gt;0;&quot; &quot;;ABS([.M$3]));&quot; &quot;)" office:value-type="string" office:string-value=" ">
            <text:p><text:s/></text:p>
          </table:table-cell>
          <table:table-cell table:style-name="ce20" table:formula="of:=IF(ISNUMBER([.N53]);IF([.N53]&gt;0;&quot; &quot;;ABS([.N$3]));&quot; &quot;)" office:value-type="string" office:string-value=" ">
            <text:p><text:s/></text:p>
          </table:table-cell>
          <table:table-cell table:style-name="ce20" table:formula="of:=IF(ISNUMBER([.O53]);IF([.O53]&gt;0;&quot; &quot;;ABS([.O$3]));&quot; &quot;)" office:value-type="string" office:string-value=" ">
            <text:p><text:s/></text:p>
          </table:table-cell>
          <table:table-cell table:style-name="ce20" table:formula="of:=IF(ISNUMBER([.P53]);IF([.P53]&gt;0;&quot; &quot;;ABS([.P$3]));&quot; &quot;)" office:value-type="string" office:string-value=" ">
            <text:p><text:s/></text:p>
          </table:table-cell>
          <table:table-cell table:style-name="ce20" table:formula="of:=IF(ISNUMBER([.Q53]);IF([.Q53]&gt;0;&quot; &quot;;ABS([.Q$3]));&quot; &quot;)" office:value-type="string" office:string-value=" ">
            <text:p><text:s/></text:p>
          </table:table-cell>
          <table:table-cell table:style-name="ce20" table:formula="of:=IF(ISNUMBER([.R53]);IF([.R53]&gt;0;&quot; &quot;;ABS([.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T53]);IF([.T53]&gt;0;&quot; &quot;;ABS([.T$3]));&quot; &quot;)" office:value-type="string" office:string-value=" ">
            <text:p><text:s/></text:p>
          </table:table-cell>
          <table:table-cell table:style-name="ce20" table:formula="of:=IF(ISNUMBER([.U53]);IF([.U53]&gt;0;&quot; &quot;;ABS([.U$3]));&quot; &quot;)" office:value-type="string" office:string-value=" ">
            <text:p><text:s/></text:p>
          </table:table-cell>
          <table:table-cell table:style-name="ce20" table:formula="of:=IF(ISNUMBER([.V53]);IF([.V53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53]);IF([.X53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53]);IF([.Z53]&gt;0;&quot; &quot;;ABS([.Z$3]));&quot; &quot;)" office:value-type="string" office:string-value=" ">
            <text:p><text:s/></text:p>
          </table:table-cell>
          <table:table-cell table:style-name="ce20" table:formula="of:=IF(ISNUMBER([.AA53]);IF([.AA53]&gt;0;&quot; &quot;;ABS([.AA$3]));&quot; &quot;)" office:value-type="string" office:string-value=" ">
            <text:p><text:s/></text:p>
          </table:table-cell>
          <table:table-cell table:style-name="ce20" table:formula="of:=IF(ISNUMBER([.AB53]);IF([.AB53]&gt;0;&quot; &quot;;ABS([.AB$3]));&quot; &quot;)" office:value-type="string" office:string-value=" ">
            <text:p><text:s/></text:p>
          </table:table-cell>
          <table:table-cell table:style-name="ce20" table:formula="of:=IF(ISNUMBER([.AC53]);IF([.AC53]&gt;0;&quot; &quot;;ABS([.AC$3]));&quot; &quot;)" office:value-type="string" office:string-value=" ">
            <text:p><text:s/></text:p>
          </table:table-cell>
          <table:table-cell table:style-name="ce20" table:formula="of:=IF(ISNUMBER([.AD53]);IF([.AD53]&gt;0;&quot; &quot;;ABS([.AD$3]));&quot; &quot;)" office:value-type="string" office:string-value=" ">
            <text:p><text:s/></text:p>
          </table:table-cell>
          <table:table-cell table:style-name="ce20" table:formula="of:=IF(ISNUMBER([.AE53]);IF([.AE53]&gt;0;&quot; &quot;;ABS([.AE$3]));&quot; &quot;)" office:value-type="string" office:string-value=" ">
            <text:p><text:s/></text:p>
          </table:table-cell>
          <table:table-cell table:style-name="ce20" table:formula="of:=IF(ISNUMBER([.AF53]);IF([.AF53]&gt;0;&quot; &quot;;ABS([.AF$3]));&quot; &quot;)" office:value-type="string" office:string-value=" ">
            <text:p><text:s/></text:p>
          </table:table-cell>
          <table:table-cell table:style-name="ce20" table:formula="of:=IF(ISNUMBER([.AG53]);IF([.AG53]&gt;0;&quot; &quot;;ABS([.AG$3]));&quot; &quot;)" office:value-type="string" office:string-value=" ">
            <text:p><text:s/></text:p>
          </table:table-cell>
          <table:table-cell table:style-name="ce20" table:formula="of:=IF(ISNUMBER([.AH53]);IF([.AH53]&gt;0;&quot; &quot;;ABS([.AH$3]));&quot; &quot;)" office:value-type="string" office:string-value=" ">
            <text:p><text:s/></text:p>
          </table:table-cell>
          <table:table-cell table:style-name="ce20" table:formula="of:=IF(ISNUMBER([.AI53]);IF([.AI53]&gt;0;&quot; &quot;;ABS([.AI$3]));&quot; &quot;)" office:value-type="string" office:string-value=" ">
            <text:p><text:s/></text:p>
          </table:table-cell>
          <table:table-cell table:style-name="ce20" table:formula="of:=IF(ISNUMBER([.AJ53]);IF([.AJ53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3]);IF([.AR53]&gt;0;&quot; &quot;;ABS([.AR$3]));&quot; &quot;)" office:value-type="string" office:string-value=" ">
            <text:p><text:s/></text:p>
          </table:table-cell>
          <table:table-cell table:style-name="ce20" table:formula="of:=IF(ISNUMBER([.AS53]);IF([.AS53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3]);IF([.AU53]&gt;0;&quot; &quot;;ABS([.AU$3]));&quot; &quot;)" office:value-type="float" office:value="20">
            <text:p>20</text:p>
          </table:table-cell>
          <table:table-cell table:style-name="ce20" table:formula="of:=IF(ISNUMBER([.AV53]);IF([.AV53]&gt;0;&quot; &quot;;ABS([.AV$3]));&quot; &quot;)" office:value-type="string" office:string-value=" ">
            <text:p><text:s/></text:p>
          </table:table-cell>
          <table:table-cell table:style-name="ce20" table:formula="of:=IF(ISNUMBER([.AW53]);IF([.AW53]&gt;0;&quot; &quot;;ABS([.AW$3]));&quot; &quot;)" office:value-type="string" office:string-value=" ">
            <text:p><text:s/></text:p>
          </table:table-cell>
          <table:table-cell table:style-name="ce20" table:formula="of:=IF(ISNUMBER([.AX53]);IF([.AX53]&gt;0;&quot; &quot;;ABS([.AX$3]));&quot; &quot;)" office:value-type="string" office:string-value=" ">
            <text:p><text:s/></text:p>
          </table:table-cell>
          <table:table-cell table:style-name="ce20" table:formula="of:=IF(ISNUMBER([.AY53]);IF([.AY53]&gt;0;&quot; &quot;;ABS([.AY$3]));&quot; &quot;)" office:value-type="string" office:string-value=" ">
            <text:p><text:s/></text:p>
          </table:table-cell>
          <table:table-cell table:style-name="ce20" table:formula="of:=IF(ISNUMBER([.AZ53]);IF([.AZ53]&gt;0;&quot; &quot;;ABS([.AZ$3]));&quot; &quot;)" office:value-type="string" office:string-value=" ">
            <text:p><text:s/></text:p>
          </table:table-cell>
          <table:table-cell table:style-name="ce20" table:formula="of:=IF(ISNUMBER([.BA53]);IF([.BA53]&gt;0;&quot; &quot;;ABS([.BA$3]));&quot; &quot;)" office:value-type="string" office:string-value=" ">
            <text:p><text:s/></text:p>
          </table:table-cell>
          <table:table-cell table:style-name="ce20" table:formula="of:=IF(ISNUMBER([.BB53]);IF([.BB53]&gt;0;&quot; &quot;;ABS([.BB$3]));&quot; &quot;)" office:value-type="string" office:string-value=" ">
            <text:p><text:s/></text:p>
          </table:table-cell>
          <table:table-cell table:style-name="ce20" table:formula="of:=IF(ISNUMBER([.BC53]);IF([.BC53]&gt;0;&quot; &quot;;ABS([.BC$3]));&quot; &quot;)" office:value-type="string" office:string-value=" ">
            <text:p><text:s/></text:p>
          </table:table-cell>
          <table:table-cell table:style-name="ce20" table:formula="of:=IF(ISNUMBER([.BD53]);IF([.BD53]&gt;0;&quot; &quot;;ABS([.BD$3]));&quot; &quot;)" office:value-type="string" office:string-value=" ">
            <text:p><text:s/></text:p>
          </table:table-cell>
          <table:table-cell table:style-name="ce20" table:formula="of:=IF(ISNUMBER([.BE53]);IF([.BE53]&gt;0;&quot; &quot;;ABS([.BE$3]));&quot; &quot;)" office:value-type="string" office:string-value=" ">
            <text:p><text:s/></text:p>
          </table:table-cell>
          <table:table-cell table:style-name="ce20" table:formula="of:=IF(ISNUMBER([.BF53]);IF([.BF53]&gt;0;&quot; &quot;;ABS([.BF$3]));&quot; &quot;)" office:value-type="string" office:string-value=" ">
            <text:p><text:s/></text:p>
          </table:table-cell>
          <table:table-cell table:style-name="ce20" table:formula="of:=IF(ISNUMBER([.BG53]);IF([.BG53]&gt;0;&quot; &quot;;ABS([.BG$3]));&quot; &quot;)" office:value-type="string" office:string-value=" ">
            <text:p><text:s/></text:p>
          </table:table-cell>
          <table:table-cell table:style-name="ce20" table:formula="of:=IF(ISNUMBER([.BH53]);IF([.BH53]&gt;0;&quot; &quot;;ABS([.BH$3]));&quot; &quot;)" office:value-type="string" office:string-value=" ">
            <text:p><text:s/></text:p>
          </table:table-cell>
          <table:table-cell table:style-name="ce20" table:formula="of:=IF(ISNUMBER([.BI53]);IF([.BI53]&gt;0;&quot; &quot;;ABS([.BI$3]));&quot; &quot;)" office:value-type="float" office:value="20">
            <text:p>20</text:p>
          </table:table-cell>
          <table:table-cell table:style-name="ce20" table:formula="of:=IF(ISNUMBER([.BJ53]);IF([.BJ53]&gt;0;&quot; &quot;;ABS([.BJ$3]));&quot; &quot;)" office:value-type="string" office:string-value=" ">
            <text:p><text:s/></text:p>
          </table:table-cell>
          <table:table-cell table:style-name="ce20" table:formula="of:=IF(ISNUMBER([.BK53]);IF([.BK53]&gt;0;&quot; &quot;;ABS([.BK$3]));&quot; &quot;)" office:value-type="string" office:string-value=" ">
            <text:p><text:s/></text:p>
          </table:table-cell>
          <table:table-cell table:style-name="ce20" table:formula="of:=IF(ISNUMBER([.BL53]);IF([.BL53]&gt;0;&quot; &quot;;ABS([.BL$3]));&quot; &quot;)" office:value-type="string" office:string-value=" ">
            <text:p><text:s/></text:p>
          </table:table-cell>
          <table:table-cell table:style-name="ce20" table:formula="of:=IF(ISNUMBER([.BM53]);IF([.BM53]&gt;0;&quot; &quot;;ABS([.BM$3]));&quot; &quot;)" office:value-type="string" office:string-value=" ">
            <text:p><text:s/></text:p>
          </table:table-cell>
          <table:table-cell table:style-name="ce20" table:formula="of:=IF(ISNUMBER([.BN53]);IF([.BN53]&gt;0;&quot; &quot;;ABS([.BN$3]));&quot; &quot;)" office:value-type="string" office:string-value=" ">
            <text:p><text:s/></text:p>
          </table:table-cell>
          <table:table-cell table:style-name="ce20" table:formula="of:=IF(ISNUMBER([.BO53]);IF([.BO53]&gt;0;&quot; &quot;;ABS([.BO$3]));&quot; &quot;)" office:value-type="float" office:value="20">
            <text:p>20</text:p>
          </table:table-cell>
          <table:table-cell table:style-name="ce20" table:formula="of:=IF(ISNUMBER([.BP53]);IF([.BP53]&gt;0;&quot; &quot;;ABS([.BP$3]));&quot; &quot;)" office:value-type="string" office:string-value=" ">
            <text:p><text:s/></text:p>
          </table:table-cell>
          <table:table-cell table:style-name="ce20" table:formula="of:=IF(ISNUMBER([.BQ53]);IF([.BQ53]&gt;0;&quot; &quot;;ABS([.BQ$3]));&quot; &quot;)" office:value-type="string" office:string-value=" ">
            <text:p><text:s/></text:p>
          </table:table-cell>
          <table:table-cell table:style-name="ce20" table:formula="of:=IF(ISNUMBER([.BR53]);IF([.BR53]&gt;0;&quot; &quot;;ABS([.BR$3]));&quot; &quot;)" office:value-type="string" office:string-value=" ">
            <text:p><text:s/></text:p>
          </table:table-cell>
          <table:table-cell table:style-name="ce64" table:formula="of:=IF(ISNUMBER([.BS53]);IF([.BS53]&gt;0;&quot; &quot;;ABS([.BS$3]));&quot; &quot;)" office:value-type="string" office:string-value=" ">
            <text:p><text:s/></text:p>
          </table:table-cell>
          <table:table-cell table:style-name="ce64" table:formula="of:=IF(ISNUMBER([.BT53]);IF([.BT53]&gt;0;&quot; &quot;;ABS([.BT$3]));&quot; &quot;)" office:value-type="string" office:string-value=" ">
            <text:p><text:s/></text:p>
          </table:table-cell>
          <table:table-cell table:style-name="ce64" table:formula="of:=IF(ISNUMBER([.BU53]);IF([.BU53]&gt;0;&quot; &quot;;ABS([.BU$3]));&quot; &quot;)" office:value-type="string" office:string-value=" ">
            <text:p><text:s/></text:p>
          </table:table-cell>
          <table:table-cell table:style-name="ce64" table:formula="of:=IF(ISNUMBER([.BV53]);IF([.BV53]&gt;0;&quot; &quot;;ABS([.BV$3]));&quot; &quot;)" office:value-type="string" office:string-value=" ">
            <text:p><text:s/></text:p>
          </table:table-cell>
          <table:table-cell table:style-name="ce64" table:formula="of:=IF(ISNUMBER([.BW53]);IF([.BW53]&gt;0;&quot; &quot;;ABS([.BW$3]));&quot; &quot;)" office:value-type="string" office:string-value=" ">
            <text:p><text:s/></text:p>
          </table:table-cell>
          <table:table-cell table:style-name="ce64" table:formula="of:=IF(ISNUMBER([.BX53]);IF([.BX53]&gt;0;&quot; &quot;;ABS([.BX$3]));&quot; &quot;)" office:value-type="string" office:string-value=" ">
            <text:p><text:s/></text:p>
          </table:table-cell>
          <table:table-cell table:style-name="ce64" table:formula="of:=IF(ISNUMBER([.BY53]);IF([.BY53]&gt;0;&quot; &quot;;ABS([.BY$3]));&quot; &quot;)" office:value-type="string" office:string-value=" ">
            <text:p><text:s/></text:p>
          </table:table-cell>
          <table:table-cell table:style-name="ce73" table:formula="of:=IF(ISNUMBER([.BZ53]);IF([.BZ53]&gt;0;&quot; &quot;;ABS([.BZ$3]));&quot; &quot;)" office:value-type="string" office:string-value=" ">
            <text:p><text:s/></text:p>
          </table:table-cell>
          <table:table-cell table:style-name="ce73" table:formula="of:=IF(ISNUMBER([.CA53]);IF([.CA53]&gt;0;&quot; &quot;;ABS([.CA$3]));&quot; &quot;)" office:value-type="string" office:string-value=" ">
            <text:p><text:s/></text:p>
          </table:table-cell>
          <table:table-cell table:style-name="ce73" table:formula="of:=IF(ISNUMBER([.CB53]);IF([.CB53]&gt;0;&quot; &quot;;ABS([.CB$3]));&quot; &quot;)" office:value-type="string" office:string-value=" ">
            <text:p><text:s/></text:p>
          </table:table-cell>
          <table:table-cell table:style-name="ce73" table:formula="of:=IF(ISNUMBER([.CC53]);IF([.CC53]&gt;0;&quot; &quot;;ABS([.CC$3]));&quot; &quot;)" office:value-type="string" office:string-value=" ">
            <text:p><text:s/></text:p>
          </table:table-cell>
          <table:table-cell table:style-name="ce73" table:formula="of:=IF(ISNUMBER([.CD53]);IF([.CD53]&gt;0;&quot; &quot;;ABS([.CD$3]));&quot; &quot;)" office:value-type="string" office:string-value=" ">
            <text:p><text:s/></text:p>
          </table:table-cell>
          <table:table-cell table:style-name="ce73" table:formula="of:=IF(ISNUMBER([.CE53]);IF([.CE53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53]+[.CG54]" office:value-type="float" office:value="120">
            <text:p>120</text:p>
          </table:table-cell>
          <table:table-cell table:style-name="ce92" table:formula="of:=[.CH53]+[.CH54]" office:value-type="float" office:value="95">
            <text:p>95</text:p>
          </table:table-cell>
          <table:table-cell table:style-name="ce95" table:formula="of:=[.CG55]/[.CH55]" office:value-type="float" office:value="1.26315789473684">
            <text:p>1,26</text:p>
          </table:table-cell>
          <table:table-cell table:style-name="ce95" table:number-columns-repeated="937"/>
        </table:table-row>
        <table:table-row table:style-name="ro7">
          <table:table-cell table:style-name="ce12" office:value-type="string">
            <text:p>Anorithi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8" office:value-type="float" office:value="-1.1">
            <text:p>-1,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19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81" office:value-type="string">
            <text:p>At1</text:p>
          </table:table-cell>
          <table:table-cell table:style-name="ce88" table:formula="of:=SUMIF([.$B$3:.$CE$3];&quot;&gt;0&quot;;[.$B57:.$CE57])" office:value-type="float" office:value="80">
            <text:p>80</text:p>
          </table:table-cell>
          <table:table-cell table:style-name="ce91" table:formula="of:=SUMIF([.$B$3:.$CE$3];&quot;&lt;0&quot;;[.$B57:.$CE57])" office:value-type="float" office:value="40">
            <text:p>40</text:p>
          </table:table-cell>
          <table:table-cell table:style-name="ce94" table:formula="of:=[.CG56]/[.CH56]" office:value-type="float" office:value="2">
            <text:p>2</text:p>
          </table:table-cell>
          <table:table-cell table:style-name="ce94"/>
          <table:table-cell table:style-name="ce94" table:number-matrix-columns-spanned="1" table:number-matrix-rows-spanned="1" table:formula="of:=SUM(ABS([.B56:.CE56]))" office:value-type="float" office:value="12.8">
            <text:p>12,8</text:p>
          </table:table-cell>
          <table:table-cell table:style-name="ce94" table:number-columns-repeated="935"/>
        </table:table-row>
        <table:table-row table:style-name="ro7">
          <table:table-cell/>
          <table:table-cell table:style-name="ce20" table:formula="of:=IF(ISNUMBER([.B56]);IF([.B56]&gt;0;ABS([.B$3]);&quot; &quot;);&quot; &quot;)" office:value-type="string" office:string-value=" ">
            <text:p><text:s/></text:p>
          </table:table-cell>
          <table:table-cell table:style-name="ce20" table:formula="of:=IF(ISNUMBER([.C56]);IF([.C56]&gt;0;ABS([.C$3]);&quot; &quot;);&quot; &quot;)" office:value-type="string" office:string-value=" ">
            <text:p><text:s/></text:p>
          </table:table-cell>
          <table:table-cell table:style-name="ce20" table:formula="of:=IF(ISNUMBER([.D56]);IF([.D56]&gt;0;ABS([.D$3]);&quot; &quot;);&quot; &quot;)" office:value-type="string" office:string-value=" ">
            <text:p><text:s/></text:p>
          </table:table-cell>
          <table:table-cell table:style-name="ce20" table:formula="of:=IF(ISNUMBER([.E56]);IF([.E56]&gt;0;ABS([.E$3]);&quot; &quot;);&quot; &quot;)" office:value-type="string" office:string-value=" ">
            <text:p><text:s/></text:p>
          </table:table-cell>
          <table:table-cell table:style-name="ce20" table:formula="of:=IF(ISNUMBER([.F56]);IF([.F56]&gt;0;ABS([.F$3]);&quot; &quot;);&quot; &quot;)" office:value-type="string" office:string-value=" ">
            <text:p><text:s/></text:p>
          </table:table-cell>
          <table:table-cell table:style-name="ce20" table:formula="of:=IF(ISNUMBER([.G56]);IF([.G56]&gt;0;ABS([.G$3]);&quot; &quot;);&quot; &quot;)" office:value-type="string" office:string-value=" ">
            <text:p><text:s/></text:p>
          </table:table-cell>
          <table:table-cell table:style-name="ce20" table:formula="of:=IF(ISNUMBER([.H56]);IF([.H56]&gt;0;ABS([.H$3]);&quot; &quot;);&quot; &quot;)" office:value-type="string" office:string-value=" ">
            <text:p><text:s/></text:p>
          </table:table-cell>
          <table:table-cell table:style-name="ce20" table:formula="of:=IF(ISNUMBER([.I56]);IF([.I56]&gt;0;ABS([.I$3]);&quot; &quot;);&quot; &quot;)" office:value-type="string" office:string-value=" ">
            <text:p><text:s/></text:p>
          </table:table-cell>
          <table:table-cell table:style-name="ce20" table:formula="of:=IF(ISNUMBER([.J56]);IF([.J56]&gt;0;ABS([.J$3]);&quot; &quot;);&quot; &quot;)" office:value-type="string" office:string-value=" ">
            <text:p><text:s/></text:p>
          </table:table-cell>
          <table:table-cell table:style-name="ce20" table:formula="of:=IF(ISNUMBER([.K56]);IF([.K56]&gt;0;ABS([.K$3]);&quot; &quot;);&quot; &quot;)" office:value-type="string" office:string-value=" ">
            <text:p><text:s/></text:p>
          </table:table-cell>
          <table:table-cell table:style-name="ce20" table:formula="of:=IF(ISNUMBER([.L56]);IF([.L56]&gt;0;ABS([.L$3]);&quot; &quot;);&quot; &quot;)" office:value-type="string" office:string-value=" ">
            <text:p><text:s/></text:p>
          </table:table-cell>
          <table:table-cell table:style-name="ce20" table:formula="of:=IF(ISNUMBER([.M56]);IF([.M56]&gt;0;ABS([.M$3]);&quot; &quot;);&quot; &quot;)" office:value-type="string" office:string-value=" ">
            <text:p><text:s/></text:p>
          </table:table-cell>
          <table:table-cell table:style-name="ce20" table:formula="of:=IF(ISNUMBER([.N56]);IF([.N56]&gt;0;ABS([.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56]);IF([.R56]&gt;0;ABS([.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T56]);IF([.T56]&gt;0;ABS([.T$3]);&quot; &quot;);&quot; &quot;)" office:value-type="string" office:string-value=" ">
            <text:p><text:s/></text:p>
          </table:table-cell>
          <table:table-cell table:style-name="ce20" table:formula="of:=IF(ISNUMBER([.U56]);IF([.U56]&gt;0;ABS([.U$3]);&quot; &quot;);&quot; &quot;)" office:value-type="string" office:string-value=" ">
            <text:p><text:s/></text:p>
          </table:table-cell>
          <table:table-cell table:style-name="ce20" table:formula="of:=IF(ISNUMBER([.V56]);IF([.V56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56]);IF([.X56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56]);IF([.Z56]&gt;0;ABS([.Z$3]);&quot; &quot;);&quot; &quot;)" office:value-type="string" office:string-value=" ">
            <text:p><text:s/></text:p>
          </table:table-cell>
          <table:table-cell table:style-name="ce20" table:formula="of:=IF(ISNUMBER([.AA56]);IF([.AA56]&gt;0;ABS([.AA$3]);&quot; &quot;);&quot; &quot;)" office:value-type="string" office:string-value=" ">
            <text:p><text:s/></text:p>
          </table:table-cell>
          <table:table-cell table:style-name="ce20" table:formula="of:=IF(ISNUMBER([.AB56]);IF([.AB56]&gt;0;ABS([.AB$3]);&quot; &quot;);&quot; &quot;)" office:value-type="string" office:string-value=" ">
            <text:p><text:s/></text:p>
          </table:table-cell>
          <table:table-cell table:style-name="ce20" table:formula="of:=IF(ISNUMBER([.AC56]);IF([.AC56]&gt;0;ABS([.AC$3]);&quot; &quot;);&quot; &quot;)" office:value-type="string" office:string-value=" ">
            <text:p><text:s/></text:p>
          </table:table-cell>
          <table:table-cell table:style-name="ce20" table:formula="of:=IF(ISNUMBER([.AD56]);IF([.AD56]&gt;0;ABS([.AD$3]);&quot; &quot;);&quot; &quot;)" office:value-type="string" office:string-value=" ">
            <text:p><text:s/></text:p>
          </table:table-cell>
          <table:table-cell table:style-name="ce20" table:formula="of:=IF(ISNUMBER([.AE56]);IF([.AE56]&gt;0;ABS([.AE$3]);&quot; &quot;);&quot; &quot;)" office:value-type="string" office:string-value=" ">
            <text:p><text:s/></text:p>
          </table:table-cell>
          <table:table-cell table:style-name="ce20" table:formula="of:=IF(ISNUMBER([.AF56]);IF([.AF56]&gt;0;ABS([.AF$3]);&quot; &quot;);&quot; &quot;)" office:value-type="string" office:string-value=" ">
            <text:p><text:s/></text:p>
          </table:table-cell>
          <table:table-cell table:style-name="ce20" table:formula="of:=IF(ISNUMBER([.AG56]);IF([.AG56]&gt;0;ABS([.AG$3]);&quot; &quot;);&quot; &quot;)" office:value-type="string" office:string-value=" ">
            <text:p><text:s/></text:p>
          </table:table-cell>
          <table:table-cell table:style-name="ce20" table:formula="of:=IF(ISNUMBER([.AH56]);IF([.AH56]&gt;0;ABS([.AH$3]);&quot; &quot;);&quot; &quot;)" office:value-type="string" office:string-value=" ">
            <text:p><text:s/></text:p>
          </table:table-cell>
          <table:table-cell table:style-name="ce20" table:formula="of:=IF(ISNUMBER([.AI56]);IF([.AI56]&gt;0;ABS([.AI$3]);&quot; &quot;);&quot; &quot;)" office:value-type="string" office:string-value=" ">
            <text:p><text:s/></text:p>
          </table:table-cell>
          <table:table-cell table:style-name="ce20" table:formula="of:=IF(ISNUMBER([.AJ56]);IF([.AJ56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6]);IF([.AR56]&gt;0;ABS([.AR$3]);&quot; &quot;);&quot; &quot;)" office:value-type="string" office:string-value=" ">
            <text:p><text:s/></text:p>
          </table:table-cell>
          <table:table-cell table:style-name="ce20" table:formula="of:=IF(ISNUMBER([.AS56]);IF([.AS56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6]);IF([.AU56]&gt;0;ABS([.AU$3]);&quot; &quot;);&quot; &quot;)" office:value-type="string" office:string-value=" ">
            <text:p><text:s/></text:p>
          </table:table-cell>
          <table:table-cell table:style-name="ce20" table:formula="of:=IF(ISNUMBER([.AV56]);IF([.AV56]&gt;0;ABS([.AV$3]);&quot; &quot;);&quot; &quot;)" office:value-type="string" office:string-value=" ">
            <text:p><text:s/></text:p>
          </table:table-cell>
          <table:table-cell table:style-name="ce20" table:formula="of:=IF(ISNUMBER([.AW56]);IF([.AW56]&gt;0;ABS([.AW$3]);&quot; &quot;);&quot; &quot;)" office:value-type="string" office:string-value=" ">
            <text:p><text:s/></text:p>
          </table:table-cell>
          <table:table-cell table:style-name="ce20" table:formula="of:=IF(ISNUMBER([.AX56]);IF([.AX56]&gt;0;ABS([.AX$3]);&quot; &quot;);&quot; &quot;)" office:value-type="string" office:string-value=" ">
            <text:p><text:s/></text:p>
          </table:table-cell>
          <table:table-cell table:style-name="ce20" table:formula="of:=IF(ISNUMBER([.AY56]);IF([.AY56]&gt;0;ABS([.AY$3]);&quot; &quot;);&quot; &quot;)" office:value-type="string" office:string-value=" ">
            <text:p><text:s/></text:p>
          </table:table-cell>
          <table:table-cell table:style-name="ce20" table:formula="of:=IF(ISNUMBER([.AZ56]);IF([.AZ56]&gt;0;ABS([.AZ$3]);&quot; &quot;);&quot; &quot;)" office:value-type="string" office:string-value=" ">
            <text:p><text:s/></text:p>
          </table:table-cell>
          <table:table-cell table:style-name="ce20" table:formula="of:=IF(ISNUMBER([.BA56]);IF([.BA56]&gt;0;ABS([.BA$3]);&quot; &quot;);&quot; &quot;)" office:value-type="string" office:string-value=" ">
            <text:p><text:s/></text:p>
          </table:table-cell>
          <table:table-cell table:style-name="ce20" table:formula="of:=IF(ISNUMBER([.BB56]);IF([.BB56]&gt;0;ABS([.BB$3]);&quot; &quot;);&quot; &quot;)" office:value-type="string" office:string-value=" ">
            <text:p><text:s/></text:p>
          </table:table-cell>
          <table:table-cell table:style-name="ce20" table:formula="of:=IF(ISNUMBER([.BC56]);IF([.BC56]&gt;0;ABS([.BC$3]);&quot; &quot;);&quot; &quot;)" office:value-type="string" office:string-value=" ">
            <text:p><text:s/></text:p>
          </table:table-cell>
          <table:table-cell table:style-name="ce20" table:formula="of:=IF(ISNUMBER([.BD56]);IF([.BD56]&gt;0;ABS([.BD$3]);&quot; &quot;);&quot; &quot;)" office:value-type="string" office:string-value=" ">
            <text:p><text:s/></text:p>
          </table:table-cell>
          <table:table-cell table:style-name="ce20" table:formula="of:=IF(ISNUMBER([.BE56]);IF([.BE56]&gt;0;ABS([.BE$3]);&quot; &quot;);&quot; &quot;)" office:value-type="string" office:string-value=" ">
            <text:p><text:s/></text:p>
          </table:table-cell>
          <table:table-cell table:style-name="ce20" table:formula="of:=IF(ISNUMBER([.BF56]);IF([.BF56]&gt;0;ABS([.BF$3]);&quot; &quot;);&quot; &quot;)" office:value-type="string" office:string-value=" ">
            <text:p><text:s/></text:p>
          </table:table-cell>
          <table:table-cell table:style-name="ce20" table:formula="of:=IF(ISNUMBER([.BG56]);IF([.BG56]&gt;0;ABS([.BG$3]);&quot; &quot;);&quot; &quot;)" office:value-type="string" office:string-value=" ">
            <text:p><text:s/></text:p>
          </table:table-cell>
          <table:table-cell table:style-name="ce20" table:formula="of:=IF(ISNUMBER([.BH56]);IF([.BH56]&gt;0;ABS([.BH$3]);&quot; &quot;);&quot; &quot;)" office:value-type="float" office:value="20">
            <text:p>20</text:p>
          </table:table-cell>
          <table:table-cell table:style-name="ce20" table:formula="of:=IF(ISNUMBER([.BI56]);IF([.BI56]&gt;0;ABS([.BI$3]);&quot; &quot;);&quot; &quot;)" office:value-type="string" office:string-value=" ">
            <text:p><text:s/></text:p>
          </table:table-cell>
          <table:table-cell table:style-name="ce20" table:formula="of:=IF(ISNUMBER([.BJ56]);IF([.BJ56]&gt;0;ABS([.BJ$3]);&quot; &quot;);&quot; &quot;)" office:value-type="string" office:string-value=" ">
            <text:p><text:s/></text:p>
          </table:table-cell>
          <table:table-cell table:style-name="ce20" table:formula="of:=IF(ISNUMBER([.BK56]);IF([.BK56]&gt;0;ABS([.BK$3]);&quot; &quot;);&quot; &quot;)" office:value-type="float" office:value="20">
            <text:p>20</text:p>
          </table:table-cell>
          <table:table-cell table:style-name="ce20" table:formula="of:=IF(ISNUMBER([.BL56]);IF([.BL56]&gt;0;ABS([.BL$3]);&quot; &quot;);&quot; &quot;)" office:value-type="string" office:string-value=" ">
            <text:p><text:s/></text:p>
          </table:table-cell>
          <table:table-cell table:style-name="ce20" table:formula="of:=IF(ISNUMBER([.BM56]);IF([.BM56]&gt;0;ABS([.BM$3]);&quot; &quot;);&quot; &quot;)" office:value-type="float" office:value="20">
            <text:p>20</text:p>
          </table:table-cell>
          <table:table-cell table:style-name="ce20" table:formula="of:=IF(ISNUMBER([.BN56]);IF([.BN56]&gt;0;ABS([.BN$3]);&quot; &quot;);&quot; &quot;)" office:value-type="float" office:value="20">
            <text:p>20</text:p>
          </table:table-cell>
          <table:table-cell table:style-name="ce20" table:formula="of:=IF(ISNUMBER([.BO56]);IF([.BO56]&gt;0;ABS([.BO$3]);&quot; &quot;);&quot; &quot;)" office:value-type="string" office:string-value=" ">
            <text:p><text:s/></text:p>
          </table:table-cell>
          <table:table-cell table:style-name="ce20" table:formula="of:=IF(ISNUMBER([.BP56]);IF([.BP56]&gt;0;ABS([.BP$3]);&quot; &quot;);&quot; &quot;)" office:value-type="string" office:string-value=" ">
            <text:p><text:s/></text:p>
          </table:table-cell>
          <table:table-cell table:style-name="ce20" table:formula="of:=IF(ISNUMBER([.BQ56]);IF([.BQ56]&gt;0;ABS([.BQ$3]);&quot; &quot;);&quot; &quot;)" office:value-type="float" office:value="20">
            <text:p>20</text:p>
          </table:table-cell>
          <table:table-cell table:style-name="ce20" table:formula="of:=IF(ISNUMBER([.BR56]);IF([.BR56]&gt;0;ABS([.BR$3]);&quot; &quot;);&quot; &quot;)" office:value-type="float" office:value="20">
            <text:p>20</text:p>
          </table:table-cell>
          <table:table-cell table:style-name="ce64" table:formula="of:=IF(ISNUMBER([.BS56]);IF([.BS56]&gt;0;ABS([.BS$3]);&quot; &quot;);&quot; &quot;)" office:value-type="string" office:string-value=" ">
            <text:p><text:s/></text:p>
          </table:table-cell>
          <table:table-cell table:style-name="ce64" table:formula="of:=IF(ISNUMBER([.BT56]);IF([.BT56]&gt;0;ABS([.BT$3]);&quot; &quot;);&quot; &quot;)" office:value-type="string" office:string-value=" ">
            <text:p><text:s/></text:p>
          </table:table-cell>
          <table:table-cell table:style-name="ce64" table:formula="of:=IF(ISNUMBER([.BU56]);IF([.BU56]&gt;0;ABS([.BU$3]);&quot; &quot;);&quot; &quot;)" office:value-type="string" office:string-value=" ">
            <text:p><text:s/></text:p>
          </table:table-cell>
          <table:table-cell table:style-name="ce64" table:formula="of:=IF(ISNUMBER([.BV56]);IF([.BV56]&gt;0;ABS([.BV$3]);&quot; &quot;);&quot; &quot;)" office:value-type="string" office:string-value=" ">
            <text:p><text:s/></text:p>
          </table:table-cell>
          <table:table-cell table:style-name="ce64" table:formula="of:=IF(ISNUMBER([.BW56]);IF([.BW56]&gt;0;ABS([.BW$3]);&quot; &quot;);&quot; &quot;)" office:value-type="string" office:string-value=" ">
            <text:p><text:s/></text:p>
          </table:table-cell>
          <table:table-cell table:style-name="ce64" table:formula="of:=IF(ISNUMBER([.BX56]);IF([.BX56]&gt;0;ABS([.BX$3]);&quot; &quot;);&quot; &quot;)" office:value-type="string" office:string-value=" ">
            <text:p><text:s/></text:p>
          </table:table-cell>
          <table:table-cell table:style-name="ce64" table:formula="of:=IF(ISNUMBER([.BY56]);IF([.BY56]&gt;0;ABS([.BY$3]);&quot; &quot;);&quot; &quot;)" office:value-type="string" office:string-value=" ">
            <text:p><text:s/></text:p>
          </table:table-cell>
          <table:table-cell table:style-name="ce73" table:formula="of:=IF(ISNUMBER([.BZ56]);IF([.BZ56]&gt;0;ABS([.BZ$3]);&quot; &quot;);&quot; &quot;)" office:value-type="string" office:string-value=" ">
            <text:p><text:s/></text:p>
          </table:table-cell>
          <table:table-cell table:style-name="ce73" table:formula="of:=IF(ISNUMBER([.CA56]);IF([.CA56]&gt;0;ABS([.CA$3]);&quot; &quot;);&quot; &quot;)" office:value-type="string" office:string-value=" ">
            <text:p><text:s/></text:p>
          </table:table-cell>
          <table:table-cell table:style-name="ce73" table:formula="of:=IF(ISNUMBER([.CB56]);IF([.CB56]&gt;0;ABS([.CB$3]);&quot; &quot;);&quot; &quot;)" office:value-type="string" office:string-value=" ">
            <text:p><text:s/></text:p>
          </table:table-cell>
          <table:table-cell table:style-name="ce73" table:formula="of:=IF(ISNUMBER([.CC56]);IF([.CC56]&gt;0;ABS([.CC$3]);&quot; &quot;);&quot; &quot;)" office:value-type="string" office:string-value=" ">
            <text:p><text:s/></text:p>
          </table:table-cell>
          <table:table-cell table:style-name="ce73" table:formula="of:=IF(ISNUMBER([.CD56]);IF([.CD56]&gt;0;ABS([.CD$3]);&quot; &quot;);&quot; &quot;)" office:value-type="string" office:string-value=" ">
            <text:p><text:s/></text:p>
          </table:table-cell>
          <table:table-cell table:style-name="ce73" table:formula="of:=IF(ISNUMBER([.CE56]);IF([.CE56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58:.$CE58])" office:value-type="float" office:value="40">
            <text:p>40</text:p>
          </table:table-cell>
          <table:table-cell table:style-name="ce91" table:formula="of:=SUMIF([.$B$3:.$CE$3];&quot;&lt;0&quot;;[.$B58:.$CE58])" office:value-type="float" office:value="40">
            <text:p>40</text:p>
          </table:table-cell>
          <table:table-cell table:style-name="ce95" table:formula="of:=[.CG57]/[.CH57]" office:value-type="float" office:value="1">
            <text:p>1</text:p>
          </table:table-cell>
          <table:table-cell table:style-name="ce95" table:number-columns-repeated="2"/>
          <table:table-cell table:number-columns-repeated="935"/>
        </table:table-row>
        <table:table-row table:style-name="ro7">
          <table:table-cell/>
          <table:table-cell table:style-name="ce20" table:formula="of:=IF(ISNUMBER([.B56]);IF([.B56]&gt;0;&quot; &quot;;ABS([.B$3]));&quot; &quot;)" office:value-type="string" office:string-value=" ">
            <text:p><text:s/></text:p>
          </table:table-cell>
          <table:table-cell table:style-name="ce20" table:formula="of:=IF(ISNUMBER([.C56]);IF([.C56]&gt;0;&quot; &quot;;ABS([.C$3]));&quot; &quot;)" office:value-type="string" office:string-value=" ">
            <text:p><text:s/></text:p>
          </table:table-cell>
          <table:table-cell table:style-name="ce20" table:formula="of:=IF(ISNUMBER([.D56]);IF([.D56]&gt;0;&quot; &quot;;ABS([.D$3]));&quot; &quot;)" office:value-type="string" office:string-value=" ">
            <text:p><text:s/></text:p>
          </table:table-cell>
          <table:table-cell table:style-name="ce20" table:formula="of:=IF(ISNUMBER([.E56]);IF([.E56]&gt;0;&quot; &quot;;ABS([.E$3]));&quot; &quot;)" office:value-type="string" office:string-value=" ">
            <text:p><text:s/></text:p>
          </table:table-cell>
          <table:table-cell table:style-name="ce20" table:formula="of:=IF(ISNUMBER([.F56]);IF([.F56]&gt;0;&quot; &quot;;ABS([.F$3]));&quot; &quot;)" office:value-type="string" office:string-value=" ">
            <text:p><text:s/></text:p>
          </table:table-cell>
          <table:table-cell table:style-name="ce20" table:formula="of:=IF(ISNUMBER([.G56]);IF([.G56]&gt;0;&quot; &quot;;ABS([.G$3]));&quot; &quot;)" office:value-type="string" office:string-value=" ">
            <text:p><text:s/></text:p>
          </table:table-cell>
          <table:table-cell table:style-name="ce20" table:formula="of:=IF(ISNUMBER([.H56]);IF([.H56]&gt;0;&quot; &quot;;ABS([.H$3]));&quot; &quot;)" office:value-type="string" office:string-value=" ">
            <text:p><text:s/></text:p>
          </table:table-cell>
          <table:table-cell table:style-name="ce20" table:formula="of:=IF(ISNUMBER([.I56]);IF([.I56]&gt;0;&quot; &quot;;ABS([.I$3]));&quot; &quot;)" office:value-type="string" office:string-value=" ">
            <text:p><text:s/></text:p>
          </table:table-cell>
          <table:table-cell table:style-name="ce20" table:formula="of:=IF(ISNUMBER([.J56]);IF([.J56]&gt;0;&quot; &quot;;ABS([.J$3]));&quot; &quot;)" office:value-type="string" office:string-value=" ">
            <text:p><text:s/></text:p>
          </table:table-cell>
          <table:table-cell table:style-name="ce20" table:formula="of:=IF(ISNUMBER([.K56]);IF([.K56]&gt;0;&quot; &quot;;ABS([.K$3]));&quot; &quot;)" office:value-type="string" office:string-value=" ">
            <text:p><text:s/></text:p>
          </table:table-cell>
          <table:table-cell table:style-name="ce20" table:formula="of:=IF(ISNUMBER([.L56]);IF([.L56]&gt;0;&quot; &quot;;ABS([.L$3]));&quot; &quot;)" office:value-type="string" office:string-value=" ">
            <text:p><text:s/></text:p>
          </table:table-cell>
          <table:table-cell table:style-name="ce20" table:formula="of:=IF(ISNUMBER([.M56]);IF([.M56]&gt;0;&quot; &quot;;ABS([.M$3]));&quot; &quot;)" office:value-type="string" office:string-value=" ">
            <text:p><text:s/></text:p>
          </table:table-cell>
          <table:table-cell table:style-name="ce20" table:formula="of:=IF(ISNUMBER([.N56]);IF([.N56]&gt;0;&quot; &quot;;ABS([.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56]);IF([.R56]&gt;0;&quot; &quot;;ABS([.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T56]);IF([.T56]&gt;0;&quot; &quot;;ABS([.T$3]));&quot; &quot;)" office:value-type="string" office:string-value=" ">
            <text:p><text:s/></text:p>
          </table:table-cell>
          <table:table-cell table:style-name="ce20" table:formula="of:=IF(ISNUMBER([.U56]);IF([.U56]&gt;0;&quot; &quot;;ABS([.U$3]));&quot; &quot;)" office:value-type="string" office:string-value=" ">
            <text:p><text:s/></text:p>
          </table:table-cell>
          <table:table-cell table:style-name="ce20" table:formula="of:=IF(ISNUMBER([.V56]);IF([.V56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56]);IF([.X56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56]);IF([.Z56]&gt;0;&quot; &quot;;ABS([.Z$3]));&quot; &quot;)" office:value-type="string" office:string-value=" ">
            <text:p><text:s/></text:p>
          </table:table-cell>
          <table:table-cell table:style-name="ce20" table:formula="of:=IF(ISNUMBER([.AA56]);IF([.AA56]&gt;0;&quot; &quot;;ABS([.AA$3]));&quot; &quot;)" office:value-type="string" office:string-value=" ">
            <text:p><text:s/></text:p>
          </table:table-cell>
          <table:table-cell table:style-name="ce20" table:formula="of:=IF(ISNUMBER([.AB56]);IF([.AB56]&gt;0;&quot; &quot;;ABS([.AB$3]));&quot; &quot;)" office:value-type="string" office:string-value=" ">
            <text:p><text:s/></text:p>
          </table:table-cell>
          <table:table-cell table:style-name="ce20" table:formula="of:=IF(ISNUMBER([.AC56]);IF([.AC56]&gt;0;&quot; &quot;;ABS([.AC$3]));&quot; &quot;)" office:value-type="string" office:string-value=" ">
            <text:p><text:s/></text:p>
          </table:table-cell>
          <table:table-cell table:style-name="ce20" table:formula="of:=IF(ISNUMBER([.AD56]);IF([.AD56]&gt;0;&quot; &quot;;ABS([.AD$3]));&quot; &quot;)" office:value-type="string" office:string-value=" ">
            <text:p><text:s/></text:p>
          </table:table-cell>
          <table:table-cell table:style-name="ce20" table:formula="of:=IF(ISNUMBER([.AE56]);IF([.AE56]&gt;0;&quot; &quot;;ABS([.AE$3]));&quot; &quot;)" office:value-type="string" office:string-value=" ">
            <text:p><text:s/></text:p>
          </table:table-cell>
          <table:table-cell table:style-name="ce20" table:formula="of:=IF(ISNUMBER([.AF56]);IF([.AF56]&gt;0;&quot; &quot;;ABS([.AF$3]));&quot; &quot;)" office:value-type="string" office:string-value=" ">
            <text:p><text:s/></text:p>
          </table:table-cell>
          <table:table-cell table:style-name="ce20" table:formula="of:=IF(ISNUMBER([.AG56]);IF([.AG56]&gt;0;&quot; &quot;;ABS([.AG$3]));&quot; &quot;)" office:value-type="string" office:string-value=" ">
            <text:p><text:s/></text:p>
          </table:table-cell>
          <table:table-cell table:style-name="ce20" table:formula="of:=IF(ISNUMBER([.AH56]);IF([.AH56]&gt;0;&quot; &quot;;ABS([.AH$3]));&quot; &quot;)" office:value-type="string" office:string-value=" ">
            <text:p><text:s/></text:p>
          </table:table-cell>
          <table:table-cell table:style-name="ce20" table:formula="of:=IF(ISNUMBER([.AI56]);IF([.AI56]&gt;0;&quot; &quot;;ABS([.AI$3]));&quot; &quot;)" office:value-type="string" office:string-value=" ">
            <text:p><text:s/></text:p>
          </table:table-cell>
          <table:table-cell table:style-name="ce20" table:formula="of:=IF(ISNUMBER([.AJ56]);IF([.AJ56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56]);IF([.AR56]&gt;0;&quot; &quot;;ABS([.AR$3]));&quot; &quot;)" office:value-type="string" office:string-value=" ">
            <text:p><text:s/></text:p>
          </table:table-cell>
          <table:table-cell table:style-name="ce20" table:formula="of:=IF(ISNUMBER([.AS56]);IF([.AS56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56]);IF([.AU56]&gt;0;&quot; &quot;;ABS([.AU$3]));&quot; &quot;)" office:value-type="float" office:value="20">
            <text:p>20</text:p>
          </table:table-cell>
          <table:table-cell table:style-name="ce20" table:formula="of:=IF(ISNUMBER([.AV56]);IF([.AV56]&gt;0;&quot; &quot;;ABS([.AV$3]));&quot; &quot;)" office:value-type="string" office:string-value=" ">
            <text:p><text:s/></text:p>
          </table:table-cell>
          <table:table-cell table:style-name="ce20" table:formula="of:=IF(ISNUMBER([.AW56]);IF([.AW56]&gt;0;&quot; &quot;;ABS([.AW$3]));&quot; &quot;)" office:value-type="string" office:string-value=" ">
            <text:p><text:s/></text:p>
          </table:table-cell>
          <table:table-cell table:style-name="ce20" table:formula="of:=IF(ISNUMBER([.AX56]);IF([.AX56]&gt;0;&quot; &quot;;ABS([.AX$3]));&quot; &quot;)" office:value-type="string" office:string-value=" ">
            <text:p><text:s/></text:p>
          </table:table-cell>
          <table:table-cell table:style-name="ce20" table:formula="of:=IF(ISNUMBER([.AY56]);IF([.AY56]&gt;0;&quot; &quot;;ABS([.AY$3]));&quot; &quot;)" office:value-type="string" office:string-value=" ">
            <text:p><text:s/></text:p>
          </table:table-cell>
          <table:table-cell table:style-name="ce20" table:formula="of:=IF(ISNUMBER([.AZ56]);IF([.AZ56]&gt;0;&quot; &quot;;ABS([.AZ$3]));&quot; &quot;)" office:value-type="string" office:string-value=" ">
            <text:p><text:s/></text:p>
          </table:table-cell>
          <table:table-cell table:style-name="ce20" table:formula="of:=IF(ISNUMBER([.BA56]);IF([.BA56]&gt;0;&quot; &quot;;ABS([.BA$3]));&quot; &quot;)" office:value-type="string" office:string-value=" ">
            <text:p><text:s/></text:p>
          </table:table-cell>
          <table:table-cell table:style-name="ce20" table:formula="of:=IF(ISNUMBER([.BB56]);IF([.BB56]&gt;0;&quot; &quot;;ABS([.BB$3]));&quot; &quot;)" office:value-type="string" office:string-value=" ">
            <text:p><text:s/></text:p>
          </table:table-cell>
          <table:table-cell table:style-name="ce20" table:formula="of:=IF(ISNUMBER([.BC56]);IF([.BC56]&gt;0;&quot; &quot;;ABS([.BC$3]));&quot; &quot;)" office:value-type="string" office:string-value=" ">
            <text:p><text:s/></text:p>
          </table:table-cell>
          <table:table-cell table:style-name="ce20" table:formula="of:=IF(ISNUMBER([.BD56]);IF([.BD56]&gt;0;&quot; &quot;;ABS([.BD$3]));&quot; &quot;)" office:value-type="string" office:string-value=" ">
            <text:p><text:s/></text:p>
          </table:table-cell>
          <table:table-cell table:style-name="ce20" table:formula="of:=IF(ISNUMBER([.BE56]);IF([.BE56]&gt;0;&quot; &quot;;ABS([.BE$3]));&quot; &quot;)" office:value-type="string" office:string-value=" ">
            <text:p><text:s/></text:p>
          </table:table-cell>
          <table:table-cell table:style-name="ce20" table:formula="of:=IF(ISNUMBER([.BF56]);IF([.BF56]&gt;0;&quot; &quot;;ABS([.BF$3]));&quot; &quot;)" office:value-type="string" office:string-value=" ">
            <text:p><text:s/></text:p>
          </table:table-cell>
          <table:table-cell table:style-name="ce20" table:formula="of:=IF(ISNUMBER([.BG56]);IF([.BG56]&gt;0;&quot; &quot;;ABS([.BG$3]));&quot; &quot;)" office:value-type="string" office:string-value=" ">
            <text:p><text:s/></text:p>
          </table:table-cell>
          <table:table-cell table:style-name="ce20" table:formula="of:=IF(ISNUMBER([.BH56]);IF([.BH56]&gt;0;&quot; &quot;;ABS([.BH$3]));&quot; &quot;)" office:value-type="string" office:string-value=" ">
            <text:p><text:s/></text:p>
          </table:table-cell>
          <table:table-cell table:style-name="ce20" table:formula="of:=IF(ISNUMBER([.BI56]);IF([.BI56]&gt;0;&quot; &quot;;ABS([.BI$3]));&quot; &quot;)" office:value-type="float" office:value="20">
            <text:p>20</text:p>
          </table:table-cell>
          <table:table-cell table:style-name="ce20" table:formula="of:=IF(ISNUMBER([.BJ56]);IF([.BJ56]&gt;0;&quot; &quot;;ABS([.BJ$3]));&quot; &quot;)" office:value-type="string" office:string-value=" ">
            <text:p><text:s/></text:p>
          </table:table-cell>
          <table:table-cell table:style-name="ce20" table:formula="of:=IF(ISNUMBER([.BK56]);IF([.BK56]&gt;0;&quot; &quot;;ABS([.BK$3]));&quot; &quot;)" office:value-type="string" office:string-value=" ">
            <text:p><text:s/></text:p>
          </table:table-cell>
          <table:table-cell table:style-name="ce20" table:formula="of:=IF(ISNUMBER([.BL56]);IF([.BL56]&gt;0;&quot; &quot;;ABS([.BL$3]));&quot; &quot;)" office:value-type="float" office:value="20">
            <text:p>20</text:p>
          </table:table-cell>
          <table:table-cell table:style-name="ce20" table:formula="of:=IF(ISNUMBER([.BM56]);IF([.BM56]&gt;0;&quot; &quot;;ABS([.BM$3]));&quot; &quot;)" office:value-type="string" office:string-value=" ">
            <text:p><text:s/></text:p>
          </table:table-cell>
          <table:table-cell table:style-name="ce20" table:formula="of:=IF(ISNUMBER([.BN56]);IF([.BN56]&gt;0;&quot; &quot;;ABS([.BN$3]));&quot; &quot;)" office:value-type="string" office:string-value=" ">
            <text:p><text:s/></text:p>
          </table:table-cell>
          <table:table-cell table:style-name="ce20" table:formula="of:=IF(ISNUMBER([.BO56]);IF([.BO56]&gt;0;&quot; &quot;;ABS([.BO$3]));&quot; &quot;)" office:value-type="string" office:string-value=" ">
            <text:p><text:s/></text:p>
          </table:table-cell>
          <table:table-cell table:style-name="ce20" table:formula="of:=IF(ISNUMBER([.BP56]);IF([.BP56]&gt;0;&quot; &quot;;ABS([.BP$3]));&quot; &quot;)" office:value-type="float" office:value="20">
            <text:p>20</text:p>
          </table:table-cell>
          <table:table-cell table:style-name="ce20" table:formula="of:=IF(ISNUMBER([.BQ56]);IF([.BQ56]&gt;0;&quot; &quot;;ABS([.BQ$3]));&quot; &quot;)" office:value-type="string" office:string-value=" ">
            <text:p><text:s/></text:p>
          </table:table-cell>
          <table:table-cell table:style-name="ce20" table:formula="of:=IF(ISNUMBER([.BR56]);IF([.BR56]&gt;0;&quot; &quot;;ABS([.BR$3]));&quot; &quot;)" office:value-type="string" office:string-value=" ">
            <text:p><text:s/></text:p>
          </table:table-cell>
          <table:table-cell table:style-name="ce64" table:formula="of:=IF(ISNUMBER([.BS56]);IF([.BS56]&gt;0;&quot; &quot;;ABS([.BS$3]));&quot; &quot;)" office:value-type="string" office:string-value=" ">
            <text:p><text:s/></text:p>
          </table:table-cell>
          <table:table-cell table:style-name="ce64" table:formula="of:=IF(ISNUMBER([.BT56]);IF([.BT56]&gt;0;&quot; &quot;;ABS([.BT$3]));&quot; &quot;)" office:value-type="string" office:string-value=" ">
            <text:p><text:s/></text:p>
          </table:table-cell>
          <table:table-cell table:style-name="ce64" table:formula="of:=IF(ISNUMBER([.BU56]);IF([.BU56]&gt;0;&quot; &quot;;ABS([.BU$3]));&quot; &quot;)" office:value-type="string" office:string-value=" ">
            <text:p><text:s/></text:p>
          </table:table-cell>
          <table:table-cell table:style-name="ce64" table:formula="of:=IF(ISNUMBER([.BV56]);IF([.BV56]&gt;0;&quot; &quot;;ABS([.BV$3]));&quot; &quot;)" office:value-type="string" office:string-value=" ">
            <text:p><text:s/></text:p>
          </table:table-cell>
          <table:table-cell table:style-name="ce64" table:formula="of:=IF(ISNUMBER([.BW56]);IF([.BW56]&gt;0;&quot; &quot;;ABS([.BW$3]));&quot; &quot;)" office:value-type="string" office:string-value=" ">
            <text:p><text:s/></text:p>
          </table:table-cell>
          <table:table-cell table:style-name="ce64" table:formula="of:=IF(ISNUMBER([.BX56]);IF([.BX56]&gt;0;&quot; &quot;;ABS([.BX$3]));&quot; &quot;)" office:value-type="string" office:string-value=" ">
            <text:p><text:s/></text:p>
          </table:table-cell>
          <table:table-cell table:style-name="ce64" table:formula="of:=IF(ISNUMBER([.BY56]);IF([.BY56]&gt;0;&quot; &quot;;ABS([.BY$3]));&quot; &quot;)" office:value-type="string" office:string-value=" ">
            <text:p><text:s/></text:p>
          </table:table-cell>
          <table:table-cell table:style-name="ce73" table:formula="of:=IF(ISNUMBER([.BZ56]);IF([.BZ56]&gt;0;&quot; &quot;;ABS([.BZ$3]));&quot; &quot;)" office:value-type="string" office:string-value=" ">
            <text:p><text:s/></text:p>
          </table:table-cell>
          <table:table-cell table:style-name="ce73" table:formula="of:=IF(ISNUMBER([.CA56]);IF([.CA56]&gt;0;&quot; &quot;;ABS([.CA$3]));&quot; &quot;)" office:value-type="string" office:string-value=" ">
            <text:p><text:s/></text:p>
          </table:table-cell>
          <table:table-cell table:style-name="ce73" table:formula="of:=IF(ISNUMBER([.CB56]);IF([.CB56]&gt;0;&quot; &quot;;ABS([.CB$3]));&quot; &quot;)" office:value-type="string" office:string-value=" ">
            <text:p><text:s/></text:p>
          </table:table-cell>
          <table:table-cell table:style-name="ce73" table:formula="of:=IF(ISNUMBER([.CC56]);IF([.CC56]&gt;0;&quot; &quot;;ABS([.CC$3]));&quot; &quot;)" office:value-type="string" office:string-value=" ">
            <text:p><text:s/></text:p>
          </table:table-cell>
          <table:table-cell table:style-name="ce73" table:formula="of:=IF(ISNUMBER([.CD56]);IF([.CD56]&gt;0;&quot; &quot;;ABS([.CD$3]));&quot; &quot;)" office:value-type="string" office:string-value=" ">
            <text:p><text:s/></text:p>
          </table:table-cell>
          <table:table-cell table:style-name="ce73" table:formula="of:=IF(ISNUMBER([.CE56]);IF([.CE56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56]+[.CG57]" office:value-type="float" office:value="120">
            <text:p>120</text:p>
          </table:table-cell>
          <table:table-cell table:style-name="ce92" table:formula="of:=[.CH56]+[.CH57]" office:value-type="float" office:value="80">
            <text:p>80</text:p>
          </table:table-cell>
          <table:table-cell table:style-name="ce95" table:formula="of:=[.CG58]/[.CH58]" office:value-type="float" office:value="1.5">
            <text:p>1,5</text:p>
          </table:table-cell>
          <table:table-cell table:style-name="ce95" table:number-columns-repeated="937"/>
        </table:table-row>
        <table:table-row table:style-name="ro5" table:number-rows-repeated="3">
          <table:table-cell table:number-columns-repeated="88"/>
          <table:table-cell table:style-name="ce95"/>
          <table:table-cell table:number-columns-repeated="935"/>
        </table:table-row>
        <table:table-row table:style-name="ro5">
          <table:table-cell table:style-name="ce12" office:value-type="string">
            <text:p>Reav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8" office:value-type="float" office:value="-1.1">
            <text:p>-1,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 table:number-columns-repeated="3"/>
          <table:table-cell table:style-name="ce23"/>
          <table:table-cell table:style-name="ce66" office:value-type="float" office:value="1.3">
            <text:p>1,3</text:p>
          </table:table-cell>
          <table:table-cell table:style-name="ce66" office:value-type="float" office:value="1.3">
            <text:p>1,3</text:p>
          </table:table-cell>
          <table:table-cell table:style-name="ce66" office:value-type="float" office:value="-1.3">
            <text:p>-1,3</text:p>
          </table:table-cell>
          <table:table-cell table:style-name="ce66" office:value-type="float" office:value="-1.3">
            <text:p>-1,3</text:p>
          </table:table-cell>
          <table:table-cell table:style-name="ce66" office:value-type="float" office:value="1.3">
            <text:p>1,3</text:p>
          </table:table-cell>
          <table:table-cell table:style-name="ce66" office:value-type="float" office:value="1.3">
            <text:p>1,3</text:p>
          </table:table-cell>
          <table:table-cell table:style-name="ce66" office:value-type="float" office:value="1.3">
            <text:p>1,3</text:p>
          </table:table-cell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81" office:value-type="string">
            <text:p>At1</text:p>
          </table:table-cell>
          <table:table-cell table:style-name="ce88" table:formula="of:=SUMIF([.$B$3:.$CE$3];&quot;&gt;0&quot;;[.$B63:.$CE63])" office:value-type="float" office:value="80">
            <text:p>80</text:p>
          </table:table-cell>
          <table:table-cell table:style-name="ce91" table:formula="of:=SUMIF([.$B$3:.$CE$3];&quot;&lt;0&quot;;[.$B63:.$CE63])" office:value-type="float" office:value="55">
            <text:p>55</text:p>
          </table:table-cell>
          <table:table-cell table:style-name="ce94" table:formula="of:=[.CG62]/[.CH62]" office:value-type="float" office:value="1.45454545454545">
            <text:p>1,45</text:p>
          </table:table-cell>
          <table:table-cell table:style-name="ce94"/>
          <table:table-cell table:style-name="ce94" table:number-matrix-columns-spanned="1" table:number-matrix-rows-spanned="1" table:formula="of:=SUM(ABS([.B62:.CE62]))" office:value-type="float" office:value="11.5">
            <text:p>11,5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62]);IF([.B62]&gt;0;ABS([.B$3]);&quot; &quot;);&quot; &quot;)" office:value-type="string" office:string-value=" ">
            <text:p><text:s/></text:p>
          </table:table-cell>
          <table:table-cell table:style-name="ce20" table:formula="of:=IF(ISNUMBER([.C62]);IF([.C62]&gt;0;ABS([.C$3]);&quot; &quot;);&quot; &quot;)" office:value-type="string" office:string-value=" ">
            <text:p><text:s/></text:p>
          </table:table-cell>
          <table:table-cell table:style-name="ce20" table:formula="of:=IF(ISNUMBER([.D62]);IF([.D62]&gt;0;ABS([.D$3]);&quot; &quot;);&quot; &quot;)" office:value-type="string" office:string-value=" ">
            <text:p><text:s/></text:p>
          </table:table-cell>
          <table:table-cell table:style-name="ce20" table:formula="of:=IF(ISNUMBER([.E62]);IF([.E62]&gt;0;ABS([.E$3]);&quot; &quot;);&quot; &quot;)" office:value-type="string" office:string-value=" ">
            <text:p><text:s/></text:p>
          </table:table-cell>
          <table:table-cell table:style-name="ce20" table:formula="of:=IF(ISNUMBER([.F62]);IF([.F62]&gt;0;ABS([.F$3]);&quot; &quot;);&quot; &quot;)" office:value-type="string" office:string-value=" ">
            <text:p><text:s/></text:p>
          </table:table-cell>
          <table:table-cell table:style-name="ce20" table:formula="of:=IF(ISNUMBER([.G62]);IF([.G62]&gt;0;ABS([.G$3]);&quot; &quot;);&quot; &quot;)" office:value-type="string" office:string-value=" ">
            <text:p><text:s/></text:p>
          </table:table-cell>
          <table:table-cell table:style-name="ce20" table:formula="of:=IF(ISNUMBER([.H62]);IF([.H62]&gt;0;ABS([.H$3]);&quot; &quot;);&quot; &quot;)" office:value-type="string" office:string-value=" ">
            <text:p><text:s/></text:p>
          </table:table-cell>
          <table:table-cell table:style-name="ce20" table:formula="of:=IF(ISNUMBER([.I62]);IF([.I62]&gt;0;ABS([.I$3]);&quot; &quot;);&quot; &quot;)" office:value-type="string" office:string-value=" ">
            <text:p><text:s/></text:p>
          </table:table-cell>
          <table:table-cell table:style-name="ce20" table:formula="of:=IF(ISNUMBER([.J62]);IF([.J62]&gt;0;ABS([.J$3]);&quot; &quot;);&quot; &quot;)" office:value-type="float" office:value="35">
            <text:p>35</text:p>
          </table:table-cell>
          <table:table-cell table:style-name="ce20" table:formula="of:=IF(ISNUMBER([.K62]);IF([.K62]&gt;0;ABS([.K$3]);&quot; &quot;);&quot; &quot;)" office:value-type="string" office:string-value=" ">
            <text:p><text:s/></text:p>
          </table:table-cell>
          <table:table-cell table:style-name="ce20" table:formula="of:=IF(ISNUMBER([.L62]);IF([.L62]&gt;0;ABS([.L$3]);&quot; &quot;);&quot; &quot;)" office:value-type="string" office:string-value=" ">
            <text:p><text:s/></text:p>
          </table:table-cell>
          <table:table-cell table:style-name="ce20" table:formula="of:=IF(ISNUMBER([.M62]);IF([.M62]&gt;0;ABS([.M$3]);&quot; &quot;);&quot; &quot;)" office:value-type="string" office:string-value=" ">
            <text:p><text:s/></text:p>
          </table:table-cell>
          <table:table-cell table:style-name="ce20" table:formula="of:=IF(ISNUMBER([.N62]);IF([.N62]&gt;0;ABS([.N$3]);&quot; &quot;);&quot; &quot;)" office:value-type="string" office:string-value=" ">
            <text:p><text:s/></text:p>
          </table:table-cell>
          <table:table-cell table:style-name="ce20" table:formula="of:=IF(ISNUMBER([.O62]);IF([.O62]&gt;0;ABS([.O$3]);&quot; &quot;);&quot; &quot;)" office:value-type="string" office:string-value=" ">
            <text:p><text:s/></text:p>
          </table:table-cell>
          <table:table-cell table:style-name="ce20" table:formula="of:=IF(ISNUMBER([.P62]);IF([.P62]&gt;0;ABS([.P$3]);&quot; &quot;);&quot; &quot;)" office:value-type="string" office:string-value=" ">
            <text:p><text:s/></text:p>
          </table:table-cell>
          <table:table-cell table:style-name="ce20" table:formula="of:=IF(ISNUMBER([.Q62]);IF([.Q62]&gt;0;ABS([.Q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62]);IF([.T62]&gt;0;ABS([.T$3]);&quot; &quot;);&quot; &quot;)" office:value-type="string" office:string-value=" ">
            <text:p><text:s/></text:p>
          </table:table-cell>
          <table:table-cell table:style-name="ce20" table:formula="of:=IF(ISNUMBER([.U62]);IF([.U62]&gt;0;ABS([.U$3]);&quot; &quot;);&quot; &quot;)" office:value-type="string" office:string-value=" ">
            <text:p><text:s/></text:p>
          </table:table-cell>
          <table:table-cell table:style-name="ce20" table:formula="of:=IF(ISNUMBER([.V62]);IF([.V62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62]);IF([.X62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62]);IF([.Z62]&gt;0;ABS([.Z$3]);&quot; &quot;);&quot; &quot;)" office:value-type="string" office:string-value=" ">
            <text:p><text:s/></text:p>
          </table:table-cell>
          <table:table-cell table:style-name="ce20" table:formula="of:=IF(ISNUMBER([.AA62]);IF([.AA62]&gt;0;ABS([.AA$3]);&quot; &quot;);&quot; &quot;)" office:value-type="string" office:string-value=" ">
            <text:p><text:s/></text:p>
          </table:table-cell>
          <table:table-cell table:style-name="ce20" table:formula="of:=IF(ISNUMBER([.AB62]);IF([.AB62]&gt;0;ABS([.AB$3]);&quot; &quot;);&quot; &quot;)" office:value-type="string" office:string-value=" ">
            <text:p><text:s/></text:p>
          </table:table-cell>
          <table:table-cell table:style-name="ce20" table:formula="of:=IF(ISNUMBER([.AC62]);IF([.AC62]&gt;0;ABS([.AC$3]);&quot; &quot;);&quot; &quot;)" office:value-type="string" office:string-value=" ">
            <text:p><text:s/></text:p>
          </table:table-cell>
          <table:table-cell table:style-name="ce20" table:formula="of:=IF(ISNUMBER([.AD62]);IF([.AD62]&gt;0;ABS([.AD$3]);&quot; &quot;);&quot; &quot;)" office:value-type="string" office:string-value=" ">
            <text:p><text:s/></text:p>
          </table:table-cell>
          <table:table-cell table:style-name="ce20" table:formula="of:=IF(ISNUMBER([.AE62]);IF([.AE62]&gt;0;ABS([.AE$3]);&quot; &quot;);&quot; &quot;)" office:value-type="string" office:string-value=" ">
            <text:p><text:s/></text:p>
          </table:table-cell>
          <table:table-cell table:style-name="ce20" table:formula="of:=IF(ISNUMBER([.AF62]);IF([.AF62]&gt;0;ABS([.AF$3]);&quot; &quot;);&quot; &quot;)" office:value-type="string" office:string-value=" ">
            <text:p><text:s/></text:p>
          </table:table-cell>
          <table:table-cell table:style-name="ce20" table:formula="of:=IF(ISNUMBER([.AG62]);IF([.AG62]&gt;0;ABS([.AG$3]);&quot; &quot;);&quot; &quot;)" office:value-type="string" office:string-value=" ">
            <text:p><text:s/></text:p>
          </table:table-cell>
          <table:table-cell table:style-name="ce20" table:formula="of:=IF(ISNUMBER([.AH62]);IF([.AH62]&gt;0;ABS([.AH$3]);&quot; &quot;);&quot; &quot;)" office:value-type="string" office:string-value=" ">
            <text:p><text:s/></text:p>
          </table:table-cell>
          <table:table-cell table:style-name="ce20" table:formula="of:=IF(ISNUMBER([.AI62]);IF([.AI62]&gt;0;ABS([.AI$3]);&quot; &quot;);&quot; &quot;)" office:value-type="string" office:string-value=" ">
            <text:p><text:s/></text:p>
          </table:table-cell>
          <table:table-cell table:style-name="ce20" table:formula="of:=IF(ISNUMBER([.AJ62]);IF([.AJ62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2]);IF([.AR62]&gt;0;ABS([.AR$3]);&quot; &quot;);&quot; &quot;)" office:value-type="string" office:string-value=" ">
            <text:p><text:s/></text:p>
          </table:table-cell>
          <table:table-cell table:style-name="ce20" table:formula="of:=IF(ISNUMBER([.AS62]);IF([.AS62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2]);IF([.AU62]&gt;0;ABS([.AU$3]);&quot; &quot;);&quot; &quot;)" office:value-type="string" office:string-value=" ">
            <text:p><text:s/></text:p>
          </table:table-cell>
          <table:table-cell table:style-name="ce20" table:formula="of:=IF(ISNUMBER([.AV62]);IF([.AV62]&gt;0;ABS([.AV$3]);&quot; &quot;);&quot; &quot;)" office:value-type="string" office:string-value=" ">
            <text:p><text:s/></text:p>
          </table:table-cell>
          <table:table-cell table:style-name="ce20" table:formula="of:=IF(ISNUMBER([.AW62]);IF([.AW62]&gt;0;ABS([.AW$3]);&quot; &quot;);&quot; &quot;)" office:value-type="string" office:string-value=" ">
            <text:p><text:s/></text:p>
          </table:table-cell>
          <table:table-cell table:style-name="ce20" table:formula="of:=IF(ISNUMBER([.AX62]);IF([.AX62]&gt;0;ABS([.AX$3]);&quot; &quot;);&quot; &quot;)" office:value-type="string" office:string-value=" ">
            <text:p><text:s/></text:p>
          </table:table-cell>
          <table:table-cell table:style-name="ce20" table:formula="of:=IF(ISNUMBER([.AY62]);IF([.AY62]&gt;0;ABS([.AY$3]);&quot; &quot;);&quot; &quot;)" office:value-type="string" office:string-value=" ">
            <text:p><text:s/></text:p>
          </table:table-cell>
          <table:table-cell table:style-name="ce20" table:formula="of:=IF(ISNUMBER([.AZ62]);IF([.AZ62]&gt;0;ABS([.AZ$3]);&quot; &quot;);&quot; &quot;)" office:value-type="string" office:string-value=" ">
            <text:p><text:s/></text:p>
          </table:table-cell>
          <table:table-cell table:style-name="ce20" table:formula="of:=IF(ISNUMBER([.BA62]);IF([.BA62]&gt;0;ABS([.BA$3]);&quot; &quot;);&quot; &quot;)" office:value-type="string" office:string-value=" ">
            <text:p><text:s/></text:p>
          </table:table-cell>
          <table:table-cell table:style-name="ce20" table:formula="of:=IF(ISNUMBER([.BB62]);IF([.BB62]&gt;0;ABS([.BB$3]);&quot; &quot;);&quot; &quot;)" office:value-type="string" office:string-value=" ">
            <text:p><text:s/></text:p>
          </table:table-cell>
          <table:table-cell table:style-name="ce20" table:formula="of:=IF(ISNUMBER([.BC62]);IF([.BC62]&gt;0;ABS([.BC$3]);&quot; &quot;);&quot; &quot;)" office:value-type="string" office:string-value=" ">
            <text:p><text:s/></text:p>
          </table:table-cell>
          <table:table-cell table:style-name="ce20" table:formula="of:=IF(ISNUMBER([.BD62]);IF([.BD62]&gt;0;ABS([.BD$3]);&quot; &quot;);&quot; &quot;)" office:value-type="string" office:string-value=" ">
            <text:p><text:s/></text:p>
          </table:table-cell>
          <table:table-cell table:style-name="ce20" table:formula="of:=IF(ISNUMBER([.BE62]);IF([.BE62]&gt;0;ABS([.BE$3]);&quot; &quot;);&quot; &quot;)" office:value-type="string" office:string-value=" ">
            <text:p><text:s/></text:p>
          </table:table-cell>
          <table:table-cell table:style-name="ce20" table:formula="of:=IF(ISNUMBER([.BF62]);IF([.BF62]&gt;0;ABS([.BF$3]);&quot; &quot;);&quot; &quot;)" office:value-type="string" office:string-value=" ">
            <text:p><text:s/></text:p>
          </table:table-cell>
          <table:table-cell table:style-name="ce20" table:formula="of:=IF(ISNUMBER([.BG62]);IF([.BG62]&gt;0;ABS([.BG$3]);&quot; &quot;);&quot; &quot;)" office:value-type="string" office:string-value=" ">
            <text:p><text:s/></text:p>
          </table:table-cell>
          <table:table-cell table:style-name="ce20" table:formula="of:=IF(ISNUMBER([.BH62]);IF([.BH62]&gt;0;ABS([.BH$3]);&quot; &quot;);&quot; &quot;)" office:value-type="string" office:string-value=" ">
            <text:p><text:s/></text:p>
          </table:table-cell>
          <table:table-cell table:style-name="ce20" table:formula="of:=IF(ISNUMBER([.BI62]);IF([.BI62]&gt;0;ABS([.BI$3]);&quot; &quot;);&quot; &quot;)" office:value-type="string" office:string-value=" ">
            <text:p><text:s/></text:p>
          </table:table-cell>
          <table:table-cell table:style-name="ce20" table:formula="of:=IF(ISNUMBER([.BJ62]);IF([.BJ62]&gt;0;ABS([.BJ$3]);&quot; &quot;);&quot; &quot;)" office:value-type="string" office:string-value=" ">
            <text:p><text:s/></text:p>
          </table:table-cell>
          <table:table-cell table:style-name="ce20" table:formula="of:=IF(ISNUMBER([.BK62]);IF([.BK62]&gt;0;ABS([.BK$3]);&quot; &quot;);&quot; &quot;)" office:value-type="string" office:string-value=" ">
            <text:p><text:s/></text:p>
          </table:table-cell>
          <table:table-cell table:style-name="ce20" table:formula="of:=IF(ISNUMBER([.BL62]);IF([.BL62]&gt;0;ABS([.BL$3]);&quot; &quot;);&quot; &quot;)" office:value-type="string" office:string-value=" ">
            <text:p><text:s/></text:p>
          </table:table-cell>
          <table:table-cell table:style-name="ce20" table:formula="of:=IF(ISNUMBER([.BM62]);IF([.BM62]&gt;0;ABS([.BM$3]);&quot; &quot;);&quot; &quot;)" office:value-type="string" office:string-value=" ">
            <text:p><text:s/></text:p>
          </table:table-cell>
          <table:table-cell table:style-name="ce20" table:formula="of:=IF(ISNUMBER([.BN62]);IF([.BN62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2]);IF([.BR62]&gt;0;ABS([.BR$3]);&quot; &quot;);&quot; &quot;)" office:value-type="string" office:string-value=" ">
            <text:p><text:s/></text:p>
          </table:table-cell>
          <table:table-cell table:style-name="ce64" table:formula="of:=IF(ISNUMBER([.BS62]);IF([.BS62]&gt;0;ABS([.BS$3]);&quot; &quot;);&quot; &quot;)" office:value-type="float" office:value="20">
            <text:p>20</text:p>
          </table:table-cell>
          <table:table-cell table:style-name="ce64" table:formula="of:=IF(ISNUMBER([.BT62]);IF([.BT62]&gt;0;ABS([.BT$3]);&quot; &quot;);&quot; &quot;)" office:value-type="float" office:value="20">
            <text:p>20</text:p>
          </table:table-cell>
          <table:table-cell table:style-name="ce64" table:formula="of:=IF(ISNUMBER([.BU62]);IF([.BU62]&gt;0;ABS([.BU$3]);&quot; &quot;);&quot; &quot;)" office:value-type="string" office:string-value=" ">
            <text:p><text:s/></text:p>
          </table:table-cell>
          <table:table-cell table:style-name="ce64" table:formula="of:=IF(ISNUMBER([.BV62]);IF([.BV62]&gt;0;ABS([.BV$3]);&quot; &quot;);&quot; &quot;)" office:value-type="string" office:string-value=" ">
            <text:p><text:s/></text:p>
          </table:table-cell>
          <table:table-cell table:style-name="ce64" table:formula="of:=IF(ISNUMBER([.BW62]);IF([.BW62]&gt;0;ABS([.BW$3]);&quot; &quot;);&quot; &quot;)" office:value-type="float" office:value="20">
            <text:p>20</text:p>
          </table:table-cell>
          <table:table-cell table:style-name="ce64" table:formula="of:=IF(ISNUMBER([.BX62]);IF([.BX62]&gt;0;ABS([.BX$3]);&quot; &quot;);&quot; &quot;)" office:value-type="float" office:value="20">
            <text:p>20</text:p>
          </table:table-cell>
          <table:table-cell table:style-name="ce64" table:formula="of:=IF(ISNUMBER([.BY62]);IF([.BY62]&gt;0;ABS([.BY$3]);&quot; &quot;);&quot; &quot;)" office:value-type="float" office:value="20">
            <text:p>20</text:p>
          </table:table-cell>
          <table:table-cell table:style-name="ce73" table:formula="of:=IF(ISNUMBER([.BZ62]);IF([.BZ62]&gt;0;ABS([.BZ$3]);&quot; &quot;);&quot; &quot;)" office:value-type="string" office:string-value=" ">
            <text:p><text:s/></text:p>
          </table:table-cell>
          <table:table-cell table:style-name="ce73" table:formula="of:=IF(ISNUMBER([.CA62]);IF([.CA62]&gt;0;ABS([.CA$3]);&quot; &quot;);&quot; &quot;)" office:value-type="string" office:string-value=" ">
            <text:p><text:s/></text:p>
          </table:table-cell>
          <table:table-cell table:style-name="ce73" table:formula="of:=IF(ISNUMBER([.CB62]);IF([.CB62]&gt;0;ABS([.CB$3]);&quot; &quot;);&quot; &quot;)" office:value-type="string" office:string-value=" ">
            <text:p><text:s/></text:p>
          </table:table-cell>
          <table:table-cell table:style-name="ce73" table:formula="of:=IF(ISNUMBER([.CC62]);IF([.CC62]&gt;0;ABS([.CC$3]);&quot; &quot;);&quot; &quot;)" office:value-type="string" office:string-value=" ">
            <text:p><text:s/></text:p>
          </table:table-cell>
          <table:table-cell table:style-name="ce73" table:formula="of:=IF(ISNUMBER([.CD62]);IF([.CD62]&gt;0;ABS([.CD$3]);&quot; &quot;);&quot; &quot;)" office:value-type="string" office:string-value=" ">
            <text:p><text:s/></text:p>
          </table:table-cell>
          <table:table-cell table:style-name="ce73" table:formula="of:=IF(ISNUMBER([.CE62]);IF([.CE62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64:.$CE64])" office:value-type="float" office:value="40">
            <text:p>40</text:p>
          </table:table-cell>
          <table:table-cell table:style-name="ce91" table:formula="of:=SUMIF([.$B$3:.$CE$3];&quot;&lt;0&quot;;[.$B64:.$CE64])" office:value-type="float" office:value="20">
            <text:p>20</text:p>
          </table:table-cell>
          <table:table-cell table:style-name="ce95" table:formula="of:=[.CG63]/[.CH63]" office:value-type="float" office:value="2">
            <text:p>2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62]);IF([.B62]&gt;0;&quot; &quot;;ABS([.B$3]));&quot; &quot;)" office:value-type="string" office:string-value=" ">
            <text:p><text:s/></text:p>
          </table:table-cell>
          <table:table-cell table:style-name="ce20" table:formula="of:=IF(ISNUMBER([.C62]);IF([.C62]&gt;0;&quot; &quot;;ABS([.C$3]));&quot; &quot;)" office:value-type="string" office:string-value=" ">
            <text:p><text:s/></text:p>
          </table:table-cell>
          <table:table-cell table:style-name="ce20" table:formula="of:=IF(ISNUMBER([.D62]);IF([.D62]&gt;0;&quot; &quot;;ABS([.D$3]));&quot; &quot;)" office:value-type="string" office:string-value=" ">
            <text:p><text:s/></text:p>
          </table:table-cell>
          <table:table-cell table:style-name="ce20" table:formula="of:=IF(ISNUMBER([.E62]);IF([.E62]&gt;0;&quot; &quot;;ABS([.E$3]));&quot; &quot;)" office:value-type="string" office:string-value=" ">
            <text:p><text:s/></text:p>
          </table:table-cell>
          <table:table-cell table:style-name="ce20" table:formula="of:=IF(ISNUMBER([.F62]);IF([.F62]&gt;0;&quot; &quot;;ABS([.F$3]));&quot; &quot;)" office:value-type="string" office:string-value=" ">
            <text:p><text:s/></text:p>
          </table:table-cell>
          <table:table-cell table:style-name="ce20" table:formula="of:=IF(ISNUMBER([.G62]);IF([.G62]&gt;0;&quot; &quot;;ABS([.G$3]));&quot; &quot;)" office:value-type="string" office:string-value=" ">
            <text:p><text:s/></text:p>
          </table:table-cell>
          <table:table-cell table:style-name="ce20" table:formula="of:=IF(ISNUMBER([.H62]);IF([.H62]&gt;0;&quot; &quot;;ABS([.H$3]));&quot; &quot;)" office:value-type="string" office:string-value=" ">
            <text:p><text:s/></text:p>
          </table:table-cell>
          <table:table-cell table:style-name="ce20" table:formula="of:=IF(ISNUMBER([.I62]);IF([.I62]&gt;0;&quot; &quot;;ABS([.I$3]));&quot; &quot;)" office:value-type="string" office:string-value=" ">
            <text:p><text:s/></text:p>
          </table:table-cell>
          <table:table-cell table:style-name="ce20" table:formula="of:=IF(ISNUMBER([.J62]);IF([.J62]&gt;0;&quot; &quot;;ABS([.J$3]));&quot; &quot;)" office:value-type="string" office:string-value=" ">
            <text:p><text:s/></text:p>
          </table:table-cell>
          <table:table-cell table:style-name="ce20" table:formula="of:=IF(ISNUMBER([.K62]);IF([.K62]&gt;0;&quot; &quot;;ABS([.K$3]));&quot; &quot;)" office:value-type="string" office:string-value=" ">
            <text:p><text:s/></text:p>
          </table:table-cell>
          <table:table-cell table:style-name="ce20" table:formula="of:=IF(ISNUMBER([.L62]);IF([.L62]&gt;0;&quot; &quot;;ABS([.L$3]));&quot; &quot;)" office:value-type="string" office:string-value=" ">
            <text:p><text:s/></text:p>
          </table:table-cell>
          <table:table-cell table:style-name="ce20" table:formula="of:=IF(ISNUMBER([.M62]);IF([.M62]&gt;0;&quot; &quot;;ABS([.M$3]));&quot; &quot;)" office:value-type="string" office:string-value=" ">
            <text:p><text:s/></text:p>
          </table:table-cell>
          <table:table-cell table:style-name="ce20" table:formula="of:=IF(ISNUMBER([.N62]);IF([.N62]&gt;0;&quot; &quot;;ABS([.N$3]));&quot; &quot;)" office:value-type="string" office:string-value=" ">
            <text:p><text:s/></text:p>
          </table:table-cell>
          <table:table-cell table:style-name="ce20" table:formula="of:=IF(ISNUMBER([.O62]);IF([.O62]&gt;0;&quot; &quot;;ABS([.O$3]));&quot; &quot;)" office:value-type="string" office:string-value=" ">
            <text:p><text:s/></text:p>
          </table:table-cell>
          <table:table-cell table:style-name="ce20" table:formula="of:=IF(ISNUMBER([.P62]);IF([.P62]&gt;0;&quot; &quot;;ABS([.P$3]));&quot; &quot;)" office:value-type="string" office:string-value=" ">
            <text:p><text:s/></text:p>
          </table:table-cell>
          <table:table-cell table:style-name="ce20" table:formula="of:=IF(ISNUMBER([.Q62]);IF([.Q62]&gt;0;&quot; &quot;;ABS([.Q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62]);IF([.T62]&gt;0;&quot; &quot;;ABS([.T$3]));&quot; &quot;)" office:value-type="string" office:string-value=" ">
            <text:p><text:s/></text:p>
          </table:table-cell>
          <table:table-cell table:style-name="ce20" table:formula="of:=IF(ISNUMBER([.U62]);IF([.U62]&gt;0;&quot; &quot;;ABS([.U$3]));&quot; &quot;)" office:value-type="string" office:string-value=" ">
            <text:p><text:s/></text:p>
          </table:table-cell>
          <table:table-cell table:style-name="ce20" table:formula="of:=IF(ISNUMBER([.V62]);IF([.V62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62]);IF([.X62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62]);IF([.Z62]&gt;0;&quot; &quot;;ABS([.Z$3]));&quot; &quot;)" office:value-type="string" office:string-value=" ">
            <text:p><text:s/></text:p>
          </table:table-cell>
          <table:table-cell table:style-name="ce20" table:formula="of:=IF(ISNUMBER([.AA62]);IF([.AA62]&gt;0;&quot; &quot;;ABS([.AA$3]));&quot; &quot;)" office:value-type="string" office:string-value=" ">
            <text:p><text:s/></text:p>
          </table:table-cell>
          <table:table-cell table:style-name="ce20" table:formula="of:=IF(ISNUMBER([.AB62]);IF([.AB62]&gt;0;&quot; &quot;;ABS([.AB$3]));&quot; &quot;)" office:value-type="string" office:string-value=" ">
            <text:p><text:s/></text:p>
          </table:table-cell>
          <table:table-cell table:style-name="ce20" table:formula="of:=IF(ISNUMBER([.AC62]);IF([.AC62]&gt;0;&quot; &quot;;ABS([.AC$3]));&quot; &quot;)" office:value-type="string" office:string-value=" ">
            <text:p><text:s/></text:p>
          </table:table-cell>
          <table:table-cell table:style-name="ce20" table:formula="of:=IF(ISNUMBER([.AD62]);IF([.AD62]&gt;0;&quot; &quot;;ABS([.AD$3]));&quot; &quot;)" office:value-type="string" office:string-value=" ">
            <text:p><text:s/></text:p>
          </table:table-cell>
          <table:table-cell table:style-name="ce20" table:formula="of:=IF(ISNUMBER([.AE62]);IF([.AE62]&gt;0;&quot; &quot;;ABS([.AE$3]));&quot; &quot;)" office:value-type="string" office:string-value=" ">
            <text:p><text:s/></text:p>
          </table:table-cell>
          <table:table-cell table:style-name="ce20" table:formula="of:=IF(ISNUMBER([.AF62]);IF([.AF62]&gt;0;&quot; &quot;;ABS([.AF$3]));&quot; &quot;)" office:value-type="string" office:string-value=" ">
            <text:p><text:s/></text:p>
          </table:table-cell>
          <table:table-cell table:style-name="ce20" table:formula="of:=IF(ISNUMBER([.AG62]);IF([.AG62]&gt;0;&quot; &quot;;ABS([.AG$3]));&quot; &quot;)" office:value-type="string" office:string-value=" ">
            <text:p><text:s/></text:p>
          </table:table-cell>
          <table:table-cell table:style-name="ce20" table:formula="of:=IF(ISNUMBER([.AH62]);IF([.AH62]&gt;0;&quot; &quot;;ABS([.AH$3]));&quot; &quot;)" office:value-type="string" office:string-value=" ">
            <text:p><text:s/></text:p>
          </table:table-cell>
          <table:table-cell table:style-name="ce20" table:formula="of:=IF(ISNUMBER([.AI62]);IF([.AI62]&gt;0;&quot; &quot;;ABS([.AI$3]));&quot; &quot;)" office:value-type="string" office:string-value=" ">
            <text:p><text:s/></text:p>
          </table:table-cell>
          <table:table-cell table:style-name="ce20" table:formula="of:=IF(ISNUMBER([.AJ62]);IF([.AJ62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2]);IF([.AR62]&gt;0;&quot; &quot;;ABS([.AR$3]));&quot; &quot;)" office:value-type="string" office:string-value=" ">
            <text:p><text:s/></text:p>
          </table:table-cell>
          <table:table-cell table:style-name="ce20" table:formula="of:=IF(ISNUMBER([.AS62]);IF([.AS62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2]);IF([.AU62]&gt;0;&quot; &quot;;ABS([.AU$3]));&quot; &quot;)" office:value-type="float" office:value="20">
            <text:p>20</text:p>
          </table:table-cell>
          <table:table-cell table:style-name="ce20" table:formula="of:=IF(ISNUMBER([.AV62]);IF([.AV62]&gt;0;&quot; &quot;;ABS([.AV$3]));&quot; &quot;)" office:value-type="string" office:string-value=" ">
            <text:p><text:s/></text:p>
          </table:table-cell>
          <table:table-cell table:style-name="ce20" table:formula="of:=IF(ISNUMBER([.AW62]);IF([.AW62]&gt;0;&quot; &quot;;ABS([.AW$3]));&quot; &quot;)" office:value-type="string" office:string-value=" ">
            <text:p><text:s/></text:p>
          </table:table-cell>
          <table:table-cell table:style-name="ce20" table:formula="of:=IF(ISNUMBER([.AX62]);IF([.AX62]&gt;0;&quot; &quot;;ABS([.AX$3]));&quot; &quot;)" office:value-type="string" office:string-value=" ">
            <text:p><text:s/></text:p>
          </table:table-cell>
          <table:table-cell table:style-name="ce20" table:formula="of:=IF(ISNUMBER([.AY62]);IF([.AY62]&gt;0;&quot; &quot;;ABS([.AY$3]));&quot; &quot;)" office:value-type="string" office:string-value=" ">
            <text:p><text:s/></text:p>
          </table:table-cell>
          <table:table-cell table:style-name="ce20" table:formula="of:=IF(ISNUMBER([.AZ62]);IF([.AZ62]&gt;0;&quot; &quot;;ABS([.AZ$3]));&quot; &quot;)" office:value-type="string" office:string-value=" ">
            <text:p><text:s/></text:p>
          </table:table-cell>
          <table:table-cell table:style-name="ce20" table:formula="of:=IF(ISNUMBER([.BA62]);IF([.BA62]&gt;0;&quot; &quot;;ABS([.BA$3]));&quot; &quot;)" office:value-type="string" office:string-value=" ">
            <text:p><text:s/></text:p>
          </table:table-cell>
          <table:table-cell table:style-name="ce20" table:formula="of:=IF(ISNUMBER([.BB62]);IF([.BB62]&gt;0;&quot; &quot;;ABS([.BB$3]));&quot; &quot;)" office:value-type="string" office:string-value=" ">
            <text:p><text:s/></text:p>
          </table:table-cell>
          <table:table-cell table:style-name="ce20" table:formula="of:=IF(ISNUMBER([.BC62]);IF([.BC62]&gt;0;&quot; &quot;;ABS([.BC$3]));&quot; &quot;)" office:value-type="string" office:string-value=" ">
            <text:p><text:s/></text:p>
          </table:table-cell>
          <table:table-cell table:style-name="ce20" table:formula="of:=IF(ISNUMBER([.BD62]);IF([.BD62]&gt;0;&quot; &quot;;ABS([.BD$3]));&quot; &quot;)" office:value-type="string" office:string-value=" ">
            <text:p><text:s/></text:p>
          </table:table-cell>
          <table:table-cell table:style-name="ce20" table:formula="of:=IF(ISNUMBER([.BE62]);IF([.BE62]&gt;0;&quot; &quot;;ABS([.BE$3]));&quot; &quot;)" office:value-type="string" office:string-value=" ">
            <text:p><text:s/></text:p>
          </table:table-cell>
          <table:table-cell table:style-name="ce20" table:formula="of:=IF(ISNUMBER([.BF62]);IF([.BF62]&gt;0;&quot; &quot;;ABS([.BF$3]));&quot; &quot;)" office:value-type="string" office:string-value=" ">
            <text:p><text:s/></text:p>
          </table:table-cell>
          <table:table-cell table:style-name="ce20" table:formula="of:=IF(ISNUMBER([.BG62]);IF([.BG62]&gt;0;&quot; &quot;;ABS([.BG$3]));&quot; &quot;)" office:value-type="string" office:string-value=" ">
            <text:p><text:s/></text:p>
          </table:table-cell>
          <table:table-cell table:style-name="ce20" table:formula="of:=IF(ISNUMBER([.BH62]);IF([.BH62]&gt;0;&quot; &quot;;ABS([.BH$3]));&quot; &quot;)" office:value-type="string" office:string-value=" ">
            <text:p><text:s/></text:p>
          </table:table-cell>
          <table:table-cell table:style-name="ce20" table:formula="of:=IF(ISNUMBER([.BI62]);IF([.BI62]&gt;0;&quot; &quot;;ABS([.BI$3]));&quot; &quot;)" office:value-type="string" office:string-value=" ">
            <text:p><text:s/></text:p>
          </table:table-cell>
          <table:table-cell table:style-name="ce20" table:formula="of:=IF(ISNUMBER([.BJ62]);IF([.BJ62]&gt;0;&quot; &quot;;ABS([.BJ$3]));&quot; &quot;)" office:value-type="string" office:string-value=" ">
            <text:p><text:s/></text:p>
          </table:table-cell>
          <table:table-cell table:style-name="ce20" table:formula="of:=IF(ISNUMBER([.BK62]);IF([.BK62]&gt;0;&quot; &quot;;ABS([.BK$3]));&quot; &quot;)" office:value-type="string" office:string-value=" ">
            <text:p><text:s/></text:p>
          </table:table-cell>
          <table:table-cell table:style-name="ce20" table:formula="of:=IF(ISNUMBER([.BL62]);IF([.BL62]&gt;0;&quot; &quot;;ABS([.BL$3]));&quot; &quot;)" office:value-type="string" office:string-value=" ">
            <text:p><text:s/></text:p>
          </table:table-cell>
          <table:table-cell table:style-name="ce20" table:formula="of:=IF(ISNUMBER([.BM62]);IF([.BM62]&gt;0;&quot; &quot;;ABS([.BM$3]));&quot; &quot;)" office:value-type="string" office:string-value=" ">
            <text:p><text:s/></text:p>
          </table:table-cell>
          <table:table-cell table:style-name="ce20" table:formula="of:=IF(ISNUMBER([.BN62]);IF([.BN62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2]);IF([.BR62]&gt;0;&quot; &quot;;ABS([.BR$3]));&quot; &quot;)" office:value-type="string" office:string-value=" ">
            <text:p><text:s/></text:p>
          </table:table-cell>
          <table:table-cell table:style-name="ce64" table:formula="of:=IF(ISNUMBER([.BS62]);IF([.BS62]&gt;0;&quot; &quot;;ABS([.BS$3]));&quot; &quot;)" office:value-type="string" office:string-value=" ">
            <text:p><text:s/></text:p>
          </table:table-cell>
          <table:table-cell table:style-name="ce64" table:formula="of:=IF(ISNUMBER([.BT62]);IF([.BT62]&gt;0;&quot; &quot;;ABS([.BT$3]));&quot; &quot;)" office:value-type="string" office:string-value=" ">
            <text:p><text:s/></text:p>
          </table:table-cell>
          <table:table-cell table:style-name="ce64" table:formula="of:=IF(ISNUMBER([.BU62]);IF([.BU62]&gt;0;&quot; &quot;;ABS([.BU$3]));&quot; &quot;)" office:value-type="float" office:value="20">
            <text:p>20</text:p>
          </table:table-cell>
          <table:table-cell table:style-name="ce64" table:formula="of:=IF(ISNUMBER([.BV62]);IF([.BV62]&gt;0;&quot; &quot;;ABS([.BV$3]));&quot; &quot;)" office:value-type="float" office:value="20">
            <text:p>20</text:p>
          </table:table-cell>
          <table:table-cell table:style-name="ce64" table:formula="of:=IF(ISNUMBER([.BW62]);IF([.BW62]&gt;0;&quot; &quot;;ABS([.BW$3]));&quot; &quot;)" office:value-type="string" office:string-value=" ">
            <text:p><text:s/></text:p>
          </table:table-cell>
          <table:table-cell table:style-name="ce64" table:formula="of:=IF(ISNUMBER([.BX62]);IF([.BX62]&gt;0;&quot; &quot;;ABS([.BX$3]));&quot; &quot;)" office:value-type="string" office:string-value=" ">
            <text:p><text:s/></text:p>
          </table:table-cell>
          <table:table-cell table:style-name="ce64" table:formula="of:=IF(ISNUMBER([.BY62]);IF([.BY62]&gt;0;&quot; &quot;;ABS([.BY$3]));&quot; &quot;)" office:value-type="string" office:string-value=" ">
            <text:p><text:s/></text:p>
          </table:table-cell>
          <table:table-cell table:style-name="ce73" table:formula="of:=IF(ISNUMBER([.BZ62]);IF([.BZ62]&gt;0;&quot; &quot;;ABS([.BZ$3]));&quot; &quot;)" office:value-type="string" office:string-value=" ">
            <text:p><text:s/></text:p>
          </table:table-cell>
          <table:table-cell table:style-name="ce73" table:formula="of:=IF(ISNUMBER([.CA62]);IF([.CA62]&gt;0;&quot; &quot;;ABS([.CA$3]));&quot; &quot;)" office:value-type="string" office:string-value=" ">
            <text:p><text:s/></text:p>
          </table:table-cell>
          <table:table-cell table:style-name="ce73" table:formula="of:=IF(ISNUMBER([.CB62]);IF([.CB62]&gt;0;&quot; &quot;;ABS([.CB$3]));&quot; &quot;)" office:value-type="string" office:string-value=" ">
            <text:p><text:s/></text:p>
          </table:table-cell>
          <table:table-cell table:style-name="ce73" table:formula="of:=IF(ISNUMBER([.CC62]);IF([.CC62]&gt;0;&quot; &quot;;ABS([.CC$3]));&quot; &quot;)" office:value-type="string" office:string-value=" ">
            <text:p><text:s/></text:p>
          </table:table-cell>
          <table:table-cell table:style-name="ce73" table:formula="of:=IF(ISNUMBER([.CD62]);IF([.CD62]&gt;0;&quot; &quot;;ABS([.CD$3]));&quot; &quot;)" office:value-type="string" office:string-value=" ">
            <text:p><text:s/></text:p>
          </table:table-cell>
          <table:table-cell table:style-name="ce73" table:formula="of:=IF(ISNUMBER([.CE62]);IF([.CE62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62]+[.CG63]" office:value-type="float" office:value="120">
            <text:p>120</text:p>
          </table:table-cell>
          <table:table-cell table:style-name="ce92" table:formula="of:=[.CH62]+[.CH63]" office:value-type="float" office:value="75">
            <text:p>75</text:p>
          </table:table-cell>
          <table:table-cell table:style-name="ce95" table:formula="of:=[.CG64]/[.CH64]" office:value-type="float" office:value="1.6">
            <text:p>1,6</text:p>
          </table:table-cell>
          <table:table-cell table:style-name="ce95" table:number-columns-repeated="937"/>
        </table:table-row>
        <table:table-row table:style-name="ro5">
          <table:table-cell table:style-name="ce12" office:value-type="string">
            <text:p>Corrupto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2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8" office:value-type="float" office:value="-1.1">
            <text:p>-1,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 table:number-columns-repeated="3"/>
          <table:table-cell table:style-name="ce23"/>
          <table:table-cell table:style-name="ce66" office:value-type="float" office:value="1.3">
            <text:p>1,3</text:p>
          </table:table-cell>
          <table:table-cell table:style-name="ce66" office:value-type="float" office:value="1.3">
            <text:p>1,3</text:p>
          </table:table-cell>
          <table:table-cell table:style-name="ce66" office:value-type="float" office:value="-1.3">
            <text:p>-1,3</text:p>
          </table:table-cell>
          <table:table-cell table:style-name="ce66" office:value-type="float" office:value="-1.3">
            <text:p>-1,3</text:p>
          </table:table-cell>
          <table:table-cell table:style-name="ce66" office:value-type="float" office:value="1.3">
            <text:p>1,3</text:p>
          </table:table-cell>
          <table:table-cell table:style-name="ce66" office:value-type="float" office:value="1.3">
            <text:p>1,3</text:p>
          </table:table-cell>
          <table:table-cell table:style-name="ce66" office:value-type="float" office:value="1.3">
            <text:p>1,3</text:p>
          </table:table-cell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75"/>
          <table:table-cell table:style-name="ce81" office:value-type="string">
            <text:p>At1</text:p>
          </table:table-cell>
          <table:table-cell table:style-name="ce88" table:formula="of:=SUMIF([.$B$3:.$CE$3];&quot;&gt;0&quot;;[.$B66:.$CE66])" office:value-type="float" office:value="80">
            <text:p>80</text:p>
          </table:table-cell>
          <table:table-cell table:style-name="ce91" table:formula="of:=SUMIF([.$B$3:.$CE$3];&quot;&lt;0&quot;;[.$B66:.$CE66])" office:value-type="float" office:value="20">
            <text:p>20</text:p>
          </table:table-cell>
          <table:table-cell table:style-name="ce94" table:formula="of:=[.CG65]/[.CH65]" office:value-type="float" office:value="4">
            <text:p>4</text:p>
          </table:table-cell>
          <table:table-cell table:style-name="ce94"/>
          <table:table-cell table:style-name="ce94" table:number-matrix-columns-spanned="1" table:number-matrix-rows-spanned="1" table:formula="of:=SUM(ABS([.B65:.CE65]))" office:value-type="float" office:value="10.2">
            <text:p>10,2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65]);IF([.B65]&gt;0;ABS([.B$3]);&quot; &quot;);&quot; &quot;)" office:value-type="string" office:string-value=" ">
            <text:p><text:s/></text:p>
          </table:table-cell>
          <table:table-cell table:style-name="ce20" table:formula="of:=IF(ISNUMBER([.C65]);IF([.C65]&gt;0;ABS([.C$3]);&quot; &quot;);&quot; &quot;)" office:value-type="string" office:string-value=" ">
            <text:p><text:s/></text:p>
          </table:table-cell>
          <table:table-cell table:style-name="ce20" table:formula="of:=IF(ISNUMBER([.D65]);IF([.D65]&gt;0;ABS([.D$3]);&quot; &quot;);&quot; &quot;)" office:value-type="string" office:string-value=" ">
            <text:p><text:s/></text:p>
          </table:table-cell>
          <table:table-cell table:style-name="ce20" table:formula="of:=IF(ISNUMBER([.E65]);IF([.E65]&gt;0;ABS([.E$3]);&quot; &quot;);&quot; &quot;)" office:value-type="string" office:string-value=" ">
            <text:p><text:s/></text:p>
          </table:table-cell>
          <table:table-cell table:style-name="ce20" table:formula="of:=IF(ISNUMBER([.F65]);IF([.F65]&gt;0;ABS([.F$3]);&quot; &quot;);&quot; &quot;)" office:value-type="string" office:string-value=" ">
            <text:p><text:s/></text:p>
          </table:table-cell>
          <table:table-cell table:style-name="ce20" table:formula="of:=IF(ISNUMBER([.G65]);IF([.G65]&gt;0;ABS([.G$3]);&quot; &quot;);&quot; &quot;)" office:value-type="string" office:string-value=" ">
            <text:p><text:s/></text:p>
          </table:table-cell>
          <table:table-cell table:style-name="ce20" table:formula="of:=IF(ISNUMBER([.H65]);IF([.H65]&gt;0;ABS([.H$3]);&quot; &quot;);&quot; &quot;)" office:value-type="string" office:string-value=" ">
            <text:p><text:s/></text:p>
          </table:table-cell>
          <table:table-cell table:style-name="ce20" table:formula="of:=IF(ISNUMBER([.I65]);IF([.I65]&gt;0;ABS([.I$3]);&quot; &quot;);&quot; &quot;)" office:value-type="string" office:string-value=" ">
            <text:p><text:s/></text:p>
          </table:table-cell>
          <table:table-cell table:style-name="ce20" table:formula="of:=IF(ISNUMBER([.J65]);IF([.J65]&gt;0;ABS([.J$3]);&quot; &quot;);&quot; &quot;)" office:value-type="string" office:string-value=" ">
            <text:p><text:s/></text:p>
          </table:table-cell>
          <table:table-cell table:style-name="ce20" table:formula="of:=IF(ISNUMBER([.K65]);IF([.K65]&gt;0;ABS([.K$3]);&quot; &quot;);&quot; &quot;)" office:value-type="string" office:string-value=" ">
            <text:p><text:s/></text:p>
          </table:table-cell>
          <table:table-cell table:style-name="ce20" table:formula="of:=IF(ISNUMBER([.L65]);IF([.L65]&gt;0;ABS([.L$3]);&quot; &quot;);&quot; &quot;)" office:value-type="string" office:string-value=" ">
            <text:p><text:s/></text:p>
          </table:table-cell>
          <table:table-cell table:style-name="ce20" table:formula="of:=IF(ISNUMBER([.M65]);IF([.M65]&gt;0;ABS([.M$3]);&quot; &quot;);&quot; &quot;)" office:value-type="string" office:string-value=" ">
            <text:p><text:s/></text:p>
          </table:table-cell>
          <table:table-cell table:style-name="ce20" table:formula="of:=IF(ISNUMBER([.N65]);IF([.N65]&gt;0;ABS([.N$3]);&quot; &quot;);&quot; &quot;)" office:value-type="string" office:string-value=" ">
            <text:p><text:s/></text:p>
          </table:table-cell>
          <table:table-cell table:style-name="ce20" table:formula="of:=IF(ISNUMBER([.O65]);IF([.O65]&gt;0;ABS([.O$3]);&quot; &quot;);&quot; &quot;)" office:value-type="string" office:string-value=" ">
            <text:p><text:s/></text:p>
          </table:table-cell>
          <table:table-cell table:style-name="ce20" table:formula="of:=IF(ISNUMBER([.P65]);IF([.P65]&gt;0;ABS([.P$3]);&quot; &quot;);&quot; &quot;)" office:value-type="string" office:string-value=" ">
            <text:p><text:s/></text:p>
          </table:table-cell>
          <table:table-cell table:style-name="ce20" table:formula="of:=IF(ISNUMBER([.Q65]);IF([.Q65]&gt;0;ABS([.Q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65]);IF([.T65]&gt;0;ABS([.T$3]);&quot; &quot;);&quot; &quot;)" office:value-type="string" office:string-value=" ">
            <text:p><text:s/></text:p>
          </table:table-cell>
          <table:table-cell table:style-name="ce20" table:formula="of:=IF(ISNUMBER([.U65]);IF([.U65]&gt;0;ABS([.U$3]);&quot; &quot;);&quot; &quot;)" office:value-type="string" office:string-value=" ">
            <text:p><text:s/></text:p>
          </table:table-cell>
          <table:table-cell table:style-name="ce20" table:formula="of:=IF(ISNUMBER([.V65]);IF([.V65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65]);IF([.X65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65]);IF([.Z65]&gt;0;ABS([.Z$3]);&quot; &quot;);&quot; &quot;)" office:value-type="string" office:string-value=" ">
            <text:p><text:s/></text:p>
          </table:table-cell>
          <table:table-cell table:style-name="ce20" table:formula="of:=IF(ISNUMBER([.AA65]);IF([.AA65]&gt;0;ABS([.AA$3]);&quot; &quot;);&quot; &quot;)" office:value-type="string" office:string-value=" ">
            <text:p><text:s/></text:p>
          </table:table-cell>
          <table:table-cell table:style-name="ce20" table:formula="of:=IF(ISNUMBER([.AB65]);IF([.AB65]&gt;0;ABS([.AB$3]);&quot; &quot;);&quot; &quot;)" office:value-type="string" office:string-value=" ">
            <text:p><text:s/></text:p>
          </table:table-cell>
          <table:table-cell table:style-name="ce20" table:formula="of:=IF(ISNUMBER([.AC65]);IF([.AC65]&gt;0;ABS([.AC$3]);&quot; &quot;);&quot; &quot;)" office:value-type="string" office:string-value=" ">
            <text:p><text:s/></text:p>
          </table:table-cell>
          <table:table-cell table:style-name="ce20" table:formula="of:=IF(ISNUMBER([.AD65]);IF([.AD65]&gt;0;ABS([.AD$3]);&quot; &quot;);&quot; &quot;)" office:value-type="string" office:string-value=" ">
            <text:p><text:s/></text:p>
          </table:table-cell>
          <table:table-cell table:style-name="ce20" table:formula="of:=IF(ISNUMBER([.AE65]);IF([.AE65]&gt;0;ABS([.AE$3]);&quot; &quot;);&quot; &quot;)" office:value-type="string" office:string-value=" ">
            <text:p><text:s/></text:p>
          </table:table-cell>
          <table:table-cell table:style-name="ce20" table:formula="of:=IF(ISNUMBER([.AF65]);IF([.AF65]&gt;0;ABS([.AF$3]);&quot; &quot;);&quot; &quot;)" office:value-type="string" office:string-value=" ">
            <text:p><text:s/></text:p>
          </table:table-cell>
          <table:table-cell table:style-name="ce20" table:formula="of:=IF(ISNUMBER([.AG65]);IF([.AG65]&gt;0;ABS([.AG$3]);&quot; &quot;);&quot; &quot;)" office:value-type="string" office:string-value=" ">
            <text:p><text:s/></text:p>
          </table:table-cell>
          <table:table-cell table:style-name="ce20" table:formula="of:=IF(ISNUMBER([.AH65]);IF([.AH65]&gt;0;ABS([.AH$3]);&quot; &quot;);&quot; &quot;)" office:value-type="string" office:string-value=" ">
            <text:p><text:s/></text:p>
          </table:table-cell>
          <table:table-cell table:style-name="ce20" table:formula="of:=IF(ISNUMBER([.AI65]);IF([.AI65]&gt;0;ABS([.AI$3]);&quot; &quot;);&quot; &quot;)" office:value-type="string" office:string-value=" ">
            <text:p><text:s/></text:p>
          </table:table-cell>
          <table:table-cell table:style-name="ce20" table:formula="of:=IF(ISNUMBER([.AJ65]);IF([.AJ65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5]);IF([.AR65]&gt;0;ABS([.AR$3]);&quot; &quot;);&quot; &quot;)" office:value-type="string" office:string-value=" ">
            <text:p><text:s/></text:p>
          </table:table-cell>
          <table:table-cell table:style-name="ce20" table:formula="of:=IF(ISNUMBER([.AS65]);IF([.AS65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5]);IF([.AU65]&gt;0;ABS([.AU$3]);&quot; &quot;);&quot; &quot;)" office:value-type="string" office:string-value=" ">
            <text:p><text:s/></text:p>
          </table:table-cell>
          <table:table-cell table:style-name="ce20" table:formula="of:=IF(ISNUMBER([.AV65]);IF([.AV65]&gt;0;ABS([.AV$3]);&quot; &quot;);&quot; &quot;)" office:value-type="string" office:string-value=" ">
            <text:p><text:s/></text:p>
          </table:table-cell>
          <table:table-cell table:style-name="ce20" table:formula="of:=IF(ISNUMBER([.AW65]);IF([.AW65]&gt;0;ABS([.AW$3]);&quot; &quot;);&quot; &quot;)" office:value-type="string" office:string-value=" ">
            <text:p><text:s/></text:p>
          </table:table-cell>
          <table:table-cell table:style-name="ce20" table:formula="of:=IF(ISNUMBER([.AX65]);IF([.AX65]&gt;0;ABS([.AX$3]);&quot; &quot;);&quot; &quot;)" office:value-type="string" office:string-value=" ">
            <text:p><text:s/></text:p>
          </table:table-cell>
          <table:table-cell table:style-name="ce20" table:formula="of:=IF(ISNUMBER([.AY65]);IF([.AY65]&gt;0;ABS([.AY$3]);&quot; &quot;);&quot; &quot;)" office:value-type="string" office:string-value=" ">
            <text:p><text:s/></text:p>
          </table:table-cell>
          <table:table-cell table:style-name="ce20" table:formula="of:=IF(ISNUMBER([.AZ65]);IF([.AZ65]&gt;0;ABS([.AZ$3]);&quot; &quot;);&quot; &quot;)" office:value-type="string" office:string-value=" ">
            <text:p><text:s/></text:p>
          </table:table-cell>
          <table:table-cell table:style-name="ce20" table:formula="of:=IF(ISNUMBER([.BA65]);IF([.BA65]&gt;0;ABS([.BA$3]);&quot; &quot;);&quot; &quot;)" office:value-type="string" office:string-value=" ">
            <text:p><text:s/></text:p>
          </table:table-cell>
          <table:table-cell table:style-name="ce20" table:formula="of:=IF(ISNUMBER([.BB65]);IF([.BB65]&gt;0;ABS([.BB$3]);&quot; &quot;);&quot; &quot;)" office:value-type="string" office:string-value=" ">
            <text:p><text:s/></text:p>
          </table:table-cell>
          <table:table-cell table:style-name="ce20" table:formula="of:=IF(ISNUMBER([.BC65]);IF([.BC65]&gt;0;ABS([.BC$3]);&quot; &quot;);&quot; &quot;)" office:value-type="string" office:string-value=" ">
            <text:p><text:s/></text:p>
          </table:table-cell>
          <table:table-cell table:style-name="ce20" table:formula="of:=IF(ISNUMBER([.BD65]);IF([.BD65]&gt;0;ABS([.BD$3]);&quot; &quot;);&quot; &quot;)" office:value-type="string" office:string-value=" ">
            <text:p><text:s/></text:p>
          </table:table-cell>
          <table:table-cell table:style-name="ce20" table:formula="of:=IF(ISNUMBER([.BE65]);IF([.BE65]&gt;0;ABS([.BE$3]);&quot; &quot;);&quot; &quot;)" office:value-type="string" office:string-value=" ">
            <text:p><text:s/></text:p>
          </table:table-cell>
          <table:table-cell table:style-name="ce20" table:formula="of:=IF(ISNUMBER([.BF65]);IF([.BF65]&gt;0;ABS([.BF$3]);&quot; &quot;);&quot; &quot;)" office:value-type="string" office:string-value=" ">
            <text:p><text:s/></text:p>
          </table:table-cell>
          <table:table-cell table:style-name="ce20" table:formula="of:=IF(ISNUMBER([.BG65]);IF([.BG65]&gt;0;ABS([.BG$3]);&quot; &quot;);&quot; &quot;)" office:value-type="string" office:string-value=" ">
            <text:p><text:s/></text:p>
          </table:table-cell>
          <table:table-cell table:style-name="ce20" table:formula="of:=IF(ISNUMBER([.BH65]);IF([.BH65]&gt;0;ABS([.BH$3]);&quot; &quot;);&quot; &quot;)" office:value-type="string" office:string-value=" ">
            <text:p><text:s/></text:p>
          </table:table-cell>
          <table:table-cell table:style-name="ce20" table:formula="of:=IF(ISNUMBER([.BI65]);IF([.BI65]&gt;0;ABS([.BI$3]);&quot; &quot;);&quot; &quot;)" office:value-type="string" office:string-value=" ">
            <text:p><text:s/></text:p>
          </table:table-cell>
          <table:table-cell table:style-name="ce20" table:formula="of:=IF(ISNUMBER([.BJ65]);IF([.BJ65]&gt;0;ABS([.BJ$3]);&quot; &quot;);&quot; &quot;)" office:value-type="string" office:string-value=" ">
            <text:p><text:s/></text:p>
          </table:table-cell>
          <table:table-cell table:style-name="ce20" table:formula="of:=IF(ISNUMBER([.BK65]);IF([.BK65]&gt;0;ABS([.BK$3]);&quot; &quot;);&quot; &quot;)" office:value-type="string" office:string-value=" ">
            <text:p><text:s/></text:p>
          </table:table-cell>
          <table:table-cell table:style-name="ce20" table:formula="of:=IF(ISNUMBER([.BL65]);IF([.BL65]&gt;0;ABS([.BL$3]);&quot; &quot;);&quot; &quot;)" office:value-type="string" office:string-value=" ">
            <text:p><text:s/></text:p>
          </table:table-cell>
          <table:table-cell table:style-name="ce20" table:formula="of:=IF(ISNUMBER([.BM65]);IF([.BM65]&gt;0;ABS([.BM$3]);&quot; &quot;);&quot; &quot;)" office:value-type="string" office:string-value=" ">
            <text:p><text:s/></text:p>
          </table:table-cell>
          <table:table-cell table:style-name="ce20" table:formula="of:=IF(ISNUMBER([.BN65]);IF([.BN65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5]);IF([.BR65]&gt;0;ABS([.BR$3]);&quot; &quot;);&quot; &quot;)" office:value-type="string" office:string-value=" ">
            <text:p><text:s/></text:p>
          </table:table-cell>
          <table:table-cell table:style-name="ce64" table:formula="of:=IF(ISNUMBER([.BS65]);IF([.BS65]&gt;0;ABS([.BS$3]);&quot; &quot;);&quot; &quot;)" office:value-type="float" office:value="20">
            <text:p>20</text:p>
          </table:table-cell>
          <table:table-cell table:style-name="ce64" table:formula="of:=IF(ISNUMBER([.BT65]);IF([.BT65]&gt;0;ABS([.BT$3]);&quot; &quot;);&quot; &quot;)" office:value-type="float" office:value="20">
            <text:p>20</text:p>
          </table:table-cell>
          <table:table-cell table:style-name="ce64" table:formula="of:=IF(ISNUMBER([.BU65]);IF([.BU65]&gt;0;ABS([.BU$3]);&quot; &quot;);&quot; &quot;)" office:value-type="string" office:string-value=" ">
            <text:p><text:s/></text:p>
          </table:table-cell>
          <table:table-cell table:style-name="ce64" table:formula="of:=IF(ISNUMBER([.BV65]);IF([.BV65]&gt;0;ABS([.BV$3]);&quot; &quot;);&quot; &quot;)" office:value-type="string" office:string-value=" ">
            <text:p><text:s/></text:p>
          </table:table-cell>
          <table:table-cell table:style-name="ce64" table:formula="of:=IF(ISNUMBER([.BW65]);IF([.BW65]&gt;0;ABS([.BW$3]);&quot; &quot;);&quot; &quot;)" office:value-type="float" office:value="20">
            <text:p>20</text:p>
          </table:table-cell>
          <table:table-cell table:style-name="ce64" table:formula="of:=IF(ISNUMBER([.BX65]);IF([.BX65]&gt;0;ABS([.BX$3]);&quot; &quot;);&quot; &quot;)" office:value-type="float" office:value="20">
            <text:p>20</text:p>
          </table:table-cell>
          <table:table-cell table:style-name="ce64" table:formula="of:=IF(ISNUMBER([.BY65]);IF([.BY65]&gt;0;ABS([.BY$3]);&quot; &quot;);&quot; &quot;)" office:value-type="float" office:value="20">
            <text:p>20</text:p>
          </table:table-cell>
          <table:table-cell table:style-name="ce73" table:formula="of:=IF(ISNUMBER([.BZ65]);IF([.BZ65]&gt;0;ABS([.BZ$3]);&quot; &quot;);&quot; &quot;)" office:value-type="string" office:string-value=" ">
            <text:p><text:s/></text:p>
          </table:table-cell>
          <table:table-cell table:style-name="ce73" table:formula="of:=IF(ISNUMBER([.CA65]);IF([.CA65]&gt;0;ABS([.CA$3]);&quot; &quot;);&quot; &quot;)" office:value-type="string" office:string-value=" ">
            <text:p><text:s/></text:p>
          </table:table-cell>
          <table:table-cell table:style-name="ce73" table:formula="of:=IF(ISNUMBER([.CB65]);IF([.CB65]&gt;0;ABS([.CB$3]);&quot; &quot;);&quot; &quot;)" office:value-type="string" office:string-value=" ">
            <text:p><text:s/></text:p>
          </table:table-cell>
          <table:table-cell table:style-name="ce73" table:formula="of:=IF(ISNUMBER([.CC65]);IF([.CC65]&gt;0;ABS([.CC$3]);&quot; &quot;);&quot; &quot;)" office:value-type="string" office:string-value=" ">
            <text:p><text:s/></text:p>
          </table:table-cell>
          <table:table-cell table:style-name="ce73" table:formula="of:=IF(ISNUMBER([.CD65]);IF([.CD65]&gt;0;ABS([.CD$3]);&quot; &quot;);&quot; &quot;)" office:value-type="string" office:string-value=" ">
            <text:p><text:s/></text:p>
          </table:table-cell>
          <table:table-cell table:style-name="ce73" table:formula="of:=IF(ISNUMBER([.CE65]);IF([.CE65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67:.$CE67])" office:value-type="float" office:value="40">
            <text:p>40</text:p>
          </table:table-cell>
          <table:table-cell table:style-name="ce91" table:formula="of:=SUMIF([.$B$3:.$CE$3];&quot;&lt;0&quot;;[.$B67:.$CE67])" office:value-type="float" office:value="20">
            <text:p>20</text:p>
          </table:table-cell>
          <table:table-cell table:style-name="ce95" table:formula="of:=[.CG66]/[.CH66]" office:value-type="float" office:value="2">
            <text:p>2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65]);IF([.B65]&gt;0;&quot; &quot;;ABS([.B$3]));&quot; &quot;)" office:value-type="string" office:string-value=" ">
            <text:p><text:s/></text:p>
          </table:table-cell>
          <table:table-cell table:style-name="ce20" table:formula="of:=IF(ISNUMBER([.C65]);IF([.C65]&gt;0;&quot; &quot;;ABS([.C$3]));&quot; &quot;)" office:value-type="string" office:string-value=" ">
            <text:p><text:s/></text:p>
          </table:table-cell>
          <table:table-cell table:style-name="ce20" table:formula="of:=IF(ISNUMBER([.D65]);IF([.D65]&gt;0;&quot; &quot;;ABS([.D$3]));&quot; &quot;)" office:value-type="string" office:string-value=" ">
            <text:p><text:s/></text:p>
          </table:table-cell>
          <table:table-cell table:style-name="ce20" table:formula="of:=IF(ISNUMBER([.E65]);IF([.E65]&gt;0;&quot; &quot;;ABS([.E$3]));&quot; &quot;)" office:value-type="string" office:string-value=" ">
            <text:p><text:s/></text:p>
          </table:table-cell>
          <table:table-cell table:style-name="ce20" table:formula="of:=IF(ISNUMBER([.F65]);IF([.F65]&gt;0;&quot; &quot;;ABS([.F$3]));&quot; &quot;)" office:value-type="string" office:string-value=" ">
            <text:p><text:s/></text:p>
          </table:table-cell>
          <table:table-cell table:style-name="ce20" table:formula="of:=IF(ISNUMBER([.G65]);IF([.G65]&gt;0;&quot; &quot;;ABS([.G$3]));&quot; &quot;)" office:value-type="string" office:string-value=" ">
            <text:p><text:s/></text:p>
          </table:table-cell>
          <table:table-cell table:style-name="ce20" table:formula="of:=IF(ISNUMBER([.H65]);IF([.H65]&gt;0;&quot; &quot;;ABS([.H$3]));&quot; &quot;)" office:value-type="string" office:string-value=" ">
            <text:p><text:s/></text:p>
          </table:table-cell>
          <table:table-cell table:style-name="ce20" table:formula="of:=IF(ISNUMBER([.I65]);IF([.I65]&gt;0;&quot; &quot;;ABS([.I$3]));&quot; &quot;)" office:value-type="string" office:string-value=" ">
            <text:p><text:s/></text:p>
          </table:table-cell>
          <table:table-cell table:style-name="ce20" table:formula="of:=IF(ISNUMBER([.J65]);IF([.J65]&gt;0;&quot; &quot;;ABS([.J$3]));&quot; &quot;)" office:value-type="string" office:string-value=" ">
            <text:p><text:s/></text:p>
          </table:table-cell>
          <table:table-cell table:style-name="ce20" table:formula="of:=IF(ISNUMBER([.K65]);IF([.K65]&gt;0;&quot; &quot;;ABS([.K$3]));&quot; &quot;)" office:value-type="string" office:string-value=" ">
            <text:p><text:s/></text:p>
          </table:table-cell>
          <table:table-cell table:style-name="ce20" table:formula="of:=IF(ISNUMBER([.L65]);IF([.L65]&gt;0;&quot; &quot;;ABS([.L$3]));&quot; &quot;)" office:value-type="string" office:string-value=" ">
            <text:p><text:s/></text:p>
          </table:table-cell>
          <table:table-cell table:style-name="ce20" table:formula="of:=IF(ISNUMBER([.M65]);IF([.M65]&gt;0;&quot; &quot;;ABS([.M$3]));&quot; &quot;)" office:value-type="string" office:string-value=" ">
            <text:p><text:s/></text:p>
          </table:table-cell>
          <table:table-cell table:style-name="ce20" table:formula="of:=IF(ISNUMBER([.N65]);IF([.N65]&gt;0;&quot; &quot;;ABS([.N$3]));&quot; &quot;)" office:value-type="string" office:string-value=" ">
            <text:p><text:s/></text:p>
          </table:table-cell>
          <table:table-cell table:style-name="ce20" table:formula="of:=IF(ISNUMBER([.O65]);IF([.O65]&gt;0;&quot; &quot;;ABS([.O$3]));&quot; &quot;)" office:value-type="string" office:string-value=" ">
            <text:p><text:s/></text:p>
          </table:table-cell>
          <table:table-cell table:style-name="ce20" table:formula="of:=IF(ISNUMBER([.P65]);IF([.P65]&gt;0;&quot; &quot;;ABS([.P$3]));&quot; &quot;)" office:value-type="string" office:string-value=" ">
            <text:p><text:s/></text:p>
          </table:table-cell>
          <table:table-cell table:style-name="ce20" table:formula="of:=IF(ISNUMBER([.Q65]);IF([.Q65]&gt;0;&quot; &quot;;ABS([.Q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65]);IF([.T65]&gt;0;&quot; &quot;;ABS([.T$3]));&quot; &quot;)" office:value-type="string" office:string-value=" ">
            <text:p><text:s/></text:p>
          </table:table-cell>
          <table:table-cell table:style-name="ce20" table:formula="of:=IF(ISNUMBER([.U65]);IF([.U65]&gt;0;&quot; &quot;;ABS([.U$3]));&quot; &quot;)" office:value-type="string" office:string-value=" ">
            <text:p><text:s/></text:p>
          </table:table-cell>
          <table:table-cell table:style-name="ce20" table:formula="of:=IF(ISNUMBER([.V65]);IF([.V65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65]);IF([.X65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65]);IF([.Z65]&gt;0;&quot; &quot;;ABS([.Z$3]));&quot; &quot;)" office:value-type="string" office:string-value=" ">
            <text:p><text:s/></text:p>
          </table:table-cell>
          <table:table-cell table:style-name="ce20" table:formula="of:=IF(ISNUMBER([.AA65]);IF([.AA65]&gt;0;&quot; &quot;;ABS([.AA$3]));&quot; &quot;)" office:value-type="string" office:string-value=" ">
            <text:p><text:s/></text:p>
          </table:table-cell>
          <table:table-cell table:style-name="ce20" table:formula="of:=IF(ISNUMBER([.AB65]);IF([.AB65]&gt;0;&quot; &quot;;ABS([.AB$3]));&quot; &quot;)" office:value-type="string" office:string-value=" ">
            <text:p><text:s/></text:p>
          </table:table-cell>
          <table:table-cell table:style-name="ce20" table:formula="of:=IF(ISNUMBER([.AC65]);IF([.AC65]&gt;0;&quot; &quot;;ABS([.AC$3]));&quot; &quot;)" office:value-type="string" office:string-value=" ">
            <text:p><text:s/></text:p>
          </table:table-cell>
          <table:table-cell table:style-name="ce20" table:formula="of:=IF(ISNUMBER([.AD65]);IF([.AD65]&gt;0;&quot; &quot;;ABS([.AD$3]));&quot; &quot;)" office:value-type="string" office:string-value=" ">
            <text:p><text:s/></text:p>
          </table:table-cell>
          <table:table-cell table:style-name="ce20" table:formula="of:=IF(ISNUMBER([.AE65]);IF([.AE65]&gt;0;&quot; &quot;;ABS([.AE$3]));&quot; &quot;)" office:value-type="string" office:string-value=" ">
            <text:p><text:s/></text:p>
          </table:table-cell>
          <table:table-cell table:style-name="ce20" table:formula="of:=IF(ISNUMBER([.AF65]);IF([.AF65]&gt;0;&quot; &quot;;ABS([.AF$3]));&quot; &quot;)" office:value-type="string" office:string-value=" ">
            <text:p><text:s/></text:p>
          </table:table-cell>
          <table:table-cell table:style-name="ce20" table:formula="of:=IF(ISNUMBER([.AG65]);IF([.AG65]&gt;0;&quot; &quot;;ABS([.AG$3]));&quot; &quot;)" office:value-type="string" office:string-value=" ">
            <text:p><text:s/></text:p>
          </table:table-cell>
          <table:table-cell table:style-name="ce20" table:formula="of:=IF(ISNUMBER([.AH65]);IF([.AH65]&gt;0;&quot; &quot;;ABS([.AH$3]));&quot; &quot;)" office:value-type="string" office:string-value=" ">
            <text:p><text:s/></text:p>
          </table:table-cell>
          <table:table-cell table:style-name="ce20" table:formula="of:=IF(ISNUMBER([.AI65]);IF([.AI65]&gt;0;&quot; &quot;;ABS([.AI$3]));&quot; &quot;)" office:value-type="string" office:string-value=" ">
            <text:p><text:s/></text:p>
          </table:table-cell>
          <table:table-cell table:style-name="ce20" table:formula="of:=IF(ISNUMBER([.AJ65]);IF([.AJ65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5]);IF([.AR65]&gt;0;&quot; &quot;;ABS([.AR$3]));&quot; &quot;)" office:value-type="string" office:string-value=" ">
            <text:p><text:s/></text:p>
          </table:table-cell>
          <table:table-cell table:style-name="ce20" table:formula="of:=IF(ISNUMBER([.AS65]);IF([.AS65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5]);IF([.AU65]&gt;0;&quot; &quot;;ABS([.AU$3]));&quot; &quot;)" office:value-type="float" office:value="20">
            <text:p>20</text:p>
          </table:table-cell>
          <table:table-cell table:style-name="ce20" table:formula="of:=IF(ISNUMBER([.AV65]);IF([.AV65]&gt;0;&quot; &quot;;ABS([.AV$3]));&quot; &quot;)" office:value-type="string" office:string-value=" ">
            <text:p><text:s/></text:p>
          </table:table-cell>
          <table:table-cell table:style-name="ce20" table:formula="of:=IF(ISNUMBER([.AW65]);IF([.AW65]&gt;0;&quot; &quot;;ABS([.AW$3]));&quot; &quot;)" office:value-type="string" office:string-value=" ">
            <text:p><text:s/></text:p>
          </table:table-cell>
          <table:table-cell table:style-name="ce20" table:formula="of:=IF(ISNUMBER([.AX65]);IF([.AX65]&gt;0;&quot; &quot;;ABS([.AX$3]));&quot; &quot;)" office:value-type="string" office:string-value=" ">
            <text:p><text:s/></text:p>
          </table:table-cell>
          <table:table-cell table:style-name="ce20" table:formula="of:=IF(ISNUMBER([.AY65]);IF([.AY65]&gt;0;&quot; &quot;;ABS([.AY$3]));&quot; &quot;)" office:value-type="string" office:string-value=" ">
            <text:p><text:s/></text:p>
          </table:table-cell>
          <table:table-cell table:style-name="ce20" table:formula="of:=IF(ISNUMBER([.AZ65]);IF([.AZ65]&gt;0;&quot; &quot;;ABS([.AZ$3]));&quot; &quot;)" office:value-type="string" office:string-value=" ">
            <text:p><text:s/></text:p>
          </table:table-cell>
          <table:table-cell table:style-name="ce20" table:formula="of:=IF(ISNUMBER([.BA65]);IF([.BA65]&gt;0;&quot; &quot;;ABS([.BA$3]));&quot; &quot;)" office:value-type="string" office:string-value=" ">
            <text:p><text:s/></text:p>
          </table:table-cell>
          <table:table-cell table:style-name="ce20" table:formula="of:=IF(ISNUMBER([.BB65]);IF([.BB65]&gt;0;&quot; &quot;;ABS([.BB$3]));&quot; &quot;)" office:value-type="string" office:string-value=" ">
            <text:p><text:s/></text:p>
          </table:table-cell>
          <table:table-cell table:style-name="ce20" table:formula="of:=IF(ISNUMBER([.BC65]);IF([.BC65]&gt;0;&quot; &quot;;ABS([.BC$3]));&quot; &quot;)" office:value-type="string" office:string-value=" ">
            <text:p><text:s/></text:p>
          </table:table-cell>
          <table:table-cell table:style-name="ce20" table:formula="of:=IF(ISNUMBER([.BD65]);IF([.BD65]&gt;0;&quot; &quot;;ABS([.BD$3]));&quot; &quot;)" office:value-type="string" office:string-value=" ">
            <text:p><text:s/></text:p>
          </table:table-cell>
          <table:table-cell table:style-name="ce20" table:formula="of:=IF(ISNUMBER([.BE65]);IF([.BE65]&gt;0;&quot; &quot;;ABS([.BE$3]));&quot; &quot;)" office:value-type="string" office:string-value=" ">
            <text:p><text:s/></text:p>
          </table:table-cell>
          <table:table-cell table:style-name="ce20" table:formula="of:=IF(ISNUMBER([.BF65]);IF([.BF65]&gt;0;&quot; &quot;;ABS([.BF$3]));&quot; &quot;)" office:value-type="string" office:string-value=" ">
            <text:p><text:s/></text:p>
          </table:table-cell>
          <table:table-cell table:style-name="ce20" table:formula="of:=IF(ISNUMBER([.BG65]);IF([.BG65]&gt;0;&quot; &quot;;ABS([.BG$3]));&quot; &quot;)" office:value-type="string" office:string-value=" ">
            <text:p><text:s/></text:p>
          </table:table-cell>
          <table:table-cell table:style-name="ce20" table:formula="of:=IF(ISNUMBER([.BH65]);IF([.BH65]&gt;0;&quot; &quot;;ABS([.BH$3]));&quot; &quot;)" office:value-type="string" office:string-value=" ">
            <text:p><text:s/></text:p>
          </table:table-cell>
          <table:table-cell table:style-name="ce20" table:formula="of:=IF(ISNUMBER([.BI65]);IF([.BI65]&gt;0;&quot; &quot;;ABS([.BI$3]));&quot; &quot;)" office:value-type="string" office:string-value=" ">
            <text:p><text:s/></text:p>
          </table:table-cell>
          <table:table-cell table:style-name="ce20" table:formula="of:=IF(ISNUMBER([.BJ65]);IF([.BJ65]&gt;0;&quot; &quot;;ABS([.BJ$3]));&quot; &quot;)" office:value-type="string" office:string-value=" ">
            <text:p><text:s/></text:p>
          </table:table-cell>
          <table:table-cell table:style-name="ce20" table:formula="of:=IF(ISNUMBER([.BK65]);IF([.BK65]&gt;0;&quot; &quot;;ABS([.BK$3]));&quot; &quot;)" office:value-type="string" office:string-value=" ">
            <text:p><text:s/></text:p>
          </table:table-cell>
          <table:table-cell table:style-name="ce20" table:formula="of:=IF(ISNUMBER([.BL65]);IF([.BL65]&gt;0;&quot; &quot;;ABS([.BL$3]));&quot; &quot;)" office:value-type="string" office:string-value=" ">
            <text:p><text:s/></text:p>
          </table:table-cell>
          <table:table-cell table:style-name="ce20" table:formula="of:=IF(ISNUMBER([.BM65]);IF([.BM65]&gt;0;&quot; &quot;;ABS([.BM$3]));&quot; &quot;)" office:value-type="string" office:string-value=" ">
            <text:p><text:s/></text:p>
          </table:table-cell>
          <table:table-cell table:style-name="ce20" table:formula="of:=IF(ISNUMBER([.BN65]);IF([.BN65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5]);IF([.BR65]&gt;0;&quot; &quot;;ABS([.BR$3]));&quot; &quot;)" office:value-type="string" office:string-value=" ">
            <text:p><text:s/></text:p>
          </table:table-cell>
          <table:table-cell table:style-name="ce64" table:formula="of:=IF(ISNUMBER([.BS65]);IF([.BS65]&gt;0;&quot; &quot;;ABS([.BS$3]));&quot; &quot;)" office:value-type="string" office:string-value=" ">
            <text:p><text:s/></text:p>
          </table:table-cell>
          <table:table-cell table:style-name="ce64" table:formula="of:=IF(ISNUMBER([.BT65]);IF([.BT65]&gt;0;&quot; &quot;;ABS([.BT$3]));&quot; &quot;)" office:value-type="string" office:string-value=" ">
            <text:p><text:s/></text:p>
          </table:table-cell>
          <table:table-cell table:style-name="ce64" table:formula="of:=IF(ISNUMBER([.BU65]);IF([.BU65]&gt;0;&quot; &quot;;ABS([.BU$3]));&quot; &quot;)" office:value-type="float" office:value="20">
            <text:p>20</text:p>
          </table:table-cell>
          <table:table-cell table:style-name="ce64" table:formula="of:=IF(ISNUMBER([.BV65]);IF([.BV65]&gt;0;&quot; &quot;;ABS([.BV$3]));&quot; &quot;)" office:value-type="float" office:value="20">
            <text:p>20</text:p>
          </table:table-cell>
          <table:table-cell table:style-name="ce64" table:formula="of:=IF(ISNUMBER([.BW65]);IF([.BW65]&gt;0;&quot; &quot;;ABS([.BW$3]));&quot; &quot;)" office:value-type="string" office:string-value=" ">
            <text:p><text:s/></text:p>
          </table:table-cell>
          <table:table-cell table:style-name="ce64" table:formula="of:=IF(ISNUMBER([.BX65]);IF([.BX65]&gt;0;&quot; &quot;;ABS([.BX$3]));&quot; &quot;)" office:value-type="string" office:string-value=" ">
            <text:p><text:s/></text:p>
          </table:table-cell>
          <table:table-cell table:style-name="ce64" table:formula="of:=IF(ISNUMBER([.BY65]);IF([.BY65]&gt;0;&quot; &quot;;ABS([.BY$3]));&quot; &quot;)" office:value-type="string" office:string-value=" ">
            <text:p><text:s/></text:p>
          </table:table-cell>
          <table:table-cell table:style-name="ce73" table:formula="of:=IF(ISNUMBER([.BZ65]);IF([.BZ65]&gt;0;&quot; &quot;;ABS([.BZ$3]));&quot; &quot;)" office:value-type="string" office:string-value=" ">
            <text:p><text:s/></text:p>
          </table:table-cell>
          <table:table-cell table:style-name="ce73" table:formula="of:=IF(ISNUMBER([.CA65]);IF([.CA65]&gt;0;&quot; &quot;;ABS([.CA$3]));&quot; &quot;)" office:value-type="string" office:string-value=" ">
            <text:p><text:s/></text:p>
          </table:table-cell>
          <table:table-cell table:style-name="ce73" table:formula="of:=IF(ISNUMBER([.CB65]);IF([.CB65]&gt;0;&quot; &quot;;ABS([.CB$3]));&quot; &quot;)" office:value-type="string" office:string-value=" ">
            <text:p><text:s/></text:p>
          </table:table-cell>
          <table:table-cell table:style-name="ce73" table:formula="of:=IF(ISNUMBER([.CC65]);IF([.CC65]&gt;0;&quot; &quot;;ABS([.CC$3]));&quot; &quot;)" office:value-type="string" office:string-value=" ">
            <text:p><text:s/></text:p>
          </table:table-cell>
          <table:table-cell table:style-name="ce73" table:formula="of:=IF(ISNUMBER([.CD65]);IF([.CD65]&gt;0;&quot; &quot;;ABS([.CD$3]));&quot; &quot;)" office:value-type="string" office:string-value=" ">
            <text:p><text:s/></text:p>
          </table:table-cell>
          <table:table-cell table:style-name="ce73" table:formula="of:=IF(ISNUMBER([.CE65]);IF([.CE65]&gt;0;&quot; &quot;;ABS([.CE$3]));&quot; &quot;)" office:value-type="string" office:string-value=" ">
            <text:p><text:s/></text:p>
          </table:table-cell>
          <table:table-cell table:style-name="ce82" office:value-type="string">
            <text:p>Tot</text:p>
          </table:table-cell>
          <table:table-cell table:style-name="ce89" table:formula="of:=[.CG65]+[.CG66]" office:value-type="float" office:value="120">
            <text:p>120</text:p>
          </table:table-cell>
          <table:table-cell table:style-name="ce92" table:formula="of:=[.CH65]+[.CH66]" office:value-type="float" office:value="40">
            <text:p>40</text:p>
          </table:table-cell>
          <table:table-cell table:style-name="ce95" table:formula="of:=[.CG67]/[.CH67]" office:value-type="float" office:value="3">
            <text:p>3</text:p>
          </table:table-cell>
          <table:table-cell table:style-name="ce95" table:number-columns-repeated="937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Curse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7"/>
          <table:table-cell table:style-name="ce47"/>
          <table:table-cell table:style-name="ce47"/>
          <table:table-cell table:style-name="ce48" office:value-type="float" office:value="-1">
            <text:p>-1</text:p>
          </table:table-cell>
          <table:table-cell table:style-name="ce47"/>
          <table:table-cell table:style-name="ce47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 table:number-columns-repeated="3"/>
          <table:table-cell table:style-name="ce23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6" office:value-type="float" office:value="-1">
            <text:p>-1</text:p>
          </table:table-cell>
          <table:table-cell table:style-name="ce76" office:value-type="float" office:value="-1">
            <text:p>-1</text:p>
          </table:table-cell>
          <table:table-cell table:style-name="ce81" office:value-type="string">
            <text:p>At1</text:p>
          </table:table-cell>
          <table:table-cell table:style-name="ce88" table:formula="of:=SUMIF([.$B$3:.$CE$3];&quot;&gt;0&quot;;[.$B70:.$CE70])" office:value-type="float" office:value="60">
            <text:p>60</text:p>
          </table:table-cell>
          <table:table-cell table:style-name="ce91" table:formula="of:=SUMIF([.$B$3:.$CE$3];&quot;&lt;0&quot;;[.$B70:.$CE70])" office:value-type="float" office:value="55">
            <text:p>55</text:p>
          </table:table-cell>
          <table:table-cell table:style-name="ce94" table:formula="of:=[.CG69]/[.CH69]" office:value-type="float" office:value="1.09090909090909">
            <text:p>1,09</text:p>
          </table:table-cell>
          <table:table-cell table:style-name="ce94"/>
          <table:table-cell table:style-name="ce94" table:number-matrix-columns-spanned="1" table:number-matrix-rows-spanned="1" table:formula="of:=SUM(ABS([.B69:.CE69]))" office:value-type="float" office:value="8.3">
            <text:p>8,3</text:p>
          </table:table-cell>
          <table:table-cell table:style-name="ce94" table:number-columns-repeated="935"/>
        </table:table-row>
        <table:table-row table:style-name="ro5">
          <table:table-cell/>
          <table:table-cell table:style-name="ce20" table:formula="of:=IF(ISNUMBER([.B69]);IF([.B69]&gt;0;ABS([.B$3]);&quot; &quot;);&quot; &quot;)" office:value-type="string" office:string-value=" ">
            <text:p><text:s/></text:p>
          </table:table-cell>
          <table:table-cell table:style-name="ce20" table:formula="of:=IF(ISNUMBER([.C69]);IF([.C69]&gt;0;ABS([.C$3]);&quot; &quot;);&quot; &quot;)" office:value-type="string" office:string-value=" ">
            <text:p><text:s/></text:p>
          </table:table-cell>
          <table:table-cell table:style-name="ce20" table:formula="of:=IF(ISNUMBER([.D69]);IF([.D69]&gt;0;ABS([.D$3]);&quot; &quot;);&quot; &quot;)" office:value-type="string" office:string-value=" ">
            <text:p><text:s/></text:p>
          </table:table-cell>
          <table:table-cell table:style-name="ce20" table:formula="of:=IF(ISNUMBER([.E69]);IF([.E69]&gt;0;ABS([.E$3]);&quot; &quot;);&quot; &quot;)" office:value-type="string" office:string-value=" ">
            <text:p><text:s/></text:p>
          </table:table-cell>
          <table:table-cell table:style-name="ce20" table:formula="of:=IF(ISNUMBER([.F69]);IF([.F69]&gt;0;ABS([.F$3]);&quot; &quot;);&quot; &quot;)" office:value-type="string" office:string-value=" ">
            <text:p><text:s/></text:p>
          </table:table-cell>
          <table:table-cell table:style-name="ce20" table:formula="of:=IF(ISNUMBER([.G69]);IF([.G69]&gt;0;ABS([.G$3]);&quot; &quot;);&quot; &quot;)" office:value-type="string" office:string-value=" ">
            <text:p><text:s/></text:p>
          </table:table-cell>
          <table:table-cell table:style-name="ce20" table:formula="of:=IF(ISNUMBER([.H69]);IF([.H69]&gt;0;ABS([.H$3]);&quot; &quot;);&quot; &quot;)" office:value-type="string" office:string-value=" ">
            <text:p><text:s/></text:p>
          </table:table-cell>
          <table:table-cell table:style-name="ce20" table:formula="of:=IF(ISNUMBER([.I69]);IF([.I69]&gt;0;ABS([.I$3]);&quot; &quot;);&quot; &quot;)" office:value-type="string" office:string-value=" ">
            <text:p><text:s/></text:p>
          </table:table-cell>
          <table:table-cell table:style-name="ce20" table:formula="of:=IF(ISNUMBER([.J69]);IF([.J69]&gt;0;ABS([.J$3]);&quot; &quot;);&quot; &quot;)" office:value-type="float" office:value="35">
            <text:p>35</text:p>
          </table:table-cell>
          <table:table-cell table:style-name="ce20" table:formula="of:=IF(ISNUMBER([.K69]);IF([.K69]&gt;0;ABS([.K$3]);&quot; &quot;);&quot; &quot;)" office:value-type="string" office:string-value=" ">
            <text:p><text:s/></text:p>
          </table:table-cell>
          <table:table-cell table:style-name="ce20" table:formula="of:=IF(ISNUMBER([.L69]);IF([.L69]&gt;0;ABS([.L$3]);&quot; &quot;);&quot; &quot;)" office:value-type="string" office:string-value=" ">
            <text:p><text:s/></text:p>
          </table:table-cell>
          <table:table-cell table:style-name="ce20" table:formula="of:=IF(ISNUMBER([.M69]);IF([.M69]&gt;0;ABS([.M$3]);&quot; &quot;);&quot; &quot;)" office:value-type="string" office:string-value=" ">
            <text:p><text:s/></text:p>
          </table:table-cell>
          <table:table-cell table:style-name="ce20" table:formula="of:=IF(ISNUMBER([.N69]);IF([.N69]&gt;0;ABS([.N$3]);&quot; &quot;);&quot; &quot;)" office:value-type="string" office:string-value=" ">
            <text:p><text:s/></text:p>
          </table:table-cell>
          <table:table-cell table:style-name="ce20" table:formula="of:=IF(ISNUMBER([.O69]);IF([.O69]&gt;0;ABS([.O$3]);&quot; &quot;);&quot; &quot;)" office:value-type="string" office:string-value=" ">
            <text:p><text:s/></text:p>
          </table:table-cell>
          <table:table-cell table:style-name="ce20" table:formula="of:=IF(ISNUMBER([.P69]);IF([.P69]&gt;0;ABS([.P$3]);&quot; &quot;);&quot; &quot;)" office:value-type="string" office:string-value=" ">
            <text:p><text:s/></text:p>
          </table:table-cell>
          <table:table-cell table:style-name="ce20" table:formula="of:=IF(ISNUMBER([.Q69]);IF([.Q69]&gt;0;ABS([.Q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69]);IF([.T69]&gt;0;ABS([.T$3]);&quot; &quot;);&quot; &quot;)" office:value-type="string" office:string-value=" ">
            <text:p><text:s/></text:p>
          </table:table-cell>
          <table:table-cell table:style-name="ce20" table:formula="of:=IF(ISNUMBER([.U69]);IF([.U69]&gt;0;ABS([.U$3]);&quot; &quot;);&quot; &quot;)" office:value-type="string" office:string-value=" ">
            <text:p><text:s/></text:p>
          </table:table-cell>
          <table:table-cell table:style-name="ce20" table:formula="of:=IF(ISNUMBER([.V69]);IF([.V69]&gt;0;ABS([.V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X69]);IF([.X69]&gt;0;ABS([.X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Z69]);IF([.Z69]&gt;0;ABS([.Z$3]);&quot; &quot;);&quot; &quot;)" office:value-type="string" office:string-value=" ">
            <text:p><text:s/></text:p>
          </table:table-cell>
          <table:table-cell table:style-name="ce20" table:formula="of:=IF(ISNUMBER([.AA69]);IF([.AA69]&gt;0;ABS([.AA$3]);&quot; &quot;);&quot; &quot;)" office:value-type="string" office:string-value=" ">
            <text:p><text:s/></text:p>
          </table:table-cell>
          <table:table-cell table:style-name="ce20" table:formula="of:=IF(ISNUMBER([.AB69]);IF([.AB69]&gt;0;ABS([.AB$3]);&quot; &quot;);&quot; &quot;)" office:value-type="string" office:string-value=" ">
            <text:p><text:s/></text:p>
          </table:table-cell>
          <table:table-cell table:style-name="ce20" table:formula="of:=IF(ISNUMBER([.AC69]);IF([.AC69]&gt;0;ABS([.AC$3]);&quot; &quot;);&quot; &quot;)" office:value-type="string" office:string-value=" ">
            <text:p><text:s/></text:p>
          </table:table-cell>
          <table:table-cell table:style-name="ce20" table:formula="of:=IF(ISNUMBER([.AD69]);IF([.AD69]&gt;0;ABS([.AD$3]);&quot; &quot;);&quot; &quot;)" office:value-type="string" office:string-value=" ">
            <text:p><text:s/></text:p>
          </table:table-cell>
          <table:table-cell table:style-name="ce20" table:formula="of:=IF(ISNUMBER([.AE69]);IF([.AE69]&gt;0;ABS([.AE$3]);&quot; &quot;);&quot; &quot;)" office:value-type="string" office:string-value=" ">
            <text:p><text:s/></text:p>
          </table:table-cell>
          <table:table-cell table:style-name="ce20" table:formula="of:=IF(ISNUMBER([.AF69]);IF([.AF69]&gt;0;ABS([.AF$3]);&quot; &quot;);&quot; &quot;)" office:value-type="string" office:string-value=" ">
            <text:p><text:s/></text:p>
          </table:table-cell>
          <table:table-cell table:style-name="ce20" table:formula="of:=IF(ISNUMBER([.AG69]);IF([.AG69]&gt;0;ABS([.AG$3]);&quot; &quot;);&quot; &quot;)" office:value-type="string" office:string-value=" ">
            <text:p><text:s/></text:p>
          </table:table-cell>
          <table:table-cell table:style-name="ce20" table:formula="of:=IF(ISNUMBER([.AH69]);IF([.AH69]&gt;0;ABS([.AH$3]);&quot; &quot;);&quot; &quot;)" office:value-type="string" office:string-value=" ">
            <text:p><text:s/></text:p>
          </table:table-cell>
          <table:table-cell table:style-name="ce20" table:formula="of:=IF(ISNUMBER([.AI69]);IF([.AI69]&gt;0;ABS([.AI$3]);&quot; &quot;);&quot; &quot;)" office:value-type="string" office:string-value=" ">
            <text:p><text:s/></text:p>
          </table:table-cell>
          <table:table-cell table:style-name="ce20" table:formula="of:=IF(ISNUMBER([.AJ69]);IF([.AJ69]&gt;0;ABS([.AJ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9]);IF([.AR69]&gt;0;ABS([.AR$3]);&quot; &quot;);&quot; &quot;)" office:value-type="string" office:string-value=" ">
            <text:p><text:s/></text:p>
          </table:table-cell>
          <table:table-cell table:style-name="ce20" table:formula="of:=IF(ISNUMBER([.AS69]);IF([.AS69]&gt;0;ABS([.AS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9]);IF([.AU69]&gt;0;ABS([.AU$3]);&quot; &quot;);&quot; &quot;)" office:value-type="string" office:string-value=" ">
            <text:p><text:s/></text:p>
          </table:table-cell>
          <table:table-cell table:style-name="ce20" table:formula="of:=IF(ISNUMBER([.AV69]);IF([.AV69]&gt;0;ABS([.AV$3]);&quot; &quot;);&quot; &quot;)" office:value-type="string" office:string-value=" ">
            <text:p><text:s/></text:p>
          </table:table-cell>
          <table:table-cell table:style-name="ce20" table:formula="of:=IF(ISNUMBER([.AW69]);IF([.AW69]&gt;0;ABS([.AW$3]);&quot; &quot;);&quot; &quot;)" office:value-type="string" office:string-value=" ">
            <text:p><text:s/></text:p>
          </table:table-cell>
          <table:table-cell table:style-name="ce20" table:formula="of:=IF(ISNUMBER([.AX69]);IF([.AX69]&gt;0;ABS([.AX$3]);&quot; &quot;);&quot; &quot;)" office:value-type="string" office:string-value=" ">
            <text:p><text:s/></text:p>
          </table:table-cell>
          <table:table-cell table:style-name="ce20" table:formula="of:=IF(ISNUMBER([.AY69]);IF([.AY69]&gt;0;ABS([.AY$3]);&quot; &quot;);&quot; &quot;)" office:value-type="string" office:string-value=" ">
            <text:p><text:s/></text:p>
          </table:table-cell>
          <table:table-cell table:style-name="ce20" table:formula="of:=IF(ISNUMBER([.AZ69]);IF([.AZ69]&gt;0;ABS([.AZ$3]);&quot; &quot;);&quot; &quot;)" office:value-type="string" office:string-value=" ">
            <text:p><text:s/></text:p>
          </table:table-cell>
          <table:table-cell table:style-name="ce20" table:formula="of:=IF(ISNUMBER([.BA69]);IF([.BA69]&gt;0;ABS([.BA$3]);&quot; &quot;);&quot; &quot;)" office:value-type="string" office:string-value=" ">
            <text:p><text:s/></text:p>
          </table:table-cell>
          <table:table-cell table:style-name="ce20" table:formula="of:=IF(ISNUMBER([.BB69]);IF([.BB69]&gt;0;ABS([.BB$3]);&quot; &quot;);&quot; &quot;)" office:value-type="string" office:string-value=" ">
            <text:p><text:s/></text:p>
          </table:table-cell>
          <table:table-cell table:style-name="ce20" table:formula="of:=IF(ISNUMBER([.BC69]);IF([.BC69]&gt;0;ABS([.BC$3]);&quot; &quot;);&quot; &quot;)" office:value-type="string" office:string-value=" ">
            <text:p><text:s/></text:p>
          </table:table-cell>
          <table:table-cell table:style-name="ce20" table:formula="of:=IF(ISNUMBER([.BD69]);IF([.BD69]&gt;0;ABS([.BD$3]);&quot; &quot;);&quot; &quot;)" office:value-type="string" office:string-value=" ">
            <text:p><text:s/></text:p>
          </table:table-cell>
          <table:table-cell table:style-name="ce20" table:formula="of:=IF(ISNUMBER([.BE69]);IF([.BE69]&gt;0;ABS([.BE$3]);&quot; &quot;);&quot; &quot;)" office:value-type="string" office:string-value=" ">
            <text:p><text:s/></text:p>
          </table:table-cell>
          <table:table-cell table:style-name="ce20" table:formula="of:=IF(ISNUMBER([.BF69]);IF([.BF69]&gt;0;ABS([.BF$3]);&quot; &quot;);&quot; &quot;)" office:value-type="string" office:string-value=" ">
            <text:p><text:s/></text:p>
          </table:table-cell>
          <table:table-cell table:style-name="ce20" table:formula="of:=IF(ISNUMBER([.BG69]);IF([.BG69]&gt;0;ABS([.BG$3]);&quot; &quot;);&quot; &quot;)" office:value-type="string" office:string-value=" ">
            <text:p><text:s/></text:p>
          </table:table-cell>
          <table:table-cell table:style-name="ce20" table:formula="of:=IF(ISNUMBER([.BH69]);IF([.BH69]&gt;0;ABS([.BH$3]);&quot; &quot;);&quot; &quot;)" office:value-type="string" office:string-value=" ">
            <text:p><text:s/></text:p>
          </table:table-cell>
          <table:table-cell table:style-name="ce20" table:formula="of:=IF(ISNUMBER([.BI69]);IF([.BI69]&gt;0;ABS([.BI$3]);&quot; &quot;);&quot; &quot;)" office:value-type="string" office:string-value=" ">
            <text:p><text:s/></text:p>
          </table:table-cell>
          <table:table-cell table:style-name="ce20" table:formula="of:=IF(ISNUMBER([.BJ69]);IF([.BJ69]&gt;0;ABS([.BJ$3]);&quot; &quot;);&quot; &quot;)" office:value-type="string" office:string-value=" ">
            <text:p><text:s/></text:p>
          </table:table-cell>
          <table:table-cell table:style-name="ce20" table:formula="of:=IF(ISNUMBER([.BK69]);IF([.BK69]&gt;0;ABS([.BK$3]);&quot; &quot;);&quot; &quot;)" office:value-type="string" office:string-value=" ">
            <text:p><text:s/></text:p>
          </table:table-cell>
          <table:table-cell table:style-name="ce20" table:formula="of:=IF(ISNUMBER([.BL69]);IF([.BL69]&gt;0;ABS([.BL$3]);&quot; &quot;);&quot; &quot;)" office:value-type="string" office:string-value=" ">
            <text:p><text:s/></text:p>
          </table:table-cell>
          <table:table-cell table:style-name="ce20" table:formula="of:=IF(ISNUMBER([.BM69]);IF([.BM69]&gt;0;ABS([.BM$3]);&quot; &quot;);&quot; &quot;)" office:value-type="string" office:string-value=" ">
            <text:p><text:s/></text:p>
          </table:table-cell>
          <table:table-cell table:style-name="ce20" table:formula="of:=IF(ISNUMBER([.BN69]);IF([.BN69]&gt;0;ABS([.B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9]);IF([.BR69]&gt;0;ABS([.BR$3]);&quot; &quot;);&quot; &quot;)" office:value-type="string" office:string-value=" ">
            <text:p><text:s/></text:p>
          </table:table-cell>
          <table:table-cell table:style-name="ce64" table:formula="of:=IF(ISNUMBER([.BS69]);IF([.BS69]&gt;0;ABS([.BS$3]);&quot; &quot;);&quot; &quot;)" office:value-type="string" office:string-value=" ">
            <text:p><text:s/></text:p>
          </table:table-cell>
          <table:table-cell table:style-name="ce64" table:formula="of:=IF(ISNUMBER([.BT69]);IF([.BT69]&gt;0;ABS([.BT$3]);&quot; &quot;);&quot; &quot;)" office:value-type="string" office:string-value=" ">
            <text:p><text:s/></text:p>
          </table:table-cell>
          <table:table-cell table:style-name="ce64" table:formula="of:=IF(ISNUMBER([.BU69]);IF([.BU69]&gt;0;ABS([.BU$3]);&quot; &quot;);&quot; &quot;)" office:value-type="string" office:string-value=" ">
            <text:p><text:s/></text:p>
          </table:table-cell>
          <table:table-cell table:style-name="ce64" table:formula="of:=IF(ISNUMBER([.BV69]);IF([.BV69]&gt;0;ABS([.BV$3]);&quot; &quot;);&quot; &quot;)" office:value-type="string" office:string-value=" ">
            <text:p><text:s/></text:p>
          </table:table-cell>
          <table:table-cell table:style-name="ce64" table:formula="of:=IF(ISNUMBER([.BW69]);IF([.BW69]&gt;0;ABS([.BW$3]);&quot; &quot;);&quot; &quot;)" office:value-type="string" office:string-value=" ">
            <text:p><text:s/></text:p>
          </table:table-cell>
          <table:table-cell table:style-name="ce64" table:formula="of:=IF(ISNUMBER([.BX69]);IF([.BX69]&gt;0;ABS([.BX$3]);&quot; &quot;);&quot; &quot;)" office:value-type="string" office:string-value=" ">
            <text:p><text:s/></text:p>
          </table:table-cell>
          <table:table-cell table:style-name="ce64" table:formula="of:=IF(ISNUMBER([.BY69]);IF([.BY69]&gt;0;ABS([.BY$3]);&quot; &quot;);&quot; &quot;)" office:value-type="string" office:string-value=" ">
            <text:p><text:s/></text:p>
          </table:table-cell>
          <table:table-cell table:style-name="ce73" table:formula="of:=IF(ISNUMBER([.BZ69]);IF([.BZ69]&gt;0;ABS([.BZ$3]);&quot; &quot;);&quot; &quot;)" office:value-type="float" office:value="20">
            <text:p>20</text:p>
          </table:table-cell>
          <table:table-cell table:style-name="ce73" table:formula="of:=IF(ISNUMBER([.CA69]);IF([.CA69]&gt;0;ABS([.CA$3]);&quot; &quot;);&quot; &quot;)" office:value-type="float" office:value="20">
            <text:p>20</text:p>
          </table:table-cell>
          <table:table-cell table:style-name="ce73" table:formula="of:=IF(ISNUMBER([.CB69]);IF([.CB69]&gt;0;ABS([.CB$3]);&quot; &quot;);&quot; &quot;)" office:value-type="float" office:value="20">
            <text:p>20</text:p>
          </table:table-cell>
          <table:table-cell table:style-name="ce73" table:formula="of:=IF(ISNUMBER([.CC69]);IF([.CC69]&gt;0;ABS([.CC$3]);&quot; &quot;);&quot; &quot;)" office:value-type="float" office:value="20">
            <text:p>20</text:p>
          </table:table-cell>
          <table:table-cell table:style-name="ce73" table:formula="of:=IF(ISNUMBER([.CD69]);IF([.CD69]&gt;0;ABS([.CD$3]);&quot; &quot;);&quot; &quot;)" office:value-type="string" office:string-value=" ">
            <text:p><text:s/></text:p>
          </table:table-cell>
          <table:table-cell table:style-name="ce73" table:formula="of:=IF(ISNUMBER([.CE69]);IF([.CE69]&gt;0;ABS([.CE$3]);&quot; &quot;);&quot; &quot;)" office:value-type="string" office:string-value=" ">
            <text:p><text:s/></text:p>
          </table:table-cell>
          <table:table-cell table:style-name="ce82" office:value-type="string">
            <text:p>Lck</text:p>
          </table:table-cell>
          <table:table-cell table:style-name="ce88" table:formula="of:=SUMIF([.$B$3:.$CE$3];&quot;&gt;0&quot;;[.$B71:.$CE71])" office:value-type="float" office:value="20">
            <text:p>20</text:p>
          </table:table-cell>
          <table:table-cell table:style-name="ce91" table:formula="of:=SUMIF([.$B$3:.$CE$3];&quot;&lt;0&quot;;[.$B71:.$CE71])" office:value-type="float" office:value="40">
            <text:p>40</text:p>
          </table:table-cell>
          <table:table-cell table:style-name="ce95" table:formula="of:=[.CG70]/[.CH70]" office:value-type="float" office:value="0.5">
            <text:p>0,5</text:p>
          </table:table-cell>
          <table:table-cell table:style-name="ce95" table:number-columns-repeated="2"/>
          <table:table-cell table:number-columns-repeated="935"/>
        </table:table-row>
        <table:table-row table:style-name="ro5">
          <table:table-cell/>
          <table:table-cell table:style-name="ce20" table:formula="of:=IF(ISNUMBER([.B69]);IF([.B69]&gt;0;&quot; &quot;;ABS([.B$3]));&quot; &quot;)" office:value-type="string" office:string-value=" ">
            <text:p><text:s/></text:p>
          </table:table-cell>
          <table:table-cell table:style-name="ce20" table:formula="of:=IF(ISNUMBER([.C69]);IF([.C69]&gt;0;&quot; &quot;;ABS([.C$3]));&quot; &quot;)" office:value-type="string" office:string-value=" ">
            <text:p><text:s/></text:p>
          </table:table-cell>
          <table:table-cell table:style-name="ce20" table:formula="of:=IF(ISNUMBER([.D69]);IF([.D69]&gt;0;&quot; &quot;;ABS([.D$3]));&quot; &quot;)" office:value-type="string" office:string-value=" ">
            <text:p><text:s/></text:p>
          </table:table-cell>
          <table:table-cell table:style-name="ce20" table:formula="of:=IF(ISNUMBER([.E69]);IF([.E69]&gt;0;&quot; &quot;;ABS([.E$3]));&quot; &quot;)" office:value-type="string" office:string-value=" ">
            <text:p><text:s/></text:p>
          </table:table-cell>
          <table:table-cell table:style-name="ce20" table:formula="of:=IF(ISNUMBER([.F69]);IF([.F69]&gt;0;&quot; &quot;;ABS([.F$3]));&quot; &quot;)" office:value-type="string" office:string-value=" ">
            <text:p><text:s/></text:p>
          </table:table-cell>
          <table:table-cell table:style-name="ce20" table:formula="of:=IF(ISNUMBER([.G69]);IF([.G69]&gt;0;&quot; &quot;;ABS([.G$3]));&quot; &quot;)" office:value-type="string" office:string-value=" ">
            <text:p><text:s/></text:p>
          </table:table-cell>
          <table:table-cell table:style-name="ce20" table:formula="of:=IF(ISNUMBER([.H69]);IF([.H69]&gt;0;&quot; &quot;;ABS([.H$3]));&quot; &quot;)" office:value-type="string" office:string-value=" ">
            <text:p><text:s/></text:p>
          </table:table-cell>
          <table:table-cell table:style-name="ce20" table:formula="of:=IF(ISNUMBER([.I69]);IF([.I69]&gt;0;&quot; &quot;;ABS([.I$3]));&quot; &quot;)" office:value-type="string" office:string-value=" ">
            <text:p><text:s/></text:p>
          </table:table-cell>
          <table:table-cell table:style-name="ce20" table:formula="of:=IF(ISNUMBER([.J69]);IF([.J69]&gt;0;&quot; &quot;;ABS([.J$3]));&quot; &quot;)" office:value-type="string" office:string-value=" ">
            <text:p><text:s/></text:p>
          </table:table-cell>
          <table:table-cell table:style-name="ce20" table:formula="of:=IF(ISNUMBER([.K69]);IF([.K69]&gt;0;&quot; &quot;;ABS([.K$3]));&quot; &quot;)" office:value-type="string" office:string-value=" ">
            <text:p><text:s/></text:p>
          </table:table-cell>
          <table:table-cell table:style-name="ce20" table:formula="of:=IF(ISNUMBER([.L69]);IF([.L69]&gt;0;&quot; &quot;;ABS([.L$3]));&quot; &quot;)" office:value-type="string" office:string-value=" ">
            <text:p><text:s/></text:p>
          </table:table-cell>
          <table:table-cell table:style-name="ce20" table:formula="of:=IF(ISNUMBER([.M69]);IF([.M69]&gt;0;&quot; &quot;;ABS([.M$3]));&quot; &quot;)" office:value-type="string" office:string-value=" ">
            <text:p><text:s/></text:p>
          </table:table-cell>
          <table:table-cell table:style-name="ce20" table:formula="of:=IF(ISNUMBER([.N69]);IF([.N69]&gt;0;&quot; &quot;;ABS([.N$3]));&quot; &quot;)" office:value-type="string" office:string-value=" ">
            <text:p><text:s/></text:p>
          </table:table-cell>
          <table:table-cell table:style-name="ce20" table:formula="of:=IF(ISNUMBER([.O69]);IF([.O69]&gt;0;&quot; &quot;;ABS([.O$3]));&quot; &quot;)" office:value-type="string" office:string-value=" ">
            <text:p><text:s/></text:p>
          </table:table-cell>
          <table:table-cell table:style-name="ce20" table:formula="of:=IF(ISNUMBER([.P69]);IF([.P69]&gt;0;&quot; &quot;;ABS([.P$3]));&quot; &quot;)" office:value-type="string" office:string-value=" ">
            <text:p><text:s/></text:p>
          </table:table-cell>
          <table:table-cell table:style-name="ce20" table:formula="of:=IF(ISNUMBER([.Q69]);IF([.Q69]&gt;0;&quot; &quot;;ABS([.Q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T69]);IF([.T69]&gt;0;&quot; &quot;;ABS([.T$3]));&quot; &quot;)" office:value-type="string" office:string-value=" ">
            <text:p><text:s/></text:p>
          </table:table-cell>
          <table:table-cell table:style-name="ce20" table:formula="of:=IF(ISNUMBER([.U69]);IF([.U69]&gt;0;&quot; &quot;;ABS([.U$3]));&quot; &quot;)" office:value-type="string" office:string-value=" ">
            <text:p><text:s/></text:p>
          </table:table-cell>
          <table:table-cell table:style-name="ce20" table:formula="of:=IF(ISNUMBER([.V69]);IF([.V69]&gt;0;&quot; &quot;;ABS([.V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X69]);IF([.X69]&gt;0;&quot; &quot;;ABS([.X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Z69]);IF([.Z69]&gt;0;&quot; &quot;;ABS([.Z$3]));&quot; &quot;)" office:value-type="string" office:string-value=" ">
            <text:p><text:s/></text:p>
          </table:table-cell>
          <table:table-cell table:style-name="ce20" table:formula="of:=IF(ISNUMBER([.AA69]);IF([.AA69]&gt;0;&quot; &quot;;ABS([.AA$3]));&quot; &quot;)" office:value-type="string" office:string-value=" ">
            <text:p><text:s/></text:p>
          </table:table-cell>
          <table:table-cell table:style-name="ce20" table:formula="of:=IF(ISNUMBER([.AB69]);IF([.AB69]&gt;0;&quot; &quot;;ABS([.AB$3]));&quot; &quot;)" office:value-type="string" office:string-value=" ">
            <text:p><text:s/></text:p>
          </table:table-cell>
          <table:table-cell table:style-name="ce20" table:formula="of:=IF(ISNUMBER([.AC69]);IF([.AC69]&gt;0;&quot; &quot;;ABS([.AC$3]));&quot; &quot;)" office:value-type="string" office:string-value=" ">
            <text:p><text:s/></text:p>
          </table:table-cell>
          <table:table-cell table:style-name="ce20" table:formula="of:=IF(ISNUMBER([.AD69]);IF([.AD69]&gt;0;&quot; &quot;;ABS([.AD$3]));&quot; &quot;)" office:value-type="string" office:string-value=" ">
            <text:p><text:s/></text:p>
          </table:table-cell>
          <table:table-cell table:style-name="ce20" table:formula="of:=IF(ISNUMBER([.AE69]);IF([.AE69]&gt;0;&quot; &quot;;ABS([.AE$3]));&quot; &quot;)" office:value-type="string" office:string-value=" ">
            <text:p><text:s/></text:p>
          </table:table-cell>
          <table:table-cell table:style-name="ce20" table:formula="of:=IF(ISNUMBER([.AF69]);IF([.AF69]&gt;0;&quot; &quot;;ABS([.AF$3]));&quot; &quot;)" office:value-type="string" office:string-value=" ">
            <text:p><text:s/></text:p>
          </table:table-cell>
          <table:table-cell table:style-name="ce20" table:formula="of:=IF(ISNUMBER([.AG69]);IF([.AG69]&gt;0;&quot; &quot;;ABS([.AG$3]));&quot; &quot;)" office:value-type="string" office:string-value=" ">
            <text:p><text:s/></text:p>
          </table:table-cell>
          <table:table-cell table:style-name="ce20" table:formula="of:=IF(ISNUMBER([.AH69]);IF([.AH69]&gt;0;&quot; &quot;;ABS([.AH$3]));&quot; &quot;)" office:value-type="string" office:string-value=" ">
            <text:p><text:s/></text:p>
          </table:table-cell>
          <table:table-cell table:style-name="ce20" table:formula="of:=IF(ISNUMBER([.AI69]);IF([.AI69]&gt;0;&quot; &quot;;ABS([.AI$3]));&quot; &quot;)" office:value-type="string" office:string-value=" ">
            <text:p><text:s/></text:p>
          </table:table-cell>
          <table:table-cell table:style-name="ce20" table:formula="of:=IF(ISNUMBER([.AJ69]);IF([.AJ69]&gt;0;&quot; &quot;;ABS([.AJ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R69]);IF([.AR69]&gt;0;&quot; &quot;;ABS([.AR$3]));&quot; &quot;)" office:value-type="string" office:string-value=" ">
            <text:p><text:s/></text:p>
          </table:table-cell>
          <table:table-cell table:style-name="ce20" table:formula="of:=IF(ISNUMBER([.AS69]);IF([.AS69]&gt;0;&quot; &quot;;ABS([.AS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U69]);IF([.AU69]&gt;0;&quot; &quot;;ABS([.AU$3]));&quot; &quot;)" office:value-type="float" office:value="20">
            <text:p>20</text:p>
          </table:table-cell>
          <table:table-cell table:style-name="ce20" table:formula="of:=IF(ISNUMBER([.AV69]);IF([.AV69]&gt;0;&quot; &quot;;ABS([.AV$3]));&quot; &quot;)" office:value-type="string" office:string-value=" ">
            <text:p><text:s/></text:p>
          </table:table-cell>
          <table:table-cell table:style-name="ce20" table:formula="of:=IF(ISNUMBER([.AW69]);IF([.AW69]&gt;0;&quot; &quot;;ABS([.AW$3]));&quot; &quot;)" office:value-type="string" office:string-value=" ">
            <text:p><text:s/></text:p>
          </table:table-cell>
          <table:table-cell table:style-name="ce20" table:formula="of:=IF(ISNUMBER([.AX69]);IF([.AX69]&gt;0;&quot; &quot;;ABS([.AX$3]));&quot; &quot;)" office:value-type="string" office:string-value=" ">
            <text:p><text:s/></text:p>
          </table:table-cell>
          <table:table-cell table:style-name="ce20" table:formula="of:=IF(ISNUMBER([.AY69]);IF([.AY69]&gt;0;&quot; &quot;;ABS([.AY$3]));&quot; &quot;)" office:value-type="string" office:string-value=" ">
            <text:p><text:s/></text:p>
          </table:table-cell>
          <table:table-cell table:style-name="ce20" table:formula="of:=IF(ISNUMBER([.AZ69]);IF([.AZ69]&gt;0;&quot; &quot;;ABS([.AZ$3]));&quot; &quot;)" office:value-type="string" office:string-value=" ">
            <text:p><text:s/></text:p>
          </table:table-cell>
          <table:table-cell table:style-name="ce20" table:formula="of:=IF(ISNUMBER([.BA69]);IF([.BA69]&gt;0;&quot; &quot;;ABS([.BA$3]));&quot; &quot;)" office:value-type="string" office:string-value=" ">
            <text:p><text:s/></text:p>
          </table:table-cell>
          <table:table-cell table:style-name="ce20" table:formula="of:=IF(ISNUMBER([.BB69]);IF([.BB69]&gt;0;&quot; &quot;;ABS([.BB$3]));&quot; &quot;)" office:value-type="string" office:string-value=" ">
            <text:p><text:s/></text:p>
          </table:table-cell>
          <table:table-cell table:style-name="ce20" table:formula="of:=IF(ISNUMBER([.BC69]);IF([.BC69]&gt;0;&quot; &quot;;ABS([.BC$3]));&quot; &quot;)" office:value-type="string" office:string-value=" ">
            <text:p><text:s/></text:p>
          </table:table-cell>
          <table:table-cell table:style-name="ce20" table:formula="of:=IF(ISNUMBER([.BD69]);IF([.BD69]&gt;0;&quot; &quot;;ABS([.BD$3]));&quot; &quot;)" office:value-type="string" office:string-value=" ">
            <text:p><text:s/></text:p>
          </table:table-cell>
          <table:table-cell table:style-name="ce20" table:formula="of:=IF(ISNUMBER([.BE69]);IF([.BE69]&gt;0;&quot; &quot;;ABS([.BE$3]));&quot; &quot;)" office:value-type="string" office:string-value=" ">
            <text:p><text:s/></text:p>
          </table:table-cell>
          <table:table-cell table:style-name="ce20" table:formula="of:=IF(ISNUMBER([.BF69]);IF([.BF69]&gt;0;&quot; &quot;;ABS([.BF$3]));&quot; &quot;)" office:value-type="string" office:string-value=" ">
            <text:p><text:s/></text:p>
          </table:table-cell>
          <table:table-cell table:style-name="ce20" table:formula="of:=IF(ISNUMBER([.BG69]);IF([.BG69]&gt;0;&quot; &quot;;ABS([.BG$3]));&quot; &quot;)" office:value-type="string" office:string-value=" ">
            <text:p><text:s/></text:p>
          </table:table-cell>
          <table:table-cell table:style-name="ce20" table:formula="of:=IF(ISNUMBER([.BH69]);IF([.BH69]&gt;0;&quot; &quot;;ABS([.BH$3]));&quot; &quot;)" office:value-type="string" office:string-value=" ">
            <text:p><text:s/></text:p>
          </table:table-cell>
          <table:table-cell table:style-name="ce20" table:formula="of:=IF(ISNUMBER([.BI69]);IF([.BI69]&gt;0;&quot; &quot;;ABS([.BI$3]));&quot; &quot;)" office:value-type="string" office:string-value=" ">
            <text:p><text:s/></text:p>
          </table:table-cell>
          <table:table-cell table:style-name="ce20" table:formula="of:=IF(ISNUMBER([.BJ69]);IF([.BJ69]&gt;0;&quot; &quot;;ABS([.BJ$3]));&quot; &quot;)" office:value-type="string" office:string-value=" ">
            <text:p><text:s/></text:p>
          </table:table-cell>
          <table:table-cell table:style-name="ce20" table:formula="of:=IF(ISNUMBER([.BK69]);IF([.BK69]&gt;0;&quot; &quot;;ABS([.BK$3]));&quot; &quot;)" office:value-type="string" office:string-value=" ">
            <text:p><text:s/></text:p>
          </table:table-cell>
          <table:table-cell table:style-name="ce20" table:formula="of:=IF(ISNUMBER([.BL69]);IF([.BL69]&gt;0;&quot; &quot;;ABS([.BL$3]));&quot; &quot;)" office:value-type="string" office:string-value=" ">
            <text:p><text:s/></text:p>
          </table:table-cell>
          <table:table-cell table:style-name="ce20" table:formula="of:=IF(ISNUMBER([.BM69]);IF([.BM69]&gt;0;&quot; &quot;;ABS([.BM$3]));&quot; &quot;)" office:value-type="string" office:string-value=" ">
            <text:p><text:s/></text:p>
          </table:table-cell>
          <table:table-cell table:style-name="ce20" table:formula="of:=IF(ISNUMBER([.BN69]);IF([.BN69]&gt;0;&quot; &quot;;ABS([.B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BR69]);IF([.BR69]&gt;0;&quot; &quot;;ABS([.BR$3]));&quot; &quot;)" office:value-type="string" office:string-value=" ">
            <text:p><text:s/></text:p>
          </table:table-cell>
          <table:table-cell table:style-name="ce64" table:formula="of:=IF(ISNUMBER([.BS69]);IF([.BS69]&gt;0;&quot; &quot;;ABS([.BS$3]));&quot; &quot;)" office:value-type="string" office:string-value=" ">
            <text:p><text:s/></text:p>
          </table:table-cell>
          <table:table-cell table:style-name="ce64" table:formula="of:=IF(ISNUMBER([.BT69]);IF([.BT69]&gt;0;&quot; &quot;;ABS([.BT$3]));&quot; &quot;)" office:value-type="string" office:string-value=" ">
            <text:p><text:s/></text:p>
          </table:table-cell>
          <table:table-cell table:style-name="ce64" table:formula="of:=IF(ISNUMBER([.BU69]);IF([.BU69]&gt;0;&quot; &quot;;ABS([.BU$3]));&quot; &quot;)" office:value-type="string" office:string-value=" ">
            <text:p><text:s/></text:p>
          </table:table-cell>
          <table:table-cell table:style-name="ce64" table:formula="of:=IF(ISNUMBER([.BV69]);IF([.BV69]&gt;0;&quot; &quot;;ABS([.BV$3]));&quot; &quot;)" office:value-type="string" office:string-value=" ">
            <text:p><text:s/></text:p>
          </table:table-cell>
          <table:table-cell table:style-name="ce64" table:formula="of:=IF(ISNUMBER([.BW69]);IF([.BW69]&gt;0;&quot; &quot;;ABS([.BW$3]));&quot; &quot;)" office:value-type="string" office:string-value=" ">
            <text:p><text:s/></text:p>
          </table:table-cell>
          <table:table-cell table:style-name="ce64" table:formula="of:=IF(ISNUMBER([.BX69]);IF([.BX69]&gt;0;&quot; &quot;;ABS([.BX$3]));&quot; &quot;)" office:value-type="string" office:string-value=" ">
            <text:p><text:s/></text:p>
          </table:table-cell>
          <table:table-cell table:style-name="ce64" table:formula="of:=IF(ISNUMBER([.BY69]);IF([.BY69]&gt;0;&quot; &quot;;ABS([.BY$3]));&quot; &quot;)" office:value-type="string" office:string-value=" ">
            <text:p><text:s/></text:p>
          </table:table-cell>
          <table:table-cell table:style-name="ce73" table:formula="of:=IF(ISNUMBER([.BZ69]);IF([.BZ69]&gt;0;&quot; &quot;;ABS([.BZ$3]));&quot; &quot;)" office:value-type="string" office:string-value=" ">
            <text:p><text:s/></text:p>
          </table:table-cell>
          <table:table-cell table:style-name="ce73" table:formula="of:=IF(ISNUMBER([.CA69]);IF([.CA69]&gt;0;&quot; &quot;;ABS([.CA$3]));&quot; &quot;)" office:value-type="string" office:string-value=" ">
            <text:p><text:s/></text:p>
          </table:table-cell>
          <table:table-cell table:style-name="ce73" table:formula="of:=IF(ISNUMBER([.CB69]);IF([.CB69]&gt;0;&quot; &quot;;ABS([.CB$3]));&quot; &quot;)" office:value-type="string" office:string-value=" ">
            <text:p><text:s/></text:p>
          </table:table-cell>
          <table:table-cell table:style-name="ce73" table:formula="of:=IF(ISNUMBER([.CC69]);IF([.CC69]&gt;0;&quot; &quot;;ABS([.CC$3]));&quot; &quot;)" office:value-type="string" office:string-value=" ">
            <text:p><text:s/></text:p>
          </table:table-cell>
          <table:table-cell table:style-name="ce73" table:formula="of:=IF(ISNUMBER([.CD69]);IF([.CD69]&gt;0;&quot; &quot;;ABS([.CD$3]));&quot; &quot;)" office:value-type="float" office:value="20">
            <text:p>20</text:p>
          </table:table-cell>
          <table:table-cell table:style-name="ce73" table:formula="of:=IF(ISNUMBER([.CE69]);IF([.CE69]&gt;0;&quot; &quot;;ABS([.CE$3]));&quot; &quot;)" office:value-type="float" office:value="20">
            <text:p>20</text:p>
          </table:table-cell>
          <table:table-cell table:style-name="ce82" office:value-type="string">
            <text:p>Tot</text:p>
          </table:table-cell>
          <table:table-cell table:style-name="ce89" table:formula="of:=[.CG69]+[.CG70]" office:value-type="float" office:value="80">
            <text:p>80</text:p>
          </table:table-cell>
          <table:table-cell table:style-name="ce92" table:formula="of:=[.CH69]+[.CH70]" office:value-type="float" office:value="95">
            <text:p>95</text:p>
          </table:table-cell>
          <table:table-cell table:style-name="ce95" table:formula="of:=[.CG71]/[.CH71]" office:value-type="float" office:value="0.842105263157895">
            <text:p>0,84</text:p>
          </table:table-cell>
          <table:table-cell table:style-name="ce95" table:number-columns-repeated="937"/>
        </table:table-row>
        <table:table-row table:style-name="ro5" table:number-rows-repeated="6546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8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1-02-22T18:01:43</dc:date>
    <meta:editing-duration>PT69H25M50S</meta:editing-duration>
    <meta:editing-cycles>116</meta:editing-cycles>
    <meta:generator>OpenOffice.org/3.2$Unix OpenOffice.org_project/320m12$Build-9483</meta:generator>
    <dc:creator>Dark God</dc:creator>
    <meta:document-statistic meta:table-count="2" meta:cell-count="3869" meta:object-count="0"/>
    <meta:user-defined meta:name="Info 1"/>
    <meta:user-defined meta:name="Info 2"/>
    <meta:user-defined meta:name="Info 3"/>
    <meta:user-defined meta:name="Info 4"/>
  </office:meta>
</office:document-meta>
</file>